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605cm"/>
    </style:style>
    <style:style style:name="co3" style:family="table-column">
      <style:table-column-properties fo:break-before="auto" style:column-width="3.591cm"/>
    </style:style>
    <style:style style:name="co4" style:family="table-column">
      <style:table-column-properties fo:break-before="auto" style:column-width="4.374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3.367cm"/>
    </style:style>
    <style:style style:name="co8" style:family="table-column">
      <style:table-column-properties fo:break-before="auto" style:column-width="4.306cm"/>
    </style:style>
    <style:style style:name="co9" style:family="table-column">
      <style:table-column-properties fo:break-before="auto" style:column-width="5.412cm"/>
    </style:style>
    <style:style style:name="co10" style:family="table-column">
      <style:table-column-properties fo:break-before="auto" style:column-width="1.619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438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1.4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imu_20_France">
      <style:table-properties table:display="true" style:writing-mode="lr-tb"/>
    </style:style>
    <style:style style:name="ta2" style:family="table" style:master-page-name="PageStyle_5f_MortVariance">
      <style:table-properties table:display="true" style:writing-mode="lr-tb"/>
    </style:style>
    <style:style style:name="ta3" style:family="table" style:master-page-name="PageStyle_5f_Graphs_20_Death">
      <style:table-properties table:display="true" style:writing-mode="lr-tb"/>
    </style:style>
    <style:style style:name="ta4" style:family="table" style:master-page-name="PageStyle_5f__23_Morts">
      <style:table-properties table:display="true" style:writing-mode="lr-tb"/>
    </style:style>
    <style:style style:name="ta5" style:family="table" style:master-page-name="PageStyle_5f_ts-Deaths">
      <style:table-properties table:display="true" style:writing-mode="lr-tb"/>
    </style:style>
    <style:style style:name="ta6" style:family="table" style:master-page-name="PageStyle_5f_Chin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imu France" table:style-name="ta1">
        <office:forms form:automatic-focus="false" form:apply-design-mode="false"/>
        <table:shapes>
          <draw:frame draw:z-index="2" draw:style-name="gr1" draw:text-style-name="P1" svg:width="26.027cm" svg:height="17.586cm" svg:x="24.533cm" svg:y="60.157cm">
            <draw:object draw:notify-on-update-of-ranges="'Simu France'.K61:'Simu France'.K1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56" table:default-cell-style-name="Default"/>
        <table:table-row table:style-name="ro1">
          <table:table-cell table:number-columns-repeated="2"/>
          <table:table-cell office:value-type="string" calcext:value-type="string">
            <text:p># Days</text:p>
          </table:table-cell>
          <table:table-cell table:style-name="ce1" office:value-type="float" office:value="2.5" calcext:value-type="float">
            <text:p>2,5</text:p>
          </table:table-cell>
          <table:table-cell office:value-type="string" calcext:value-type="string">
            <text:p>Accélération</text:p>
          </table:table-cell>
          <table:table-cell office:value-type="string" calcext:value-type="string">
            <text:p># Infected</text:p>
          </table:table-cell>
          <table:table-cell office:value-type="string" calcext:value-type="string">
            <text:p># Not Infected</text:p>
          </table:table-cell>
          <table:table-cell office:value-type="string" calcext:value-type="string">
            <text:p>ratio</text:p>
          </table:table-cell>
          <table:table-cell table:style-name="ce1" office:value-type="string" calcext:value-type="string">
            <text:p>#Death</text:p>
          </table:table-cell>
          <table:table-cell table:style-name="ce1" office:value-type="string" calcext:value-type="string">
            <text:p>#D/J</text:p>
          </table:table-cell>
          <table:table-cell table:style-name="ce1" office:value-type="string" calcext:value-type="string">
            <text:p>d(#D/J)</text:p>
          </table:table-cell>
          <table:table-cell>
            <draw:frame draw:z-index="0" draw:style-name="gr2" draw:text-style-name="P2" svg:width="20.082cm" svg:height="12.512cm" svg:x="0.494cm" svg:y="0.074cm">
              <draw:object draw:notify-on-update-of-ranges="'Simu France'.F1:'Simu France'.F1 'Simu France'.F42:'Simu France'.F140 'Simu France'.I1:'Simu France'.I1 'Simu France'.I42:'Simu France'.I14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Multiplication</text:p>
          </table:table-cell>
          <table:table-cell table:style-name="ce1" office:value-type="float" office:value="2" calcext:value-type="float">
            <text:p>2</text:p>
          </table:table-cell>
          <table:table-cell table:formula="of:=POWER([.D2];1/[.D1])" office:value-type="float" office:value="1.31950791077289" calcext:value-type="float">
            <text:p>1,31950791077289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Half-Life (Days)</text:p>
          </table:table-cell>
          <table:table-cell table:style-name="ce1" table:formula="of:=LOG([.G22];[.E2])" office:value-type="float" office:value="64.5961478522194" calcext:value-type="float">
            <text:p>64,5961478522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5]-SUM([.J2:.J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Lethality</text:p>
          </table:table-cell>
          <table:table-cell table:style-name="ce1" office:value-type="float" office:value="0.002" calcext:value-type="float">
            <text:p>0,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6]-SUM([.J3:.J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7]-SUM([.J4:.J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8]-SUM([.J5:.J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9]-SUM([.J6:.J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0]-SUM([.J7:.J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1]-SUM([.J8:.J10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2]-SUM([.J9:.J1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3]-SUM([.J10:.J1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4]-SUM([.J11:.J1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5]-SUM([.J12:.J1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6]-SUM([.J13:.J1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7]-SUM([.J14:.J1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8]-SUM([.J15:.J1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9]-SUM([.J16:.J1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0]-SUM([.J17:.J1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1]-SUM([.J18:.J20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9999999" calcext:value-type="float">
            <text:p>59999999</text:p>
          </table:table-cell>
          <table:table-cell table:formula="of:=([.F22])/([.G22]+[.F22])" office:value-type="float" office:value="0.0000000166666666666667" calcext:value-type="float">
            <text:p>1,66666666666667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2]-SUM([.J19:.J2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2]+[.F22]*([.E$2]-1)*(1-[.H22])" office:value-type="float" office:value="1.31950790544776" calcext:value-type="float">
            <text:p>1,31950790544776</text:p>
          </table:table-cell>
          <table:table-cell table:formula="of:=[.G$22]-[.F23]" office:value-type="float" office:value="59999997.6804921" calcext:value-type="float">
            <text:p>59999997,6804921</text:p>
          </table:table-cell>
          <table:table-cell table:formula="of:=([.F23])/([.G23]+[.F23])" office:value-type="float" office:value="0.0000000219917987906594" calcext:value-type="float">
            <text:p>2,19917987906594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3]-SUM([.J20:.J2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3]+[.F23]*([.E$2]-1)*(1-[.H23])" office:value-type="float" office:value="1.7411011102941" calcext:value-type="float">
            <text:p>1,7411011102941</text:p>
          </table:table-cell>
          <table:table-cell table:formula="of:=[.G$22]-[.F24]" office:value-type="float" office:value="59999997.2588989" calcext:value-type="float">
            <text:p>59999997,2588989</text:p>
          </table:table-cell>
          <table:table-cell table:formula="of:=([.F24])/([.G24]+[.F24])" office:value-type="float" office:value="0.0000000290183523218742" calcext:value-type="float">
            <text:p>2,90183523218742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4]-SUM([.J21:.J2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4]+[.F24]*([.E$2]-1)*(1-[.H24])" office:value-type="float" office:value="2.29739667234575" calcext:value-type="float">
            <text:p>2,29739667234575</text:p>
          </table:table-cell>
          <table:table-cell table:formula="of:=[.G$22]-[.F25]" office:value-type="float" office:value="59999996.7026033" calcext:value-type="float">
            <text:p>59999996,7026033</text:p>
          </table:table-cell>
          <table:table-cell table:formula="of:=([.F25])/([.G25]+[.F25])" office:value-type="float" office:value="0.0000000382899451772617" calcext:value-type="float">
            <text:p>3,82899451772617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5]-SUM([.J22:.J2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5]+[.F25]*([.E$2]-1)*(1-[.H25])" office:value-type="float" office:value="3.03143305523733" calcext:value-type="float">
            <text:p>3,03143305523733</text:p>
          </table:table-cell>
          <table:table-cell table:formula="of:=[.G$22]-[.F26]" office:value-type="float" office:value="59999995.9685669" calcext:value-type="float">
            <text:p>59999995,9685669</text:p>
          </table:table-cell>
          <table:table-cell table:formula="of:=([.F26])/([.G26]+[.F26])" office:value-type="float" office:value="0.0000000505238850960203" calcext:value-type="float">
            <text:p>5,05238850960203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6]-SUM([.J23:.J2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6]+[.F26]*([.E$2]-1)*(1-[.H26])" office:value-type="float" office:value="3.99999984842834" calcext:value-type="float">
            <text:p>3,99999984842834</text:p>
          </table:table-cell>
          <table:table-cell table:formula="of:=[.G$22]-[.F27]" office:value-type="float" office:value="59999995.0000001" calcext:value-type="float">
            <text:p>59999995,0000001</text:p>
          </table:table-cell>
          <table:table-cell table:formula="of:=([.F27])/([.G27]+[.F27])" office:value-type="float" office:value="0.0000000666666652515835" calcext:value-type="float">
            <text:p>6,66666652515835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7]-SUM([.J24:.J2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7]+[.F27]*([.E$2]-1)*(1-[.H27])" office:value-type="float" office:value="5.27803135788947" calcext:value-type="float">
            <text:p>5,27803135788947</text:p>
          </table:table-cell>
          <table:table-cell table:formula="of:=[.G$22]-[.F28]" office:value-type="float" office:value="59999993.7219686" calcext:value-type="float">
            <text:p>59999993,7219686</text:p>
          </table:table-cell>
          <table:table-cell table:formula="of:=([.F28])/([.G28]+[.F28])" office:value-type="float" office:value="0.0000000879671907642777" calcext:value-type="float">
            <text:p>8,79671907642777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8]-SUM([.J25:.J2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8]+[.F28]*([.E$2]-1)*(1-[.H28])" office:value-type="float" office:value="6.96440398169709" calcext:value-type="float">
            <text:p>6,96440398169709</text:p>
          </table:table-cell>
          <table:table-cell table:formula="of:=[.G$22]-[.F29]" office:value-type="float" office:value="59999992.035596" calcext:value-type="float">
            <text:p>59999992,035596</text:p>
          </table:table-cell>
          <table:table-cell table:formula="of:=([.F29])/([.G29]+[.F29])" office:value-type="float" office:value="0.000000116073401629508" calcext:value-type="float">
            <text:p>1,16073401629508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9]-SUM([.J26:.J2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9]+[.F29]*([.E$2]-1)*(1-[.H29])" office:value-type="float" office:value="9.18958588938309" calcext:value-type="float">
            <text:p>9,18958588938309</text:p>
          </table:table-cell>
          <table:table-cell table:formula="of:=[.G$22]-[.F30]" office:value-type="float" office:value="59999989.8104141" calcext:value-type="float">
            <text:p>59999989,8104141</text:p>
          </table:table-cell>
          <table:table-cell table:formula="of:=([.F30])/([.G30]+[.F30])" office:value-type="float" office:value="0.000000153159767375714" calcext:value-type="float">
            <text:p>1,53159767375714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0]-SUM([.J27:.J2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0]+[.F30]*([.E$2]-1)*(1-[.H30])" office:value-type="float" office:value="12.1257308280686" calcext:value-type="float">
            <text:p>12,1257308280686</text:p>
          </table:table-cell>
          <table:table-cell table:formula="of:=[.G$22]-[.F31]" office:value-type="float" office:value="59999986.8742692" calcext:value-type="float">
            <text:p>59999986,8742692</text:p>
          </table:table-cell>
          <table:table-cell table:formula="of:=([.F31])/([.G31]+[.F31])" office:value-type="float" office:value="0.000000202095517169402" calcext:value-type="float">
            <text:p>2,02095517169402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1]-SUM([.J28:.J30])/3" office:value-type="float" office:value="0" calcext:value-type="float">
            <text:p>0</text:p>
          </table:table-cell>
          <table:table-cell>
            <draw:frame draw:z-index="1" draw:style-name="gr2" draw:text-style-name="P2" svg:width="57.623cm" svg:height="24.673cm" svg:x="0.498cm" svg:y="0.213cm">
              <draw:object draw:notify-on-update-of-ranges="'Simu France'.J1:'Simu France'.J1 'Simu France'.J57:'Simu France'.J159 'Simu France'.K1:'Simu France'.K1 'Simu France'.K57:'Simu France'.K15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2"/>
        </table:table-row>
        <table:table-row table:style-name="ro1">
          <table:table-cell table:number-columns-repeated="5"/>
          <table:table-cell table:formula="of:=[.F31]+[.F31]*([.E$2]-1)*(1-[.H31])" office:value-type="float" office:value="15.9999969685673" calcext:value-type="float">
            <text:p>15,9999969685673</text:p>
          </table:table-cell>
          <table:table-cell table:formula="of:=[.G$22]-[.F32]" office:value-type="float" office:value="59999983.000003" calcext:value-type="float">
            <text:p>59999983,000003</text:p>
          </table:table-cell>
          <table:table-cell table:formula="of:=([.F32])/([.G32]+[.F32])" office:value-type="float" office:value="0.000000266666620587232" calcext:value-type="float">
            <text:p>2,66666620587232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2]-SUM([.J29:.J3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2]+[.F32]*([.E$2]-1)*(1-[.H32])" office:value-type="float" office:value="21.1121212091336" calcext:value-type="float">
            <text:p>21,1121212091336</text:p>
          </table:table-cell>
          <table:table-cell table:formula="of:=[.G$22]-[.F33]" office:value-type="float" office:value="59999977.8878788" calcext:value-type="float">
            <text:p>59999977,8878788</text:p>
          </table:table-cell>
          <table:table-cell table:formula="of:=([.F33])/([.G33]+[.F33])" office:value-type="float" office:value="0.000000351868692683372" calcext:value-type="float">
            <text:p>3,51868692683372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3]-SUM([.J30:.J3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3]+[.F33]*([.E$2]-1)*(1-[.H33])" office:value-type="float" office:value="27.8576085751213" calcext:value-type="float">
            <text:p>27,8576085751213</text:p>
          </table:table-cell>
          <table:table-cell table:formula="of:=[.G$22]-[.F34]" office:value-type="float" office:value="59999971.1423914" calcext:value-type="float">
            <text:p>59999971,1423914</text:p>
          </table:table-cell>
          <table:table-cell table:formula="of:=([.F34])/([.G34]+[.F34])" office:value-type="float" office:value="0.000000464293483990247" calcext:value-type="float">
            <text:p>4,64293483990247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4]-SUM([.J31:.J3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4]+[.F34]*([.E$2]-1)*(1-[.H34])" office:value-type="float" office:value="36.7583307575382" calcext:value-type="float">
            <text:p>36,7583307575382</text:p>
          </table:table-cell>
          <table:table-cell table:formula="of:=[.G$22]-[.F35]" office:value-type="float" office:value="59999962.2416692" calcext:value-type="float">
            <text:p>59999962,2416692</text:p>
          </table:table-cell>
          <table:table-cell table:formula="of:=([.F35])/([.G35]+[.F35])" office:value-type="float" office:value="0.000000612638856169618" calcext:value-type="float">
            <text:p>6,12638856169618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5]-SUM([.J32:.J3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5]+[.F35]*([.E$2]-1)*(1-[.H35])" office:value-type="float" office:value="48.5029010261937" calcext:value-type="float">
            <text:p>48,5029010261937</text:p>
          </table:table-cell>
          <table:table-cell table:formula="of:=[.G$22]-[.F36]" office:value-type="float" office:value="59999950.497099" calcext:value-type="float">
            <text:p>59999950,497099</text:p>
          </table:table-cell>
          <table:table-cell table:formula="of:=([.F36])/([.G36]+[.F36])" office:value-type="float" office:value="0.000000808381697242924" calcext:value-type="float">
            <text:p>8,08381697242924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6]-SUM([.J33:.J3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6]+[.F36]*([.E$2]-1)*(1-[.H36])" office:value-type="float" office:value="63.9999490719572" calcext:value-type="float">
            <text:p>63,9999490719572</text:p>
          </table:table-cell>
          <table:table-cell table:formula="of:=[.G$22]-[.F37]" office:value-type="float" office:value="59999935.0000509" calcext:value-type="float">
            <text:p>59999935,0000509</text:p>
          </table:table-cell>
          <table:table-cell table:formula="of:=([.F37])/([.G37]+[.F37])" office:value-type="float" office:value="0.00000106666583564372" calcext:value-type="float">
            <text:p>1,06666583564372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7]-SUM([.J34:.J3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7]+[.F37]*([.E$2]-1)*(1-[.H37])" office:value-type="float" office:value="84.4484172778042" calcext:value-type="float">
            <text:p>84,4484172778042</text:p>
          </table:table-cell>
          <table:table-cell table:formula="of:=[.G$22]-[.F38]" office:value-type="float" office:value="59999914.5515827" calcext:value-type="float">
            <text:p>59999914,5515827</text:p>
          </table:table-cell>
          <table:table-cell table:formula="of:=([.F38])/([.G38]+[.F38])" office:value-type="float" office:value="0.00000140747364475463" calcext:value-type="float">
            <text:p>1,40747364475463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8]-SUM([.J35:.J3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8]+[.F38]*([.E$2]-1)*(1-[.H38])" office:value-type="float" office:value="111.430316673947" calcext:value-type="float">
            <text:p>111,430316673947</text:p>
          </table:table-cell>
          <table:table-cell table:formula="of:=[.G$22]-[.F39]" office:value-type="float" office:value="59999887.5696833" calcext:value-type="float">
            <text:p>59999887,5696833</text:p>
          </table:table-cell>
          <table:table-cell table:formula="of:=([.F39])/([.G39]+[.F39])" office:value-type="float" office:value="0.00000185717197551865" calcext:value-type="float">
            <text:p>1,85717197551865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9]-SUM([.J36:.J3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9]+[.F39]*([.E$2]-1)*(1-[.H39])" office:value-type="float" office:value="147.033118230554" calcext:value-type="float">
            <text:p>147,033118230554</text:p>
          </table:table-cell>
          <table:table-cell table:formula="of:=[.G$22]-[.F40]" office:value-type="float" office:value="59999851.9668818" calcext:value-type="float">
            <text:p>59999851,9668818</text:p>
          </table:table-cell>
          <table:table-cell table:formula="of:=([.F40])/([.G40]+[.F40])" office:value-type="float" office:value="0.00000245055201135177" calcext:value-type="float">
            <text:p>2,45055201135177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40]-SUM([.J37:.J3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0]+[.F40]*([.E$2]-1)*(1-[.H40])" office:value-type="float" office:value="194.011247528191" calcext:value-type="float">
            <text:p>194,011247528191</text:p>
          </table:table-cell>
          <table:table-cell table:formula="of:=[.G$22]-[.F41]" office:value-type="float" office:value="59999804.9887525" calcext:value-type="float">
            <text:p>59999804,9887525</text:p>
          </table:table-cell>
          <table:table-cell table:formula="of:=([.F41])/([.G41]+[.F41])" office:value-type="float" office:value="0.00000323352084602853" calcext:value-type="float">
            <text:p>3,23352084602853E-06</text:p>
          </table:table-cell>
          <table:table-cell table:style-name="ce1" table:formula="of:=[.D$6]*MMULT(TRANSPOSE([.F2:.F41]);[$DethVariance.D$8:.D$47])" office:value-type="float" office:value="0.00355773099020293" calcext:value-type="float">
            <text:p>0,003557730990203</text:p>
          </table:table-cell>
          <table:table-cell table:style-name="ce1" table:formula="of:=[.I41]-[.I40]" office:value-type="float" office:value="0.00355773099020293" calcext:value-type="float">
            <text:p>0,003557730990203</text:p>
          </table:table-cell>
          <table:table-cell table:style-name="ce1" table:formula="of:=[.J41]-SUM([.J38:.J40])/3" office:value-type="float" office:value="0.00355773099020293" calcext:value-type="float">
            <text:p>0,00355773099020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1]+[.F41]*([.E$2]-1)*(1-[.H41])" office:value-type="float" office:value="255.999175452461" calcext:value-type="float">
            <text:p>255,999175452461</text:p>
          </table:table-cell>
          <table:table-cell table:formula="of:=[.G$22]-[.F42]" office:value-type="float" office:value="59999743.0008246" calcext:value-type="float">
            <text:p>59999743,0008246</text:p>
          </table:table-cell>
          <table:table-cell table:formula="of:=([.F42])/([.G42]+[.F42])" office:value-type="float" office:value="0.00000426665299531857" calcext:value-type="float">
            <text:p>4,26665299531857E-06</text:p>
          </table:table-cell>
          <table:table-cell table:style-name="ce1" table:formula="of:=[.D$6]*MMULT(TRANSPOSE([.F3:.F42]);[$DethVariance.D$8:.D$47])" office:value-type="float" office:value="0.00485403083979447" calcext:value-type="float">
            <text:p>0,004854030839794</text:p>
          </table:table-cell>
          <table:table-cell table:style-name="ce1" table:formula="of:=[.I42]-[.I41]" office:value-type="float" office:value="0.00129629984959153" calcext:value-type="float">
            <text:p>0,001296299849592</text:p>
          </table:table-cell>
          <table:table-cell table:style-name="ce1" table:formula="of:=[.J42]-SUM([.J39:.J41])/3" office:value-type="float" office:value="0.000110389519523887" calcext:value-type="float">
            <text:p>0,00011038951952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2]+[.F42]*([.E$2]-1)*(1-[.H42])" office:value-type="float" office:value="337.792588175262" calcext:value-type="float">
            <text:p>337,792588175262</text:p>
          </table:table-cell>
          <table:table-cell table:formula="of:=[.G$22]-[.F43]" office:value-type="float" office:value="59999661.2074118" calcext:value-type="float">
            <text:p>59999661,2074118</text:p>
          </table:table-cell>
          <table:table-cell table:formula="of:=([.F43])/([.G43]+[.F43])" office:value-type="float" office:value="0.00000562987656341898" calcext:value-type="float">
            <text:p>5,62987656341898E-06</text:p>
          </table:table-cell>
          <table:table-cell table:style-name="ce1" table:formula="of:=[.D$6]*MMULT(TRANSPOSE([.F4:.F43]);[$DethVariance.D$8:.D$47])" office:value-type="float" office:value="0.00656134871918759" calcext:value-type="float">
            <text:p>0,006561348719188</text:p>
          </table:table-cell>
          <table:table-cell table:style-name="ce1" table:formula="of:=[.I43]-[.I42]" office:value-type="float" office:value="0.00170731787939313" calcext:value-type="float">
            <text:p>0,001707317879393</text:p>
          </table:table-cell>
          <table:table-cell table:style-name="ce1" table:formula="of:=[.J43]-SUM([.J40:.J42])/3" office:value-type="float" office:value="0.0000893075994616368" calcext:value-type="float">
            <text:p>8,93075994616368E-0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3]+[.F43]*([.E$2]-1)*(1-[.H43])" office:value-type="float" office:value="445.719384679746" calcext:value-type="float">
            <text:p>445,719384679746</text:p>
          </table:table-cell>
          <table:table-cell table:formula="of:=[.G$22]-[.F44]" office:value-type="float" office:value="59999553.2806153" calcext:value-type="float">
            <text:p>59999553,2806153</text:p>
          </table:table-cell>
          <table:table-cell table:formula="of:=([.F44])/([.G44]+[.F44])" office:value-type="float" office:value="0.00000742865653514003" calcext:value-type="float">
            <text:p>7,42865653514003E-06</text:p>
          </table:table-cell>
          <table:table-cell table:style-name="ce1" table:formula="of:=[.D$6]*MMULT(TRANSPOSE([.F5:.F44]);[$DethVariance.D$8:.D$47])" office:value-type="float" office:value="0.00880505881097445" calcext:value-type="float">
            <text:p>0,008805058810974</text:p>
          </table:table-cell>
          <table:table-cell table:style-name="ce1" table:formula="of:=[.I44]-[.I43]" office:value-type="float" office:value="0.00224371009178686" calcext:value-type="float">
            <text:p>0,002243710091787</text:p>
          </table:table-cell>
          <table:table-cell table:style-name="ce1" table:formula="of:=[.J44]-SUM([.J41:.J43])/3" office:value-type="float" office:value="0.0000565938520576612" calcext:value-type="float">
            <text:p>5,65938520576612E-0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4]+[.F44]*([.E$2]-1)*(1-[.H44])" office:value-type="float" office:value="588.129196148315" calcext:value-type="float">
            <text:p>588,129196148315</text:p>
          </table:table-cell>
          <table:table-cell table:formula="of:=[.G$22]-[.F45]" office:value-type="float" office:value="59999410.8708039" calcext:value-type="float">
            <text:p>59999410,8708039</text:p>
          </table:table-cell>
          <table:table-cell table:formula="of:=([.F45])/([.G45]+[.F45])" office:value-type="float" office:value="0.00000980215343250781" calcext:value-type="float">
            <text:p>9,80215343250781E-06</text:p>
          </table:table-cell>
          <table:table-cell table:style-name="ce1" table:formula="of:=[.D$6]*MMULT(TRANSPOSE([.F6:.F45]);[$DethVariance.D$8:.D$47])" office:value-type="float" office:value="0.0117516332287189" calcext:value-type="float">
            <text:p>0,011751633228719</text:p>
          </table:table-cell>
          <table:table-cell table:style-name="ce1" table:formula="of:=[.I45]-[.I44]" office:value-type="float" office:value="0.00294657441774441" calcext:value-type="float">
            <text:p>0,002946574417744</text:p>
          </table:table-cell>
          <table:table-cell table:style-name="ce1" table:formula="of:=[.J45]-SUM([.J42:.J44])/3" office:value-type="float" office:value="0.0011974651441539" calcext:value-type="float">
            <text:p>0,00119746514415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5]+[.F45]*([.E$2]-1)*(1-[.H45])" office:value-type="float" office:value="776.039284932629" calcext:value-type="float">
            <text:p>776,039284932629</text:p>
          </table:table-cell>
          <table:table-cell table:formula="of:=[.G$22]-[.F46]" office:value-type="float" office:value="59999222.9607151" calcext:value-type="float">
            <text:p>59999222,9607151</text:p>
          </table:table-cell>
          <table:table-cell table:formula="of:=([.F46])/([.G46]+[.F46])" office:value-type="float" office:value="0.0000129339882977769" calcext:value-type="float">
            <text:p>1,29339882977769E-05</text:p>
          </table:table-cell>
          <table:table-cell table:style-name="ce1" table:formula="of:=[.D$6]*MMULT(TRANSPOSE([.F7:.F46]);[$DethVariance.D$8:.D$47])" office:value-type="float" office:value="0.0156222472477761" calcext:value-type="float">
            <text:p>0,015622247247776</text:p>
          </table:table-cell>
          <table:table-cell table:style-name="ce1" table:formula="of:=[.I46]-[.I45]" office:value-type="float" office:value="0.00387061401905726" calcext:value-type="float">
            <text:p>0,003870614019057</text:p>
          </table:table-cell>
          <table:table-cell table:style-name="ce1" table:formula="of:=[.J46]-SUM([.J43:.J45])/3" office:value-type="float" office:value="0.00157141322274913" calcext:value-type="float">
            <text:p>0,00157141322274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6]+[.F46]*([.E$2]-1)*(1-[.H46])" office:value-type="float" office:value="1023.98676854781" calcext:value-type="float">
            <text:p>1023,98676854781</text:p>
          </table:table-cell>
          <table:table-cell table:formula="of:=[.G$22]-[.F47]" office:value-type="float" office:value="59998975.0132314" calcext:value-type="float">
            <text:p>59998975,0132314</text:p>
          </table:table-cell>
          <table:table-cell table:formula="of:=([.F47])/([.G47]+[.F47])" office:value-type="float" office:value="0.0000170664464269043" calcext:value-type="float">
            <text:p>1,70664464269043E-05</text:p>
          </table:table-cell>
          <table:table-cell table:style-name="ce1" table:formula="of:=[.D$6]*MMULT(TRANSPOSE([.F8:.F47]);[$DethVariance.D$8:.D$47])" office:value-type="float" office:value="0.0207104629674252" calcext:value-type="float">
            <text:p>0,020710462967425</text:p>
          </table:table-cell>
          <table:table-cell table:style-name="ce1" table:formula="of:=[.I47]-[.I46]" office:value-type="float" office:value="0.00508821571964913" calcext:value-type="float">
            <text:p>0,005088215719649</text:p>
          </table:table-cell>
          <table:table-cell table:style-name="ce1" table:formula="of:=[.J47]-SUM([.J44:.J46])/3" office:value-type="float" office:value="0.00206791621011962" calcext:value-type="float">
            <text:p>0,0020679162101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7]+[.F47]*([.E$2]-1)*(1-[.H47])" office:value-type="float" office:value="1351.15305796437" calcext:value-type="float">
            <text:p>1351,15305796437</text:p>
          </table:table-cell>
          <table:table-cell table:formula="of:=[.G$22]-[.F48]" office:value-type="float" office:value="59998647.846942" calcext:value-type="float">
            <text:p>59998647,846942</text:p>
          </table:table-cell>
          <table:table-cell table:formula="of:=([.F48])/([.G48]+[.F48])" office:value-type="float" office:value="0.0000225192180080598" calcext:value-type="float">
            <text:p>2,25192180080598E-05</text:p>
          </table:table-cell>
          <table:table-cell table:style-name="ce1" table:formula="of:=[.D$6]*MMULT(TRANSPOSE([.F9:.F48]);[$DethVariance.D$8:.D$47])" office:value-type="float" office:value="0.0274052869174272" calcext:value-type="float">
            <text:p>0,027405286917427</text:p>
          </table:table-cell>
          <table:table-cell table:style-name="ce1" table:formula="of:=[.I48]-[.I47]" office:value-type="float" office:value="0.00669482395000196" calcext:value-type="float">
            <text:p>0,006694823950002</text:p>
          </table:table-cell>
          <table:table-cell table:style-name="ce1" table:formula="of:=[.J48]-SUM([.J45:.J47])/3" office:value-type="float" office:value="0.00272635589785169" calcext:value-type="float">
            <text:p>0,00272635589785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8]+[.F48]*([.E$2]-1)*(1-[.H48])" office:value-type="float" office:value="1782.84742701044" calcext:value-type="float">
            <text:p>1782,84742701044</text:p>
          </table:table-cell>
          <table:table-cell table:formula="of:=[.G$22]-[.F49]" office:value-type="float" office:value="59998216.152573" calcext:value-type="float">
            <text:p>59998216,152573</text:p>
          </table:table-cell>
          <table:table-cell table:formula="of:=([.F49])/([.G49]+[.F49])" office:value-type="float" office:value="0.0000297141242787427" calcext:value-type="float">
            <text:p>2,97141242787427E-05</text:p>
          </table:table-cell>
          <table:table-cell table:style-name="ce1" table:formula="of:=[.D$6]*MMULT(TRANSPOSE([.F10:.F49]);[$DethVariance.D$8:.D$47])" office:value-type="float" office:value="0.0362213712894724" calcext:value-type="float">
            <text:p>0,036221371289472</text:p>
          </table:table-cell>
          <table:table-cell table:style-name="ce1" table:formula="of:=[.I49]-[.I48]" office:value-type="float" office:value="0.00881608437204518" calcext:value-type="float">
            <text:p>0,008816084372045</text:p>
          </table:table-cell>
          <table:table-cell table:style-name="ce1" table:formula="of:=[.J49]-SUM([.J46:.J48])/3" office:value-type="float" office:value="0.0035981998091424" calcext:value-type="float">
            <text:p>0,00359819980914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9]+[.F49]*([.E$2]-1)*(1-[.H49])" office:value-type="float" office:value="2352.46435747016" calcext:value-type="float">
            <text:p>2352,46435747016</text:p>
          </table:table-cell>
          <table:table-cell table:formula="of:=[.G$22]-[.F50]" office:value-type="float" office:value="59997646.5356425" calcext:value-type="float">
            <text:p>59997646,5356425</text:p>
          </table:table-cell>
          <table:table-cell table:formula="of:=([.F50])/([.G50]+[.F50])" office:value-type="float" office:value="0.0000392077399446317" calcext:value-type="float">
            <text:p>3,92077399446317E-05</text:p>
          </table:table-cell>
          <table:table-cell table:style-name="ce1" table:formula="of:=[.D$6]*MMULT(TRANSPOSE([.F11:.F50]);[$DethVariance.D$8:.D$47])" office:value-type="float" office:value="0.0478387323837493" calcext:value-type="float">
            <text:p>0,047838732383749</text:p>
          </table:table-cell>
          <table:table-cell table:style-name="ce1" table:formula="of:=[.I50]-[.I49]" office:value-type="float" office:value="0.0116173610942769" calcext:value-type="float">
            <text:p>0,011617361094277</text:p>
          </table:table-cell>
          <table:table-cell table:style-name="ce1" table:formula="of:=[.J50]-SUM([.J47:.J49])/3" office:value-type="float" office:value="0.00475098641371146" calcext:value-type="float">
            <text:p>0,00475098641371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0]+[.F50]*([.E$2]-1)*(1-[.H50])" office:value-type="float" office:value="3104.06585974147" calcext:value-type="float">
            <text:p>3104,06585974147</text:p>
          </table:table-cell>
          <table:table-cell table:formula="of:=[.G$22]-[.F51]" office:value-type="float" office:value="59996894.9341403" calcext:value-type="float">
            <text:p>59996894,9341403</text:p>
          </table:table-cell>
          <table:table-cell table:formula="of:=([.F51])/([.G51]+[.F51])" office:value-type="float" office:value="0.0000517344318579316" calcext:value-type="float">
            <text:p>5,17344318579316E-05</text:p>
          </table:table-cell>
          <table:table-cell table:style-name="ce1" table:formula="of:=[.D$6]*MMULT(TRANSPOSE([.F12:.F51]);[$DethVariance.D$8:.D$47])" office:value-type="float" office:value="0.0631551277450201" calcext:value-type="float">
            <text:p>0,06315512774502</text:p>
          </table:table-cell>
          <table:table-cell table:style-name="ce1" table:formula="of:=[.I51]-[.I50]" office:value-type="float" office:value="0.0153163953612709" calcext:value-type="float">
            <text:p>0,015316395361271</text:p>
          </table:table-cell>
          <table:table-cell table:style-name="ce1" table:formula="of:=[.J51]-SUM([.J48:.J50])/3" office:value-type="float" office:value="0.00627363888916289" calcext:value-type="float">
            <text:p>0,00627363888916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1]+[.F51]*([.E$2]-1)*(1-[.H51])" office:value-type="float" office:value="4095.78814864532" calcext:value-type="float">
            <text:p>4095,78814864532</text:p>
          </table:table-cell>
          <table:table-cell table:formula="of:=[.G$22]-[.F52]" office:value-type="float" office:value="59995903.2118514" calcext:value-type="float">
            <text:p>59995903,2118514</text:p>
          </table:table-cell>
          <table:table-cell table:formula="of:=([.F52])/([.G52]+[.F52])" office:value-type="float" office:value="0.0000682631369484742" calcext:value-type="float">
            <text:p>6,82631369484742E-05</text:p>
          </table:table-cell>
          <table:table-cell table:style-name="ce1" table:formula="of:=[.D$6]*MMULT(TRANSPOSE([.F13:.F52]);[$DethVariance.D$8:.D$47])" office:value-type="float" office:value="0.083355220646574" calcext:value-type="float">
            <text:p>0,083355220646574</text:p>
          </table:table-cell>
          <table:table-cell table:style-name="ce1" table:formula="of:=[.I52]-[.I51]" office:value-type="float" office:value="0.0202000929015539" calcext:value-type="float">
            <text:p>0,020200092901554</text:p>
          </table:table-cell>
          <table:table-cell table:style-name="ce1" table:formula="of:=[.J52]-SUM([.J49:.J51])/3" office:value-type="float" office:value="0.00828347929235624" calcext:value-type="float">
            <text:p>0,00828347929235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2]+[.F52]*([.E$2]-1)*(1-[.H52])" office:value-type="float" office:value="5404.33553134012" calcext:value-type="float">
            <text:p>5404,33553134012</text:p>
          </table:table-cell>
          <table:table-cell table:formula="of:=[.G$22]-[.F53]" office:value-type="float" office:value="59994594.6644687" calcext:value-type="float">
            <text:p>59994594,6644687</text:p>
          </table:table-cell>
          <table:table-cell table:formula="of:=([.F53])/([.G53]+[.F53])" office:value-type="float" office:value="0.0000900722603568729" calcext:value-type="float">
            <text:p>9,00722603568729E-05</text:p>
          </table:table-cell>
          <table:table-cell table:style-name="ce1" table:formula="of:=[.D$6]*MMULT(TRANSPOSE([.F14:.F53]);[$DethVariance.D$8:.D$47])" office:value-type="float" office:value="0.110001947266505" calcext:value-type="float">
            <text:p>0,110001947266505</text:p>
          </table:table-cell>
          <table:table-cell table:style-name="ce1" table:formula="of:=[.I53]-[.I52]" office:value-type="float" office:value="0.0266467266199308" calcext:value-type="float">
            <text:p>0,026646726619931</text:p>
          </table:table-cell>
          <table:table-cell table:style-name="ce1" table:formula="of:=[.J53]-SUM([.J50:.J52])/3" office:value-type="float" office:value="0.0109354435008969" calcext:value-type="float">
            <text:p>0,01093544350089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3]+[.F53]*([.E$2]-1)*(1-[.H53])" office:value-type="float" office:value="7130.90795578441" calcext:value-type="float">
            <text:p>7130,90795578441</text:p>
          </table:table-cell>
          <table:table-cell table:formula="of:=[.G$22]-[.F54]" office:value-type="float" office:value="59992868.0920442" calcext:value-type="float">
            <text:p>59992868,0920442</text:p>
          </table:table-cell>
          <table:table-cell table:formula="of:=([.F54])/([.G54]+[.F54])" office:value-type="float" office:value="0.000118848467910548" calcext:value-type="float">
            <text:p>0,000118848467911</text:p>
          </table:table-cell>
          <table:table-cell table:style-name="ce1" table:formula="of:=[.D$6]*MMULT(TRANSPOSE([.F15:.F54]);[$DethVariance.D$8:.D$47])" office:value-type="float" office:value="0.145157196129639" calcext:value-type="float">
            <text:p>0,145157196129639</text:p>
          </table:table-cell>
          <table:table-cell table:style-name="ce1" table:formula="of:=[.I54]-[.I53]" office:value-type="float" office:value="0.035155248863134" calcext:value-type="float">
            <text:p>0,035155248863134</text:p>
          </table:table-cell>
          <table:table-cell table:style-name="ce1" table:formula="of:=[.J54]-SUM([.J51:.J53])/3" office:value-type="float" office:value="0.0144341772355488" calcext:value-type="float">
            <text:p>0,01443417723554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4]+[.F54]*([.E$2]-1)*(1-[.H54])" office:value-type="float" office:value="9409.01867649997" calcext:value-type="float">
            <text:p>9409,01867649997</text:p>
          </table:table-cell>
          <table:table-cell table:formula="of:=[.G$22]-[.F55]" office:value-type="float" office:value="59990589.9813235" calcext:value-type="float">
            <text:p>59990589,9813235</text:p>
          </table:table-cell>
          <table:table-cell table:formula="of:=([.F55])/([.G55]+[.F55])" office:value-type="float" office:value="0.000156816980555283" calcext:value-type="float">
            <text:p>0,000156816980555</text:p>
          </table:table-cell>
          <table:table-cell table:style-name="ce1" table:formula="of:=[.D$6]*MMULT(TRANSPOSE([.F16:.F55]);[$DethVariance.D$8:.D$47])" office:value-type="float" office:value="0.191541151304647" calcext:value-type="float">
            <text:p>0,191541151304647</text:p>
          </table:table-cell>
          <table:table-cell table:style-name="ce1" table:formula="of:=[.I55]-[.I54]" office:value-type="float" office:value="0.0463839551750086" calcext:value-type="float">
            <text:p>0,046383955175009</text:p>
          </table:table-cell>
          <table:table-cell table:style-name="ce1" table:formula="of:=[.J55]-SUM([.J52:.J54])/3" office:value-type="float" office:value="0.0190499323801357" calcext:value-type="float">
            <text:p>0,01904993238013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5]+[.F55]*([.E$2]-1)*(1-[.H55])" office:value-type="float" office:value="12414.8031442786" calcext:value-type="float">
            <text:p>12414,8031442786</text:p>
          </table:table-cell>
          <table:table-cell table:formula="of:=[.G$22]-[.F56]" office:value-type="float" office:value="59987584.1968557" calcext:value-type="float">
            <text:p>59987584,1968557</text:p>
          </table:table-cell>
          <table:table-cell table:formula="of:=([.F56])/([.G56]+[.F56])" office:value-type="float" office:value="0.000206913389186534" calcext:value-type="float">
            <text:p>0,000206913389187</text:p>
          </table:table-cell>
          <table:table-cell table:style-name="ce1" table:formula="of:=[.D$6]*MMULT(TRANSPOSE([.F17:.F56]);[$DethVariance.D$8:.D$47])" office:value-type="float" office:value="0.252742620350308" calcext:value-type="float">
            <text:p>0,252742620350308</text:p>
          </table:table-cell>
          <table:table-cell table:style-name="ce1" table:formula="of:=[.I56]-[.I55]" office:value-type="float" office:value="0.0612014690456609" calcext:value-type="float">
            <text:p>0,061201469045661</text:p>
          </table:table-cell>
          <table:table-cell table:style-name="ce1" table:formula="of:=[.J56]-SUM([.J53:.J55])/3" office:value-type="float" office:value="0.0251394921596364" calcext:value-type="float">
            <text:p>0,02513949215963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6]+[.F56]*([.E$2]-1)*(1-[.H56])" office:value-type="float" office:value="16380.610211159" calcext:value-type="float">
            <text:p>16380,610211159</text:p>
          </table:table-cell>
          <table:table-cell table:formula="of:=[.G$22]-[.F57]" office:value-type="float" office:value="59983618.3897888" calcext:value-type="float">
            <text:p>59983618,3897888</text:p>
          </table:table-cell>
          <table:table-cell table:formula="of:=([.F57])/([.G57]+[.F57])" office:value-type="float" office:value="0.000273010174736152" calcext:value-type="float">
            <text:p>0,000273010174736</text:p>
          </table:table-cell>
          <table:table-cell table:style-name="ce1" table:formula="of:=[.D$6]*MMULT(TRANSPOSE([.F18:.F57]);[$DethVariance.D$8:.D$47])" office:value-type="float" office:value="0.333496597254592" calcext:value-type="float">
            <text:p>0,333496597254592</text:p>
          </table:table-cell>
          <table:table-cell table:style-name="ce1" table:formula="of:=[.I57]-[.I56]" office:value-type="float" office:value="0.0807539769042836" calcext:value-type="float">
            <text:p>0,080753976904284</text:p>
          </table:table-cell>
          <table:table-cell table:style-name="ce1" table:formula="of:=[.J57]-SUM([.J54:.J56])/3" office:value-type="float" office:value="0.0331737525430158" calcext:value-type="float">
            <text:p>0,03317375254301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7]+[.F57]*([.E$2]-1)*(1-[.H57])" office:value-type="float" office:value="21612.9158941286" calcext:value-type="float">
            <text:p>21612,9158941286</text:p>
          </table:table-cell>
          <table:table-cell table:formula="of:=[.G$22]-[.F58]" office:value-type="float" office:value="59978386.0841059" calcext:value-type="float">
            <text:p>59978386,0841059</text:p>
          </table:table-cell>
          <table:table-cell table:formula="of:=([.F58])/([.G58]+[.F58])" office:value-type="float" office:value="0.000360215270905732" calcext:value-type="float">
            <text:p>0,000360215270906</text:p>
          </table:table-cell>
          <table:table-cell table:style-name="ce1" table:formula="of:=[.D$6]*MMULT(TRANSPOSE([.F19:.F58]);[$DethVariance.D$8:.D$47])" office:value-type="float" office:value="0.440050502182983" calcext:value-type="float">
            <text:p>0,440050502182983</text:p>
          </table:table-cell>
          <table:table-cell table:style-name="ce1" table:formula="of:=[.I58]-[.I57]" office:value-type="float" office:value="0.106553904928391" calcext:value-type="float">
            <text:p>0,106553904928391</text:p>
          </table:table-cell>
          <table:table-cell table:style-name="ce1" table:formula="of:=[.J58]-SUM([.J55:.J57])/3" office:value-type="float" office:value="0.043774104553407" calcext:value-type="float">
            <text:p>0,04377410455340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8]+[.F58]*([.E$2]-1)*(1-[.H58])" office:value-type="float" office:value="28515.9260314821" calcext:value-type="float">
            <text:p>28515,9260314821</text:p>
          </table:table-cell>
          <table:table-cell table:formula="of:=[.G$22]-[.F59]" office:value-type="float" office:value="59971483.0739685" calcext:value-type="float">
            <text:p>59971483,0739685</text:p>
          </table:table-cell>
          <table:table-cell table:formula="of:=([.F59])/([.G59]+[.F59])" office:value-type="float" office:value="0.000475265441779127" calcext:value-type="float">
            <text:p>0,000475265441779</text:p>
          </table:table-cell>
          <table:table-cell table:style-name="ce1" table:formula="of:=[.D$6]*MMULT(TRANSPOSE([.F20:.F59]);[$DethVariance.D$8:.D$47])" office:value-type="float" office:value="0.58064739117011" calcext:value-type="float">
            <text:p>0,58064739117011</text:p>
          </table:table-cell>
          <table:table-cell table:style-name="ce1" table:formula="of:=[.I59]-[.I58]" office:value-type="float" office:value="0.140596888987126" calcext:value-type="float">
            <text:p>0,140596888987126</text:p>
          </table:table-cell>
          <table:table-cell table:style-name="ce1" table:formula="of:=[.J59]-SUM([.J56:.J58])/3" office:value-type="float" office:value="0.0577604386943479" calcext:value-type="float">
            <text:p>0,05776043869434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9]+[.F59]*([.E$2]-1)*(1-[.H59])" office:value-type="float" office:value="37622.6598077221" calcext:value-type="float">
            <text:p>37622,6598077221</text:p>
          </table:table-cell>
          <table:table-cell table:formula="of:=[.G$22]-[.F60]" office:value-type="float" office:value="59962376.3401923" calcext:value-type="float">
            <text:p>59962376,3401923</text:p>
          </table:table-cell>
          <table:table-cell table:formula="of:=([.F60])/([.G60]+[.F60])" office:value-type="float" office:value="0.00062704434057944" calcext:value-type="float">
            <text:p>0,000627044340579</text:p>
          </table:table-cell>
          <table:table-cell table:style-name="ce1" table:formula="of:=[.D$6]*MMULT(TRANSPOSE([.F21:.F60]);[$DethVariance.D$8:.D$47])" office:value-type="float" office:value="0.766163463829491" calcext:value-type="float">
            <text:p>0,766163463829491</text:p>
          </table:table-cell>
          <table:table-cell table:style-name="ce1" table:formula="of:=[.I60]-[.I59]" office:value-type="float" office:value="0.185516072659381" calcext:value-type="float">
            <text:p>0,185516072659381</text:p>
          </table:table-cell>
          <table:table-cell table:style-name="ce1" table:formula="of:=[.J60]-SUM([.J57:.J59])/3" office:value-type="float" office:value="0.0762144823861142" calcext:value-type="float">
            <text:p>0,07621448238611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0]+[.F60]*([.E$2]-1)*(1-[.H60])" office:value-type="float" office:value="49635.8597052298" calcext:value-type="float">
            <text:p>49635,8597052298</text:p>
          </table:table-cell>
          <table:table-cell table:formula="of:=[.G$22]-[.F61]" office:value-type="float" office:value="59950363.1402948" calcext:value-type="float">
            <text:p>59950363,1402948</text:p>
          </table:table-cell>
          <table:table-cell table:formula="of:=([.F61])/([.G61]+[.F61])" office:value-type="float" office:value="0.000827264342208236" calcext:value-type="float">
            <text:p>0,000827264342208</text:p>
          </table:table-cell>
          <table:table-cell table:style-name="ce1" table:formula="of:=[.D$6]*MMULT(TRANSPOSE([.F22:.F61]);[$DethVariance.D$8:.D$47])" office:value-type="float" office:value="1.01094910654225" calcext:value-type="float">
            <text:p>1,01094910654225</text:p>
          </table:table-cell>
          <table:table-cell table:style-name="ce1" table:formula="of:=[.I61]-[.I60]" office:value-type="float" office:value="0.244785642712761" calcext:value-type="float">
            <text:p>0,244785642712761</text:p>
          </table:table-cell>
          <table:table-cell table:style-name="ce1" table:formula="of:=[.J61]-SUM([.J58:.J60])/3" office:value-type="float" office:value="0.100563353854462" calcext:value-type="float">
            <text:p>0,10056335385446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1]+[.F61]*([.E$2]-1)*(1-[.H61])" office:value-type="float" office:value="65481.7899126355" calcext:value-type="float">
            <text:p>65481,7899126355</text:p>
          </table:table-cell>
          <table:table-cell table:formula="of:=[.G$22]-[.F62]" office:value-type="float" office:value="59934517.2100874" calcext:value-type="float">
            <text:p>59934517,2100874</text:p>
          </table:table-cell>
          <table:table-cell table:formula="of:=([.F62])/([.G62]+[.F62])" office:value-type="float" office:value="0.00109136318339998" calcext:value-type="float">
            <text:p>0,0010913631834</text:p>
          </table:table-cell>
          <table:table-cell table:style-name="ce1" table:formula="of:=[.D$6]*MMULT(TRANSPOSE([.F23:.F62]);[$DethVariance.D$8:.D$47])" office:value-type="float" office:value="1.33393834864731" calcext:value-type="float">
            <text:p>1,33393834864731</text:p>
          </table:table-cell>
          <table:table-cell table:style-name="ce1" table:formula="of:=[.I62]-[.I61]" office:value-type="float" office:value="0.322989242105054" calcext:value-type="float">
            <text:p>0,322989242105054</text:p>
          </table:table-cell>
          <table:table-cell table:style-name="ce1" table:formula="of:=[.J62]-SUM([.J59:.J61])/3" office:value-type="float" office:value="0.132689707318631" calcext:value-type="float">
            <text:p>0,13268970731863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2]+[.F62]*([.E$2]-1)*(1-[.H62])" office:value-type="float" office:value="86380.9063554578" calcext:value-type="float">
            <text:p>86380,9063554578</text:p>
          </table:table-cell>
          <table:table-cell table:formula="of:=[.G$22]-[.F63]" office:value-type="float" office:value="59913618.0936445" calcext:value-type="float">
            <text:p>59913618,0936445</text:p>
          </table:table-cell>
          <table:table-cell table:formula="of:=([.F63])/([.G63]+[.F63])" office:value-type="float" office:value="0.00143968179658566" calcext:value-type="float">
            <text:p>0,001439681796586</text:p>
          </table:table-cell>
          <table:table-cell table:style-name="ce1" table:formula="of:=[.D$6]*MMULT(TRANSPOSE([.F24:.F63]);[$DethVariance.D$8:.D$47])" office:value-type="float" office:value="1.76011261678161" calcext:value-type="float">
            <text:p>1,76011261678161</text:p>
          </table:table-cell>
          <table:table-cell table:style-name="ce1" table:formula="of:=[.I63]-[.I62]" office:value-type="float" office:value="0.426174268134305" calcext:value-type="float">
            <text:p>0,426174268134305</text:p>
          </table:table-cell>
          <table:table-cell table:style-name="ce1" table:formula="of:=[.J63]-SUM([.J60:.J62])/3" office:value-type="float" office:value="0.175077282308572" calcext:value-type="float">
            <text:p>0,17507728230857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3]+[.F63]*([.E$2]-1)*(1-[.H63])" office:value-type="float" office:value="113940.554946572" calcext:value-type="float">
            <text:p>113940,554946572</text:p>
          </table:table-cell>
          <table:table-cell table:formula="of:=[.G$22]-[.F64]" office:value-type="float" office:value="59886058.4450534" calcext:value-type="float">
            <text:p>59886058,4450534</text:p>
          </table:table-cell>
          <table:table-cell table:formula="of:=([.F64])/([.G64]+[.F64])" office:value-type="float" office:value="0.00189900928075968" calcext:value-type="float">
            <text:p>0,00189900928076</text:p>
          </table:table-cell>
          <table:table-cell table:style-name="ce1" table:formula="of:=[.D$6]*MMULT(TRANSPOSE([.F25:.F64]);[$DethVariance.D$8:.D$47])" office:value-type="float" office:value="2.32243101499537" calcext:value-type="float">
            <text:p>2,32243101499537</text:p>
          </table:table-cell>
          <table:table-cell table:style-name="ce1" table:formula="of:=[.I64]-[.I63]" office:value-type="float" office:value="0.562318398213755" calcext:value-type="float">
            <text:p>0,562318398213755</text:p>
          </table:table-cell>
          <table:table-cell table:style-name="ce1" table:formula="of:=[.J64]-SUM([.J61:.J63])/3" office:value-type="float" office:value="0.231002013896382" calcext:value-type="float">
            <text:p>0,23100201389638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4]+[.F64]*([.E$2]-1)*(1-[.H64])" office:value-type="float" office:value="150276.330350438" calcext:value-type="float">
            <text:p>150276,330350438</text:p>
          </table:table-cell>
          <table:table-cell table:formula="of:=[.G$22]-[.F65]" office:value-type="float" office:value="59849722.6696496" calcext:value-type="float">
            <text:p>59849722,6696496</text:p>
          </table:table-cell>
          <table:table-cell table:formula="of:=([.F65])/([.G65]+[.F65])" office:value-type="float" office:value="0.00250460554758406" calcext:value-type="float">
            <text:p>0,002504605547584</text:p>
          </table:table-cell>
          <table:table-cell table:style-name="ce1" table:formula="of:=[.D$6]*MMULT(TRANSPOSE([.F26:.F65]);[$DethVariance.D$8:.D$47])" office:value-type="float" office:value="3.06437643377838" calcext:value-type="float">
            <text:p>3,06437643377838</text:p>
          </table:table-cell>
          <table:table-cell table:style-name="ce1" table:formula="of:=[.I65]-[.I64]" office:value-type="float" office:value="0.741945418783018" calcext:value-type="float">
            <text:p>0,741945418783018</text:p>
          </table:table-cell>
          <table:table-cell table:style-name="ce1" table:formula="of:=[.J65]-SUM([.J62:.J64])/3" office:value-type="float" office:value="0.30478478263198" calcext:value-type="float">
            <text:p>0,3047847826319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5]+[.F65]*([.E$2]-1)*(1-[.H65])" office:value-type="float" office:value="198170.549375496" calcext:value-type="float">
            <text:p>198170,549375496</text:p>
          </table:table-cell>
          <table:table-cell table:formula="of:=[.G$22]-[.F66]" office:value-type="float" office:value="59801828.4506245" calcext:value-type="float">
            <text:p>59801828,4506245</text:p>
          </table:table-cell>
          <table:table-cell table:formula="of:=([.F66])/([.G66]+[.F66])" office:value-type="float" office:value="0.00330284254463898" calcext:value-type="float">
            <text:p>0,003302842544639</text:p>
          </table:table-cell>
          <table:table-cell table:style-name="ce1" table:formula="of:=[.D$6]*MMULT(TRANSPOSE([.F27:.F66]);[$DethVariance.D$8:.D$47])" office:value-type="float" office:value="4.04331286998272" calcext:value-type="float">
            <text:p>4,04331286998272</text:p>
          </table:table-cell>
          <table:table-cell table:style-name="ce1" table:formula="of:=[.I66]-[.I65]" office:value-type="float" office:value="0.978936436204334" calcext:value-type="float">
            <text:p>0,978936436204334</text:p>
          </table:table-cell>
          <table:table-cell table:style-name="ce1" table:formula="of:=[.J66]-SUM([.J63:.J65])/3" office:value-type="float" office:value="0.402123741160642" calcext:value-type="float">
            <text:p>0,40212374116064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6]+[.F66]*([.E$2]-1)*(1-[.H66])" office:value-type="float" office:value="261278.481309528" calcext:value-type="float">
            <text:p>261278,481309528</text:p>
          </table:table-cell>
          <table:table-cell table:formula="of:=[.G$22]-[.F67]" office:value-type="float" office:value="59738720.5186905" calcext:value-type="float">
            <text:p>59738720,5186905</text:p>
          </table:table-cell>
          <table:table-cell table:formula="of:=([.F67])/([.G67]+[.F67])" office:value-type="float" office:value="0.00435464142773616" calcext:value-type="float">
            <text:p>0,004354641427736</text:p>
          </table:table-cell>
          <table:table-cell table:style-name="ce1" table:formula="of:=[.D$6]*MMULT(TRANSPOSE([.F28:.F67]);[$DethVariance.D$8:.D$47])" office:value-type="float" office:value="5.33491165605796" calcext:value-type="float">
            <text:p>5,33491165605796</text:p>
          </table:table-cell>
          <table:table-cell table:style-name="ce1" table:formula="of:=[.I67]-[.I66]" office:value-type="float" office:value="1.29159878607524" calcext:value-type="float">
            <text:p>1,29159878607524</text:p>
          </table:table-cell>
          <table:table-cell table:style-name="ce1" table:formula="of:=[.J67]-SUM([.J64:.J66])/3" office:value-type="float" office:value="0.530532035008206" calcext:value-type="float">
            <text:p>0,53053203500820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7]+[.F67]*([.E$2]-1)*(1-[.H67])" office:value-type="float" office:value="344395.495177383" calcext:value-type="float">
            <text:p>344395,495177383</text:p>
          </table:table-cell>
          <table:table-cell table:formula="of:=[.G$22]-[.F68]" office:value-type="float" office:value="59655603.5048226" calcext:value-type="float">
            <text:p>59655603,5048226</text:p>
          </table:table-cell>
          <table:table-cell table:formula="of:=([.F68])/([.G68]+[.F68])" office:value-type="float" office:value="0.00573992501528847" calcext:value-type="float">
            <text:p>0,005739925015288</text:p>
          </table:table-cell>
          <table:table-cell table:style-name="ce1" table:formula="of:=[.D$6]*MMULT(TRANSPOSE([.F29:.F68]);[$DethVariance.D$8:.D$47])" office:value-type="float" office:value="7.03898533231463" calcext:value-type="float">
            <text:p>7,03898533231463</text:p>
          </table:table-cell>
          <table:table-cell table:style-name="ce1" table:formula="of:=[.I68]-[.I67]" office:value-type="float" office:value="1.70407367625667" calcext:value-type="float">
            <text:p>1,70407367625667</text:p>
          </table:table-cell>
          <table:table-cell table:style-name="ce1" table:formula="of:=[.J68]-SUM([.J65:.J67])/3" office:value-type="float" office:value="0.699913462569138" calcext:value-type="float">
            <text:p>0,69991346256913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8]+[.F68]*([.E$2]-1)*(1-[.H68])" office:value-type="float" office:value="453800.97570348" calcext:value-type="float">
            <text:p>453800,97570348</text:p>
          </table:table-cell>
          <table:table-cell table:formula="of:=[.G$22]-[.F69]" office:value-type="float" office:value="59546198.0242965" calcext:value-type="float">
            <text:p>59546198,0242965</text:p>
          </table:table-cell>
          <table:table-cell table:formula="of:=([.F69])/([.G69]+[.F69])" office:value-type="float" office:value="0.00756334972111382" calcext:value-type="float">
            <text:p>0,007563349721114</text:p>
          </table:table-cell>
          <table:table-cell table:style-name="ce1" table:formula="of:=[.D$6]*MMULT(TRANSPOSE([.F30:.F69]);[$DethVariance.D$8:.D$47])" office:value-type="float" office:value="9.28717406937175" calcext:value-type="float">
            <text:p>9,28717406937175</text:p>
          </table:table-cell>
          <table:table-cell table:style-name="ce1" table:formula="of:=[.I69]-[.I68]" office:value-type="float" office:value="2.24818873705712" calcext:value-type="float">
            <text:p>2,24818873705712</text:p>
          </table:table-cell>
          <table:table-cell table:style-name="ce1" table:formula="of:=[.J69]-SUM([.J66:.J68])/3" office:value-type="float" office:value="0.923319104211708" calcext:value-type="float">
            <text:p>0,92331910421170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9]+[.F69]*([.E$2]-1)*(1-[.H69])" office:value-type="float" office:value="597697.344578578" calcext:value-type="float">
            <text:p>597697,344578578</text:p>
          </table:table-cell>
          <table:table-cell table:formula="of:=[.G$22]-[.F70]" office:value-type="float" office:value="59402301.6554214" calcext:value-type="float">
            <text:p>59402301,6554214</text:p>
          </table:table-cell>
          <table:table-cell table:formula="of:=([.F70])/([.G70]+[.F70])" office:value-type="float" office:value="0.00996162257567001" calcext:value-type="float">
            <text:p>0,00996162257567</text:p>
          </table:table-cell>
          <table:table-cell table:style-name="ce1" table:formula="of:=[.D$6]*MMULT(TRANSPOSE([.F31:.F70]);[$DethVariance.D$8:.D$47])" office:value-type="float" office:value="12.2530681398752" calcext:value-type="float">
            <text:p>12,2530681398752</text:p>
          </table:table-cell>
          <table:table-cell table:style-name="ce1" table:formula="of:=[.I70]-[.I69]" office:value-type="float" office:value="2.96589407050349" calcext:value-type="float">
            <text:p>2,96589407050349</text:p>
          </table:table-cell>
          <table:table-cell table:style-name="ce1" table:formula="of:=[.J70]-SUM([.J67:.J69])/3" office:value-type="float" office:value="1.21794033737381" calcext:value-type="float">
            <text:p>1,2179403373738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0]+[.F70]*([.E$2]-1)*(1-[.H70])" office:value-type="float" office:value="786764.013020471" calcext:value-type="float">
            <text:p>786764,013020471</text:p>
          </table:table-cell>
          <table:table-cell table:formula="of:=[.G$22]-[.F71]" office:value-type="float" office:value="59213234.9869795" calcext:value-type="float">
            <text:p>59213234,9869795</text:p>
          </table:table-cell>
          <table:table-cell table:formula="of:=([.F71])/([.G71]+[.F71])" office:value-type="float" office:value="0.0131127337688867" calcext:value-type="float">
            <text:p>0,013112733768887</text:p>
          </table:table-cell>
          <table:table-cell table:style-name="ce1" table:formula="of:=[.D$6]*MMULT(TRANSPOSE([.F32:.F71]);[$DethVariance.D$8:.D$47])" office:value-type="float" office:value="16.1655302147585" calcext:value-type="float">
            <text:p>16,1655302147585</text:p>
          </table:table-cell>
          <table:table-cell table:style-name="ce1" table:formula="of:=[.I71]-[.I70]" office:value-type="float" office:value="3.91246207488325" calcext:value-type="float">
            <text:p>3,91246207488325</text:p>
          </table:table-cell>
          <table:table-cell table:style-name="ce1" table:formula="of:=[.J71]-SUM([.J68:.J70])/3" office:value-type="float" office:value="1.60640991361082" calcext:value-type="float">
            <text:p>1,6064099136108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1]+[.F71]*([.E$2]-1)*(1-[.H71])" office:value-type="float" office:value="1034845.09513963" calcext:value-type="float">
            <text:p>1034845,09513963</text:p>
          </table:table-cell>
          <table:table-cell table:formula="of:=[.G$22]-[.F72]" office:value-type="float" office:value="58965153.9048604" calcext:value-type="float">
            <text:p>58965153,9048604</text:p>
          </table:table-cell>
          <table:table-cell table:formula="of:=([.F72])/([.G72]+[.F72])" office:value-type="float" office:value="0.0172474185397841" calcext:value-type="float">
            <text:p>0,017247418539784</text:p>
          </table:table-cell>
          <table:table-cell table:style-name="ce1" table:formula="of:=[.D$6]*MMULT(TRANSPOSE([.F33:.F72]);[$DethVariance.D$8:.D$47])" office:value-type="float" office:value="21.326214665787" calcext:value-type="float">
            <text:p>21,326214665787</text:p>
          </table:table-cell>
          <table:table-cell table:style-name="ce1" table:formula="of:=[.I72]-[.I71]" office:value-type="float" office:value="5.1606844510285" calcext:value-type="float">
            <text:p>5,1606844510285</text:p>
          </table:table-cell>
          <table:table-cell table:style-name="ce1" table:formula="of:=[.J72]-SUM([.J69:.J71])/3" office:value-type="float" office:value="2.11850282354721" calcext:value-type="float">
            <text:p>2,1185028235472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2]+[.F72]*([.E$2]-1)*(1-[.H72])" office:value-type="float" office:value="1359783.58239631" calcext:value-type="float">
            <text:p>1359783,58239631</text:p>
          </table:table-cell>
          <table:table-cell table:formula="of:=[.G$22]-[.F73]" office:value-type="float" office:value="58640215.4176037" calcext:value-type="float">
            <text:p>58640215,4176037</text:p>
          </table:table-cell>
          <table:table-cell table:formula="of:=([.F73])/([.G73]+[.F73])" office:value-type="float" office:value="0.0226630600843228" calcext:value-type="float">
            <text:p>0,022663060084323</text:p>
          </table:table-cell>
          <table:table-cell table:style-name="ce1" table:formula="of:=[.D$6]*MMULT(TRANSPOSE([.F34:.F73]);[$DethVariance.D$8:.D$47])" office:value-type="float" office:value="28.1325813742728" calcext:value-type="float">
            <text:p>28,1325813742728</text:p>
          </table:table-cell>
          <table:table-cell table:style-name="ce1" table:formula="of:=[.I73]-[.I72]" office:value-type="float" office:value="6.80636670848584" calcext:value-type="float">
            <text:p>6,80636670848584</text:p>
          </table:table-cell>
          <table:table-cell table:style-name="ce1" table:formula="of:=[.J73]-SUM([.J70:.J72])/3" office:value-type="float" office:value="2.79335317634743" calcext:value-type="float">
            <text:p>2,7933531763474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3]+[.F73]*([.E$2]-1)*(1-[.H73])" office:value-type="float" office:value="1784398.96430495" calcext:value-type="float">
            <text:p>1784398,96430495</text:p>
          </table:table-cell>
          <table:table-cell table:formula="of:=[.G$22]-[.F74]" office:value-type="float" office:value="58215600.0356951" calcext:value-type="float">
            <text:p>58215600,0356951</text:p>
          </table:table-cell>
          <table:table-cell table:formula="of:=([.F74])/([.G74]+[.F74])" office:value-type="float" office:value="0.0297399832340822" calcext:value-type="float">
            <text:p>0,029739983234082</text:p>
          </table:table-cell>
          <table:table-cell table:style-name="ce1" table:formula="of:=[.D$6]*MMULT(TRANSPOSE([.F35:.F74]);[$DethVariance.D$8:.D$47])" office:value-type="float" office:value="37.1080847409677" calcext:value-type="float">
            <text:p>37,1080847409677</text:p>
          </table:table-cell>
          <table:table-cell table:style-name="ce1" table:formula="of:=[.I74]-[.I73]" office:value-type="float" office:value="8.97550336669484" calcext:value-type="float">
            <text:p>8,97550336669484</text:p>
          </table:table-cell>
          <table:table-cell table:style-name="ce1" table:formula="of:=[.J74]-SUM([.J71:.J73])/3" office:value-type="float" office:value="3.68233228856231" calcext:value-type="float">
            <text:p>3,6823322885623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4]+[.F74]*([.E$2]-1)*(1-[.H74])" office:value-type="float" office:value="2337572.90507409" calcext:value-type="float">
            <text:p>2337572,90507409</text:p>
          </table:table-cell>
          <table:table-cell table:formula="of:=[.G$22]-[.F75]" office:value-type="float" office:value="57662426.0949259" calcext:value-type="float">
            <text:p>57662426,0949259</text:p>
          </table:table-cell>
          <table:table-cell table:formula="of:=([.F75])/([.G75]+[.F75])" office:value-type="float" office:value="0.0389595490672273" calcext:value-type="float">
            <text:p>0,038959549067227</text:p>
          </table:table-cell>
          <table:table-cell table:style-name="ce1" table:formula="of:=[.D$6]*MMULT(TRANSPOSE([.F36:.F75]);[$DethVariance.D$8:.D$47])" office:value-type="float" office:value="48.941702047775" calcext:value-type="float">
            <text:p>48,941702047775</text:p>
          </table:table-cell>
          <table:table-cell table:style-name="ce1" table:formula="of:=[.I75]-[.I74]" office:value-type="float" office:value="11.8336173068074" calcext:value-type="float">
            <text:p>11,8336173068074</text:p>
          </table:table-cell>
          <table:table-cell table:style-name="ce1" table:formula="of:=[.J75]-SUM([.J72:.J74])/3" office:value-type="float" office:value="4.85276579807097" calcext:value-type="float">
            <text:p>4,8527657980709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5]+[.F75]*([.E$2]-1)*(1-[.H75])" office:value-type="float" office:value="3055348.10359257" calcext:value-type="float">
            <text:p>3055348,10359257</text:p>
          </table:table-cell>
          <table:table-cell table:formula="of:=[.G$22]-[.F76]" office:value-type="float" office:value="56944650.8964074" calcext:value-type="float">
            <text:p>56944650,8964074</text:p>
          </table:table-cell>
          <table:table-cell table:formula="of:=([.F76])/([.G76]+[.F76])" office:value-type="float" office:value="0.0509224692419173" calcext:value-type="float">
            <text:p>0,050922469241917</text:p>
          </table:table-cell>
          <table:table-cell table:style-name="ce1" table:formula="of:=[.D$6]*MMULT(TRANSPOSE([.F37:.F76]);[$DethVariance.D$8:.D$47])" office:value-type="float" office:value="64.5395659598613" calcext:value-type="float">
            <text:p>64,5395659598613</text:p>
          </table:table-cell>
          <table:table-cell table:style-name="ce1" table:formula="of:=[.I76]-[.I75]" office:value-type="float" office:value="15.5978639120862" calcext:value-type="float">
            <text:p>15,5978639120862</text:p>
          </table:table-cell>
          <table:table-cell table:style-name="ce1" table:formula="of:=[.J76]-SUM([.J73:.J75])/3" office:value-type="float" office:value="6.39270145142353" calcext:value-type="float">
            <text:p>6,3927014514235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6]+[.F76]*([.E$2]-1)*(1-[.H76])" office:value-type="float" office:value="3981845.07664065" calcext:value-type="float">
            <text:p>3981845,07664065</text:p>
          </table:table-cell>
          <table:table-cell table:formula="of:=[.G$22]-[.F77]" office:value-type="float" office:value="56018153.9233593" calcext:value-type="float">
            <text:p>56018153,9233593</text:p>
          </table:table-cell>
          <table:table-cell table:formula="of:=([.F77])/([.G77]+[.F77])" office:value-type="float" office:value="0.0663640857167457" calcext:value-type="float">
            <text:p>0,066364085716746</text:p>
          </table:table-cell>
          <table:table-cell table:style-name="ce1" table:formula="of:=[.D$6]*MMULT(TRANSPOSE([.F38:.F77]);[$DethVariance.D$8:.D$47])" office:value-type="float" office:value="85.0921964833479" calcext:value-type="float">
            <text:p>85,0921964833479</text:p>
          </table:table-cell>
          <table:table-cell table:style-name="ce1" table:formula="of:=[.I77]-[.I76]" office:value-type="float" office:value="20.5526305234867" calcext:value-type="float">
            <text:p>20,5526305234867</text:p>
          </table:table-cell>
          <table:table-cell table:style-name="ce1" table:formula="of:=[.J77]-SUM([.J74:.J76])/3" office:value-type="float" office:value="8.41696899495718" calcext:value-type="float">
            <text:p>8,4169689949571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7]+[.F77]*([.E$2]-1)*(1-[.H77])" office:value-type="float" office:value="5169645.63086713" calcext:value-type="float">
            <text:p>5169645,63086713</text:p>
          </table:table-cell>
          <table:table-cell table:formula="of:=[.G$22]-[.F78]" office:value-type="float" office:value="54830353.3691329" calcext:value-type="float">
            <text:p>54830353,3691329</text:p>
          </table:table-cell>
          <table:table-cell table:formula="of:=([.F78])/([.G78]+[.F78])" office:value-type="float" office:value="0.0861607619504649" calcext:value-type="float">
            <text:p>0,086160761950465</text:p>
          </table:table-cell>
          <table:table-cell table:style-name="ce1" table:formula="of:=[.D$6]*MMULT(TRANSPOSE([.F39:.F78]);[$DethVariance.D$8:.D$47])" office:value-type="float" office:value="112.161689916091" calcext:value-type="float">
            <text:p>112,161689916091</text:p>
          </table:table-cell>
          <table:table-cell table:style-name="ce1" table:formula="of:=[.I78]-[.I77]" office:value-type="float" office:value="27.0694934327429" calcext:value-type="float">
            <text:p>27,0694934327429</text:p>
          </table:table-cell>
          <table:table-cell table:style-name="ce1" table:formula="of:=[.J78]-SUM([.J75:.J77])/3" office:value-type="float" office:value="11.0747895186162" calcext:value-type="float">
            <text:p>11,074789518616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8]+[.F78]*([.E$2]-1)*(1-[.H78])" office:value-type="float" office:value="6679072.89840153" calcext:value-type="float">
            <text:p>6679072,89840153</text:p>
          </table:table-cell>
          <table:table-cell table:formula="of:=[.G$22]-[.F79]" office:value-type="float" office:value="53320926.1015985" calcext:value-type="float">
            <text:p>53320926,1015985</text:p>
          </table:table-cell>
          <table:table-cell table:formula="of:=([.F79])/([.G79]+[.F79])" office:value-type="float" office:value="0.111317883495323" calcext:value-type="float">
            <text:p>0,111317883495323</text:p>
          </table:table-cell>
          <table:table-cell table:style-name="ce1" table:formula="of:=[.D$6]*MMULT(TRANSPOSE([.F40:.F79]);[$DethVariance.D$8:.D$47])" office:value-type="float" office:value="147.794196255798" calcext:value-type="float">
            <text:p>147,794196255798</text:p>
          </table:table-cell>
          <table:table-cell table:style-name="ce1" table:formula="of:=[.I79]-[.I78]" office:value-type="float" office:value="35.6325063397076" calcext:value-type="float">
            <text:p>35,6325063397076</text:p>
          </table:table-cell>
          <table:table-cell table:style-name="ce1" table:formula="of:=[.J79]-SUM([.J76:.J78])/3" office:value-type="float" office:value="14.559177050269" calcext:value-type="float">
            <text:p>14,55917705026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9]+[.F79]*([.E$2]-1)*(1-[.H79])" office:value-type="float" office:value="8575535.31173381" calcext:value-type="float">
            <text:p>8575535,31173381</text:p>
          </table:table-cell>
          <table:table-cell table:formula="of:=[.G$22]-[.F80]" office:value-type="float" office:value="51424463.6882662" calcext:value-type="float">
            <text:p>51424463,6882662</text:p>
          </table:table-cell>
          <table:table-cell table:formula="of:=([.F80])/([.G80]+[.F80])" office:value-type="float" office:value="0.14292559091099" calcext:value-type="float">
            <text:p>0,14292559091099</text:p>
          </table:table-cell>
          <table:table-cell table:style-name="ce1" table:formula="of:=[.D$6]*MMULT(TRANSPOSE([.F41:.F80]);[$DethVariance.D$8:.D$47])" office:value-type="float" office:value="194.664044046997" calcext:value-type="float">
            <text:p>194,664044046997</text:p>
          </table:table-cell>
          <table:table-cell table:style-name="ce1" table:formula="of:=[.I80]-[.I79]" office:value-type="float" office:value="46.8698477911987" calcext:value-type="float">
            <text:p>46,8698477911987</text:p>
          </table:table-cell>
          <table:table-cell table:style-name="ce1" table:formula="of:=[.J80]-SUM([.J77:.J79])/3" office:value-type="float" office:value="19.1183043592197" calcext:value-type="float">
            <text:p>19,118304359219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0]+[.F80]*([.E$2]-1)*(1-[.H80])" office:value-type="float" office:value="10923877.5141473" calcext:value-type="float">
            <text:p>10923877,5141473</text:p>
          </table:table-cell>
          <table:table-cell table:formula="of:=[.G$22]-[.F81]" office:value-type="float" office:value="49076121.4858527" calcext:value-type="float">
            <text:p>49076121,4858527</text:p>
          </table:table-cell>
          <table:table-cell table:formula="of:=([.F81])/([.G81]+[.F81])" office:value-type="float" office:value="0.182064628270199" calcext:value-type="float">
            <text:p>0,182064628270199</text:p>
          </table:table-cell>
          <table:table-cell table:style-name="ce1" table:formula="of:=[.D$6]*MMULT(TRANSPOSE([.F42:.F81]);[$DethVariance.D$8:.D$47])" office:value-type="float" office:value="256.25683431897" calcext:value-type="float">
            <text:p>256,25683431897</text:p>
          </table:table-cell>
          <table:table-cell table:style-name="ce1" table:formula="of:=[.I81]-[.I80]" office:value-type="float" office:value="61.592790271973" calcext:value-type="float">
            <text:p>61,592790271973</text:p>
          </table:table-cell>
          <table:table-cell table:style-name="ce1" table:formula="of:=[.J81]-SUM([.J78:.J80])/3" office:value-type="float" office:value="25.0688410840899" calcext:value-type="float">
            <text:p>25,068841084089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1]+[.F81]*([.E$2]-1)*(1-[.H81])" office:value-type="float" office:value="13778688.9450845" calcext:value-type="float">
            <text:p>13778688,9450845</text:p>
          </table:table-cell>
          <table:table-cell table:formula="of:=[.G$22]-[.F82]" office:value-type="float" office:value="46221310.0549155" calcext:value-type="float">
            <text:p>46221310,0549155</text:p>
          </table:table-cell>
          <table:table-cell table:formula="of:=([.F82])/([.G82]+[.F82])" office:value-type="float" office:value="0.229644819578822" calcext:value-type="float">
            <text:p>0,229644819578822</text:p>
          </table:table-cell>
          <table:table-cell table:style-name="ce1" table:formula="of:=[.D$6]*MMULT(TRANSPOSE([.F43:.F82]);[$DethVariance.D$8:.D$47])" office:value-type="float" office:value="337.099517614986" calcext:value-type="float">
            <text:p>337,099517614986</text:p>
          </table:table-cell>
          <table:table-cell table:style-name="ce1" table:formula="of:=[.I82]-[.I81]" office:value-type="float" office:value="80.8426832960159" calcext:value-type="float">
            <text:p>80,8426832960159</text:p>
          </table:table-cell>
          <table:table-cell table:style-name="ce1" table:formula="of:=[.J82]-SUM([.J79:.J81])/3" office:value-type="float" office:value="32.8109684950562" calcext:value-type="float">
            <text:p>32,810968495056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2]+[.F82]*([.E$2]-1)*(1-[.H82])" office:value-type="float" office:value="17170100.6822984" calcext:value-type="float">
            <text:p>17170100,6822984</text:p>
          </table:table-cell>
          <table:table-cell table:formula="of:=[.G$22]-[.F83]" office:value-type="float" office:value="42829898.3177016" calcext:value-type="float">
            <text:p>42829898,3177016</text:p>
          </table:table-cell>
          <table:table-cell table:formula="of:=([.F83])/([.G83]+[.F83])" office:value-type="float" office:value="0.286168349474446" calcext:value-type="float">
            <text:p>0,286168349474446</text:p>
          </table:table-cell>
          <table:table-cell table:style-name="ce1" table:formula="of:=[.D$6]*MMULT(TRANSPOSE([.F44:.F83]);[$DethVariance.D$8:.D$47])" office:value-type="float" office:value="443.045570454107" calcext:value-type="float">
            <text:p>443,045570454107</text:p>
          </table:table-cell>
          <table:table-cell table:style-name="ce1" table:formula="of:=[.I83]-[.I82]" office:value-type="float" office:value="105.946052839121" calcext:value-type="float">
            <text:p>105,946052839121</text:p>
          </table:table-cell>
          <table:table-cell table:style-name="ce1" table:formula="of:=[.J83]-SUM([.J80:.J82])/3" office:value-type="float" office:value="42.8442790527247" calcext:value-type="float">
            <text:p>42,844279052724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3]+[.F83]*([.E$2]-1)*(1-[.H83])" office:value-type="float" office:value="21086168.9796317" calcext:value-type="float">
            <text:p>21086168,9796317</text:p>
          </table:table-cell>
          <table:table-cell table:formula="of:=[.G$22]-[.F84]" office:value-type="float" office:value="38913830.0203683" calcext:value-type="float">
            <text:p>38913830,0203683</text:p>
          </table:table-cell>
          <table:table-cell table:formula="of:=([.F84])/([.G84]+[.F84])" office:value-type="float" office:value="0.351436155517798" calcext:value-type="float">
            <text:p>0,351436155517798</text:p>
          </table:table-cell>
          <table:table-cell table:style-name="ce1" table:formula="of:=[.D$6]*MMULT(TRANSPOSE([.F45:.F84]);[$DethVariance.D$8:.D$47])" office:value-type="float" office:value="581.622444477507" calcext:value-type="float">
            <text:p>581,622444477507</text:p>
          </table:table-cell>
          <table:table-cell table:style-name="ce1" table:formula="of:=[.I84]-[.I83]" office:value-type="float" office:value="138.576874023401" calcext:value-type="float">
            <text:p>138,576874023401</text:p>
          </table:table-cell>
          <table:table-cell table:style-name="ce1" table:formula="of:=[.J84]-SUM([.J81:.J83])/3" office:value-type="float" office:value="55.7830318876974" calcext:value-type="float">
            <text:p>55,783031887697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4]+[.F84]*([.E$2]-1)*(1-[.H84])" office:value-type="float" office:value="25455671.8838174" calcext:value-type="float">
            <text:p>25455671,8838174</text:p>
          </table:table-cell>
          <table:table-cell table:formula="of:=[.G$22]-[.F85]" office:value-type="float" office:value="34544327.1161826" calcext:value-type="float">
            <text:p>34544327,1161826</text:p>
          </table:table-cell>
          <table:table-cell table:formula="of:=([.F85])/([.G85]+[.F85])" office:value-type="float" office:value="0.424261205134643" calcext:value-type="float">
            <text:p>0,424261205134643</text:p>
          </table:table-cell>
          <table:table-cell table:style-name="ce1" table:formula="of:=[.D$6]*MMULT(TRANSPOSE([.F46:.F85]);[$DethVariance.D$8:.D$47])" office:value-type="float" office:value="762.445870584344" calcext:value-type="float">
            <text:p>762,445870584344</text:p>
          </table:table-cell>
          <table:table-cell table:style-name="ce1" table:formula="of:=[.I85]-[.I84]" office:value-type="float" office:value="180.823426106837" calcext:value-type="float">
            <text:p>180,823426106837</text:p>
          </table:table-cell>
          <table:table-cell table:style-name="ce1" table:formula="of:=[.J85]-SUM([.J82:.J84])/3" office:value-type="float" office:value="72.3682227206579" calcext:value-type="float">
            <text:p>72,368222720657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5]+[.F85]*([.E$2]-1)*(1-[.H85])" office:value-type="float" office:value="30138321.6266582" calcext:value-type="float">
            <text:p>30138321,6266582</text:p>
          </table:table-cell>
          <table:table-cell table:formula="of:=[.G$22]-[.F86]" office:value-type="float" office:value="29861677.3733418" calcext:value-type="float">
            <text:p>29861677,3733418</text:p>
          </table:table-cell>
          <table:table-cell table:formula="of:=([.F86])/([.G86]+[.F86])" office:value-type="float" office:value="0.502305368816059" calcext:value-type="float">
            <text:p>0,502305368816059</text:p>
          </table:table-cell>
          <table:table-cell table:style-name="ce1" table:formula="of:=[.D$6]*MMULT(TRANSPOSE([.F47:.F86]);[$DethVariance.D$8:.D$47])" office:value-type="float" office:value="997.700610787159" calcext:value-type="float">
            <text:p>997,700610787159</text:p>
          </table:table-cell>
          <table:table-cell table:style-name="ce1" table:formula="of:=[.I86]-[.I85]" office:value-type="float" office:value="235.254740202815" calcext:value-type="float">
            <text:p>235,254740202815</text:p>
          </table:table-cell>
          <table:table-cell table:style-name="ce1" table:formula="of:=[.J86]-SUM([.J83:.J85])/3" office:value-type="float" office:value="93.4726225463621" calcext:value-type="float">
            <text:p>93,472622546362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6]+[.F86]*([.E$2]-1)*(1-[.H86])" office:value-type="float" office:value="34930838.3225682" calcext:value-type="float">
            <text:p>34930838,3225682</text:p>
          </table:table-cell>
          <table:table-cell table:formula="of:=[.G$22]-[.F87]" office:value-type="float" office:value="25069160.6774318" calcext:value-type="float">
            <text:p>25069160,6774318</text:p>
          </table:table-cell>
          <table:table-cell table:formula="of:=([.F87])/([.G87]+[.F87])" office:value-type="float" office:value="0.582180648412481" calcext:value-type="float">
            <text:p>0,582180648412481</text:p>
          </table:table-cell>
          <table:table-cell table:style-name="ce1" table:formula="of:=[.D$6]*MMULT(TRANSPOSE([.F48:.F87]);[$DethVariance.D$8:.D$47])" office:value-type="float" office:value="1302.67897544156" calcext:value-type="float">
            <text:p>1302,67897544156</text:p>
          </table:table-cell>
          <table:table-cell table:style-name="ce1" table:formula="of:=[.I87]-[.I86]" office:value-type="float" office:value="304.978364654396" calcext:value-type="float">
            <text:p>304,978364654396</text:p>
          </table:table-cell>
          <table:table-cell table:style-name="ce1" table:formula="of:=[.J87]-SUM([.J84:.J86])/3" office:value-type="float" office:value="120.093351210045" calcext:value-type="float">
            <text:p>120,09335121004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7]+[.F87]*([.E$2]-1)*(1-[.H87])" office:value-type="float" office:value="39593986.0583208" calcext:value-type="float">
            <text:p>39593986,0583208</text:p>
          </table:table-cell>
          <table:table-cell table:formula="of:=[.G$22]-[.F88]" office:value-type="float" office:value="20406012.9416792" calcext:value-type="float">
            <text:p>20406012,9416792</text:p>
          </table:table-cell>
          <table:table-cell table:formula="of:=([.F88])/([.G88]+[.F88])" office:value-type="float" office:value="0.65989977863701" calcext:value-type="float">
            <text:p>0,65989977863701</text:p>
          </table:table-cell>
          <table:table-cell table:style-name="ce1" table:formula="of:=[.D$6]*MMULT(TRANSPOSE([.F49:.F88]);[$DethVariance.D$8:.D$47])" office:value-type="float" office:value="1696.35590803069" calcext:value-type="float">
            <text:p>1696,35590803069</text:p>
          </table:table-cell>
          <table:table-cell table:style-name="ce1" table:formula="of:=[.I88]-[.I87]" office:value-type="float" office:value="393.676932589134" calcext:value-type="float">
            <text:p>393,676932589134</text:p>
          </table:table-cell>
          <table:table-cell table:style-name="ce1" table:formula="of:=[.J88]-SUM([.J85:.J87])/3" office:value-type="float" office:value="153.324755601118" calcext:value-type="float">
            <text:p>153,32475560111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8]+[.F88]*([.E$2]-1)*(1-[.H88])" office:value-type="float" office:value="43896455.1178563" calcext:value-type="float">
            <text:p>43896455,1178563</text:p>
          </table:table-cell>
          <table:table-cell table:formula="of:=[.G$22]-[.F89]" office:value-type="float" office:value="16103543.8821437" calcext:value-type="float">
            <text:p>16103543,8821437</text:p>
          </table:table-cell>
          <table:table-cell table:formula="of:=([.F89])/([.G89]+[.F89])" office:value-type="float" office:value="0.731607597491064" calcext:value-type="float">
            <text:p>0,731607597491064</text:p>
          </table:table-cell>
          <table:table-cell table:style-name="ce1" table:formula="of:=[.D$6]*MMULT(TRANSPOSE([.F50:.F89]);[$DethVariance.D$8:.D$47])" office:value-type="float" office:value="2201.96189750668" calcext:value-type="float">
            <text:p>2201,96189750668</text:p>
          </table:table-cell>
          <table:table-cell table:style-name="ce1" table:formula="of:=[.I89]-[.I88]" office:value-type="float" office:value="505.605989475988" calcext:value-type="float">
            <text:p>505,605989475988</text:p>
          </table:table-cell>
          <table:table-cell table:style-name="ce1" table:formula="of:=[.J89]-SUM([.J86:.J88])/3" office:value-type="float" office:value="194.302643660539" calcext:value-type="float">
            <text:p>194,30264366053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9]+[.F89]*([.E$2]-1)*(1-[.H89])" office:value-type="float" office:value="47660729.5971307" calcext:value-type="float">
            <text:p>47660729,5971307</text:p>
          </table:table-cell>
          <table:table-cell table:formula="of:=[.G$22]-[.F90]" office:value-type="float" office:value="12339269.4028693" calcext:value-type="float">
            <text:p>12339269,4028693</text:p>
          </table:table-cell>
          <table:table-cell table:formula="of:=([.F90])/([.G90]+[.F90])" office:value-type="float" office:value="0.794345506524603" calcext:value-type="float">
            <text:p>0,794345506524603</text:p>
          </table:table-cell>
          <table:table-cell table:style-name="ce1" table:formula="of:=[.D$6]*MMULT(TRANSPOSE([.F51:.F90]);[$DethVariance.D$8:.D$47])" office:value-type="float" office:value="2847.49231175581" calcext:value-type="float">
            <text:p>2847,49231175581</text:p>
          </table:table-cell>
          <table:table-cell table:style-name="ce1" table:formula="of:=[.I90]-[.I89]" office:value-type="float" office:value="645.530414249137" calcext:value-type="float">
            <text:p>645,530414249137</text:p>
          </table:table-cell>
          <table:table-cell table:style-name="ce1" table:formula="of:=[.J90]-SUM([.J87:.J89])/3" office:value-type="float" office:value="244.109985342631" calcext:value-type="float">
            <text:p>244,10998534263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0]+[.F90]*([.E$2]-1)*(1-[.H90])" office:value-type="float" office:value="50792432.1393711" calcext:value-type="float">
            <text:p>50792432,1393711</text:p>
          </table:table-cell>
          <table:table-cell table:formula="of:=[.G$22]-[.F91]" office:value-type="float" office:value="9207566.86062889" calcext:value-type="float">
            <text:p>9207566,86062889</text:p>
          </table:table-cell>
          <table:table-cell table:formula="of:=([.F91])/([.G91]+[.F91])" office:value-type="float" office:value="0.846540549765194" calcext:value-type="float">
            <text:p>0,846540549765194</text:p>
          </table:table-cell>
          <table:table-cell table:style-name="ce1" table:formula="of:=[.D$6]*MMULT(TRANSPOSE([.F52:.F91]);[$DethVariance.D$8:.D$47])" office:value-type="float" office:value="3666.06526914174" calcext:value-type="float">
            <text:p>3666,06526914174</text:p>
          </table:table-cell>
          <table:table-cell table:style-name="ce1" table:formula="of:=[.I91]-[.I90]" office:value-type="float" office:value="818.572957385929" calcext:value-type="float">
            <text:p>818,572957385929</text:p>
          </table:table-cell>
          <table:table-cell table:style-name="ce1" table:formula="of:=[.J91]-SUM([.J88:.J90])/3" office:value-type="float" office:value="303.63517861451" calcext:value-type="float">
            <text:p>303,6351786145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1]+[.F91]*([.E$2]-1)*(1-[.H91])" office:value-type="float" office:value="53282861.6990599" calcext:value-type="float">
            <text:p>53282861,6990599</text:p>
          </table:table-cell>
          <table:table-cell table:formula="of:=[.G$22]-[.F92]" office:value-type="float" office:value="6717137.30094009" calcext:value-type="float">
            <text:p>6717137,30094009</text:p>
          </table:table-cell>
          <table:table-cell table:formula="of:=([.F92])/([.G92]+[.F92])" office:value-type="float" office:value="0.888047709785127" calcext:value-type="float">
            <text:p>0,888047709785127</text:p>
          </table:table-cell>
          <table:table-cell table:style-name="ce1" table:formula="of:=[.D$6]*MMULT(TRANSPOSE([.F53:.F92]);[$DethVariance.D$8:.D$47])" office:value-type="float" office:value="4696.01318100563" calcext:value-type="float">
            <text:p>4696,01318100563</text:p>
          </table:table-cell>
          <table:table-cell table:style-name="ce1" table:formula="of:=[.I92]-[.I91]" office:value-type="float" office:value="1029.94791186389" calcext:value-type="float">
            <text:p>1029,94791186389</text:p>
          </table:table-cell>
          <table:table-cell table:style-name="ce1" table:formula="of:=[.J92]-SUM([.J89:.J91])/3" office:value-type="float" office:value="373.37812482687" calcext:value-type="float">
            <text:p>373,3781248268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2]+[.F92]*([.E$2]-1)*(1-[.H92])" office:value-type="float" office:value="55188770.6055687" calcext:value-type="float">
            <text:p>55188770,6055687</text:p>
          </table:table-cell>
          <table:table-cell table:formula="of:=[.G$22]-[.F93]" office:value-type="float" office:value="4811228.39443129" calcext:value-type="float">
            <text:p>4811228,39443129</text:p>
          </table:table-cell>
          <table:table-cell table:formula="of:=([.F93])/([.G93]+[.F93])" office:value-type="float" office:value="0.91981285875636" calcext:value-type="float">
            <text:p>0,91981285875636</text:p>
          </table:table-cell>
          <table:table-cell table:style-name="ce1" table:formula="of:=[.D$6]*MMULT(TRANSPOSE([.F54:.F93]);[$DethVariance.D$8:.D$47])" office:value-type="float" office:value="5980.57102434232" calcext:value-type="float">
            <text:p>5980,57102434232</text:p>
          </table:table-cell>
          <table:table-cell table:style-name="ce1" table:formula="of:=[.I93]-[.I92]" office:value-type="float" office:value="1284.55784333669" calcext:value-type="float">
            <text:p>1284,55784333669</text:p>
          </table:table-cell>
          <table:table-cell table:style-name="ce1" table:formula="of:=[.J93]-SUM([.J90:.J92])/3" office:value-type="float" office:value="453.207415503704" calcext:value-type="float">
            <text:p>453,20741550370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3]+[.F93]*([.E$2]-1)*(1-[.H93])" office:value-type="float" office:value="56602730.4172223" calcext:value-type="float">
            <text:p>56602730,4172223</text:p>
          </table:table-cell>
          <table:table-cell table:formula="of:=[.G$22]-[.F94]" office:value-type="float" office:value="3397268.58277772" calcext:value-type="float">
            <text:p>3397268,58277772</text:p>
          </table:table-cell>
          <table:table-cell table:formula="of:=([.F94])/([.G94]+[.F94])" office:value-type="float" office:value="0.943378856010019" calcext:value-type="float">
            <text:p>0,943378856010019</text:p>
          </table:table-cell>
          <table:table-cell table:style-name="ce1" table:formula="of:=[.D$6]*MMULT(TRANSPOSE([.F55:.F94]);[$DethVariance.D$8:.D$47])" office:value-type="float" office:value="7567.01447463093" calcext:value-type="float">
            <text:p>7567,01447463093</text:p>
          </table:table-cell>
          <table:table-cell table:style-name="ce1" table:formula="of:=[.I94]-[.I93]" office:value-type="float" office:value="1586.44345028861" calcext:value-type="float">
            <text:p>1586,44345028861</text:p>
          </table:table-cell>
          <table:table-cell table:style-name="ce1" table:formula="of:=[.J94]-SUM([.J91:.J93])/3" office:value-type="float" office:value="542.083879426441" calcext:value-type="float">
            <text:p>542,08387942644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4]+[.F94]*([.E$2]-1)*(1-[.H94])" office:value-type="float" office:value="57626724.946611" calcext:value-type="float">
            <text:p>57626724,946611</text:p>
          </table:table-cell>
          <table:table-cell table:formula="of:=[.G$22]-[.F95]" office:value-type="float" office:value="2373274.053389" calcext:value-type="float">
            <text:p>2373274,053389</text:p>
          </table:table-cell>
          <table:table-cell table:formula="of:=([.F95])/([.G95]+[.F95])" office:value-type="float" office:value="0.960445431784274" calcext:value-type="float">
            <text:p>0,960445431784274</text:p>
          </table:table-cell>
          <table:table-cell table:style-name="ce1" table:formula="of:=[.D$6]*MMULT(TRANSPOSE([.F56:.F95]);[$DethVariance.D$8:.D$47])" office:value-type="float" office:value="9505.11162067674" calcext:value-type="float">
            <text:p>9505,11162067674</text:p>
          </table:table-cell>
          <table:table-cell table:style-name="ce1" table:formula="of:=[.I95]-[.I94]" office:value-type="float" office:value="1938.09714604581" calcext:value-type="float">
            <text:p>1938,09714604581</text:p>
          </table:table-cell>
          <table:table-cell table:style-name="ce1" table:formula="of:=[.J95]-SUM([.J92:.J94])/3" office:value-type="float" office:value="637.780744216081" calcext:value-type="float">
            <text:p>637,78074421608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5]+[.F95]*([.E$2]-1)*(1-[.H95])" office:value-type="float" office:value="58355011.3496609" calcext:value-type="float">
            <text:p>58355011,3496609</text:p>
          </table:table-cell>
          <table:table-cell table:formula="of:=[.G$22]-[.F96]" office:value-type="float" office:value="1644987.6503391" calcext:value-type="float">
            <text:p>1644987,6503391</text:p>
          </table:table-cell>
          <table:table-cell table:formula="of:=([.F96])/([.G96]+[.F96])" office:value-type="float" office:value="0.972583538704074" calcext:value-type="float">
            <text:p>0,972583538704074</text:p>
          </table:table-cell>
          <table:table-cell table:style-name="ce1" table:formula="of:=[.D$6]*MMULT(TRANSPOSE([.F57:.F96]);[$DethVariance.D$8:.D$47])" office:value-type="float" office:value="11844.791283928" calcext:value-type="float">
            <text:p>11844,791283928</text:p>
          </table:table-cell>
          <table:table-cell table:style-name="ce1" table:formula="of:=[.I96]-[.I95]" office:value-type="float" office:value="2339.67966325123" calcext:value-type="float">
            <text:p>2339,67966325123</text:p>
          </table:table-cell>
          <table:table-cell table:style-name="ce1" table:formula="of:=[.J96]-SUM([.J93:.J95])/3" office:value-type="float" office:value="736.646850027524" calcext:value-type="float">
            <text:p>736,64685002752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6]+[.F96]*([.E$2]-1)*(1-[.H96])" office:value-type="float" office:value="58866188.193285" calcext:value-type="float">
            <text:p>58866188,193285</text:p>
          </table:table-cell>
          <table:table-cell table:formula="of:=[.G$22]-[.F97]" office:value-type="float" office:value="1133810.80671501" calcext:value-type="float">
            <text:p>1133810,80671501</text:p>
          </table:table-cell>
          <table:table-cell table:formula="of:=([.F97])/([.G97]+[.F97])" office:value-type="float" office:value="0.981103152906469" calcext:value-type="float">
            <text:p>0,981103152906469</text:p>
          </table:table-cell>
          <table:table-cell table:style-name="ce1" table:formula="of:=[.D$6]*MMULT(TRANSPOSE([.F58:.F97]);[$DethVariance.D$8:.D$47])" office:value-type="float" office:value="14633.0047026666" calcext:value-type="float">
            <text:p>14633,0047026666</text:p>
          </table:table-cell>
          <table:table-cell table:style-name="ce1" table:formula="of:=[.I97]-[.I96]" office:value-type="float" office:value="2788.21341873868" calcext:value-type="float">
            <text:p>2788,21341873868</text:p>
          </table:table-cell>
          <table:table-cell table:style-name="ce1" table:formula="of:=[.J97]-SUM([.J94:.J96])/3" office:value-type="float" office:value="833.473332210131" calcext:value-type="float">
            <text:p>833,47333221013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7]+[.F97]*([.E$2]-1)*(1-[.H97])" office:value-type="float" office:value="59221604.1147599" calcext:value-type="float">
            <text:p>59221604,1147599</text:p>
          </table:table-cell>
          <table:table-cell table:formula="of:=[.G$22]-[.F98]" office:value-type="float" office:value="778394.885240108" calcext:value-type="float">
            <text:p>778394,885240108</text:p>
          </table:table-cell>
          <table:table-cell table:formula="of:=([.F98])/([.G98]+[.F98])" office:value-type="float" office:value="0.987026751696444" calcext:value-type="float">
            <text:p>0,987026751696444</text:p>
          </table:table-cell>
          <table:table-cell table:style-name="ce1" table:formula="of:=[.D$6]*MMULT(TRANSPOSE([.F59:.F98]);[$DethVariance.D$8:.D$47])" office:value-type="float" office:value="17909.8658418698" calcext:value-type="float">
            <text:p>17909,8658418698</text:p>
          </table:table-cell>
          <table:table-cell table:style-name="ce1" table:formula="of:=[.I98]-[.I97]" office:value-type="float" office:value="3276.86113920313" calcext:value-type="float">
            <text:p>3276,86113920313</text:p>
          </table:table-cell>
          <table:table-cell table:style-name="ce1" table:formula="of:=[.J98]-SUM([.J95:.J97])/3" office:value-type="float" office:value="921.531063191221" calcext:value-type="float">
            <text:p>921,53106319122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8]+[.F98]*([.E$2]-1)*(1-[.H98])" office:value-type="float" office:value="59467080.9483291" calcext:value-type="float">
            <text:p>59467080,9483291</text:p>
          </table:table-cell>
          <table:table-cell table:formula="of:=[.G$22]-[.F99]" office:value-type="float" office:value="532918.051670931" calcext:value-type="float">
            <text:p>532918,051670931</text:p>
          </table:table-cell>
          <table:table-cell table:formula="of:=([.F99])/([.G99]+[.F99])" office:value-type="float" office:value="0.991118032324118" calcext:value-type="float">
            <text:p>0,991118032324118</text:p>
          </table:table-cell>
          <table:table-cell table:style-name="ce1" table:formula="of:=[.D$6]*MMULT(TRANSPOSE([.F60:.F99]);[$DethVariance.D$8:.D$47])" office:value-type="float" office:value="21704.2909875397" calcext:value-type="float">
            <text:p>21704,2909875397</text:p>
          </table:table-cell>
          <table:table-cell table:style-name="ce1" table:formula="of:=[.I99]-[.I98]" office:value-type="float" office:value="3794.42514566996" calcext:value-type="float">
            <text:p>3794,42514566996</text:p>
          </table:table-cell>
          <table:table-cell table:style-name="ce1" table:formula="of:=[.J99]-SUM([.J96:.J98])/3" office:value-type="float" office:value="992.840405272279" calcext:value-type="float">
            <text:p>992,84040527227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9]+[.F99]*([.E$2]-1)*(1-[.H99])" office:value-type="float" office:value="59635840.1353767" calcext:value-type="float">
            <text:p>59635840,1353767</text:p>
          </table:table-cell>
          <table:table-cell table:formula="of:=[.G$22]-[.F100]" office:value-type="float" office:value="364158.864623308" calcext:value-type="float">
            <text:p>364158,864623308</text:p>
          </table:table-cell>
          <table:table-cell table:formula="of:=([.F100])/([.G100]+[.F100])" office:value-type="float" office:value="0.993930685488456" calcext:value-type="float">
            <text:p>0,993930685488456</text:p>
          </table:table-cell>
          <table:table-cell table:style-name="ce1" table:formula="of:=[.D$6]*MMULT(TRANSPOSE([.F61:.F100]);[$DethVariance.D$8:.D$47])" office:value-type="float" office:value="26029.5029969532" calcext:value-type="float">
            <text:p>26029,5029969532</text:p>
          </table:table-cell>
          <table:table-cell table:style-name="ce1" table:formula="of:=[.I100]-[.I99]" office:value-type="float" office:value="4325.21200941345" calcext:value-type="float">
            <text:p>4325,21200941345</text:p>
          </table:table-cell>
          <table:table-cell table:style-name="ce1" table:formula="of:=[.J100]-SUM([.J97:.J99])/3" office:value-type="float" office:value="1038.71210820952" calcext:value-type="float">
            <text:p>1038,7121082095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0]+[.F100]*([.E$2]-1)*(1-[.H100])" office:value-type="float" office:value="59751485.5987168" calcext:value-type="float">
            <text:p>59751485,5987168</text:p>
          </table:table-cell>
          <table:table-cell table:formula="of:=[.G$22]-[.F101]" office:value-type="float" office:value="248513.401283197" calcext:value-type="float">
            <text:p>248513,401283197</text:p>
          </table:table-cell>
          <table:table-cell table:formula="of:=([.F101])/([.G101]+[.F101])" office:value-type="float" office:value="0.995858109909582" calcext:value-type="float">
            <text:p>0,995858109909582</text:p>
          </table:table-cell>
          <table:table-cell table:style-name="ce1" table:formula="of:=[.D$6]*MMULT(TRANSPOSE([.F62:.F101]);[$DethVariance.D$8:.D$47])" office:value-type="float" office:value="30878.8930976625" calcext:value-type="float">
            <text:p>30878,8930976625</text:p>
          </table:table-cell>
          <table:table-cell table:style-name="ce1" table:formula="of:=[.I101]-[.I100]" office:value-type="float" office:value="4849.39010070934" calcext:value-type="float">
            <text:p>4849,39010070934</text:p>
          </table:table-cell>
          <table:table-cell table:style-name="ce1" table:formula="of:=[.J101]-SUM([.J98:.J100])/3" office:value-type="float" office:value="1050.55733594717" calcext:value-type="float">
            <text:p>1050,5573359471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1]+[.F101]*([.E$2]-1)*(1-[.H101])" office:value-type="float" office:value="59830558.7220127" calcext:value-type="float">
            <text:p>59830558,7220127</text:p>
          </table:table-cell>
          <table:table-cell table:formula="of:=[.G$22]-[.F102]" office:value-type="float" office:value="169440.277987331" calcext:value-type="float">
            <text:p>169440,277987331</text:p>
          </table:table-cell>
          <table:table-cell table:formula="of:=([.F102])/([.G102]+[.F102])" office:value-type="float" office:value="0.997175995319811" calcext:value-type="float">
            <text:p>0,997175995319811</text:p>
          </table:table-cell>
          <table:table-cell table:style-name="ce1" table:formula="of:=[.D$6]*MMULT(TRANSPOSE([.F63:.F102]);[$DethVariance.D$8:.D$47])" office:value-type="float" office:value="36222.811831495" calcext:value-type="float">
            <text:p>36222,811831495</text:p>
          </table:table-cell>
          <table:table-cell table:style-name="ce1" table:formula="of:=[.I102]-[.I101]" office:value-type="float" office:value="5343.91873383252" calcext:value-type="float">
            <text:p>5343,91873383252</text:p>
          </table:table-cell>
          <table:table-cell table:style-name="ce1" table:formula="of:=[.J102]-SUM([.J99:.J101])/3" office:value-type="float" office:value="1020.90964856827" calcext:value-type="float">
            <text:p>1020,9096485682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2]+[.F102]*([.E$2]-1)*(1-[.H102])" office:value-type="float" office:value="59884543.3466538" calcext:value-type="float">
            <text:p>59884543,3466538</text:p>
          </table:table-cell>
          <table:table-cell table:formula="of:=[.G$22]-[.F103]" office:value-type="float" office:value="115455.653346233" calcext:value-type="float">
            <text:p>115455,653346233</text:p>
          </table:table-cell>
          <table:table-cell table:formula="of:=([.F103])/([.G103]+[.F103])" office:value-type="float" office:value="0.998075739078825" calcext:value-type="float">
            <text:p>0,998075739078825</text:p>
          </table:table-cell>
          <table:table-cell table:style-name="ce1" table:formula="of:=[.D$6]*MMULT(TRANSPOSE([.F64:.F103]);[$DethVariance.D$8:.D$47])" office:value-type="float" office:value="42006.8605820125" calcext:value-type="float">
            <text:p>42006,8605820125</text:p>
          </table:table-cell>
          <table:table-cell table:style-name="ce1" table:formula="of:=[.I103]-[.I102]" office:value-type="float" office:value="5784.04875051746" calcext:value-type="float">
            <text:p>5784,04875051746</text:p>
          </table:table-cell>
          <table:table-cell table:style-name="ce1" table:formula="of:=[.J103]-SUM([.J100:.J102])/3" office:value-type="float" office:value="944.541802532357" calcext:value-type="float">
            <text:p>944,54180253235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3]+[.F103]*([.E$2]-1)*(1-[.H103])" office:value-type="float" office:value="59921361.3571906" calcext:value-type="float">
            <text:p>59921361,3571906</text:p>
          </table:table-cell>
          <table:table-cell table:formula="of:=[.G$22]-[.F104]" office:value-type="float" office:value="78637.6428093612" calcext:value-type="float">
            <text:p>78637,6428093612</text:p>
          </table:table-cell>
          <table:table-cell table:formula="of:=([.F104])/([.G104]+[.F104])" office:value-type="float" office:value="0.998689372598" calcext:value-type="float">
            <text:p>0,998689372598</text:p>
          </table:table-cell>
          <table:table-cell table:style-name="ce1" table:formula="of:=[.D$6]*MMULT(TRANSPOSE([.F65:.F104]);[$DethVariance.D$8:.D$47])" office:value-type="float" office:value="48152.1560698754" calcext:value-type="float">
            <text:p>48152,1560698754</text:p>
          </table:table-cell>
          <table:table-cell table:style-name="ce1" table:formula="of:=[.I104]-[.I103]" office:value-type="float" office:value="6145.2954878629" calcext:value-type="float">
            <text:p>6145,2954878629</text:p>
          </table:table-cell>
          <table:table-cell table:style-name="ce1" table:formula="of:=[.J104]-SUM([.J101:.J103])/3" office:value-type="float" office:value="819.50962617646" calcext:value-type="float">
            <text:p>819,5096261764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4]+[.F104]*([.E$2]-1)*(1-[.H104])" office:value-type="float" office:value="59946453.7761819" calcext:value-type="float">
            <text:p>59946453,7761819</text:p>
          </table:table-cell>
          <table:table-cell table:formula="of:=[.G$22]-[.F105]" office:value-type="float" office:value="53545.2238180712" calcext:value-type="float">
            <text:p>53545,2238180712</text:p>
          </table:table-cell>
          <table:table-cell table:formula="of:=([.F105])/([.G105]+[.F105])" office:value-type="float" office:value="0.999107579588158" calcext:value-type="float">
            <text:p>0,999107579588158</text:p>
          </table:table-cell>
          <table:table-cell table:style-name="ce1" table:formula="of:=[.D$6]*MMULT(TRANSPOSE([.F66:.F105]);[$DethVariance.D$8:.D$47])" office:value-type="float" office:value="54557.8401690535" calcext:value-type="float">
            <text:p>54557,8401690535</text:p>
          </table:table-cell>
          <table:table-cell table:style-name="ce1" table:formula="of:=[.I105]-[.I104]" office:value-type="float" office:value="6405.68409917812" calcext:value-type="float">
            <text:p>6405,68409917812</text:p>
          </table:table-cell>
          <table:table-cell table:style-name="ce1" table:formula="of:=[.J105]-SUM([.J102:.J104])/3" office:value-type="float" office:value="647.92977510716" calcext:value-type="float">
            <text:p>647,9297751071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5]+[.F105]*([.E$2]-1)*(1-[.H105])" office:value-type="float" office:value="59963546.6311381" calcext:value-type="float">
            <text:p>59963546,6311381</text:p>
          </table:table-cell>
          <table:table-cell table:formula="of:=[.G$22]-[.F106]" office:value-type="float" office:value="36452.3688619062" calcext:value-type="float">
            <text:p>36452,3688619062</text:p>
          </table:table-cell>
          <table:table-cell table:formula="of:=([.F106])/([.G106]+[.F106])" office:value-type="float" office:value="0.999392460508843" calcext:value-type="float">
            <text:p>0,999392460508843</text:p>
          </table:table-cell>
          <table:table-cell table:style-name="ce1" table:formula="of:=[.D$6]*MMULT(TRANSPOSE([.F67:.F106]);[$DethVariance.D$8:.D$47])" office:value-type="float" office:value="61105.8270281876" calcext:value-type="float">
            <text:p>61105,8270281876</text:p>
          </table:table-cell>
          <table:table-cell table:style-name="ce1" table:formula="of:=[.I106]-[.I105]" office:value-type="float" office:value="6547.98685913411" calcext:value-type="float">
            <text:p>6547,98685913411</text:p>
          </table:table-cell>
          <table:table-cell table:style-name="ce1" table:formula="of:=[.J106]-SUM([.J103:.J105])/3" office:value-type="float" office:value="436.310746614613" calcext:value-type="float">
            <text:p>436,31074661461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6]+[.F106]*([.E$2]-1)*(1-[.H106])" office:value-type="float" office:value="59975186.3754527" calcext:value-type="float">
            <text:p>59975186,3754527</text:p>
          </table:table-cell>
          <table:table-cell table:formula="of:=[.G$22]-[.F107]" office:value-type="float" office:value="24812.6245473474" calcext:value-type="float">
            <text:p>24812,6245473474</text:p>
          </table:table-cell>
          <table:table-cell table:formula="of:=([.F107])/([.G107]+[.F107])" office:value-type="float" office:value="0.999586456250652" calcext:value-type="float">
            <text:p>0,999586456250652</text:p>
          </table:table-cell>
          <table:table-cell table:style-name="ce1" table:formula="of:=[.D$6]*MMULT(TRANSPOSE([.F68:.F107]);[$DethVariance.D$8:.D$47])" office:value-type="float" office:value="67667.4614228372" calcext:value-type="float">
            <text:p>67667,4614228372</text:p>
          </table:table-cell>
          <table:table-cell table:style-name="ce1" table:formula="of:=[.I107]-[.I106]" office:value-type="float" office:value="6561.63439464955" calcext:value-type="float">
            <text:p>6561,63439464955</text:p>
          </table:table-cell>
          <table:table-cell table:style-name="ce1" table:formula="of:=[.J107]-SUM([.J104:.J106])/3" office:value-type="float" office:value="195.312245924503" calcext:value-type="float">
            <text:p>195,31224592450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7]+[.F107]*([.E$2]-1)*(1-[.H107])" office:value-type="float" office:value="59983110.9267781" calcext:value-type="float">
            <text:p>59983110,9267781</text:p>
          </table:table-cell>
          <table:table-cell table:formula="of:=[.G$22]-[.F108]" office:value-type="float" office:value="16888.073221907" calcext:value-type="float">
            <text:p>16888,073221907</text:p>
          </table:table-cell>
          <table:table-cell table:formula="of:=([.F108])/([.G108]+[.F108])" office:value-type="float" office:value="0.999718532108277" calcext:value-type="float">
            <text:p>0,999718532108277</text:p>
          </table:table-cell>
          <table:table-cell table:style-name="ce1" table:formula="of:=[.D$6]*MMULT(TRANSPOSE([.F69:.F108]);[$DethVariance.D$8:.D$47])" office:value-type="float" office:value="74111.4640390063" calcext:value-type="float">
            <text:p>74111,4640390063</text:p>
          </table:table-cell>
          <table:table-cell table:style-name="ce1" table:formula="of:=[.I108]-[.I107]" office:value-type="float" office:value="6444.00261616915" calcext:value-type="float">
            <text:p>6444,00261616915</text:p>
          </table:table-cell>
          <table:table-cell table:style-name="ce1" table:formula="of:=[.J108]-SUM([.J105:.J107])/3" office:value-type="float" office:value="-61.0991681514424" calcext:value-type="float">
            <text:p>-61,099168151442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8]+[.F108]*([.E$2]-1)*(1-[.H108])" office:value-type="float" office:value="59988505.2810052" calcext:value-type="float">
            <text:p>59988505,2810052</text:p>
          </table:table-cell>
          <table:table-cell table:formula="of:=[.G$22]-[.F109]" office:value-type="float" office:value="11493.7189947888" calcext:value-type="float">
            <text:p>11493,7189947888</text:p>
          </table:table-cell>
          <table:table-cell table:formula="of:=([.F109])/([.G109]+[.F109])" office:value-type="float" office:value="0.999808438013561" calcext:value-type="float">
            <text:p>0,999808438013561</text:p>
          </table:table-cell>
          <table:table-cell table:style-name="ce1" table:formula="of:=[.D$6]*MMULT(TRANSPOSE([.F70:.F109]);[$DethVariance.D$8:.D$47])" office:value-type="float" office:value="80312.3209373961" calcext:value-type="float">
            <text:p>80312,3209373961</text:p>
          </table:table-cell>
          <table:table-cell table:style-name="ce1" table:formula="of:=[.I109]-[.I108]" office:value-type="float" office:value="6200.85689838982" calcext:value-type="float">
            <text:p>6200,85689838982</text:p>
          </table:table-cell>
          <table:table-cell table:style-name="ce1" table:formula="of:=[.J109]-SUM([.J106:.J108])/3" office:value-type="float" office:value="-317.017724927787" calcext:value-type="float">
            <text:p>-317,01772492778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9]+[.F109]*([.E$2]-1)*(1-[.H109])" office:value-type="float" office:value="59992176.9116686" calcext:value-type="float">
            <text:p>59992176,9116686</text:p>
          </table:table-cell>
          <table:table-cell table:formula="of:=[.G$22]-[.F110]" office:value-type="float" office:value="7822.088331379" calcext:value-type="float">
            <text:p>7822,088331379</text:p>
          </table:table-cell>
          <table:table-cell table:formula="of:=([.F110])/([.G110]+[.F110])" office:value-type="float" office:value="0.999869631858971" calcext:value-type="float">
            <text:p>0,999869631858971</text:p>
          </table:table-cell>
          <table:table-cell table:style-name="ce1" table:formula="of:=[.D$6]*MMULT(TRANSPOSE([.F71:.F110]);[$DethVariance.D$8:.D$47])" office:value-type="float" office:value="86158.1834259792" calcext:value-type="float">
            <text:p>86158,1834259792</text:p>
          </table:table-cell>
          <table:table-cell table:style-name="ce1" table:formula="of:=[.I110]-[.I109]" office:value-type="float" office:value="5845.86248858305" calcext:value-type="float">
            <text:p>5845,86248858305</text:p>
          </table:table-cell>
          <table:table-cell table:style-name="ce1" table:formula="of:=[.J110]-SUM([.J107:.J109])/3" office:value-type="float" office:value="-556.302147819787" calcext:value-type="float">
            <text:p>-556,30214781978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0]+[.F110]*([.E$2]-1)*(1-[.H110])" office:value-type="float" office:value="59994675.8049507" calcext:value-type="float">
            <text:p>59994675,8049507</text:p>
          </table:table-cell>
          <table:table-cell table:formula="of:=[.G$22]-[.F111]" office:value-type="float" office:value="5323.19504928589" calcext:value-type="float">
            <text:p>5323,19504928589</text:p>
          </table:table-cell>
          <table:table-cell table:formula="of:=([.F111])/([.G111]+[.F111])" office:value-type="float" office:value="0.999911280081033" calcext:value-type="float">
            <text:p>0,999911280081033</text:p>
          </table:table-cell>
          <table:table-cell table:style-name="ce1" table:formula="of:=[.D$6]*MMULT(TRANSPOSE([.F72:.F111]);[$DethVariance.D$8:.D$47])" office:value-type="float" office:value="91557.4036353129" calcext:value-type="float">
            <text:p>91557,4036353129</text:p>
          </table:table-cell>
          <table:table-cell table:style-name="ce1" table:formula="of:=[.I111]-[.I110]" office:value-type="float" office:value="5399.22020933371" calcext:value-type="float">
            <text:p>5399,22020933371</text:p>
          </table:table-cell>
          <table:table-cell table:style-name="ce1" table:formula="of:=[.J111]-SUM([.J108:.J110])/3" office:value-type="float" office:value="-764.353791713627" calcext:value-type="float">
            <text:p>-764,35379171362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1]+[.F111]*([.E$2]-1)*(1-[.H111])" office:value-type="float" office:value="59996376.4569845" calcext:value-type="float">
            <text:p>59996376,4569845</text:p>
          </table:table-cell>
          <table:table-cell table:formula="of:=[.G$22]-[.F112]" office:value-type="float" office:value="3622.5430155471" calcext:value-type="float">
            <text:p>3622,5430155471</text:p>
          </table:table-cell>
          <table:table-cell table:formula="of:=([.F112])/([.G112]+[.F112])" office:value-type="float" office:value="0.999939624282068" calcext:value-type="float">
            <text:p>0,999939624282068</text:p>
          </table:table-cell>
          <table:table-cell table:style-name="ce1" table:formula="of:=[.D$6]*MMULT(TRANSPOSE([.F73:.F112]);[$DethVariance.D$8:.D$47])" office:value-type="float" office:value="96443.0312021351" calcext:value-type="float">
            <text:p>96443,0312021351</text:p>
          </table:table-cell>
          <table:table-cell table:style-name="ce1" table:formula="of:=[.I112]-[.I111]" office:value-type="float" office:value="4885.62756682218" calcext:value-type="float">
            <text:p>4885,62756682218</text:p>
          </table:table-cell>
          <table:table-cell table:style-name="ce1" table:formula="of:=[.J112]-SUM([.J109:.J111])/3" office:value-type="float" office:value="-929.68563194668" calcext:value-type="float">
            <text:p>-929,6856319466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2]+[.F112]*([.E$2]-1)*(1-[.H112])" office:value-type="float" office:value="59997533.8182543" calcext:value-type="float">
            <text:p>59997533,8182543</text:p>
          </table:table-cell>
          <table:table-cell table:formula="of:=[.G$22]-[.F113]" office:value-type="float" office:value="2465.18174570054" calcext:value-type="float">
            <text:p>2465,18174570054</text:p>
          </table:table-cell>
          <table:table-cell table:formula="of:=([.F113])/([.G113]+[.F113])" office:value-type="float" office:value="0.999958913636887" calcext:value-type="float">
            <text:p>0,999958913636887</text:p>
          </table:table-cell>
          <table:table-cell table:style-name="ce1" table:formula="of:=[.D$6]*MMULT(TRANSPOSE([.F74:.F113]);[$DethVariance.D$8:.D$47])" office:value-type="float" office:value="100774.898476844" calcext:value-type="float">
            <text:p>100774,898476844</text:p>
          </table:table-cell>
          <table:table-cell table:style-name="ce1" table:formula="of:=[.I113]-[.I112]" office:value-type="float" office:value="4331.86727470906" calcext:value-type="float">
            <text:p>4331,86727470906</text:p>
          </table:table-cell>
          <table:table-cell table:style-name="ce1" table:formula="of:=[.J113]-SUM([.J110:.J112])/3" office:value-type="float" office:value="-1045.03614687059" calcext:value-type="float">
            <text:p>-1045,0361468705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3]+[.F113]*([.E$2]-1)*(1-[.H113])" office:value-type="float" office:value="59998321.4309621" calcext:value-type="float">
            <text:p>59998321,4309621</text:p>
          </table:table-cell>
          <table:table-cell table:formula="of:=[.G$22]-[.F114]" office:value-type="float" office:value="1677.56903792918" calcext:value-type="float">
            <text:p>1677,56903792918</text:p>
          </table:table-cell>
          <table:table-cell table:formula="of:=([.F114])/([.G114]+[.F114])" office:value-type="float" office:value="0.999972040515569" calcext:value-type="float">
            <text:p>0,999972040515569</text:p>
          </table:table-cell>
          <table:table-cell table:style-name="ce1" table:formula="of:=[.D$6]*MMULT(TRANSPOSE([.F75:.F114]);[$DethVariance.D$8:.D$47])" office:value-type="float" office:value="104539.265957337" calcext:value-type="float">
            <text:p>104539,265957337</text:p>
          </table:table-cell>
          <table:table-cell table:style-name="ce1" table:formula="of:=[.I114]-[.I113]" office:value-type="float" office:value="3764.36748049302" calcext:value-type="float">
            <text:p>3764,36748049302</text:p>
          </table:table-cell>
          <table:table-cell table:style-name="ce1" table:formula="of:=[.J114]-SUM([.J111:.J113])/3" office:value-type="float" office:value="-1107.8708697953" calcext:value-type="float">
            <text:p>-1107,870869795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4]+[.F114]*([.E$2]-1)*(1-[.H114])" office:value-type="float" office:value="59998857.4125544" calcext:value-type="float">
            <text:p>59998857,4125544</text:p>
          </table:table-cell>
          <table:table-cell table:formula="of:=[.G$22]-[.F115]" office:value-type="float" office:value="1141.58744563162" calcext:value-type="float">
            <text:p>1141,58744563162</text:p>
          </table:table-cell>
          <table:table-cell table:formula="of:=([.F115])/([.G115]+[.F115])" office:value-type="float" office:value="0.999980973542256" calcext:value-type="float">
            <text:p>0,999980973542256</text:p>
          </table:table-cell>
          <table:table-cell table:style-name="ce1" table:formula="of:=[.D$6]*MMULT(TRANSPOSE([.F76:.F115]);[$DethVariance.D$8:.D$47])" office:value-type="float" office:value="107746.32090541" calcext:value-type="float">
            <text:p>107746,32090541</text:p>
          </table:table-cell>
          <table:table-cell table:style-name="ce1" table:formula="of:=[.I115]-[.I114]" office:value-type="float" office:value="3207.0549480732" calcext:value-type="float">
            <text:p>3207,0549480732</text:p>
          </table:table-cell>
          <table:table-cell table:style-name="ce1" table:formula="of:=[.J115]-SUM([.J112:.J114])/3" office:value-type="float" office:value="-1120.23249260155" calcext:value-type="float">
            <text:p>-1120,2324926015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5]+[.F115]*([.E$2]-1)*(1-[.H115])" office:value-type="float" office:value="59999222.1518343" calcext:value-type="float">
            <text:p>59999222,1518343</text:p>
          </table:table-cell>
          <table:table-cell table:formula="of:=[.G$22]-[.F116]" office:value-type="float" office:value="776.848165743053" calcext:value-type="float">
            <text:p>776,848165743053</text:p>
          </table:table-cell>
          <table:table-cell table:formula="of:=([.F116])/([.G116]+[.F116])" office:value-type="float" office:value="0.999987052530355" calcext:value-type="float">
            <text:p>0,999987052530355</text:p>
          </table:table-cell>
          <table:table-cell table:style-name="ce1" table:formula="of:=[.D$6]*MMULT(TRANSPOSE([.F77:.F116]);[$DethVariance.D$8:.D$47])" office:value-type="float" office:value="110426.064849814" calcext:value-type="float">
            <text:p>110426,064849814</text:p>
          </table:table-cell>
          <table:table-cell table:style-name="ce1" table:formula="of:=[.I116]-[.I115]" office:value-type="float" office:value="2679.74394440372" calcext:value-type="float">
            <text:p>2679,74394440372</text:p>
          </table:table-cell>
          <table:table-cell table:style-name="ce1" table:formula="of:=[.J116]-SUM([.J113:.J115])/3" office:value-type="float" office:value="-1088.01929002138" calcext:value-type="float">
            <text:p>-1088,0192900213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6]+[.F116]*([.E$2]-1)*(1-[.H116])" office:value-type="float" office:value="59999470.357755" calcext:value-type="float">
            <text:p>59999470,357755</text:p>
          </table:table-cell>
          <table:table-cell table:formula="of:=[.G$22]-[.F117]" office:value-type="float" office:value="528.642245002091" calcext:value-type="float">
            <text:p>528,642245002091</text:p>
          </table:table-cell>
          <table:table-cell table:formula="of:=([.F117])/([.G117]+[.F117])" office:value-type="float" office:value="0.99999118929577" calcext:value-type="float">
            <text:p>0,99999118929577</text:p>
          </table:table-cell>
          <table:table-cell table:style-name="ce1" table:formula="of:=[.D$6]*MMULT(TRANSPOSE([.F78:.F117]);[$DethVariance.D$8:.D$47])" office:value-type="float" office:value="112623.256103025" calcext:value-type="float">
            <text:p>112623,256103025</text:p>
          </table:table-cell>
          <table:table-cell table:style-name="ce1" table:formula="of:=[.I117]-[.I116]" office:value-type="float" office:value="2197.19125321075" calcext:value-type="float">
            <text:p>2197,19125321075</text:p>
          </table:table-cell>
          <table:table-cell table:style-name="ce1" table:formula="of:=[.J117]-SUM([.J114:.J116])/3" office:value-type="float" office:value="-1019.86420444589" calcext:value-type="float">
            <text:p>-1019,8642044458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7]+[.F117]*([.E$2]-1)*(1-[.H117])" office:value-type="float" office:value="59999639.2616461" calcext:value-type="float">
            <text:p>59999639,2616461</text:p>
          </table:table-cell>
          <table:table-cell table:formula="of:=[.G$22]-[.F118]" office:value-type="float" office:value="359.738353930414" calcext:value-type="float">
            <text:p>359,738353930414</text:p>
          </table:table-cell>
          <table:table-cell table:formula="of:=([.F118])/([.G118]+[.F118])" office:value-type="float" office:value="0.999994004360668" calcext:value-type="float">
            <text:p>0,999994004360668</text:p>
          </table:table-cell>
          <table:table-cell table:style-name="ce1" table:formula="of:=[.D$6]*MMULT(TRANSPOSE([.F79:.F118]);[$DethVariance.D$8:.D$47])" office:value-type="float" office:value="114392.084487358" calcext:value-type="float">
            <text:p>114392,084487358</text:p>
          </table:table-cell>
          <table:table-cell table:style-name="ce1" table:formula="of:=[.I118]-[.I117]" office:value-type="float" office:value="1768.82838433312" calcext:value-type="float">
            <text:p>1768,82838433312</text:p>
          </table:table-cell>
          <table:table-cell table:style-name="ce1" table:formula="of:=[.J118]-SUM([.J115:.J117])/3" office:value-type="float" office:value="-925.834997562774" calcext:value-type="float">
            <text:p>-925,83499756277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8]+[.F118]*([.E$2]-1)*(1-[.H118])" office:value-type="float" office:value="59999754.2002068" calcext:value-type="float">
            <text:p>59999754,2002068</text:p>
          </table:table-cell>
          <table:table-cell table:formula="of:=[.G$22]-[.F119]" office:value-type="float" office:value="244.799793176353" calcext:value-type="float">
            <text:p>244,799793176353</text:p>
          </table:table-cell>
          <table:table-cell table:formula="of:=([.F119])/([.G119]+[.F119])" office:value-type="float" office:value="0.999995920003379" calcext:value-type="float">
            <text:p>0,999995920003379</text:p>
          </table:table-cell>
          <table:table-cell table:style-name="ce1" table:formula="of:=[.D$6]*MMULT(TRANSPOSE([.F80:.F119]);[$DethVariance.D$8:.D$47])" office:value-type="float" office:value="115791.164748621" calcext:value-type="float">
            <text:p>115791,164748621</text:p>
          </table:table-cell>
          <table:table-cell table:style-name="ce1" table:formula="of:=[.I119]-[.I118]" office:value-type="float" office:value="1399.08026126321" calcext:value-type="float">
            <text:p>1399,08026126321</text:p>
          </table:table-cell>
          <table:table-cell table:style-name="ce1" table:formula="of:=[.J119]-SUM([.J116:.J118])/3" office:value-type="float" office:value="-816.174266052651" calcext:value-type="float">
            <text:p>-816,17426605265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9]+[.F119]*([.E$2]-1)*(1-[.H119])" office:value-type="float" office:value="59999832.4153582" calcext:value-type="float">
            <text:p>59999832,4153582</text:p>
          </table:table-cell>
          <table:table-cell table:formula="of:=[.G$22]-[.F120]" office:value-type="float" office:value="166.584641821682" calcext:value-type="float">
            <text:p>166,584641821682</text:p>
          </table:table-cell>
          <table:table-cell table:formula="of:=([.F120])/([.G120]+[.F120])" office:value-type="float" office:value="0.999997223589257" calcext:value-type="float">
            <text:p>0,999997223589257</text:p>
          </table:table-cell>
          <table:table-cell table:style-name="ce1" table:formula="of:=[.D$6]*MMULT(TRANSPOSE([.F81:.F120]);[$DethVariance.D$8:.D$47])" office:value-type="float" office:value="116879.276901596" calcext:value-type="float">
            <text:p>116879,276901596</text:p>
          </table:table-cell>
          <table:table-cell table:style-name="ce1" table:formula="of:=[.I120]-[.I119]" office:value-type="float" office:value="1088.11215297473" calcext:value-type="float">
            <text:p>1088,11215297473</text:p>
          </table:table-cell>
          <table:table-cell table:style-name="ce1" table:formula="of:=[.J120]-SUM([.J117:.J119])/3" office:value-type="float" office:value="-700.25447996096" calcext:value-type="float">
            <text:p>-700,2544799609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0]+[.F120]*([.E$2]-1)*(1-[.H120])" office:value-type="float" office:value="59999885.6403213" calcext:value-type="float">
            <text:p>59999885,6403213</text:p>
          </table:table-cell>
          <table:table-cell table:formula="of:=[.G$22]-[.F121]" office:value-type="float" office:value="113.359678722918" calcext:value-type="float">
            <text:p>113,359678722918</text:p>
          </table:table-cell>
          <table:table-cell table:formula="of:=([.F121])/([.G121]+[.F121])" office:value-type="float" office:value="0.99999811067199" calcext:value-type="float">
            <text:p>0,99999811067199</text:p>
          </table:table-cell>
          <table:table-cell table:style-name="ce1" table:formula="of:=[.D$6]*MMULT(TRANSPOSE([.F82:.F121]);[$DethVariance.D$8:.D$47])" office:value-type="float" office:value="117712.096423291" calcext:value-type="float">
            <text:p>117712,096423291</text:p>
          </table:table-cell>
          <table:table-cell table:style-name="ce1" table:formula="of:=[.I121]-[.I120]" office:value-type="float" office:value="832.819521695244" calcext:value-type="float">
            <text:p>832,819521695244</text:p>
          </table:table-cell>
          <table:table-cell table:style-name="ce1" table:formula="of:=[.J121]-SUM([.J118:.J120])/3" office:value-type="float" office:value="-585.854077828442" calcext:value-type="float">
            <text:p>-585,85407782844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1]+[.F121]*([.E$2]-1)*(1-[.H121])" office:value-type="float" office:value="59999921.859567" calcext:value-type="float">
            <text:p>59999921,859567</text:p>
          </table:table-cell>
          <table:table-cell table:formula="of:=[.G$22]-[.F122]" office:value-type="float" office:value="77.1404330357909" calcext:value-type="float">
            <text:p>77,1404330357909</text:p>
          </table:table-cell>
          <table:table-cell table:formula="of:=([.F122])/([.G122]+[.F122])" office:value-type="float" office:value="0.999998714326095" calcext:value-type="float">
            <text:p>0,999998714326095</text:p>
          </table:table-cell>
          <table:table-cell table:style-name="ce1" table:formula="of:=[.D$6]*MMULT(TRANSPOSE([.F83:.F122]);[$DethVariance.D$8:.D$47])" office:value-type="float" office:value="118339.981444725" calcext:value-type="float">
            <text:p>118339,981444725</text:p>
          </table:table-cell>
          <table:table-cell table:style-name="ce1" table:formula="of:=[.I122]-[.I121]" office:value-type="float" office:value="627.885021433947" calcext:value-type="float">
            <text:p>627,885021433947</text:p>
          </table:table-cell>
          <table:table-cell table:style-name="ce1" table:formula="of:=[.J122]-SUM([.J119:.J121])/3" office:value-type="float" office:value="-478.785623877115" calcext:value-type="float">
            <text:p>-478,78562387711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2]+[.F122]*([.E$2]-1)*(1-[.H122])" office:value-type="float" office:value="59999946.5065139" calcext:value-type="float">
            <text:p>59999946,5065139</text:p>
          </table:table-cell>
          <table:table-cell table:formula="of:=[.G$22]-[.F123]" office:value-type="float" office:value="52.4934861287475" calcext:value-type="float">
            <text:p>52,4934861287475</text:p>
          </table:table-cell>
          <table:table-cell table:formula="of:=([.F123])/([.G123]+[.F123])" office:value-type="float" office:value="0.99999912510855" calcext:value-type="float">
            <text:p>0,99999912510855</text:p>
          </table:table-cell>
          <table:table-cell table:style-name="ce1" table:formula="of:=[.D$6]*MMULT(TRANSPOSE([.F84:.F123]);[$DethVariance.D$8:.D$47])" office:value-type="float" office:value="118806.743944588" calcext:value-type="float">
            <text:p>118806,743944588</text:p>
          </table:table-cell>
          <table:table-cell table:style-name="ce1" table:formula="of:=[.I123]-[.I122]" office:value-type="float" office:value="466.762499863253" calcext:value-type="float">
            <text:p>466,762499863253</text:p>
          </table:table-cell>
          <table:table-cell table:style-name="ce1" table:formula="of:=[.J123]-SUM([.J120:.J122])/3" office:value-type="float" office:value="-382.843065504722" calcext:value-type="float">
            <text:p>-382,84306550472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3]+[.F123]*([.E$2]-1)*(1-[.H123])" office:value-type="float" office:value="59999963.2785833" calcext:value-type="float">
            <text:p>59999963,2785833</text:p>
          </table:table-cell>
          <table:table-cell table:formula="of:=[.G$22]-[.F124]" office:value-type="float" office:value="35.7214167192578" calcext:value-type="float">
            <text:p>35,7214167192578</text:p>
          </table:table-cell>
          <table:table-cell table:formula="of:=([.F124])/([.G124]+[.F124])" office:value-type="float" office:value="0.999999404643045" calcext:value-type="float">
            <text:p>0,999999404643045</text:p>
          </table:table-cell>
          <table:table-cell table:style-name="ce1" table:formula="of:=[.D$6]*MMULT(TRANSPOSE([.F85:.F124]);[$DethVariance.D$8:.D$47])" office:value-type="float" office:value="119149.240149272" calcext:value-type="float">
            <text:p>119149,240149272</text:p>
          </table:table-cell>
          <table:table-cell table:style-name="ce1" table:formula="of:=[.I124]-[.I123]" office:value-type="float" office:value="342.496204683164" calcext:value-type="float">
            <text:p>342,496204683164</text:p>
          </table:table-cell>
          <table:table-cell table:style-name="ce1" table:formula="of:=[.J124]-SUM([.J121:.J123])/3" office:value-type="float" office:value="-299.992809647651" calcext:value-type="float">
            <text:p>-299,99280964765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4]+[.F124]*([.E$2]-1)*(1-[.H124])" office:value-type="float" office:value="59999974.6918517" calcext:value-type="float">
            <text:p>59999974,6918517</text:p>
          </table:table-cell>
          <table:table-cell table:formula="of:=[.G$22]-[.F125]" office:value-type="float" office:value="24.3081482872367" calcext:value-type="float">
            <text:p>24,3081482872367</text:p>
          </table:table-cell>
          <table:table-cell table:formula="of:=([.F125])/([.G125]+[.F125])" office:value-type="float" office:value="0.999999594864188" calcext:value-type="float">
            <text:p>0,999999594864188</text:p>
          </table:table-cell>
          <table:table-cell table:style-name="ce1" table:formula="of:=[.D$6]*MMULT(TRANSPOSE([.F86:.F125]);[$DethVariance.D$8:.D$47])" office:value-type="float" office:value="119397.572347201" calcext:value-type="float">
            <text:p>119397,572347201</text:p>
          </table:table-cell>
          <table:table-cell table:style-name="ce1" table:formula="of:=[.I125]-[.I124]" office:value-type="float" office:value="248.332197929092" calcext:value-type="float">
            <text:p>248,332197929092</text:p>
          </table:table-cell>
          <table:table-cell table:style-name="ce1" table:formula="of:=[.J125]-SUM([.J122:.J124])/3" office:value-type="float" office:value="-230.715710731029" calcext:value-type="float">
            <text:p>-230,71571073102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5]+[.F125]*([.E$2]-1)*(1-[.H125])" office:value-type="float" office:value="59999982.4584942" calcext:value-type="float">
            <text:p>59999982,4584942</text:p>
          </table:table-cell>
          <table:table-cell table:formula="of:=[.G$22]-[.F126]" office:value-type="float" office:value="16.5415057614446" calcext:value-type="float">
            <text:p>16,5415057614446</text:p>
          </table:table-cell>
          <table:table-cell table:formula="of:=([.F126])/([.G126]+[.F126])" office:value-type="float" office:value="0.999999724308233" calcext:value-type="float">
            <text:p>0,999999724308233</text:p>
          </table:table-cell>
          <table:table-cell table:style-name="ce1" table:formula="of:=[.D$6]*MMULT(TRANSPOSE([.F87:.F126]);[$DethVariance.D$8:.D$47])" office:value-type="float" office:value="119575.691841965" calcext:value-type="float">
            <text:p>119575,691841965</text:p>
          </table:table-cell>
          <table:table-cell table:style-name="ce1" table:formula="of:=[.I126]-[.I125]" office:value-type="float" office:value="178.119494764178" calcext:value-type="float">
            <text:p>178,119494764178</text:p>
          </table:table-cell>
          <table:table-cell table:style-name="ce1" table:formula="of:=[.J126]-SUM([.J123:.J125])/3" office:value-type="float" office:value="-174.410806060992" calcext:value-type="float">
            <text:p>-174,41080606099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6]+[.F126]*([.E$2]-1)*(1-[.H126])" office:value-type="float" office:value="59999987.7436347" calcext:value-type="float">
            <text:p>59999987,7436347</text:p>
          </table:table-cell>
          <table:table-cell table:formula="of:=[.G$22]-[.F127]" office:value-type="float" office:value="11.2563652694225" calcext:value-type="float">
            <text:p>11,2563652694225</text:p>
          </table:table-cell>
          <table:table-cell table:formula="of:=([.F127])/([.G127]+[.F127])" office:value-type="float" office:value="0.999999812393909" calcext:value-type="float">
            <text:p>0,999999812393909</text:p>
          </table:table-cell>
          <table:table-cell table:style-name="ce1" table:formula="of:=[.D$6]*MMULT(TRANSPOSE([.F88:.F127]);[$DethVariance.D$8:.D$47])" office:value-type="float" office:value="119702.21818852" calcext:value-type="float">
            <text:p>119702,21818852</text:p>
          </table:table-cell>
          <table:table-cell table:style-name="ce1" table:formula="of:=[.I127]-[.I126]" office:value-type="float" office:value="126.526346555227" calcext:value-type="float">
            <text:p>126,526346555227</text:p>
          </table:table-cell>
          <table:table-cell table:style-name="ce1" table:formula="of:=[.J127]-SUM([.J124:.J126])/3" office:value-type="float" office:value="-129.789619236918" calcext:value-type="float">
            <text:p>-129,78961923691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7]+[.F127]*([.E$2]-1)*(1-[.H127])" office:value-type="float" office:value="59999991.3401318" calcext:value-type="float">
            <text:p>59999991,3401318</text:p>
          </table:table-cell>
          <table:table-cell table:formula="of:=[.G$22]-[.F128]" office:value-type="float" office:value="7.65986819565296" calcext:value-type="float">
            <text:p>7,65986819565296</text:p>
          </table:table-cell>
          <table:table-cell table:formula="of:=([.F128])/([.G128]+[.F128])" office:value-type="float" office:value="0.999999872335528" calcext:value-type="float">
            <text:p>0,999999872335528</text:p>
          </table:table-cell>
          <table:table-cell table:style-name="ce1" table:formula="of:=[.D$6]*MMULT(TRANSPOSE([.F89:.F128]);[$DethVariance.D$8:.D$47])" office:value-type="float" office:value="119791.330162436" calcext:value-type="float">
            <text:p>119791,330162436</text:p>
          </table:table-cell>
          <table:table-cell table:style-name="ce1" table:formula="of:=[.I128]-[.I127]" office:value-type="float" office:value="89.1119739156566" calcext:value-type="float">
            <text:p>89,1119739156566</text:p>
          </table:table-cell>
          <table:table-cell table:style-name="ce1" table:formula="of:=[.J128]-SUM([.J125:.J127])/3" office:value-type="float" office:value="-95.2140391671759" calcext:value-type="float">
            <text:p>-95,214039167175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8]+[.F128]*([.E$2]-1)*(1-[.H128])" office:value-type="float" office:value="59999993.78752" calcext:value-type="float">
            <text:p>59999993,78752</text:p>
          </table:table-cell>
          <table:table-cell table:formula="of:=[.G$22]-[.F129]" office:value-type="float" office:value="5.2124800235033" calcext:value-type="float">
            <text:p>5,2124800235033</text:p>
          </table:table-cell>
          <table:table-cell table:formula="of:=([.F129])/([.G129]+[.F129])" office:value-type="float" office:value="0.999999913125332" calcext:value-type="float">
            <text:p>0,999999913125332</text:p>
          </table:table-cell>
          <table:table-cell table:style-name="ce1" table:formula="of:=[.D$6]*MMULT(TRANSPOSE([.F90:.F129]);[$DethVariance.D$8:.D$47])" office:value-type="float" office:value="119853.628216272" calcext:value-type="float">
            <text:p>119853,628216272</text:p>
          </table:table-cell>
          <table:table-cell table:style-name="ce1" table:formula="of:=[.I129]-[.I128]" office:value-type="float" office:value="62.2980538364063" calcext:value-type="float">
            <text:p>62,2980538364063</text:p>
          </table:table-cell>
          <table:table-cell table:style-name="ce1" table:formula="of:=[.J129]-SUM([.J126:.J128])/3" office:value-type="float" office:value="-68.9545512419475" calcext:value-type="float">
            <text:p>-68,954551241947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9]+[.F129]*([.E$2]-1)*(1-[.H129])" office:value-type="float" office:value="59999995.4529484" calcext:value-type="float">
            <text:p>59999995,4529484</text:p>
          </table:table-cell>
          <table:table-cell table:formula="of:=[.G$22]-[.F130]" office:value-type="float" office:value="3.54705156385899" calcext:value-type="float">
            <text:p>3,54705156385899</text:p>
          </table:table-cell>
          <table:table-cell table:formula="of:=([.F130])/([.G130]+[.F130])" office:value-type="float" office:value="0.999999940882473" calcext:value-type="float">
            <text:p>0,999999940882473</text:p>
          </table:table-cell>
          <table:table-cell table:style-name="ce1" table:formula="of:=[.D$6]*MMULT(TRANSPOSE([.F91:.F130]);[$DethVariance.D$8:.D$47])" office:value-type="float" office:value="119896.908737327" calcext:value-type="float">
            <text:p>119896,908737327</text:p>
          </table:table-cell>
          <table:table-cell table:style-name="ce1" table:formula="of:=[.I130]-[.I129]" office:value-type="float" office:value="43.280521054854" calcext:value-type="float">
            <text:p>43,280521054854</text:p>
          </table:table-cell>
          <table:table-cell table:style-name="ce1" table:formula="of:=[.J130]-SUM([.J127:.J129])/3" office:value-type="float" office:value="-49.364937047576" calcext:value-type="float">
            <text:p>-49,36493704757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0]+[.F130]*([.E$2]-1)*(1-[.H130])" office:value-type="float" office:value="59999996.5862594" calcext:value-type="float">
            <text:p>59999996,5862594</text:p>
          </table:table-cell>
          <table:table-cell table:formula="of:=[.G$22]-[.F131]" office:value-type="float" office:value="2.41374059766531" calcext:value-type="float">
            <text:p>2,41374059766531</text:p>
          </table:table-cell>
          <table:table-cell table:formula="of:=([.F131])/([.G131]+[.F131])" office:value-type="float" office:value="0.999999959770989" calcext:value-type="float">
            <text:p>0,999999959770989</text:p>
          </table:table-cell>
          <table:table-cell table:style-name="ce1" table:formula="of:=[.D$6]*MMULT(TRANSPOSE([.F92:.F131]);[$DethVariance.D$8:.D$47])" office:value-type="float" office:value="119926.822669872" calcext:value-type="float">
            <text:p>119926,822669872</text:p>
          </table:table-cell>
          <table:table-cell table:style-name="ce1" table:formula="of:=[.I131]-[.I130]" office:value-type="float" office:value="29.9139325455471" calcext:value-type="float">
            <text:p>29,9139325455471</text:p>
          </table:table-cell>
          <table:table-cell table:style-name="ce1" table:formula="of:=[.J131]-SUM([.J128:.J130])/3" office:value-type="float" office:value="-34.9829170567585" calcext:value-type="float">
            <text:p>-34,982917056758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1]+[.F131]*([.E$2]-1)*(1-[.H131])" office:value-type="float" office:value="59999997.3574686" calcext:value-type="float">
            <text:p>59999997,3574686</text:p>
          </table:table-cell>
          <table:table-cell table:formula="of:=[.G$22]-[.F132]" office:value-type="float" office:value="1.64253140985966" calcext:value-type="float">
            <text:p>1,64253140985966</text:p>
          </table:table-cell>
          <table:table-cell table:formula="of:=([.F132])/([.G132]+[.F132])" office:value-type="float" office:value="0.999999972624476" calcext:value-type="float">
            <text:p>0,999999972624476</text:p>
          </table:table-cell>
          <table:table-cell table:style-name="ce1" table:formula="of:=[.D$6]*MMULT(TRANSPOSE([.F93:.F132]);[$DethVariance.D$8:.D$47])" office:value-type="float" office:value="119947.413356094" calcext:value-type="float">
            <text:p>119947,413356094</text:p>
          </table:table-cell>
          <table:table-cell table:style-name="ce1" table:formula="of:=[.I132]-[.I131]" office:value-type="float" office:value="20.5906862216216" calcext:value-type="float">
            <text:p>20,5906862216216</text:p>
          </table:table-cell>
          <table:table-cell table:style-name="ce1" table:formula="of:=[.J132]-SUM([.J129:.J131])/3" office:value-type="float" office:value="-24.5734829239809" calcext:value-type="float">
            <text:p>-24,573482923980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2]+[.F132]*([.E$2]-1)*(1-[.H132])" office:value-type="float" office:value="59999997.8822704" calcext:value-type="float">
            <text:p>59999997,8822704</text:p>
          </table:table-cell>
          <table:table-cell table:formula="of:=[.G$22]-[.F133]" office:value-type="float" office:value="1.11772964149714" calcext:value-type="float">
            <text:p>1,11772964149714</text:p>
          </table:table-cell>
          <table:table-cell table:formula="of:=([.F133])/([.G133]+[.F133])" office:value-type="float" office:value="0.999999981371172" calcext:value-type="float">
            <text:p>0,999999981371172</text:p>
          </table:table-cell>
          <table:table-cell table:style-name="ce1" table:formula="of:=[.D$6]*MMULT(TRANSPOSE([.F94:.F133]);[$DethVariance.D$8:.D$47])" office:value-type="float" office:value="119961.54162945" calcext:value-type="float">
            <text:p>119961,54162945</text:p>
          </table:table-cell>
          <table:table-cell table:style-name="ce1" table:formula="of:=[.I133]-[.I132]" office:value-type="float" office:value="14.12827335576" calcext:value-type="float">
            <text:p>14,12827335576</text:p>
          </table:table-cell>
          <table:table-cell table:style-name="ce1" table:formula="of:=[.J133]-SUM([.J130:.J132])/3" office:value-type="float" office:value="-17.1334399182476" calcext:value-type="float">
            <text:p>-17,133439918247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3]+[.F133]*([.E$2]-1)*(1-[.H133])" office:value-type="float" office:value="59999998.2393938" calcext:value-type="float">
            <text:p>59999998,2393938</text:p>
          </table:table-cell>
          <table:table-cell table:formula="of:=[.G$22]-[.F134]" office:value-type="float" office:value="0.760606184601784" calcext:value-type="float">
            <text:p>0,760606184601784</text:p>
          </table:table-cell>
          <table:table-cell table:formula="of:=([.F134])/([.G134]+[.F134])" office:value-type="float" office:value="0.99999998732323" calcext:value-type="float">
            <text:p>0,99999998732323</text:p>
          </table:table-cell>
          <table:table-cell table:style-name="ce1" table:formula="of:=[.D$6]*MMULT(TRANSPOSE([.F95:.F134]);[$DethVariance.D$8:.D$47])" office:value-type="float" office:value="119971.212625638" calcext:value-type="float">
            <text:p>119971,212625638</text:p>
          </table:table-cell>
          <table:table-cell table:style-name="ce1" table:formula="of:=[.I134]-[.I133]" office:value-type="float" office:value="9.6709961877059" calcext:value-type="float">
            <text:p>9,6709961877059</text:p>
          </table:table-cell>
          <table:table-cell table:style-name="ce1" table:formula="of:=[.J134]-SUM([.J131:.J133])/3" office:value-type="float" office:value="-11.8733011866037" calcext:value-type="float">
            <text:p>-11,873301186603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4]+[.F134]*([.E$2]-1)*(1-[.H134])" office:value-type="float" office:value="59999998.4824135" calcext:value-type="float">
            <text:p>59999998,4824135</text:p>
          </table:table-cell>
          <table:table-cell table:formula="of:=[.G$22]-[.F135]" office:value-type="float" office:value="0.51758649200201" calcext:value-type="float">
            <text:p>0,51758649200201</text:p>
          </table:table-cell>
          <table:table-cell table:formula="of:=([.F135])/([.G135]+[.F135])" office:value-type="float" office:value="0.999999991373558" calcext:value-type="float">
            <text:p>0,999999991373558</text:p>
          </table:table-cell>
          <table:table-cell table:style-name="ce1" table:formula="of:=[.D$6]*MMULT(TRANSPOSE([.F96:.F135]);[$DethVariance.D$8:.D$47])" office:value-type="float" office:value="119977.820986205" calcext:value-type="float">
            <text:p>119977,820986205</text:p>
          </table:table-cell>
          <table:table-cell table:style-name="ce1" table:formula="of:=[.I135]-[.I134]" office:value-type="float" office:value="6.60836056765402" calcext:value-type="float">
            <text:p>6,60836056765402</text:p>
          </table:table-cell>
          <table:table-cell table:style-name="ce1" table:formula="of:=[.J135]-SUM([.J132:.J134])/3" office:value-type="float" office:value="-8.18829135404182" calcext:value-type="float">
            <text:p>-8,1882913540418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5]+[.F135]*([.E$2]-1)*(1-[.H135])" office:value-type="float" office:value="59999998.6477865" calcext:value-type="float">
            <text:p>59999998,6477865</text:p>
          </table:table-cell>
          <table:table-cell table:formula="of:=[.G$22]-[.F136]" office:value-type="float" office:value="0.352213516831398" calcext:value-type="float">
            <text:p>0,352213516831398</text:p>
          </table:table-cell>
          <table:table-cell table:formula="of:=([.F136])/([.G136]+[.F136])" office:value-type="float" office:value="0.999999994129774" calcext:value-type="float">
            <text:p>0,999999994129774</text:p>
          </table:table-cell>
          <table:table-cell table:style-name="ce1" table:formula="of:=[.D$6]*MMULT(TRANSPOSE([.F97:.F136]);[$DethVariance.D$8:.D$47])" office:value-type="float" office:value="119982.330922077" calcext:value-type="float">
            <text:p>119982,330922077</text:p>
          </table:table-cell>
          <table:table-cell table:style-name="ce1" table:formula="of:=[.I136]-[.I135]" office:value-type="float" office:value="4.509935871989" calcext:value-type="float">
            <text:p>4,509935871989</text:p>
          </table:table-cell>
          <table:table-cell table:style-name="ce1" table:formula="of:=[.J136]-SUM([.J133:.J135])/3" office:value-type="float" office:value="-5.62594083171765" calcext:value-type="float">
            <text:p>-5,6259408317176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6]+[.F136]*([.E$2]-1)*(1-[.H136])" office:value-type="float" office:value="59999998.7603215" calcext:value-type="float">
            <text:p>59999998,7603215</text:p>
          </table:table-cell>
          <table:table-cell table:formula="of:=[.G$22]-[.F137]" office:value-type="float" office:value="0.239678509533405" calcext:value-type="float">
            <text:p>0,239678509533405</text:p>
          </table:table-cell>
          <table:table-cell table:formula="of:=([.F137])/([.G137]+[.F137])" office:value-type="float" office:value="0.999999996005358" calcext:value-type="float">
            <text:p>0,999999996005358</text:p>
          </table:table-cell>
          <table:table-cell table:style-name="ce1" table:formula="of:=[.D$6]*MMULT(TRANSPOSE([.F98:.F137]);[$DethVariance.D$8:.D$47])" office:value-type="float" office:value="119985.406032413" calcext:value-type="float">
            <text:p>119985,406032413</text:p>
          </table:table-cell>
          <table:table-cell table:style-name="ce1" table:formula="of:=[.I137]-[.I136]" office:value-type="float" office:value="3.07511033573246" calcext:value-type="float">
            <text:p>3,07511033573246</text:p>
          </table:table-cell>
          <table:table-cell table:style-name="ce1" table:formula="of:=[.J137]-SUM([.J134:.J136])/3" office:value-type="float" office:value="-3.85465387338384" calcext:value-type="float">
            <text:p>-3,8546538733838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7]+[.F137]*([.E$2]-1)*(1-[.H137])" office:value-type="float" office:value="59999998.8369007" calcext:value-type="float">
            <text:p>59999998,8369007</text:p>
          </table:table-cell>
          <table:table-cell table:formula="of:=[.G$22]-[.F138]" office:value-type="float" office:value="0.163099333643913" calcext:value-type="float">
            <text:p>0,163099333643913</text:p>
          </table:table-cell>
          <table:table-cell table:formula="of:=([.F138])/([.G138]+[.F138])" office:value-type="float" office:value="0.999999997281678" calcext:value-type="float">
            <text:p>0,999999997281678</text:p>
          </table:table-cell>
          <table:table-cell table:style-name="ce1" table:formula="of:=[.D$6]*MMULT(TRANSPOSE([.F99:.F138]);[$DethVariance.D$8:.D$47])" office:value-type="float" office:value="119987.501499252" calcext:value-type="float">
            <text:p>119987,501499252</text:p>
          </table:table-cell>
          <table:table-cell table:style-name="ce1" table:formula="of:=[.I138]-[.I137]" office:value-type="float" office:value="2.09546683897497" calcext:value-type="float">
            <text:p>2,09546683897497</text:p>
          </table:table-cell>
          <table:table-cell table:style-name="ce1" table:formula="of:=[.J138]-SUM([.J135:.J137])/3" office:value-type="float" office:value="-2.63566875281685" calcext:value-type="float">
            <text:p>-2,6356687528168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8]+[.F138]*([.E$2]-1)*(1-[.H138])" office:value-type="float" office:value="59999998.8890122" calcext:value-type="float">
            <text:p>59999998,8890122</text:p>
          </table:table-cell>
          <table:table-cell table:formula="of:=[.G$22]-[.F139]" office:value-type="float" office:value="0.110987804830074" calcext:value-type="float">
            <text:p>0,110987804830074</text:p>
          </table:table-cell>
          <table:table-cell table:formula="of:=([.F139])/([.G139]+[.F139])" office:value-type="float" office:value="0.999999998150203" calcext:value-type="float">
            <text:p>0,999999998150203</text:p>
          </table:table-cell>
          <table:table-cell table:style-name="ce1" table:formula="of:=[.D$6]*MMULT(TRANSPOSE([.F100:.F139]);[$DethVariance.D$8:.D$47])" office:value-type="float" office:value="119988.928793092" calcext:value-type="float">
            <text:p>119988,928793092</text:p>
          </table:table-cell>
          <table:table-cell table:style-name="ce1" table:formula="of:=[.I139]-[.I138]" office:value-type="float" office:value="1.42729384054837" calcext:value-type="float">
            <text:p>1,42729384054837</text:p>
          </table:table-cell>
          <table:table-cell table:style-name="ce1" table:formula="of:=[.J139]-SUM([.J136:.J138])/3" office:value-type="float" office:value="-1.79954384168377" calcext:value-type="float">
            <text:p>-1,7995438416837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9]+[.F139]*([.E$2]-1)*(1-[.H139])" office:value-type="float" office:value="59999998.9244737" calcext:value-type="float">
            <text:p>59999998,9244737</text:p>
          </table:table-cell>
          <table:table-cell table:formula="of:=[.G$22]-[.F140]" office:value-type="float" office:value="0.0755263268947601" calcext:value-type="float">
            <text:p>0,07552632689476</text:p>
          </table:table-cell>
          <table:table-cell table:formula="of:=([.F140])/([.G140]+[.F140])" office:value-type="float" office:value="0.999999998741228" calcext:value-type="float">
            <text:p>0,999999998741228</text:p>
          </table:table-cell>
          <table:table-cell table:style-name="ce1" table:formula="of:=[.D$6]*MMULT(TRANSPOSE([.F101:.F140]);[$DethVariance.D$8:.D$47])" office:value-type="float" office:value="119989.900682131" calcext:value-type="float">
            <text:p>119989,900682131</text:p>
          </table:table-cell>
          <table:table-cell table:style-name="ce1" table:formula="of:=[.I140]-[.I139]" office:value-type="float" office:value="0.971889038773952" calcext:value-type="float">
            <text:p>0,971889038773952</text:p>
          </table:table-cell>
          <table:table-cell table:style-name="ce1" table:formula="of:=[.J140]-SUM([.J137:.J139])/3" office:value-type="float" office:value="-1.22740129964465" calcext:value-type="float">
            <text:p>-1,2274012996446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0]+[.F140]*([.E$2]-1)*(1-[.H140])" office:value-type="float" office:value="59999998.9486049" calcext:value-type="float">
            <text:p>59999998,9486049</text:p>
          </table:table-cell>
          <table:table-cell table:formula="of:=[.G$22]-[.F141]" office:value-type="float" office:value="0.0513950660824776" calcext:value-type="float">
            <text:p>0,051395066082478</text:p>
          </table:table-cell>
          <table:table-cell table:formula="of:=([.F141])/([.G141]+[.F141])" office:value-type="float" office:value="0.999999999143416" calcext:value-type="float">
            <text:p>0,999999999143416</text:p>
          </table:table-cell>
          <table:table-cell table:style-name="ce1" table:formula="of:=[.D$6]*MMULT(TRANSPOSE([.F102:.F141]);[$DethVariance.D$8:.D$47])" office:value-type="float" office:value="119990.562336475" calcext:value-type="float">
            <text:p>119990,562336475</text:p>
          </table:table-cell>
          <table:table-cell table:style-name="ce1" table:formula="of:=[.I141]-[.I140]" office:value-type="float" office:value="0.661654343843111" calcext:value-type="float">
            <text:p>0,661654343843111</text:p>
          </table:table-cell>
          <table:table-cell table:style-name="ce1" table:formula="of:=[.J141]-SUM([.J138:.J140])/3" office:value-type="float" office:value="-0.836562228922655" calcext:value-type="float">
            <text:p>-0,83656222892265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1]+[.F141]*([.E$2]-1)*(1-[.H141])" office:value-type="float" office:value="59999998.9650261" calcext:value-type="float">
            <text:p>59999998,9650261</text:p>
          </table:table-cell>
          <table:table-cell table:formula="of:=[.G$22]-[.F142]" office:value-type="float" office:value="0.0349739342927933" calcext:value-type="float">
            <text:p>0,034973934292793</text:p>
          </table:table-cell>
          <table:table-cell table:formula="of:=([.F142])/([.G142]+[.F142])" office:value-type="float" office:value="0.999999999417101" calcext:value-type="float">
            <text:p>0,999999999417101</text:p>
          </table:table-cell>
          <table:table-cell table:style-name="ce1" table:formula="of:=[.D$6]*MMULT(TRANSPOSE([.F103:.F142]);[$DethVariance.D$8:.D$47])" office:value-type="float" office:value="119991.012722425" calcext:value-type="float">
            <text:p>119991,012722425</text:p>
          </table:table-cell>
          <table:table-cell table:style-name="ce1" table:formula="of:=[.I142]-[.I141]" office:value-type="float" office:value="0.450385950112832" calcext:value-type="float">
            <text:p>0,450385950112832</text:p>
          </table:table-cell>
          <table:table-cell table:style-name="ce1" table:formula="of:=[.J142]-SUM([.J139:.J141])/3" office:value-type="float" office:value="-0.569893124275647" calcext:value-type="float">
            <text:p>-0,56989312427564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2]+[.F142]*([.E$2]-1)*(1-[.H142])" office:value-type="float" office:value="59999998.9762005" calcext:value-type="float">
            <text:p>59999998,9762005</text:p>
          </table:table-cell>
          <table:table-cell table:formula="of:=[.G$22]-[.F143]" office:value-type="float" office:value="0.0237994864583015" calcext:value-type="float">
            <text:p>0,023799486458302</text:p>
          </table:table-cell>
          <table:table-cell table:formula="of:=([.F143])/([.G143]+[.F143])" office:value-type="float" office:value="0.999999999603342" calcext:value-type="float">
            <text:p>0,999999999603342</text:p>
          </table:table-cell>
          <table:table-cell table:style-name="ce1" table:formula="of:=[.D$6]*MMULT(TRANSPOSE([.F104:.F143]);[$DethVariance.D$8:.D$47])" office:value-type="float" office:value="119991.319269329" calcext:value-type="float">
            <text:p>119991,319269329</text:p>
          </table:table-cell>
          <table:table-cell table:style-name="ce1" table:formula="of:=[.I143]-[.I142]" office:value-type="float" office:value="0.306546904015704" calcext:value-type="float">
            <text:p>0,306546904015704</text:p>
          </table:table-cell>
          <table:table-cell table:style-name="ce1" table:formula="of:=[.J143]-SUM([.J140:.J142])/3" office:value-type="float" office:value="-0.388096206894261" calcext:value-type="float">
            <text:p>-0,38809620689426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3]+[.F143]*([.E$2]-1)*(1-[.H143])" office:value-type="float" office:value="59999998.9838046" calcext:value-type="float">
            <text:p>59999998,9838046</text:p>
          </table:table-cell>
          <table:table-cell table:formula="of:=[.G$22]-[.F144]" office:value-type="float" office:value="0.0161953642964363" calcext:value-type="float">
            <text:p>0,016195364296436</text:p>
          </table:table-cell>
          <table:table-cell table:formula="of:=([.F144])/([.G144]+[.F144])" office:value-type="float" office:value="0.999999999730077" calcext:value-type="float">
            <text:p>0,999999999730077</text:p>
          </table:table-cell>
          <table:table-cell table:style-name="ce1" table:formula="of:=[.D$6]*MMULT(TRANSPOSE([.F105:.F144]);[$DethVariance.D$8:.D$47])" office:value-type="float" office:value="119991.527901206" calcext:value-type="float">
            <text:p>119991,527901206</text:p>
          </table:table-cell>
          <table:table-cell table:style-name="ce1" table:formula="of:=[.I144]-[.I143]" office:value-type="float" office:value="0.208631876899744" calcext:value-type="float">
            <text:p>0,208631876899744</text:p>
          </table:table-cell>
          <table:table-cell table:style-name="ce1" table:formula="of:=[.J144]-SUM([.J141:.J143])/3" office:value-type="float" office:value="-0.264230522424138" calcext:value-type="float">
            <text:p>-0,26423052242413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4]+[.F144]*([.E$2]-1)*(1-[.H144])" office:value-type="float" office:value="59999998.9889792" calcext:value-type="float">
            <text:p>59999998,9889792</text:p>
          </table:table-cell>
          <table:table-cell table:formula="of:=[.G$22]-[.F145]" office:value-type="float" office:value="0.0110208168625832" calcext:value-type="float">
            <text:p>0,011020816862583</text:p>
          </table:table-cell>
          <table:table-cell table:formula="of:=([.F145])/([.G145]+[.F145])" office:value-type="float" office:value="0.99999999981632" calcext:value-type="float">
            <text:p>0,99999999981632</text:p>
          </table:table-cell>
          <table:table-cell table:style-name="ce1" table:formula="of:=[.D$6]*MMULT(TRANSPOSE([.F106:.F145]);[$DethVariance.D$8:.D$47])" office:value-type="float" office:value="119991.669887052" calcext:value-type="float">
            <text:p>119991,669887052</text:p>
          </table:table-cell>
          <table:table-cell table:style-name="ce1" table:formula="of:=[.I145]-[.I144]" office:value-type="float" office:value="0.141985845431918" calcext:value-type="float">
            <text:p>0,141985845431918</text:p>
          </table:table-cell>
          <table:table-cell table:style-name="ce1" table:formula="of:=[.J145]-SUM([.J142:.J144])/3" office:value-type="float" office:value="-0.179869064910842" calcext:value-type="float">
            <text:p>-0,17986906491084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5]+[.F145]*([.E$2]-1)*(1-[.H145])" office:value-type="float" office:value="59999998.9925004" calcext:value-type="float">
            <text:p>59999998,9925004</text:p>
          </table:table-cell>
          <table:table-cell table:formula="of:=[.G$22]-[.F146]" office:value-type="float" office:value="0.0074995756149292" calcext:value-type="float">
            <text:p>0,007499575614929</text:p>
          </table:table-cell>
          <table:table-cell table:formula="of:=([.F146])/([.G146]+[.F146])" office:value-type="float" office:value="0.999999999875007" calcext:value-type="float">
            <text:p>0,999999999875007</text:p>
          </table:table-cell>
          <table:table-cell table:style-name="ce1" table:formula="of:=[.D$6]*MMULT(TRANSPOSE([.F107:.F146]);[$DethVariance.D$8:.D$47])" office:value-type="float" office:value="119991.766513553" calcext:value-type="float">
            <text:p>119991,766513553</text:p>
          </table:table-cell>
          <table:table-cell table:style-name="ce1" table:formula="of:=[.I146]-[.I145]" office:value-type="float" office:value="0.0966265016613761" calcext:value-type="float">
            <text:p>0,096626501661376</text:p>
          </table:table-cell>
          <table:table-cell table:style-name="ce1" table:formula="of:=[.J146]-SUM([.J143:.J145])/3" office:value-type="float" office:value="-0.122428373787746" calcext:value-type="float">
            <text:p>-0,12242837378774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6]+[.F146]*([.E$2]-1)*(1-[.H146])" office:value-type="float" office:value="59999998.9948966" calcext:value-type="float">
            <text:p>59999998,9948966</text:p>
          </table:table-cell>
          <table:table-cell table:formula="of:=[.G$22]-[.F147]" office:value-type="float" office:value="0.00510340183973312" calcext:value-type="float">
            <text:p>0,005103401839733</text:p>
          </table:table-cell>
          <table:table-cell table:formula="of:=([.F147])/([.G147]+[.F147])" office:value-type="float" office:value="0.999999999914943" calcext:value-type="float">
            <text:p>0,999999999914943</text:p>
          </table:table-cell>
          <table:table-cell table:style-name="ce1" table:formula="of:=[.D$6]*MMULT(TRANSPOSE([.F108:.F147]);[$DethVariance.D$8:.D$47])" office:value-type="float" office:value="119991.832270022" calcext:value-type="float">
            <text:p>119991,832270022</text:p>
          </table:table-cell>
          <table:table-cell table:style-name="ce1" table:formula="of:=[.I147]-[.I146]" office:value-type="float" office:value="0.0657564686989645" calcext:value-type="float">
            <text:p>0,065756468698965</text:p>
          </table:table-cell>
          <table:table-cell table:style-name="ce1" table:formula="of:=[.J147]-SUM([.J144:.J146])/3" office:value-type="float" office:value="-0.0833249392987151" calcext:value-type="float">
            <text:p>-0,08332493929871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7]+[.F147]*([.E$2]-1)*(1-[.H147])" office:value-type="float" office:value="59999998.9965272" calcext:value-type="float">
            <text:p>59999998,9965272</text:p>
          </table:table-cell>
          <table:table-cell table:formula="of:=[.G$22]-[.F148]" office:value-type="float" office:value="0.00347282737493515" calcext:value-type="float">
            <text:p>0,003472827374935</text:p>
          </table:table-cell>
          <table:table-cell table:formula="of:=([.F148])/([.G148]+[.F148])" office:value-type="float" office:value="0.99999999994212" calcext:value-type="float">
            <text:p>0,99999999994212</text:p>
          </table:table-cell>
          <table:table-cell table:style-name="ce1" table:formula="of:=[.D$6]*MMULT(TRANSPOSE([.F109:.F148]);[$DethVariance.D$8:.D$47])" office:value-type="float" office:value="119991.877018121" calcext:value-type="float">
            <text:p>119991,877018121</text:p>
          </table:table-cell>
          <table:table-cell table:style-name="ce1" table:formula="of:=[.I148]-[.I147]" office:value-type="float" office:value="0.0447480995353544" calcext:value-type="float">
            <text:p>0,044748099535355</text:p>
          </table:table-cell>
          <table:table-cell table:style-name="ce1" table:formula="of:=[.J148]-SUM([.J145:.J147])/3" office:value-type="float" office:value="-0.0567081723953985" calcext:value-type="float">
            <text:p>-0,05670817239539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8]+[.F148]*([.E$2]-1)*(1-[.H148])" office:value-type="float" office:value="59999998.9976368" calcext:value-type="float">
            <text:p>59999998,9976368</text:p>
          </table:table-cell>
          <table:table-cell table:formula="of:=[.G$22]-[.F149]" office:value-type="float" office:value="0.00236323475837708" calcext:value-type="float">
            <text:p>0,002363234758377</text:p>
          </table:table-cell>
          <table:table-cell table:formula="of:=([.F149])/([.G149]+[.F149])" office:value-type="float" office:value="0.999999999960613" calcext:value-type="float">
            <text:p>0,999999999960613</text:p>
          </table:table-cell>
          <table:table-cell table:style-name="ce1" table:formula="of:=[.D$6]*MMULT(TRANSPOSE([.F110:.F149]);[$DethVariance.D$8:.D$47])" office:value-type="float" office:value="119991.907469471" calcext:value-type="float">
            <text:p>119991,907469471</text:p>
          </table:table-cell>
          <table:table-cell table:style-name="ce1" table:formula="of:=[.I149]-[.I148]" office:value-type="float" office:value="0.0304513496666914" calcext:value-type="float">
            <text:p>0,030451349666691</text:p>
          </table:table-cell>
          <table:table-cell table:style-name="ce1" table:formula="of:=[.J149]-SUM([.J146:.J148])/3" office:value-type="float" office:value="-0.0385923402985403" calcext:value-type="float">
            <text:p>-0,0385923402985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9]+[.F149]*([.E$2]-1)*(1-[.H149])" office:value-type="float" office:value="59999998.9983918" calcext:value-type="float">
            <text:p>59999998,9983918</text:p>
          </table:table-cell>
          <table:table-cell table:formula="of:=[.G$22]-[.F150]" office:value-type="float" office:value="0.00160816311836243" calcext:value-type="float">
            <text:p>0,001608163118362</text:p>
          </table:table-cell>
          <table:table-cell table:formula="of:=([.F150])/([.G150]+[.F150])" office:value-type="float" office:value="0.999999999973197" calcext:value-type="float">
            <text:p>0,999999999973197</text:p>
          </table:table-cell>
          <table:table-cell table:style-name="ce1" table:formula="of:=[.D$6]*MMULT(TRANSPOSE([.F111:.F150]);[$DethVariance.D$8:.D$47])" office:value-type="float" office:value="119991.928191662" calcext:value-type="float">
            <text:p>119991,928191662</text:p>
          </table:table-cell>
          <table:table-cell table:style-name="ce1" table:formula="of:=[.I150]-[.I149]" office:value-type="float" office:value="0.020722190500237" calcext:value-type="float">
            <text:p>0,020722190500237</text:p>
          </table:table-cell>
          <table:table-cell table:style-name="ce1" table:formula="of:=[.J150]-SUM([.J147:.J149])/3" office:value-type="float" office:value="-0.0262631154667664" calcext:value-type="float">
            <text:p>-0,02626311546676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0]+[.F150]*([.E$2]-1)*(1-[.H150])" office:value-type="float" office:value="59999998.9989057" calcext:value-type="float">
            <text:p>59999998,9989057</text:p>
          </table:table-cell>
          <table:table-cell table:formula="of:=[.G$22]-[.F151]" office:value-type="float" office:value="0.00109434127807617" calcext:value-type="float">
            <text:p>0,001094341278076</text:p>
          </table:table-cell>
          <table:table-cell table:formula="of:=([.F151])/([.G151]+[.F151])" office:value-type="float" office:value="0.999999999981761" calcext:value-type="float">
            <text:p>0,999999999981761</text:p>
          </table:table-cell>
          <table:table-cell table:style-name="ce1" table:formula="of:=[.D$6]*MMULT(TRANSPOSE([.F112:.F151]);[$DethVariance.D$8:.D$47])" office:value-type="float" office:value="119991.942293082" calcext:value-type="float">
            <text:p>119991,942293082</text:p>
          </table:table-cell>
          <table:table-cell table:style-name="ce1" table:formula="of:=[.I151]-[.I150]" office:value-type="float" office:value="0.0141014201653888" calcext:value-type="float">
            <text:p>0,014101420165389</text:p>
          </table:table-cell>
          <table:table-cell table:style-name="ce1" table:formula="of:=[.J151]-SUM([.J148:.J150])/3" office:value-type="float" office:value="-0.0178724597353721" calcext:value-type="float">
            <text:p>-0,01787245973537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1]+[.F151]*([.E$2]-1)*(1-[.H151])" office:value-type="float" office:value="59999998.9992553" calcext:value-type="float">
            <text:p>59999998,9992553</text:p>
          </table:table-cell>
          <table:table-cell table:formula="of:=[.G$22]-[.F152]" office:value-type="float" office:value="0.000744692981243134" calcext:value-type="float">
            <text:p>0,000744692981243</text:p>
          </table:table-cell>
          <table:table-cell table:formula="of:=([.F152])/([.G152]+[.F152])" office:value-type="float" office:value="0.999999999987588" calcext:value-type="float">
            <text:p>0,999999999987588</text:p>
          </table:table-cell>
          <table:table-cell table:style-name="ce1" table:formula="of:=[.D$6]*MMULT(TRANSPOSE([.F113:.F152]);[$DethVariance.D$8:.D$47])" office:value-type="float" office:value="119991.951889048" calcext:value-type="float">
            <text:p>119991,951889048</text:p>
          </table:table-cell>
          <table:table-cell table:style-name="ce1" table:formula="of:=[.I152]-[.I151]" office:value-type="float" office:value="0.00959596662141848" calcext:value-type="float">
            <text:p>0,009595966621418</text:p>
          </table:table-cell>
          <table:table-cell table:style-name="ce1" table:formula="of:=[.J152]-SUM([.J149:.J151])/3" office:value-type="float" office:value="-0.0121623534893539" calcext:value-type="float">
            <text:p>-0,01216235348935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2]+[.F152]*([.E$2]-1)*(1-[.H152])" office:value-type="float" office:value="59999998.9994932" calcext:value-type="float">
            <text:p>59999998,9994932</text:p>
          </table:table-cell>
          <table:table-cell table:formula="of:=[.G$22]-[.F153]" office:value-type="float" office:value="0.000506758689880371" calcext:value-type="float">
            <text:p>0,00050675868988</text:p>
          </table:table-cell>
          <table:table-cell table:formula="of:=([.F153])/([.G153]+[.F153])" office:value-type="float" office:value="0.999999999991554" calcext:value-type="float">
            <text:p>0,999999999991554</text:p>
          </table:table-cell>
          <table:table-cell table:style-name="ce1" table:formula="of:=[.D$6]*MMULT(TRANSPOSE([.F114:.F153]);[$DethVariance.D$8:.D$47])" office:value-type="float" office:value="119991.958419056" calcext:value-type="float">
            <text:p>119991,958419056</text:p>
          </table:table-cell>
          <table:table-cell table:style-name="ce1" table:formula="of:=[.I153]-[.I152]" office:value-type="float" office:value="0.00653000798774883" calcext:value-type="float">
            <text:p>0,006530007987749</text:p>
          </table:table-cell>
          <table:table-cell table:style-name="ce1" table:formula="of:=[.J153]-SUM([.J150:.J152])/3" office:value-type="float" office:value="-0.00827651777459929" calcext:value-type="float">
            <text:p>-0,00827651777459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3]+[.F153]*([.E$2]-1)*(1-[.H153])" office:value-type="float" office:value="59999998.9996552" calcext:value-type="float">
            <text:p>59999998,9996552</text:p>
          </table:table-cell>
          <table:table-cell table:formula="of:=[.G$22]-[.F154]" office:value-type="float" office:value="0.000344842672348022" calcext:value-type="float">
            <text:p>0,000344842672348</text:p>
          </table:table-cell>
          <table:table-cell table:formula="of:=([.F154])/([.G154]+[.F154])" office:value-type="float" office:value="0.999999999994253" calcext:value-type="float">
            <text:p>0,999999999994253</text:p>
          </table:table-cell>
          <table:table-cell table:style-name="ce1" table:formula="of:=[.D$6]*MMULT(TRANSPOSE([.F115:.F154]);[$DethVariance.D$8:.D$47])" office:value-type="float" office:value="119991.962862688" calcext:value-type="float">
            <text:p>119991,962862688</text:p>
          </table:table-cell>
          <table:table-cell table:style-name="ce1" table:formula="of:=[.I154]-[.I153]" office:value-type="float" office:value="0.00444363194401376" calcext:value-type="float">
            <text:p>0,004443631944014</text:p>
          </table:table-cell>
          <table:table-cell table:style-name="ce1" table:formula="of:=[.J154]-SUM([.J151:.J153])/3" office:value-type="float" office:value="-0.00563216631417163" calcext:value-type="float">
            <text:p>-0,00563216631417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4]+[.F154]*([.E$2]-1)*(1-[.H154])" office:value-type="float" office:value="59999998.9997653" calcext:value-type="float">
            <text:p>59999998,9997653</text:p>
          </table:table-cell>
          <table:table-cell table:formula="of:=[.G$22]-[.F155]" office:value-type="float" office:value="0.000234663486480713" calcext:value-type="float">
            <text:p>0,000234663486481</text:p>
          </table:table-cell>
          <table:table-cell table:formula="of:=([.F155])/([.G155]+[.F155])" office:value-type="float" office:value="0.999999999996089" calcext:value-type="float">
            <text:p>0,999999999996089</text:p>
          </table:table-cell>
          <table:table-cell table:style-name="ce1" table:formula="of:=[.D$6]*MMULT(TRANSPOSE([.F116:.F155]);[$DethVariance.D$8:.D$47])" office:value-type="float" office:value="119991.965886551" calcext:value-type="float">
            <text:p>119991,965886551</text:p>
          </table:table-cell>
          <table:table-cell table:style-name="ce1" table:formula="of:=[.I155]-[.I154]" office:value-type="float" office:value="0.00302386262046639" calcext:value-type="float">
            <text:p>0,003023862620466</text:p>
          </table:table-cell>
          <table:table-cell table:style-name="ce1" table:formula="of:=[.J155]-SUM([.J152:.J154])/3" office:value-type="float" office:value="-0.00383267289726064" calcext:value-type="float">
            <text:p>-0,00383267289726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5]+[.F155]*([.E$2]-1)*(1-[.H155])" office:value-type="float" office:value="59999998.9998403" calcext:value-type="float">
            <text:p>59999998,9998403</text:p>
          </table:table-cell>
          <table:table-cell table:formula="of:=[.G$22]-[.F156]" office:value-type="float" office:value="0.000159688293933868" calcext:value-type="float">
            <text:p>0,000159688293934</text:p>
          </table:table-cell>
          <table:table-cell table:formula="of:=([.F156])/([.G156]+[.F156])" office:value-type="float" office:value="0.999999999997339" calcext:value-type="float">
            <text:p>0,999999999997339</text:p>
          </table:table-cell>
          <table:table-cell table:style-name="ce1" table:formula="of:=[.D$6]*MMULT(TRANSPOSE([.F117:.F156]);[$DethVariance.D$8:.D$47])" office:value-type="float" office:value="119991.967944268" calcext:value-type="float">
            <text:p>119991,967944268</text:p>
          </table:table-cell>
          <table:table-cell table:style-name="ce1" table:formula="of:=[.I156]-[.I155]" office:value-type="float" office:value="0.00205771735636517" calcext:value-type="float">
            <text:p>0,002057717356365</text:p>
          </table:table-cell>
          <table:table-cell table:style-name="ce1" table:formula="of:=[.J156]-SUM([.J153:.J155])/3" office:value-type="float" office:value="-0.00260811682771115" calcext:value-type="float">
            <text:p>-0,00260811682771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6]+[.F156]*([.E$2]-1)*(1-[.H156])" office:value-type="float" office:value="59999998.9998913" calcext:value-type="float">
            <text:p>59999998,9998913</text:p>
          </table:table-cell>
          <table:table-cell table:formula="of:=[.G$22]-[.F157]" office:value-type="float" office:value="0.000108666718006134" calcext:value-type="float">
            <text:p>0,000108666718006</text:p>
          </table:table-cell>
          <table:table-cell table:formula="of:=([.F157])/([.G157]+[.F157])" office:value-type="float" office:value="0.999999999998189" calcext:value-type="float">
            <text:p>0,999999999998189</text:p>
          </table:table-cell>
          <table:table-cell table:style-name="ce1" table:formula="of:=[.D$6]*MMULT(TRANSPOSE([.F118:.F157]);[$DethVariance.D$8:.D$47])" office:value-type="float" office:value="119991.96934453" calcext:value-type="float">
            <text:p>119991,96934453</text:p>
          </table:table-cell>
          <table:table-cell table:style-name="ce1" table:formula="of:=[.I157]-[.I156]" office:value-type="float" office:value="0.00140026178269181" calcext:value-type="float">
            <text:p>0,001400261782692</text:p>
          </table:table-cell>
          <table:table-cell table:style-name="ce1" table:formula="of:=[.J157]-SUM([.J154:.J156])/3" office:value-type="float" office:value="-0.00177480885758996" calcext:value-type="float">
            <text:p>-0,0017748088575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7]+[.F157]*([.E$2]-1)*(1-[.H157])" office:value-type="float" office:value="59999998.9999261" calcext:value-type="float">
            <text:p>59999998,9999261</text:p>
          </table:table-cell>
          <table:table-cell table:formula="of:=[.G$22]-[.F158]" office:value-type="float" office:value="0.000073947012424469" calcext:value-type="float">
            <text:p>7,3947012424469E-05</text:p>
          </table:table-cell>
          <table:table-cell table:formula="of:=([.F158])/([.G158]+[.F158])" office:value-type="float" office:value="0.999999999998768" calcext:value-type="float">
            <text:p>0,999999999998768</text:p>
          </table:table-cell>
          <table:table-cell table:style-name="ce1" table:formula="of:=[.D$6]*MMULT(TRANSPOSE([.F119:.F158]);[$DethVariance.D$8:.D$47])" office:value-type="float" office:value="119991.970297398" calcext:value-type="float">
            <text:p>119991,970297398</text:p>
          </table:table-cell>
          <table:table-cell table:style-name="ce1" table:formula="of:=[.I158]-[.I157]" office:value-type="float" office:value="0.000952867601881735" calcext:value-type="float">
            <text:p>0,000952867601882</text:p>
          </table:table-cell>
          <table:table-cell table:style-name="ce1" table:formula="of:=[.J158]-SUM([.J155:.J157])/3" office:value-type="float" office:value="-0.00120774631795939" calcext:value-type="float">
            <text:p>-0,00120774631795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8]+[.F158]*([.E$2]-1)*(1-[.H158])" office:value-type="float" office:value="59999998.9999497" calcext:value-type="float">
            <text:p>59999998,9999497</text:p>
          </table:table-cell>
          <table:table-cell table:formula="of:=[.G$22]-[.F159]" office:value-type="float" office:value="0.0000503212213516235" calcext:value-type="float">
            <text:p>5,03212213516235E-05</text:p>
          </table:table-cell>
          <table:table-cell table:formula="of:=([.F159])/([.G159]+[.F159])" office:value-type="float" office:value="0.999999999999161" calcext:value-type="float">
            <text:p>0,999999999999161</text:p>
          </table:table-cell>
          <table:table-cell table:style-name="ce1" table:formula="of:=[.D$6]*MMULT(TRANSPOSE([.F120:.F159]);[$DethVariance.D$8:.D$47])" office:value-type="float" office:value="119991.970945817" calcext:value-type="float">
            <text:p>119991,970945817</text:p>
          </table:table-cell>
          <table:table-cell table:style-name="ce1" table:formula="of:=[.I159]-[.I158]" office:value-type="float" office:value="0.000648419169010595" calcext:value-type="float">
            <text:p>0,000648419169011</text:p>
          </table:table-cell>
          <table:table-cell table:style-name="ce1" table:formula="of:=[.J159]-SUM([.J156:.J158])/3" office:value-type="float" office:value="-0.00082186307796898" calcext:value-type="float">
            <text:p>-0,000821863077969</text:p>
          </table:table-cell>
          <table:table-cell table:number-columns-repeated="53"/>
        </table:table-row>
        <table:table-row table:style-name="ro1" table:number-rows-repeated="10484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thVariance" table:style-name="ta2">
        <office:forms form:automatic-focus="false" form:apply-design-mode="false"/>
        <table:table-column table:style-name="co1" table:number-columns-repeated="13" table:default-cell-style-name="Default"/>
        <table:table-column table:style-name="co5" table:default-cell-style-name="ce1"/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>
            <text:p>DelayDeath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1"/>
          <table:table-cell office:value-type="string" calcext:value-type="string">
            <text:p>VarianceGraph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Varianc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4"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g</text:p>
          </table:table-cell>
          <table:table-cell table:number-columns-repeated="48"/>
        </table:table-row>
        <table:table-row table:style-name="ro1">
          <table:table-cell table:number-columns-repeated="14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/>
          <table:table-cell>
            <draw:frame draw:z-index="0" draw:style-name="gr2" draw:text-style-name="P2" svg:width="16.07cm" svg:height="8.996cm" svg:x="0.926cm" svg:y="0.251cm">
              <draw:object draw:notify-on-update-of-ranges="DethVariance.D7:DethVariance.D7 DethVariance.D8:DethVariance.D4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EXP(-(POWER(([.C8]-[.B$1])/[.B$2];2))/2)*1/([.B$2]*SQRTPI(2))" office:value-type="float" office:value="0.0000583893851582921" calcext:value-type="float">
            <text:p>5,83893851582921E-05</text:p>
          </table:table-cell>
          <table:table-cell table:number-columns-repeated="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9471140200716" calcext:value-type="float">
            <text:p>0,199471140200716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table:formula="of:=EXP(-(POWER(([.C9]-[.B$1])/[.B$2];2))/2)*1/([.B$2]*SQRTPI(2))" office:value-type="float" office:value="0.000122380386022754" calcext:value-type="float">
            <text:p>0,000122380386023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table:formula="of:=EXP(-(POWER(([.C10]-[.B$1])/[.B$2];2))/2)*1/([.B$2]*SQRTPI(2))" office:value-type="float" office:value="0.000246443833694604" calcext:value-type="float">
            <text:p>0,000246443833695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table:formula="of:=EXP(-(POWER(([.C11]-[.B$1])/[.B$2];2))/2)*1/([.B$2]*SQRTPI(2))" office:value-type="float" office:value="0.000476817640292968" calcext:value-type="float">
            <text:p>0,00047681764029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table:formula="of:=EXP(-(POWER(([.C12]-[.B$1])/[.B$2];2))/2)*1/([.B$2]*SQRTPI(2))" office:value-type="float" office:value="0.000886369682387602" calcext:value-type="float">
            <text:p>0,00088636968238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table:formula="of:=EXP(-(POWER(([.C13]-[.B$1])/[.B$2];2))/2)*1/([.B$2]*SQRTPI(2))" office:value-type="float" office:value="0.00158309031659599" calcext:value-type="float">
            <text:p>0,00158309031659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table:formula="of:=EXP(-(POWER(([.C14]-[.B$1])/[.B$2];2))/2)*1/([.B$2]*SQRTPI(2))" office:value-type="float" office:value="0.00271659384673712" calcext:value-type="float">
            <text:p>0,00271659384673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table:formula="of:=EXP(-(POWER(([.C15]-[.B$1])/[.B$2];2))/2)*1/([.B$2]*SQRTPI(2))" office:value-type="float" office:value="0.00447890605896858" calcext:value-type="float">
            <text:p>0,00447890605896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table:formula="of:=EXP(-(POWER(([.C16]-[.B$1])/[.B$2];2))/2)*1/([.B$2]*SQRTPI(2))" office:value-type="float" office:value="0.00709491856924628" calcext:value-type="float">
            <text:p>0,00709491856924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table:formula="of:=EXP(-(POWER(([.C17]-[.B$1])/[.B$2];2))/2)*1/([.B$2]*SQRTPI(2))" office:value-type="float" office:value="0.0107981933026376" calcext:value-type="float">
            <text:p>0,01079819330263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table:formula="of:=EXP(-(POWER(([.C18]-[.B$1])/[.B$2];2))/2)*1/([.B$2]*SQRTPI(2))" office:value-type="float" office:value="0.0157900316601788" calcext:value-type="float">
            <text:p>0,01579003166017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table:formula="of:=EXP(-(POWER(([.C19]-[.B$1])/[.B$2];2))/2)*1/([.B$2]*SQRTPI(2))" office:value-type="float" office:value="0.0221841669358911" calcext:value-type="float">
            <text:p>0,0221841669358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table:formula="of:=EXP(-(POWER(([.C20]-[.B$1])/[.B$2];2))/2)*1/([.B$2]*SQRTPI(2))" office:value-type="float" office:value="0.029945493127149" calcext:value-type="float">
            <text:p>0,02994549312714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table:formula="of:=EXP(-(POWER(([.C21]-[.B$1])/[.B$2];2))/2)*1/([.B$2]*SQRTPI(2))" office:value-type="float" office:value="0.0388372109966426" calcext:value-type="float">
            <text:p>0,03883721099664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table:formula="of:=EXP(-(POWER(([.C22]-[.B$1])/[.B$2];2))/2)*1/([.B$2]*SQRTPI(2))" office:value-type="float" office:value="0.0483941449038287" calcext:value-type="float">
            <text:p>0,04839414490382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table:formula="of:=EXP(-(POWER(([.C23]-[.B$1])/[.B$2];2))/2)*1/([.B$2]*SQRTPI(2))" office:value-type="float" office:value="0.0579383105522965" calcext:value-type="float">
            <text:p>0,05793831055229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table:formula="of:=EXP(-(POWER(([.C24]-[.B$1])/[.B$2];2))/2)*1/([.B$2]*SQRTPI(2))" office:value-type="float" office:value="0.0666449205783599" calcext:value-type="float">
            <text:p>0,0666449205783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table:formula="of:=EXP(-(POWER(([.C25]-[.B$1])/[.B$2];2))/2)*1/([.B$2]*SQRTPI(2))" office:value-type="float" office:value="0.0736540280606647" calcext:value-type="float">
            <text:p>0,0736540280606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table:formula="of:=EXP(-(POWER(([.C26]-[.B$1])/[.B$2];2))/2)*1/([.B$2]*SQRTPI(2))" office:value-type="float" office:value="0.0782085387950912" calcext:value-type="float">
            <text:p>0,0782085387950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table:formula="of:=EXP(-(POWER(([.C27]-[.B$1])/[.B$2];2))/2)*1/([.B$2]*SQRTPI(2))" office:value-type="float" office:value="0.0797884560802866" calcext:value-type="float">
            <text:p>0,07978845608028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table:formula="of:=EXP(-(POWER(([.C28]-[.B$1])/[.B$2];2))/2)*1/([.B$2]*SQRTPI(2))" office:value-type="float" office:value="0.0782085387950912" calcext:value-type="float">
            <text:p>0,0782085387950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table:formula="of:=EXP(-(POWER(([.C29]-[.B$1])/[.B$2];2))/2)*1/([.B$2]*SQRTPI(2))" office:value-type="float" office:value="0.0736540280606647" calcext:value-type="float">
            <text:p>0,0736540280606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table:formula="of:=EXP(-(POWER(([.C30]-[.B$1])/[.B$2];2))/2)*1/([.B$2]*SQRTPI(2))" office:value-type="float" office:value="0.0666449205783599" calcext:value-type="float">
            <text:p>0,0666449205783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style-name="ce1" table:formula="of:=EXP(-(POWER(([.C31]-[.B$1])/[.B$2];2))/2)*1/([.B$2]*SQRTPI(2))" office:value-type="float" office:value="0.0579383105522965" calcext:value-type="float">
            <text:p>0,05793831055229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table:formula="of:=EXP(-(POWER(([.C32]-[.B$1])/[.B$2];2))/2)*1/([.B$2]*SQRTPI(2))" office:value-type="float" office:value="0.0483941449038287" calcext:value-type="float">
            <text:p>0,04839414490382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style-name="ce1" table:formula="of:=EXP(-(POWER(([.C33]-[.B$1])/[.B$2];2))/2)*1/([.B$2]*SQRTPI(2))" office:value-type="float" office:value="0.0388372109966426" calcext:value-type="float">
            <text:p>0,03883721099664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table:formula="of:=EXP(-(POWER(([.C34]-[.B$1])/[.B$2];2))/2)*1/([.B$2]*SQRTPI(2))" office:value-type="float" office:value="0.029945493127149" calcext:value-type="float">
            <text:p>0,02994549312714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style-name="ce1" table:formula="of:=EXP(-(POWER(([.C35]-[.B$1])/[.B$2];2))/2)*1/([.B$2]*SQRTPI(2))" office:value-type="float" office:value="0.0221841669358911" calcext:value-type="float">
            <text:p>0,0221841669358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style-name="ce1" table:formula="of:=EXP(-(POWER(([.C36]-[.B$1])/[.B$2];2))/2)*1/([.B$2]*SQRTPI(2))" office:value-type="float" office:value="0.0157900316601788" calcext:value-type="float">
            <text:p>0,01579003166017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table:formula="of:=EXP(-(POWER(([.C37]-[.B$1])/[.B$2];2))/2)*1/([.B$2]*SQRTPI(2))" office:value-type="float" office:value="0.0107981933026376" calcext:value-type="float">
            <text:p>0,01079819330263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style-name="ce1" table:formula="of:=EXP(-(POWER(([.C38]-[.B$1])/[.B$2];2))/2)*1/([.B$2]*SQRTPI(2))" office:value-type="float" office:value="0.00709491856924628" calcext:value-type="float">
            <text:p>0,00709491856924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table:formula="of:=EXP(-(POWER(([.C39]-[.B$1])/[.B$2];2))/2)*1/([.B$2]*SQRTPI(2))" office:value-type="float" office:value="0.00447890605896858" calcext:value-type="float">
            <text:p>0,00447890605896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style-name="ce1" table:formula="of:=EXP(-(POWER(([.C40]-[.B$1])/[.B$2];2))/2)*1/([.B$2]*SQRTPI(2))" office:value-type="float" office:value="0.00271659384673712" calcext:value-type="float">
            <text:p>0,00271659384673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style-name="ce1" table:formula="of:=EXP(-(POWER(([.C41]-[.B$1])/[.B$2];2))/2)*1/([.B$2]*SQRTPI(2))" office:value-type="float" office:value="0.00158309031659599" calcext:value-type="float">
            <text:p>0,00158309031659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style-name="ce1" table:formula="of:=EXP(-(POWER(([.C42]-[.B$1])/[.B$2];2))/2)*1/([.B$2]*SQRTPI(2))" office:value-type="float" office:value="0.000886369682387602" calcext:value-type="float">
            <text:p>0,00088636968238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6" calcext:value-type="float">
            <text:p>36</text:p>
          </table:table-cell>
          <table:table-cell table:style-name="ce1" table:formula="of:=EXP(-(POWER(([.C43]-[.B$1])/[.B$2];2))/2)*1/([.B$2]*SQRTPI(2))" office:value-type="float" office:value="0.000476817640292968" calcext:value-type="float">
            <text:p>0,00047681764029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7" calcext:value-type="float">
            <text:p>37</text:p>
          </table:table-cell>
          <table:table-cell table:style-name="ce1" table:formula="of:=EXP(-(POWER(([.C44]-[.B$1])/[.B$2];2))/2)*1/([.B$2]*SQRTPI(2))" office:value-type="float" office:value="0.000246443833694604" calcext:value-type="float">
            <text:p>0,00024644383369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table:formula="of:=EXP(-(POWER(([.C45]-[.B$1])/[.B$2];2))/2)*1/([.B$2]*SQRTPI(2))" office:value-type="float" office:value="0.000122380386022754" calcext:value-type="float">
            <text:p>0,00012238038602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9" calcext:value-type="float">
            <text:p>39</text:p>
          </table:table-cell>
          <table:table-cell table:style-name="ce1" table:formula="of:=EXP(-(POWER(([.C46]-[.B$1])/[.B$2];2))/2)*1/([.B$2]*SQRTPI(2))" office:value-type="float" office:value="0.0000583893851582921" calcext:value-type="float">
            <text:p>5,83893851582921E-0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40" calcext:value-type="float">
            <text:p>40</text:p>
          </table:table-cell>
          <table:table-cell table:style-name="ce1" table:formula="of:=EXP(-(POWER(([.C47]-[.B$1])/[.B$2];2))/2)*1/([.B$2]*SQRTPI(2))" office:value-type="float" office:value="0.0000267660451529771" calcext:value-type="float">
            <text:p>2,67660451529771E-05</text:p>
          </table:table-cell>
          <table:table-cell table:number-columns-repeated="6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s Death" table:style-name="ta3">
        <office:forms form:automatic-focus="false" form:apply-design-mode="false"/>
        <table:table-column table:style-name="co6" table:number-columns-repeated="10" table:default-cell-style-name="Default"/>
        <table:table-column table:style-name="co7" table:default-cell-style-name="ce1"/>
        <table:table-column table:style-name="co6" table:number-columns-repeated="5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g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7"/>
          <table:table-cell>
            <draw:frame draw:z-index="2" draw:style-name="gr2" draw:text-style-name="P2" svg:width="16.022cm" svg:height="8.998cm" svg:x="0.101cm" svg:y="0.1cm">
              <draw:object draw:notify-on-update-of-ranges="'Graphs Death'.J7:'Graphs Death'.J7 'Graphs Death'.J11:'Graphs Death'.J37 'Graphs Death'.K7:'Graphs Death'.K7 'Graphs Death'.K11:'Graphs Death'.K37 'Graphs Death'.L7:'Graphs Death'.L7 'Graphs Death'.L11:'Graphs Death'.L3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9471140200716" calcext:value-type="float">
            <text:p>0,199471140200716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it mean 4</text:p>
          </table:table-cell>
          <table:table-cell table:style-name="ce1" office:value-type="string" calcext:value-type="string">
            <text:p>sp mean 4</text:p>
          </table:table-cell>
          <table:table-cell table:style-name="ce1" office:value-type="string" calcext:value-type="string">
            <text:p>fr mean 4</text:p>
          </table:table-cell>
          <table:table-cell table:style-name="ce1" office:value-type="string" calcext:value-type="string">
            <text:p>d(it mean 2)</text:p>
          </table:table-cell>
          <table:table-cell table:style-name="ce1" office:value-type="string" calcext:value-type="string">
            <text:p>d(sp mean 2)</text:p>
          </table:table-cell>
          <table:table-cell table:style-name="ce1" office:value-type="string" calcext:value-type="string">
            <text:p>d(fr mean 2)</text:p>
          </table:table-cell>
          <table:table-cell table:style-name="ce1" office:value-type="string" calcext:value-type="string">
            <text:p>d2(it mean 2)</text:p>
          </table:table-cell>
          <table:table-cell office:value-type="string" calcext:value-type="string">
            <text:p>d2(sp mean 2)</text:p>
          </table:table-cell>
          <table:table-cell table:style-name="ce1" office:value-type="string" calcext:value-type="string">
            <text:p>d2(fr mean 2)</text:p>
          </table:table-cell>
          <table:table-cell table:number-columns-repeated="52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A8]*[.$E$2]+[.A9]*[.$E$3]+[.A10]*[.$E$4]+[.A11]*[.$E$5]+[.A12]*[.$E$6]" office:value-type="float" office:value="0.418003387901293" calcext:value-type="float">
            <text:p>0,418003387901293</text:p>
          </table:table-cell>
          <table:table-cell table:style-name="ce1" table:formula="of:=[.B8]*[.$E$2]+[.B9]*[.$E$3]+[.B10]*[.$E$4]+[.B11]*[.$E$5]+[.B12]*[.$E$6]" office:value-type="float" office:value="0.418003387901293" calcext:value-type="float">
            <text:p>0,418003387901293</text:p>
          </table:table-cell>
          <table:table-cell table:style-name="ce1" table:formula="of:=[.C8]*[.$E$2]+[.C9]*[.$E$3]+[.C10]*[.$E$4]+[.C11]*[.$E$5]+[.C12]*[.$E$6]" office:value-type="float" office:value="0.418003387901293" calcext:value-type="float">
            <text:p>0,418003387901293</text:p>
          </table:table-cell>
          <table:table-cell table:style-name="ce1" table:formula="of:=([.D10]-[.D9]+[.D11]-[.D10])/2 + ([.D10]-[.D8]+[.D12]-[.D10])/4" office:value-type="float" office:value="0.944738894308624" calcext:value-type="float">
            <text:p>0,944738894308624</text:p>
          </table:table-cell>
          <table:table-cell table:style-name="ce1" table:formula="of:=([.E10]-[.E9]+[.E11]-[.E10])/2 + ([.E10]-[.E8]+[.E12]-[.E10])/4" office:value-type="float" office:value="0.974985234873517" calcext:value-type="float">
            <text:p>0,974985234873517</text:p>
          </table:table-cell>
          <table:table-cell table:style-name="ce1" table:formula="of:=([.F10]-[.F9]+[.F11]-[.F10])/2 + ([.F10]-[.F8]+[.F12]-[.F10])/4" office:value-type="float" office:value="0.689006344508836" calcext:value-type="float">
            <text:p>0,689006344508836</text:p>
          </table:table-cell>
          <table:table-cell table:style-name="ce1" table:formula="of:=([.G10]-[.G9]+[.G11]-[.G10])/2 + ([.G10]-[.G8]+[.G12]-[.G10])/4" office:value-type="float" office:value="1.49834732031305" calcext:value-type="float">
            <text:p>1,49834732031305</text:p>
          </table:table-cell>
          <table:table-cell table:formula="of:=([.H10]-[.H9]+[.H11]-[.H10])/2 + ([.H10]-[.H8]+[.H12]-[.H10])/4" office:value-type="float" office:value="1.58162831666586" calcext:value-type="float">
            <text:p>1,58162831666586</text:p>
          </table:table-cell>
          <table:table-cell table:style-name="ce1" table:formula="of:=([.I10]-[.I9]+[.I11]-[.I10])/2 + ([.I10]-[.I8]+[.I12]-[.I10])/4" office:value-type="float" office:value="0.528133945224789" calcext:value-type="float">
            <text:p>0,528133945224789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[.A9]*[.$E$2]+[.A10]*[.$E$3]+[.A11]*[.$E$4]+[.A12]*[.$E$5]+[.A13]*[.$E$6]" office:value-type="float" office:value="0.914492553743731" calcext:value-type="float">
            <text:p>0,914492553743731</text:p>
          </table:table-cell>
          <table:table-cell table:style-name="ce1" table:formula="of:=[.B9]*[.$E$2]+[.B10]*[.$E$3]+[.B11]*[.$E$4]+[.B12]*[.$E$5]+[.B13]*[.$E$6]" office:value-type="float" office:value="0.914492553743731" calcext:value-type="float">
            <text:p>0,914492553743731</text:p>
          </table:table-cell>
          <table:table-cell table:style-name="ce1" table:formula="of:=[.C9]*[.$E$2]+[.C10]*[.$E$3]+[.C11]*[.$E$4]+[.C12]*[.$E$5]+[.C13]*[.$E$6]" office:value-type="float" office:value="0.793507191484159" calcext:value-type="float">
            <text:p>0,793507191484159</text:p>
          </table:table-cell>
          <table:table-cell table:style-name="ce1" table:formula="of:=([.D11]-[.D10]+[.D12]-[.D11])/2 + ([.D11]-[.D9]+[.D13]-[.D11])/4" office:value-type="float" office:value="1.67461647546196" calcext:value-type="float">
            <text:p>1,67461647546196</text:p>
          </table:table-cell>
          <table:table-cell table:style-name="ce1" table:formula="of:=([.E11]-[.E10]+[.E12]-[.E11])/2 + ([.E11]-[.E9]+[.E13]-[.E11])/4" office:value-type="float" office:value="1.74887098187239" calcext:value-type="float">
            <text:p>1,74887098187239</text:p>
          </table:table-cell>
          <table:table-cell table:style-name="ce1" table:formula="of:=([.F11]-[.F10]+[.F12]-[.F11])/2 + ([.F11]-[.F9]+[.F13]-[.F11])/4" office:value-type="float" office:value="0.742011058760053" calcext:value-type="float">
            <text:p>0,742011058760053</text:p>
          </table:table-cell>
          <table:table-cell table:style-name="ce1" table:formula="of:=([.G11]-[.G10]+[.G12]-[.G11])/2 + ([.G11]-[.G9]+[.G13]-[.G11])/4" office:value-type="float" office:value="1.74053231670986" calcext:value-type="float">
            <text:p>1,74053231670986</text:p>
          </table:table-cell>
          <table:table-cell table:formula="of:=([.H11]-[.H10]+[.H12]-[.H11])/2 + ([.H11]-[.H9]+[.H13]-[.H11])/4" office:value-type="float" office:value="2.03298503279638" calcext:value-type="float">
            <text:p>2,03298503279638</text:p>
          </table:table-cell>
          <table:table-cell table:style-name="ce1" table:formula="of:=([.I11]-[.I10]+[.I12]-[.I11])/2 + ([.I11]-[.I9]+[.I13]-[.I11])/4" office:value-type="float" office:value="0.0791598675317519" calcext:value-type="float">
            <text:p>0,079159867531752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1" table:formula="of:=[.A10]*[.$E$2]+[.A11]*[.$E$3]+[.A12]*[.$E$4]+[.A13]*[.$E$5]+[.A14]*[.$E$6]" office:value-type="float" office:value="1.94997046974703" calcext:value-type="float">
            <text:p>1,94997046974703</text:p>
          </table:table-cell>
          <table:table-cell table:style-name="ce1" table:formula="of:=[.B10]*[.$E$2]+[.B11]*[.$E$3]+[.B12]*[.$E$4]+[.B13]*[.$E$5]+[.B14]*[.$E$6]" office:value-type="float" office:value="2.07095583200661" calcext:value-type="float">
            <text:p>2,07095583200661</text:p>
          </table:table-cell>
          <table:table-cell table:style-name="ce1" table:formula="of:=[.C10]*[.$E$2]+[.C11]*[.$E$3]+[.C12]*[.$E$4]+[.C13]*[.$E$5]+[.C14]*[.$E$6]" office:value-type="float" office:value="1.16901099506703" calcext:value-type="float">
            <text:p>1,16901099506703</text:p>
          </table:table-cell>
          <table:table-cell table:style-name="ce1" table:formula="of:=([.D12]-[.D11]+[.D13]-[.D12])/2 + ([.D12]-[.D10]+[.D14]-[.D12])/4" office:value-type="float" office:value="2.64415633032827" calcext:value-type="float">
            <text:p>2,64415633032827</text:p>
          </table:table-cell>
          <table:table-cell table:style-name="ce1" table:formula="of:=([.E12]-[.E11]+[.E13]-[.E12])/2 + ([.E12]-[.E10]+[.E14]-[.E12])/4" office:value-type="float" office:value="2.82877130291866" calcext:value-type="float">
            <text:p>2,82877130291866</text:p>
          </table:table-cell>
          <table:table-cell table:style-name="ce1" table:formula="of:=([.F12]-[.F11]+[.F13]-[.F12])/2 + ([.F12]-[.F10]+[.F14]-[.F12])/4" office:value-type="float" office:value="0.62851366337905" calcext:value-type="float">
            <text:p>0,62851366337905</text:p>
          </table:table-cell>
          <table:table-cell table:style-name="ce1" table:formula="of:=([.G12]-[.G11]+[.G13]-[.G12])/2 + ([.G12]-[.G10]+[.G14]-[.G12])/4" office:value-type="float" office:value="1.79616331344427" calcext:value-type="float">
            <text:p>1,79616331344427</text:p>
          </table:table-cell>
          <table:table-cell table:formula="of:=([.H12]-[.H11]+[.H13]-[.H12])/2 + ([.H12]-[.H10]+[.H14]-[.H12])/4" office:value-type="float" office:value="2.78660518725606" calcext:value-type="float">
            <text:p>2,78660518725606</text:p>
          </table:table-cell>
          <table:table-cell table:style-name="ce1" table:formula="of:=([.I12]-[.I11]+[.I13]-[.I12])/2 + ([.I12]-[.I10]+[.I14]-[.I12])/4" office:value-type="float" office:value="-0.241947935261391" calcext:value-type="float">
            <text:p>-0,241947935261391</text:p>
          </table:table-cell>
          <table:table-cell table:number-columns-repeated="52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1]*[.$E$2]+[.A12]*[.$E$3]+[.A13]*[.$E$4]+[.A14]*[.$E$5]+[.A15]*[.$E$6]" office:value-type="float" office:value="3.63453173815636" calcext:value-type="float">
            <text:p>3,63453173815636</text:p>
          </table:table-cell>
          <table:table-cell table:style-name="ce1" table:formula="of:=[.B11]*[.$E$2]+[.B12]*[.$E$3]+[.B13]*[.$E$4]+[.B14]*[.$E$5]+[.B15]*[.$E$6]" office:value-type="float" office:value="3.68957903927893" calcext:value-type="float">
            <text:p>3,68957903927893</text:p>
          </table:table-cell>
          <table:table-cell table:style-name="ce1" table:formula="of:=[.C11]*[.$E$2]+[.C12]*[.$E$3]+[.C13]*[.$E$4]+[.C14]*[.$E$5]+[.C15]*[.$E$6]" office:value-type="float" office:value="1.46602902070875" calcext:value-type="float">
            <text:p>1,46602902070875</text:p>
          </table:table-cell>
          <table:table-cell table:style-name="ce1" table:formula="of:=([.D13]-[.D12]+[.D14]-[.D13])/2 + ([.D13]-[.D11]+[.D15]-[.D13])/4" office:value-type="float" office:value="3.56329439480015" calcext:value-type="float">
            <text:p>3,56329439480015</text:p>
          </table:table-cell>
          <table:table-cell table:style-name="ce1" table:formula="of:=([.E13]-[.E12]+[.E14]-[.E13])/2 + ([.E13]-[.E11]+[.E15]-[.E13])/4" office:value-type="float" office:value="4.42436799509523" calcext:value-type="float">
            <text:p>4,42436799509523</text:p>
          </table:table-cell>
          <table:table-cell table:style-name="ce1" table:formula="of:=([.F13]-[.F12]+[.F14]-[.F13])/2 + ([.F13]-[.F11]+[.F15]-[.F13])/4" office:value-type="float" office:value="0.437624832386579" calcext:value-type="float">
            <text:p>0,437624832386579</text:p>
          </table:table-cell>
          <table:table-cell table:style-name="ce1" table:formula="of:=([.G13]-[.G12]+[.G14]-[.G13])/2 + ([.G13]-[.G11]+[.G15]-[.G13])/4" office:value-type="float" office:value="1.73004750487661" calcext:value-type="float">
            <text:p>1,73004750487661</text:p>
          </table:table-cell>
          <table:table-cell table:formula="of:=([.H13]-[.H12]+[.H14]-[.H13])/2 + ([.H13]-[.H11]+[.H15]-[.H13])/4" office:value-type="float" office:value="3.94821804005463" calcext:value-type="float">
            <text:p>3,94821804005463</text:p>
          </table:table-cell>
          <table:table-cell table:style-name="ce1" table:formula="of:=([.I13]-[.I12]+[.I14]-[.I13])/2 + ([.I13]-[.I11]+[.I15]-[.I13])/4" office:value-type="float" office:value="-0.225359860177784" calcext:value-type="float">
            <text:p>-0,225359860177784</text:p>
          </table:table-cell>
          <table:table-cell table:number-columns-repeated="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2]*[.$E$2]+[.A13]*[.$E$3]+[.A14]*[.$E$4]+[.A15]*[.$E$5]+[.A16]*[.$E$6]" office:value-type="float" office:value="5.55455034038912" calcext:value-type="float">
            <text:p>5,55455034038912</text:p>
          </table:table-cell>
          <table:table-cell table:style-name="ce1" table:formula="of:=[.B12]*[.$E$2]+[.B13]*[.$E$3]+[.B14]*[.$E$4]+[.B15]*[.$E$5]+[.B16]*[.$E$6]" office:value-type="float" office:value="6.18291562850554" calcext:value-type="float">
            <text:p>6,18291562850554</text:p>
            <draw:frame draw:z-index="0" draw:style-name="gr2" draw:text-style-name="P2" svg:width="16.02cm" svg:height="8.998cm" svg:x="0.574cm" svg:y="0.254cm">
              <draw:object draw:notify-on-update-of-ranges="'Graphs Death'.D7:'Graphs Death'.D7 'Graphs Death'.D11:'Graphs Death'.D41 'Graphs Death'.E7:'Graphs Death'.E7 'Graphs Death'.E11:'Graphs Death'.E41 'Graphs Death'.F7:'Graphs Death'.F7 'Graphs Death'.F11:'Graphs Death'.F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" table:formula="of:=[.C12]*[.$E$2]+[.C13]*[.$E$3]+[.C14]*[.$E$4]+[.C15]*[.$E$5]+[.C16]*[.$E$6]" office:value-type="float" office:value="1.58701438296832" calcext:value-type="float">
            <text:p>1,58701438296832</text:p>
          </table:table-cell>
          <table:table-cell table:style-name="ce1" table:formula="of:=([.D14]-[.D13]+[.D15]-[.D14])/2 + ([.D14]-[.D12]+[.D16]-[.D14])/4" office:value-type="float" office:value="4.35203630940934" calcext:value-type="float">
            <text:p>4,35203630940934</text:p>
          </table:table-cell>
          <table:table-cell table:style-name="ce1" table:formula="of:=([.E14]-[.E13]+[.E15]-[.E14])/2 + ([.E14]-[.E12]+[.E16]-[.E14])/4" office:value-type="float" office:value="6.7704119574521" calcext:value-type="float">
            <text:p>6,7704119574521</text:p>
          </table:table-cell>
          <table:table-cell table:style-name="ce1" table:formula="of:=([.F14]-[.F13]+[.F15]-[.F14])/2 + ([.F14]-[.F12]+[.F16]-[.F14])/4" office:value-type="float" office:value="0.329987056210218" calcext:value-type="float">
            <text:p>0,329987056210218</text:p>
          </table:table-cell>
          <table:table-cell table:style-name="ce1" table:formula="of:=([.G14]-[.G13]+[.G15]-[.G14])/2 + ([.G14]-[.G12]+[.G16]-[.G14])/4" office:value-type="float" office:value="1.72846530508684" calcext:value-type="float">
            <text:p>1,72846530508684</text:p>
          </table:table-cell>
          <table:table-cell table:formula="of:=([.H14]-[.H13]+[.H15]-[.H14])/2 + ([.H14]-[.H12]+[.H16]-[.H14])/4" office:value-type="float" office:value="5.28498234704603" calcext:value-type="float">
            <text:p>5,28498234704603</text:p>
          </table:table-cell>
          <table:table-cell table:style-name="ce1" table:formula="of:=([.I14]-[.I13]+[.I15]-[.I14])/2 + ([.I14]-[.I12]+[.I16]-[.I14])/4" office:value-type="float" office:value="0.0226847554236697" calcext:value-type="float">
            <text:p>0,02268475542367</text:p>
          </table:table-cell>
          <table:table-cell table:number-columns-repeated="5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3]*[.$E$2]+[.A14]*[.$E$3]+[.A15]*[.$E$4]+[.A16]*[.$E$5]+[.A17]*[.$E$6]" office:value-type="float" office:value="7.95851039166016" calcext:value-type="float">
            <text:p>7,95851039166016</text:p>
          </table:table-cell>
          <table:table-cell table:style-name="ce1" table:formula="of:=[.B13]*[.$E$2]+[.B14]*[.$E$3]+[.B15]*[.$E$4]+[.B16]*[.$E$5]+[.B17]*[.$E$6]" office:value-type="float" office:value="10.3880449411268" calcext:value-type="float">
            <text:p>10,3880449411268</text:p>
          </table:table-cell>
          <table:table-cell table:style-name="ce1" table:formula="of:=[.C13]*[.$E$2]+[.C14]*[.$E$3]+[.C15]*[.$E$4]+[.C16]*[.$E$5]+[.C17]*[.$E$6]" office:value-type="float" office:value="1.70799974522789" calcext:value-type="float">
            <text:p>1,70799974522789</text:p>
          </table:table-cell>
          <table:table-cell table:style-name="ce1" table:formula="of:=([.D15]-[.D14]+[.D16]-[.D15])/2 + ([.D15]-[.D13]+[.D17]-[.D15])/4" office:value-type="float" office:value="5.17904653680625" calcext:value-type="float">
            <text:p>5,17904653680625</text:p>
          </table:table-cell>
          <table:table-cell table:style-name="ce1" table:formula="of:=([.E15]-[.E14]+[.E16]-[.E15])/2 + ([.E15]-[.E13]+[.E17]-[.E15])/4" office:value-type="float" office:value="9.65846183302406" calcext:value-type="float">
            <text:p>9,65846183302406</text:p>
          </table:table-cell>
          <table:table-cell table:style-name="ce1" table:formula="of:=([.F15]-[.F14]+[.F16]-[.F15])/2 + ([.F15]-[.F13]+[.F17]-[.F15])/4" office:value-type="float" office:value="0.437624832386579" calcext:value-type="float">
            <text:p>0,437624832386579</text:p>
          </table:table-cell>
          <table:table-cell table:style-name="ce1" table:formula="of:=([.G15]-[.G14]+[.G16]-[.G15])/2 + ([.G15]-[.G13]+[.G17]-[.G15])/4" office:value-type="float" office:value="2.16298314980909" calcext:value-type="float">
            <text:p>2,16298314980909</text:p>
          </table:table-cell>
          <table:table-cell table:formula="of:=([.H15]-[.H14]+[.H16]-[.H15])/2 + ([.H15]-[.H13]+[.H17]-[.H15])/4" office:value-type="float" office:value="7.22636993821616" calcext:value-type="float">
            <text:p>7,22636993821616</text:p>
          </table:table-cell>
          <table:table-cell table:style-name="ce1" table:formula="of:=([.I15]-[.I14]+[.I16]-[.I15])/2 + ([.I15]-[.I13]+[.I17]-[.I15])/4" office:value-type="float" office:value="0.379351346821509" calcext:value-type="float">
            <text:p>0,379351346821509</text:p>
          </table:table-cell>
          <table:table-cell table:number-columns-repeated="5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4]*[.$E$2]+[.A15]*[.$E$3]+[.A16]*[.$E$4]+[.A17]*[.$E$5]+[.A18]*[.$E$6]" office:value-type="float" office:value="10.7101584003768" calcext:value-type="float">
            <text:p>10,7101584003768</text:p>
          </table:table-cell>
          <table:table-cell table:style-name="ce1" table:formula="of:=[.B14]*[.$E$2]+[.B15]*[.$E$3]+[.B16]*[.$E$4]+[.B17]*[.$E$5]+[.B18]*[.$E$6]" office:value-type="float" office:value="15.7556718581193" calcext:value-type="float">
            <text:p>15,7556718581193</text:p>
          </table:table-cell>
          <table:table-cell table:style-name="ce1" table:formula="of:=[.C14]*[.$E$2]+[.C15]*[.$E$3]+[.C16]*[.$E$4]+[.C17]*[.$E$5]+[.C18]*[.$E$6]" office:value-type="float" office:value="2.00501777086961" calcext:value-type="float">
            <text:p>2,00501777086961</text:p>
          </table:table-cell>
          <table:table-cell table:style-name="ce1" table:formula="of:=([.D16]-[.D15]+[.D17]-[.D16])/2 + ([.D16]-[.D14]+[.D18]-[.D16])/4" office:value-type="float" office:value="6.32651326666344" calcext:value-type="float">
            <text:p>6,32651326666344</text:p>
          </table:table-cell>
          <table:table-cell table:style-name="ce1" table:formula="of:=([.E16]-[.E15]+[.E17]-[.E16])/2 + ([.E16]-[.E14]+[.E18]-[.E16])/4" office:value-type="float" office:value="13.5005130152451" calcext:value-type="float">
            <text:p>13,5005130152451</text:p>
          </table:table-cell>
          <table:table-cell table:style-name="ce1" table:formula="of:=([.F16]-[.F15]+[.F17]-[.F16])/2 + ([.F16]-[.F14]+[.F18]-[.F16])/4" office:value-type="float" office:value="0.719252685073729" calcext:value-type="float">
            <text:p>0,719252685073729</text:p>
          </table:table-cell>
          <table:table-cell table:style-name="ce1" table:formula="of:=([.G16]-[.G15]+[.G17]-[.G16])/2 + ([.G16]-[.G14]+[.G18]-[.G16])/4" office:value-type="float" office:value="3.32058501649625" calcext:value-type="float">
            <text:p>3,32058501649625</text:p>
          </table:table-cell>
          <table:table-cell table:formula="of:=([.H16]-[.H15]+[.H17]-[.H16])/2 + ([.H16]-[.H14]+[.H18]-[.H16])/4" office:value-type="float" office:value="10.9467880677403" calcext:value-type="float">
            <text:p>10,9467880677403</text:p>
          </table:table-cell>
          <table:table-cell table:style-name="ce1" table:formula="of:=([.I16]-[.I15]+[.I17]-[.I16])/2 + ([.I16]-[.I14]+[.I18]-[.I16])/4" office:value-type="float" office:value="0.768846884541489" calcext:value-type="float">
            <text:p>0,768846884541489</text:p>
          </table:table-cell>
          <table:table-cell table:number-columns-repeated="5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A15]*[.$E$2]+[.A16]*[.$E$3]+[.A17]*[.$E$4]+[.A18]*[.$E$5]+[.A19]*[.$E$6]" office:value-type="float" office:value="14.039501765406" calcext:value-type="float">
            <text:p>14,039501765406</text:p>
          </table:table-cell>
          <table:table-cell table:style-name="ce1" table:formula="of:=[.B15]*[.$E$2]+[.B16]*[.$E$3]+[.B17]*[.$E$4]+[.B18]*[.$E$5]+[.B19]*[.$E$6]" office:value-type="float" office:value="23.1779139121476" calcext:value-type="float">
            <text:p>23,1779139121476</text:p>
          </table:table-cell>
          <table:table-cell table:style-name="ce1" table:formula="of:=[.C15]*[.$E$2]+[.C16]*[.$E$3]+[.C17]*[.$E$4]+[.C18]*[.$E$5]+[.C19]*[.$E$6]" office:value-type="float" office:value="2.38052157445248" calcext:value-type="float">
            <text:p>2,38052157445248</text:p>
          </table:table-cell>
          <table:table-cell table:style-name="ce1" table:formula="of:=([.D17]-[.D16]+[.D18]-[.D17])/2 + ([.D17]-[.D15]+[.D19]-[.D17])/4" office:value-type="float" office:value="8.2662730795283" calcext:value-type="float">
            <text:p>8,2662730795283</text:p>
          </table:table-cell>
          <table:table-cell table:style-name="ce1" table:formula="of:=([.E17]-[.E16]+[.E18]-[.E17])/2 + ([.E17]-[.E15]+[.E19]-[.E17])/4" office:value-type="float" office:value="19.8696456323738" calcext:value-type="float">
            <text:p>19,8696456323738</text:p>
          </table:table-cell>
          <table:table-cell table:style-name="ce1" table:formula="of:=([.F17]-[.F16]+[.F18]-[.F17])/2 + ([.F17]-[.F15]+[.F19]-[.F17])/4" office:value-type="float" office:value="1.17649896194559" calcext:value-type="float">
            <text:p>1,17649896194559</text:p>
          </table:table-cell>
          <table:table-cell table:style-name="ce1" table:formula="of:=([.G17]-[.G16]+[.G18]-[.G17])/2 + ([.G17]-[.G15]+[.G19]-[.G17])/4" office:value-type="float" office:value="5.37098603340245" calcext:value-type="float">
            <text:p>5,37098603340245</text:p>
          </table:table-cell>
          <table:table-cell table:formula="of:=([.H17]-[.H16]+[.H18]-[.H17])/2 + ([.H17]-[.H15]+[.H19]-[.H17])/4" office:value-type="float" office:value="17.3177836225202" calcext:value-type="float">
            <text:p>17,3177836225202</text:p>
          </table:table-cell>
          <table:table-cell table:style-name="ce1" table:formula="of:=([.I17]-[.I16]+[.I18]-[.I17])/2 + ([.I17]-[.I15]+[.I19]-[.I17])/4" office:value-type="float" office:value="1.25834499503395" calcext:value-type="float">
            <text:p>1,25834499503395</text:p>
          </table:table-cell>
          <table:table-cell table:number-columns-repeated="5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A16]*[.$E$2]+[.A17]*[.$E$3]+[.A18]*[.$E$4]+[.A19]*[.$E$5]+[.A20]*[.$E$6]" office:value-type="float" office:value="18.6986206595512" calcext:value-type="float">
            <text:p>18,6986206595512</text:p>
          </table:table-cell>
          <table:table-cell table:style-name="ce1" table:formula="of:=[.B16]*[.$E$2]+[.B17]*[.$E$3]+[.B18]*[.$E$4]+[.B19]*[.$E$5]+[.B20]*[.$E$6]" office:value-type="float" office:value="34.6052297474444" calcext:value-type="float">
            <text:p>34,6052297474444</text:p>
          </table:table-cell>
          <table:table-cell table:style-name="ce1" table:formula="of:=[.C16]*[.$E$2]+[.C17]*[.$E$3]+[.C18]*[.$E$4]+[.C19]*[.$E$5]+[.C20]*[.$E$6]" office:value-type="float" office:value="3.11898146481406" calcext:value-type="float">
            <text:p>3,11898146481406</text:p>
          </table:table-cell>
          <table:table-cell table:style-name="ce1" table:formula="of:=([.D18]-[.D17]+[.D19]-[.D18])/2 + ([.D18]-[.D16]+[.D20]-[.D18])/4" office:value-type="float" office:value="11.4599232899502" calcext:value-type="float">
            <text:p>11,4599232899502</text:p>
          </table:table-cell>
          <table:table-cell table:style-name="ce1" table:formula="of:=([.E18]-[.E17]+[.E19]-[.E18])/2 + ([.E18]-[.E16]+[.E20]-[.E18])/4" office:value-type="float" office:value="30.1351966297139" calcext:value-type="float">
            <text:p>30,1351966297139</text:p>
          </table:table-cell>
          <table:table-cell table:style-name="ce1" table:formula="of:=([.F18]-[.F17]+[.F19]-[.F18])/2 + ([.F18]-[.F16]+[.F20]-[.F18])/4" office:value-type="float" office:value="1.92762633525814" calcext:value-type="float">
            <text:p>1,92762633525814</text:p>
          </table:table-cell>
          <table:table-cell table:style-name="ce1" table:formula="of:=([.G18]-[.G17]+[.G19]-[.G18])/2 + ([.G18]-[.G16]+[.G20]-[.G18])/4" office:value-type="float" office:value="8.34097834958317" calcext:value-type="float">
            <text:p>8,34097834958317</text:p>
          </table:table-cell>
          <table:table-cell table:formula="of:=([.H18]-[.H17]+[.H19]-[.H18])/2 + ([.H18]-[.H16]+[.H20]-[.H18])/4" office:value-type="float" office:value="26.0134947869185" calcext:value-type="float">
            <text:p>26,0134947869185</text:p>
          </table:table-cell>
          <table:table-cell table:style-name="ce1" table:formula="of:=([.I18]-[.I17]+[.I19]-[.I18])/2 + ([.I18]-[.I16]+[.I20]-[.I18])/4" office:value-type="float" office:value="1.90651004443499" calcext:value-type="float">
            <text:p>1,90651004443499</text:p>
          </table:table-cell>
          <table:table-cell table:number-columns-repeated="5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A17]*[.$E$2]+[.A18]*[.$E$3]+[.A19]*[.$E$4]+[.A20]*[.$E$5]+[.A21]*[.$E$6]" office:value-type="float" office:value="25.0466781914245" calcext:value-type="float">
            <text:p>25,0466781914245</text:p>
          </table:table-cell>
          <table:table-cell table:style-name="ce1" table:formula="of:=[.B17]*[.$E$2]+[.B18]*[.$E$3]+[.B19]*[.$E$4]+[.B20]*[.$E$5]+[.B21]*[.$E$6]" office:value-type="float" office:value="52.1675116919719" calcext:value-type="float">
            <text:p>52,1675116919719</text:p>
          </table:table-cell>
          <table:table-cell table:style-name="ce1" table:formula="of:=[.C17]*[.$E$2]+[.C18]*[.$E$3]+[.C19]*[.$E$4]+[.C20]*[.$E$5]+[.C21]*[.$E$6]" office:value-type="float" office:value="4.18606820512137" calcext:value-type="float">
            <text:p>4,18606820512137</text:p>
          </table:table-cell>
          <table:table-cell table:style-name="ce1" table:formula="of:=([.D19]-[.D18]+[.D20]-[.D19])/2 + ([.D19]-[.D17]+[.D21]-[.D19])/4" office:value-type="float" office:value="16.3961706238425" calcext:value-type="float">
            <text:p>16,3961706238425</text:p>
          </table:table-cell>
          <table:table-cell table:style-name="ce1" table:formula="of:=([.E19]-[.E18]+[.E20]-[.E19])/2 + ([.E19]-[.E17]+[.E21]-[.E19])/4" office:value-type="float" office:value="45.6602290941671" calcext:value-type="float">
            <text:p>45,6602290941671</text:p>
          </table:table-cell>
          <table:table-cell table:style-name="ce1" table:formula="of:=([.F19]-[.F18]+[.F20]-[.F19])/2 + ([.F19]-[.F17]+[.F21]-[.F19])/4" office:value-type="float" office:value="3.05425751215356" calcext:value-type="float">
            <text:p>3,05425751215356</text:p>
          </table:table-cell>
          <table:table-cell table:style-name="ce1" table:formula="of:=([.G19]-[.G18]+[.G20]-[.G19])/2 + ([.G19]-[.G17]+[.G21]-[.G19])/4" office:value-type="float" office:value="12.0773983874209" calcext:value-type="float">
            <text:p>12,0773983874209</text:p>
          </table:table-cell>
          <table:table-cell table:formula="of:=([.H19]-[.H18]+[.H20]-[.H19])/2 + ([.H19]-[.H17]+[.H21]-[.H19])/4" office:value-type="float" office:value="35.2774249990964" calcext:value-type="float">
            <text:p>35,2774249990964</text:p>
          </table:table-cell>
          <table:table-cell table:style-name="ce1" table:formula="of:=([.I19]-[.I18]+[.I20]-[.I19])/2 + ([.I19]-[.I17]+[.I21]-[.I19])/4" office:value-type="float" office:value="2.64743334377566" calcext:value-type="float">
            <text:p>2,64743334377566</text:p>
          </table:table-cell>
          <table:table-cell table:number-columns-repeated="5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A18]*[.$E$2]+[.A19]*[.$E$3]+[.A20]*[.$E$4]+[.A21]*[.$E$5]+[.A22]*[.$E$6]" office:value-type="float" office:value="34.5354987081407" calcext:value-type="float">
            <text:p>34,5354987081407</text:p>
          </table:table-cell>
          <table:table-cell table:style-name="ce1" table:formula="of:=[.B18]*[.$E$2]+[.B19]*[.$E$3]+[.B20]*[.$E$4]+[.B21]*[.$E$5]+[.B22]*[.$E$6]" office:value-type="float" office:value="78.3172628173264" calcext:value-type="float">
            <text:p>78,3172628173264</text:p>
          </table:table-cell>
          <table:table-cell table:style-name="ce1" table:formula="of:=[.C18]*[.$E$2]+[.C19]*[.$E$3]+[.C20]*[.$E$4]+[.C21]*[.$E$5]+[.C22]*[.$E$6]" office:value-type="float" office:value="6.1044298505644" calcext:value-type="float">
            <text:p>6,1044298505644</text:p>
          </table:table-cell>
          <table:table-cell table:style-name="ce1" table:formula="of:=([.D20]-[.D19]+[.D21]-[.D20])/2 + ([.D20]-[.D18]+[.D22]-[.D20])/4" office:value-type="float" office:value="23.4306315763678" calcext:value-type="float">
            <text:p>23,4306315763678</text:p>
          </table:table-cell>
          <table:table-cell table:style-name="ce1" table:formula="of:=([.E20]-[.E19]+[.E21]-[.E20])/2 + ([.E20]-[.E18]+[.E22]-[.E20])/4" office:value-type="float" office:value="65.9733252393327" calcext:value-type="float">
            <text:p>65,9733252393327</text:p>
          </table:table-cell>
          <table:table-cell table:style-name="ce1" table:formula="of:=([.F20]-[.F19]+[.F21]-[.F20])/2 + ([.F20]-[.F18]+[.F22]-[.F20])/4" office:value-type="float" office:value="4.58977576239777" calcext:value-type="float">
            <text:p>4,58977576239777</text:p>
          </table:table-cell>
          <table:table-cell table:style-name="ce1" table:formula="of:=([.G20]-[.G19]+[.G21]-[.G20])/2 + ([.G20]-[.G18]+[.G22]-[.G20])/4" office:value-type="float" office:value="16.0793526432326" calcext:value-type="float">
            <text:p>16,0793526432326</text:p>
          </table:table-cell>
          <table:table-cell table:formula="of:=([.H20]-[.H19]+[.H21]-[.H20])/2 + ([.H20]-[.H18]+[.H22]-[.H20])/4" office:value-type="float" office:value="45.0153114248497" calcext:value-type="float">
            <text:p>45,0153114248497</text:p>
          </table:table-cell>
          <table:table-cell table:style-name="ce1" table:formula="of:=([.I20]-[.I19]+[.I21]-[.I20])/2 + ([.I20]-[.I18]+[.I22]-[.I20])/4" office:value-type="float" office:value="3.30323359658058" calcext:value-type="float">
            <text:p>3,30323359658058</text:p>
          </table:table-cell>
          <table:table-cell table:number-columns-repeated="5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A19]*[.$E$2]+[.A20]*[.$E$3]+[.A21]*[.$E$4]+[.A22]*[.$E$5]+[.A23]*[.$E$6]" office:value-type="float" office:value="47.950428163597" calcext:value-type="float">
            <text:p>47,950428163597</text:p>
          </table:table-cell>
          <table:table-cell table:style-name="ce1" table:formula="of:=[.B19]*[.$E$2]+[.B20]*[.$E$3]+[.B21]*[.$E$4]+[.B22]*[.$E$5]+[.B23]*[.$E$6]" office:value-type="float" office:value="118.394764149052" calcext:value-type="float">
            <text:p>118,394764149052</text:p>
          </table:table-cell>
          <table:table-cell table:style-name="ce1" table:formula="of:=[.C19]*[.$E$2]+[.C20]*[.$E$3]+[.C21]*[.$E$4]+[.C22]*[.$E$5]+[.C23]*[.$E$6]" office:value-type="float" office:value="8.62665485156604" calcext:value-type="float">
            <text:p>8,62665485156604</text:p>
          </table:table-cell>
          <table:table-cell table:style-name="ce1" table:formula="of:=([.D21]-[.D20]+[.D22]-[.D21])/2 + ([.D21]-[.D19]+[.D23]-[.D21])/4" office:value-type="float" office:value="32.6344500563768" calcext:value-type="float">
            <text:p>32,6344500563768</text:p>
          </table:table-cell>
          <table:table-cell table:style-name="ce1" table:formula="of:=([.E21]-[.E20]+[.E22]-[.E21])/2 + ([.E21]-[.E19]+[.E23]-[.E21])/4" office:value-type="float" office:value="89.3030884095218" calcext:value-type="float">
            <text:p>89,3030884095218</text:p>
          </table:table-cell>
          <table:table-cell table:style-name="ce1" table:formula="of:=([.F21]-[.F20]+[.F22]-[.F21])/2 + ([.F21]-[.F19]+[.F23]-[.F21])/4" office:value-type="float" office:value="6.44193348276899" calcext:value-type="float">
            <text:p>6,44193348276899</text:p>
          </table:table-cell>
          <table:table-cell table:style-name="ce1" table:formula="of:=([.G21]-[.G20]+[.G22]-[.G21])/2 + ([.G21]-[.G19]+[.G23]-[.G21])/4" office:value-type="float" office:value="19.8347038296175" calcext:value-type="float">
            <text:p>19,8347038296175</text:p>
          </table:table-cell>
          <table:table-cell/>
          <table:table-cell table:style-name="ce1" table:formula="of:=([.I21]-[.I20]+[.I22]-[.I21])/2 + ([.I21]-[.I19]+[.I23]-[.I21])/4" office:value-type="float" office:value="3.74497955778822" calcext:value-type="float">
            <text:p>3,74497955778822</text:p>
          </table:table-cell>
          <table:table-cell>
            <draw:frame draw:z-index="1" draw:style-name="gr2" draw:text-style-name="P2" svg:width="16.022cm" svg:height="8.998cm" svg:x="0.356cm" svg:y="0.35cm">
              <draw:object draw:notify-on-update-of-ranges="'Graphs Death'.G7:'Graphs Death'.G7 'Graphs Death'.G11:'Graphs Death'.G36 'Graphs Death'.H7:'Graphs Death'.H7 'Graphs Death'.H11:'Graphs Death'.H36 'Graphs Death'.I7:'Graphs Death'.I7 'Graphs Death'.I11:'Graphs Death'.I3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A20]*[.$E$2]+[.A21]*[.$E$3]+[.A22]*[.$E$4]+[.A23]*[.$E$5]+[.A24]*[.$E$6]" office:value-type="float" office:value="66.6136470206775" calcext:value-type="float">
            <text:p>66,6136470206775</text:p>
          </table:table-cell>
          <table:table-cell table:style-name="ce1" table:formula="of:=[.B20]*[.$E$2]+[.B21]*[.$E$3]+[.B22]*[.$E$4]+[.B23]*[.$E$5]+[.B24]*[.$E$6]" office:value-type="float" office:value="166.044025790615" calcext:value-type="float">
            <text:p>166,044025790615</text:p>
          </table:table-cell>
          <table:table-cell table:style-name="ce1" table:formula="of:=[.C20]*[.$E$2]+[.C21]*[.$E$3]+[.C22]*[.$E$4]+[.C23]*[.$E$5]+[.C24]*[.$E$6]" office:value-type="float" office:value="12.5969112215158" calcext:value-type="float">
            <text:p>12,5969112215158</text:p>
          </table:table-cell>
          <table:table-cell table:style-name="ce1" table:formula="of:=([.D22]-[.D21]+[.D23]-[.D22])/2 + ([.D22]-[.D20]+[.D24]-[.D22])/4" office:value-type="float" office:value="43.3007749978118" calcext:value-type="float">
            <text:p>43,3007749978118</text:p>
          </table:table-cell>
          <table:table-cell table:style-name="ce1" table:formula="of:=([.E22]-[.E21]+[.E23]-[.E22])/2 + ([.E22]-[.E20]+[.E24]-[.E22])/4" office:value-type="float" office:value="122.910723698403" calcext:value-type="float">
            <text:p>122,910723698403</text:p>
          </table:table-cell>
          <table:table-cell table:style-name="ce1" table:formula="of:=([.F22]-[.F21]+[.F23]-[.F22])/2 + ([.F22]-[.F20]+[.F24]-[.F22])/4" office:value-type="float" office:value="8.3652087803496" calcext:value-type="float">
            <text:p>8,3652087803496</text:p>
          </table:table-cell>
          <table:table-cell table:style-name="ce1" table:formula="of:=([.G22]-[.G21]+[.G23]-[.G22])/2 + ([.G22]-[.G20]+[.G24]-[.G22])/4" office:value-type="float" office:value="24.3984592724917" calcext:value-type="float">
            <text:p>24,3984592724917</text:p>
          </table:table-cell>
          <table:table-cell/>
          <table:table-cell table:style-name="ce1" table:formula="of:=([.I22]-[.I21]+[.I23]-[.I22])/2 + ([.I22]-[.I20]+[.I24]-[.I22])/4" office:value-type="float" office:value="4.17064093835115" calcext:value-type="float">
            <text:p>4,17064093835115</text:p>
          </table:table-cell>
          <table:table-cell table:number-columns-repeated="52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[.A21]*[.$E$2]+[.A22]*[.$E$3]+[.A23]*[.$E$4]+[.A24]*[.$E$5]+[.A25]*[.$E$6]" office:value-type="float" office:value="91.428181791858" calcext:value-type="float">
            <text:p>91,428181791858</text:p>
          </table:table-cell>
          <table:table-cell table:style-name="ce1" table:formula="of:=[.B21]*[.$E$2]+[.B22]*[.$E$3]+[.B23]*[.$E$4]+[.B24]*[.$E$5]+[.B25]*[.$E$6]" office:value-type="float" office:value="233.926339383482" calcext:value-type="float">
            <text:p>233,926339383482</text:p>
          </table:table-cell>
          <table:table-cell table:style-name="ce1" table:formula="of:=[.C21]*[.$E$2]+[.C22]*[.$E$3]+[.C23]*[.$E$4]+[.C24]*[.$E$5]+[.C25]*[.$E$6]" office:value-type="float" office:value="16.9688393942945" calcext:value-type="float">
            <text:p>16,9688393942945</text:p>
          </table:table-cell>
          <table:table-cell table:style-name="ce1" table:formula="of:=([.D23]-[.D22]+[.D24]-[.D23])/2 + ([.D23]-[.D21]+[.D25]-[.D23])/4" office:value-type="float" office:value="55.9946990994244" calcext:value-type="float">
            <text:p>55,9946990994244</text:p>
          </table:table-cell>
          <table:table-cell/>
          <table:table-cell table:style-name="ce1" table:formula="of:=([.F23]-[.F22]+[.F24]-[.F23])/2 + ([.F23]-[.F21]+[.F25]-[.F23])/4" office:value-type="float" office:value="10.4833097074028" calcext:value-type="float">
            <text:p>10,4833097074028</text:p>
          </table:table-cell>
          <table:table-cell table:style-name="ce1" table:formula="of:=([.G23]-[.G22]+[.G24]-[.G23])/2 + ([.G23]-[.G21]+[.G25]-[.G23])/4" office:value-type="float" office:value="32.4503058573573" calcext:value-type="float">
            <text:p>32,4503058573573</text:p>
          </table:table-cell>
          <table:table-cell/>
          <table:table-cell table:style-name="ce1" table:formula="of:=([.I23]-[.I22]+[.I24]-[.I23])/2 + ([.I23]-[.I21]+[.I25]-[.I23])/4" office:value-type="float" office:value="4.89005706629764" calcext:value-type="float">
            <text:p>4,89005706629764</text:p>
          </table:table-cell>
          <table:table-cell table:number-columns-repeated="52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[.A22]*[.$E$2]+[.A23]*[.$E$3]+[.A24]*[.$E$4]+[.A25]*[.$E$5]+[.A26]*[.$E$6]" office:value-type="float" office:value="120.783091442866" calcext:value-type="float">
            <text:p>120,783091442866</text:p>
          </table:table-cell>
          <table:table-cell table:style-name="ce1" table:formula="of:=[.B22]*[.$E$2]+[.B23]*[.$E$3]+[.B24]*[.$E$4]+[.B25]*[.$E$5]+[.B26]*[.$E$6]" office:value-type="float" office:value="338.89700714208" calcext:value-type="float">
            <text:p>338,89700714208</text:p>
          </table:table-cell>
          <table:table-cell table:style-name="ce1" table:formula="of:=[.C22]*[.$E$2]+[.C23]*[.$E$3]+[.C24]*[.$E$4]+[.C25]*[.$E$5]+[.C26]*[.$E$6]" office:value-type="float" office:value="22.8808958865059" calcext:value-type="float">
            <text:p>22,8808958865059</text:p>
          </table:table-cell>
          <table:table-cell table:style-name="ce1" table:formula="of:=([.D24]-[.D23]+[.D25]-[.D24])/2 + ([.D24]-[.D22]+[.D26]-[.D24])/4" office:value-type="float" office:value="74.3039705802393" calcext:value-type="float">
            <text:p>74,3039705802393</text:p>
          </table:table-cell>
          <table:table-cell/>
          <table:table-cell table:style-name="ce1" table:formula="of:=([.F24]-[.F23]+[.F25]-[.F24])/2 + ([.F24]-[.F22]+[.F26]-[.F24])/4" office:value-type="float" office:value="13.1895870665348" calcext:value-type="float">
            <text:p>13,1895870665348</text:p>
          </table:table-cell>
          <table:table-cell table:style-name="ce1" table:formula="of:=([.G24]-[.G23]+[.G25]-[.G24])/2 + ([.G24]-[.G22]+[.G26]-[.G24])/4" office:value-type="float" office:value="45.1135057600672" calcext:value-type="float">
            <text:p>45,1135057600672</text:p>
          </table:table-cell>
          <table:table-cell/>
          <table:table-cell table:style-name="ce1" table:formula="of:=([.I24]-[.I23]+[.I25]-[.I24])/2 + ([.I24]-[.I22]+[.I26]-[.I24])/4" office:value-type="float" office:value="5.83593454903055" calcext:value-type="float">
            <text:p>5,83593454903055</text:p>
          </table:table-cell>
          <table:table-cell table:number-columns-repeated="5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formula="of:=[.A23]*[.$E$2]+[.A24]*[.$E$3]+[.A25]*[.$E$4]+[.A26]*[.$E$5]+[.A27]*[.$E$6]" office:value-type="float" office:value="163.590335716918" calcext:value-type="float">
            <text:p>163,590335716918</text:p>
          </table:table-cell>
          <table:table-cell/>
          <table:table-cell table:style-name="ce1" table:formula="of:=[.C23]*[.$E$2]+[.C24]*[.$E$3]+[.C25]*[.$E$4]+[.C26]*[.$E$5]+[.C27]*[.$E$6]" office:value-type="float" office:value="29.9919243511971" calcext:value-type="float">
            <text:p>29,9919243511971</text:p>
          </table:table-cell>
          <table:table-cell table:style-name="ce1" table:formula="of:=([.D25]-[.D24]+[.D26]-[.D25])/2 + ([.D25]-[.D23]+[.D27]-[.D25])/4" office:value-type="float" office:value="100.429282320951" calcext:value-type="float">
            <text:p>100,429282320951</text:p>
          </table:table-cell>
          <table:table-cell/>
          <table:table-cell table:style-name="ce1" table:formula="of:=([.F25]-[.F24]+[.F26]-[.F25])/2 + ([.F25]-[.F23]+[.F27]-[.F25])/4" office:value-type="float" office:value="16.3534051755892" calcext:value-type="float">
            <text:p>16,3534051755892</text:p>
          </table:table-cell>
          <table:table-cell table:style-name="ce1" table:formula="of:=([.G25]-[.G24]+[.G26]-[.G25])/2 + ([.G25]-[.G23]+[.G27]-[.G25])/4" office:value-type="float" office:value="60.6520177183231" calcext:value-type="float">
            <text:p>60,6520177183231</text:p>
          </table:table-cell>
          <table:table-cell/>
          <table:table-cell table:style-name="ce1" table:formula="of:=([.I25]-[.I24]+[.I26]-[.I25])/2 + ([.I25]-[.I23]+[.I27]-[.I25])/4" office:value-type="float" office:value="6.9228624498738" calcext:value-type="float">
            <text:p>6,9228624498738</text:p>
          </table:table-cell>
          <table:table-cell table:number-columns-repeated="5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[.A24]*[.$E$2]+[.A25]*[.$E$3]+[.A26]*[.$E$4]+[.A27]*[.$E$5]+[.A28]*[.$E$6]" office:value-type="float" office:value="219.505221491516" calcext:value-type="float">
            <text:p>219,505221491516</text:p>
          </table:table-cell>
          <table:table-cell/>
          <table:table-cell table:style-name="ce1" table:formula="of:=[.C24]*[.$E$2]+[.C25]*[.$E$3]+[.C26]*[.$E$4]+[.C27]*[.$E$5]+[.C28]*[.$E$6]" office:value-type="float" office:value="39.3090895738498" calcext:value-type="float">
            <text:p>39,3090895738498</text:p>
          </table:table-cell>
          <table:table-cell table:style-name="ce1" table:formula="of:=([.D26]-[.D25]+[.D27]-[.D26])/2 + ([.D26]-[.D24]+[.D28]-[.D26])/4" office:value-type="float" office:value="134.885631595027" calcext:value-type="float">
            <text:p>134,885631595027</text:p>
          </table:table-cell>
          <table:table-cell/>
          <table:table-cell table:style-name="ce1" table:formula="of:=([.F26]-[.F25]+[.F27]-[.F26])/2 + ([.F26]-[.F24]+[.F28]-[.F26])/4" office:value-type="float" office:value="19.9687560400989" calcext:value-type="float">
            <text:p>19,9687560400989</text:p>
          </table:table-cell>
          <table:table-cell table:style-name="ce1" table:formula="of:=([.G26]-[.G25]+[.G27]-[.G26])/2 + ([.G26]-[.G24]+[.G28]-[.G26])/4" office:value-type="float" office:value="75.7706644897639" calcext:value-type="float">
            <text:p>75,7706644897639</text:p>
          </table:table-cell>
          <table:table-cell/>
          <table:table-cell table:style-name="ce1" table:formula="of:=([.I26]-[.I25]+[.I27]-[.I26])/2 + ([.I26]-[.I24]+[.I28]-[.I26])/4" office:value-type="float" office:value="8.28253483823504" calcext:value-type="float">
            <text:p>8,28253483823504</text:p>
          </table:table-cell>
          <table:table-cell table:number-columns-repeated="52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table:formula="of:=[.A25]*[.$E$2]+[.A26]*[.$E$3]+[.A27]*[.$E$4]+[.A28]*[.$E$5]+[.A29]*[.$E$6]" office:value-type="float" office:value="295.701050978364" calcext:value-type="float">
            <text:p>295,701050978364</text:p>
          </table:table-cell>
          <table:table-cell/>
          <table:table-cell table:style-name="ce1" table:formula="of:=[.C25]*[.$E$2]+[.C26]*[.$E$3]+[.C27]*[.$E$4]+[.C28]*[.$E$5]+[.C29]*[.$E$6]" office:value-type="float" office:value="49.5260727219636" calcext:value-type="float">
            <text:p>49,5260727219636</text:p>
          </table:table-cell>
          <table:table-cell table:style-name="ce1" table:formula="of:=([.D27]-[.D26]+[.D28]-[.D27])/2 + ([.D27]-[.D25]+[.D29]-[.D27])/4" office:value-type="float" office:value="177.439447943142" calcext:value-type="float">
            <text:p>177,439447943142</text:p>
          </table:table-cell>
          <table:table-cell/>
          <table:table-cell table:style-name="ce1" table:formula="of:=([.F27]-[.F26]+[.F28]-[.F27])/2 + ([.F27]-[.F25]+[.F29]-[.F27])/4" office:value-type="float" office:value="24.6164215597697" calcext:value-type="float">
            <text:p>24,6164215597697</text:p>
          </table:table-cell>
          <table:table-cell table:style-name="ce1" table:formula="of:=([.G27]-[.G26]+[.G28]-[.G27])/2 + ([.G27]-[.G25]+[.G29]-[.G27])/4" office:value-type="float" office:value="85.5089828754845" calcext:value-type="float">
            <text:p>85,5089828754845</text:p>
          </table:table-cell>
          <table:table-cell/>
          <table:table-cell table:style-name="ce1" table:formula="of:=([.I27]-[.I26]+[.I28]-[.I27])/2 + ([.I27]-[.I25]+[.I29]-[.I27])/4" office:value-type="float" office:value="9.88673776761491" calcext:value-type="float">
            <text:p>9,88673776761491</text:p>
          </table:table-cell>
          <table:table-cell table:number-columns-repeated="52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style-name="ce1" table:formula="of:=[.A26]*[.$E$2]+[.A27]*[.$E$3]+[.A28]*[.$E$4]+[.A29]*[.$E$5]+[.A30]*[.$E$6]" office:value-type="float" office:value="396.104187300081" calcext:value-type="float">
            <text:p>396,104187300081</text:p>
          </table:table-cell>
          <table:table-cell/>
          <table:table-cell table:style-name="ce1" table:formula="of:=[.C26]*[.$E$2]+[.C27]*[.$E$3]+[.C28]*[.$E$4]+[.C29]*[.$E$5]+[.C30]*[.$E$6]" office:value-type="float" office:value="63.6876233053684" calcext:value-type="float">
            <text:p>63,6876233053684</text:p>
          </table:table-cell>
          <table:table-cell table:style-name="ce1" table:formula="of:=([.D28]-[.D27]+[.D29]-[.D28])/2 + ([.D28]-[.D26]+[.D30]-[.D28])/4" office:value-type="float" office:value="223.366297294914" calcext:value-type="float">
            <text:p>223,366297294914</text:p>
          </table:table-cell>
          <table:table-cell/>
          <table:table-cell table:style-name="ce1" table:formula="of:=([.F28]-[.F27]+[.F29]-[.F28])/2 + ([.F28]-[.F26]+[.F30]-[.F28])/4" office:value-type="float" office:value="29.793693651114" calcext:value-type="float">
            <text:p>29,793693651114</text:p>
          </table:table-cell>
          <table:table-cell table:style-name="ce1" table:formula="of:=([.G28]-[.G27]+[.G29]-[.G28])/2 + ([.G28]-[.G26]+[.G30]-[.G28])/4" office:value-type="float" office:value="86.0056206102732" calcext:value-type="float">
            <text:p>86,0056206102732</text:p>
          </table:table-cell>
          <table:table-cell table:number-columns-repeated="54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style-name="ce1" table:formula="of:=[.A27]*[.$E$2]+[.A28]*[.$E$3]+[.A29]*[.$E$4]+[.A30]*[.$E$5]+[.A31]*[.$E$6]" office:value-type="float" office:value="520.150195872353" calcext:value-type="float">
            <text:p>520,150195872353</text:p>
          </table:table-cell>
          <table:table-cell/>
          <table:table-cell table:style-name="ce1" table:formula="of:=[.C27]*[.$E$2]+[.C28]*[.$E$3]+[.C29]*[.$E$4]+[.C30]*[.$E$5]+[.C31]*[.$E$6]" office:value-type="float" office:value="79.7005431272385" calcext:value-type="float">
            <text:p>79,7005431272385</text:p>
          </table:table-cell>
          <table:table-cell table:style-name="ce1" table:formula="of:=([.D29]-[.D28]+[.D30]-[.D29])/2 + ([.D29]-[.D27]+[.D31]-[.D29])/4" office:value-type="float" office:value="265.503882423115" calcext:value-type="float">
            <text:p>265,503882423115</text:p>
          </table:table-cell>
          <table:table-cell/>
          <table:table-cell table:style-name="ce1" table:formula="of:=([.F29]-[.F28]+[.F30]-[.F29])/2 + ([.F29]-[.F27]+[.F31]-[.F29])/4" office:value-type="float" office:value="36.2504810240187" calcext:value-type="float">
            <text:p>36,2504810240187</text:p>
          </table:table-cell>
          <table:table-cell table:style-name="ce1" table:formula="of:=([.G29]-[.G28]+[.G30]-[.G29])/2 + ([.G29]-[.G27]+[.G31]-[.G29])/4" office:value-type="float" office:value="81.1198443912844" calcext:value-type="float">
            <text:p>81,1198443912844</text:p>
          </table:table-cell>
          <table:table-cell table:number-columns-repeated="54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/>
          <table:table-cell table:style-name="ce1" office:value-type="float" office:value="127" calcext:value-type="float">
            <text:p>127</text:p>
          </table:table-cell>
          <table:table-cell table:style-name="ce1" table:formula="of:=[.A28]*[.$E$2]+[.A29]*[.$E$3]+[.A30]*[.$E$4]+[.A31]*[.$E$5]+[.A32]*[.$E$6]" office:value-type="float" office:value="664.072120883193" calcext:value-type="float">
            <text:p>664,072120883193</text:p>
          </table:table-cell>
          <table:table-cell/>
          <table:table-cell table:style-name="ce1" table:formula="of:=[.C28]*[.$E$2]+[.C29]*[.$E$3]+[.C30]*[.$E$4]+[.C31]*[.$E$5]+[.C32]*[.$E$6]" office:value-type="float" office:value="98.134923367756" calcext:value-type="float">
            <text:p>98,134923367756</text:p>
          </table:table-cell>
          <table:table-cell table:style-name="ce1" table:formula="of:=([.D30]-[.D29]+[.D31]-[.D30])/2 + ([.D30]-[.D28]+[.D32]-[.D30])/4" office:value-type="float" office:value="302.779245076173" calcext:value-type="float">
            <text:p>302,779245076173</text:p>
          </table:table-cell>
          <table:table-cell table:number-columns-repeated="2"/>
          <table:table-cell table:style-name="ce1" table:formula="of:=([.G30]-[.G29]+[.G31]-[.G30])/2 + ([.G30]-[.G28]+[.G32]-[.G30])/4" office:value-type="float" office:value="80.9677566927093" calcext:value-type="float">
            <text:p>80,9677566927093</text:p>
          </table:table-cell>
          <table:table-cell table:number-columns-repeated="54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/>
          <table:table-cell table:style-name="ce1" office:value-type="float" office:value="148" calcext:value-type="float">
            <text:p>148</text:p>
          </table:table-cell>
          <table:table-cell table:style-name="ce1" table:formula="of:=[.A29]*[.$E$2]+[.A30]*[.$E$3]+[.A31]*[.$E$4]+[.A32]*[.$E$5]+[.A33]*[.$E$6]" office:value-type="float" office:value="821.7807135046" calcext:value-type="float">
            <text:p>821,7807135046</text:p>
          </table:table-cell>
          <table:table-cell/>
          <table:table-cell table:style-name="ce1" table:formula="of:=[.C29]*[.$E$2]+[.C30]*[.$E$3]+[.C31]*[.$E$4]+[.C32]*[.$E$5]+[.C33]*[.$E$6]" office:value-type="float" office:value="125.633396693263" calcext:value-type="float">
            <text:p>125,633396693263</text:p>
          </table:table-cell>
          <table:table-cell table:style-name="ce1" table:formula="of:=([.D31]-[.D30]+[.D32]-[.D31])/2 + ([.D31]-[.D29]+[.D33]-[.D31])/4" office:value-type="float" office:value="343.092929945761" calcext:value-type="float">
            <text:p>343,092929945761</text:p>
          </table:table-cell>
          <table:table-cell table:number-columns-repeated="2"/>
          <table:table-cell table:style-name="ce1" table:formula="of:=([.G31]-[.G30]+[.G32]-[.G31])/2 + ([.G31]-[.G29]+[.G33]-[.G31])/4" office:value-type="float" office:value="90.4641625963903" calcext:value-type="float">
            <text:p>90,4641625963903</text:p>
          </table:table-cell>
          <table:table-cell table:number-columns-repeated="54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/>
          <table:table-cell table:style-name="ce1" office:value-type="float" office:value="175" calcext:value-type="float">
            <text:p>175</text:p>
          </table:table-cell>
          <table:table-cell table:style-name="ce1" table:formula="of:=[.A30]*[.$E$2]+[.A31]*[.$E$3]+[.A32]*[.$E$4]+[.A33]*[.$E$5]+[.A34]*[.$E$6]" office:value-type="float" office:value="1003.96013234028" calcext:value-type="float">
            <text:p>1003,96013234028</text:p>
          </table:table-cell>
          <table:table-cell table:number-columns-repeated="2"/>
          <table:table-cell table:style-name="ce1" table:formula="of:=([.D32]-[.D31]+[.D33]-[.D32])/2 + ([.D32]-[.D30]+[.D34]-[.D32])/4" office:value-type="float" office:value="392.059229020458" calcext:value-type="float">
            <text:p>392,059229020458</text:p>
          </table:table-cell>
          <table:table-cell table:number-columns-repeated="57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/>
          <table:table-cell table:style-name="ce1" office:value-type="float" office:value="264" calcext:value-type="float">
            <text:p>264</text:p>
          </table:table-cell>
          <table:table-cell table:style-name="ce1" table:formula="of:=[.A31]*[.$E$2]+[.A32]*[.$E$3]+[.A33]*[.$E$4]+[.A34]*[.$E$5]+[.A35]*[.$E$6]" office:value-type="float" office:value="1212.74589274122" calcext:value-type="float">
            <text:p>1212,74589274122</text:p>
          </table:table-cell>
          <table:table-cell table:number-columns-repeated="2"/>
          <table:table-cell table:style-name="ce1" table:formula="of:=([.D33]-[.D32]+[.D34]-[.D33])/2 + ([.D33]-[.D31]+[.D35]-[.D33])/4" office:value-type="float" office:value="448.800564920105" calcext:value-type="float">
            <text:p>448,800564920105</text:p>
          </table:table-cell>
          <table:table-cell table:number-columns-repeated="57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number-columns-repeated="2"/>
          <table:table-cell table:style-name="ce1" table:formula="of:=[.A32]*[.$E$2]+[.A33]*[.$E$3]+[.A34]*[.$E$4]+[.A35]*[.$E$5]+[.A36]*[.$E$6]" office:value-type="float" office:value="1450.37867849178" calcext:value-type="float">
            <text:p>1450,37867849178</text:p>
          </table:table-cell>
          <table:table-cell table:number-columns-repeated="60"/>
        </table:table-row>
        <table:table-row table:style-name="ro1">
          <table:table-cell table:style-name="ce1" office:value-type="float" office:value="2158" calcext:value-type="float">
            <text:p>2158</text:p>
          </table:table-cell>
          <table:table-cell table:number-columns-repeated="2"/>
          <table:table-cell table:style-name="ce1" table:formula="of:=[.A33]*[.$E$2]+[.A34]*[.$E$3]+[.A35]*[.$E$4]+[.A36]*[.$E$5]+[.A37]*[.$E$6]" office:value-type="float" office:value="1724.14588088202" calcext:value-type="float">
            <text:p>1724,14588088202</text:p>
          </table:table-cell>
          <table:table-cell table:number-columns-repeated="60"/>
        </table:table-row>
        <table:table-row table:style-name="ro1">
          <table:table-cell table:style-name="ce1" office:value-type="float" office:value="2503" calcext:value-type="float">
            <text:p>2503</text:p>
          </table:table-cell>
          <table:table-cell table:number-columns-repeated="63"/>
        </table:table-row>
        <table:table-row table:style-name="ro1">
          <table:table-cell table:style-name="ce1" table:formula="of:=[.A36]+475" office:value-type="float" office:value="2978" calcext:value-type="float">
            <text:p>2978</text:p>
          </table:table-cell>
          <table:table-cell table:number-columns-repeated="6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#Death" table:style-name="ta4">
        <office:forms form:automatic-focus="false" form:apply-design-mode="false"/>
        <table:table-column table:style-name="co1" table:number-columns-repeated="4" table:default-cell-style-name="ce1"/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Hubei</text:p>
          </table:table-cell>
          <table:table-cell table:style-name="Default" table:number-columns-repeated="2"/>
          <table:table-cell office:value-type="string" calcext:value-type="string">
            <text:p>Fran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rance</text:p>
          </table:table-cell>
          <table:table-cell table:number-columns-repeated="4"/>
          <table:table-cell>
            <draw:frame draw:z-index="0" draw:style-name="gr2" draw:text-style-name="P2" svg:width="24.086cm" svg:height="14.556cm" svg:x="1.044cm" svg:y="0.01cm">
              <draw:object draw:notify-on-update-of-ranges="'#Death'.A2:'#Death'.A2 '#Death'.A3:'#Death'.A56 '#Death'.B2:'#Death'.B2 '#Death'.B3:'#Death'.B56 '#Death'.C2:'#Death'.C2 '#Death'.C3:'#Death'.C56 '#Death'.D2:'#Death'.D2 '#Death'.D3:'#Death'.D5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463" calcext:value-type="float">
            <text:p>46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631" calcext:value-type="float">
            <text:p>63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827" calcext:value-type="float">
            <text:p>82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827" calcext:value-type="float">
            <text:p>82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266" calcext:value-type="float">
            <text:p>1266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441" calcext:value-type="float">
            <text:p>1441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809" calcext:value-type="float">
            <text:p>1809</text:p>
          </table:table-cell>
          <table:table-cell office:value-type="float" office:value="289" calcext:value-type="float">
            <text:p>289</text:p>
          </table:table-cell>
          <table:table-cell office:value-type="float" office:value="91" calcext:value-type="float">
            <text:p>91</text:p>
          </table:table-cell>
          <table:table-cell table:number-columns-repeated="60"/>
        </table:table-row>
      </table:table>
      <table:table table:name="ts-Deaths" table:style-name="ta5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" table:default-cell-style-name="ce1"/>
        <table:table-column table:style-name="co13" table:number-columns-repeated="9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18" table:default-cell-style-name="ce1"/>
        <table:table-column table:style-name="co13" table:number-columns-repeated="9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6" table:default-cell-style-name="ce1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Country/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style-name="ce2" office:value-type="string" calcext:value-type="string">
            <text:p>1/22/20</text:p>
          </table:table-cell>
          <table:table-cell table:style-name="ce2" office:value-type="string" calcext:value-type="string">
            <text:p>1/23/20</text:p>
          </table:table-cell>
          <table:table-cell table:style-name="ce2" office:value-type="string" calcext:value-type="string">
            <text:p>1/24/20</text:p>
          </table:table-cell>
          <table:table-cell table:style-name="ce2" office:value-type="string" calcext:value-type="string">
            <text:p>1/25/20</text:p>
          </table:table-cell>
          <table:table-cell table:style-name="ce2" office:value-type="string" calcext:value-type="string">
            <text:p>1/26/20</text:p>
          </table:table-cell>
          <table:table-cell table:style-name="ce2" office:value-type="string" calcext:value-type="string">
            <text:p>1/27/20</text:p>
          </table:table-cell>
          <table:table-cell table:style-name="ce2" office:value-type="string" calcext:value-type="string">
            <text:p>1/28/20</text:p>
          </table:table-cell>
          <table:table-cell table:style-name="ce2" office:value-type="string" calcext:value-type="string">
            <text:p>1/29/20</text:p>
          </table:table-cell>
          <table:table-cell table:style-name="ce2" office:value-type="string" calcext:value-type="string">
            <text:p>1/30/20</text:p>
          </table:table-cell>
          <table:table-cell table:style-name="ce2" office:value-type="string" calcext:value-type="string">
            <text:p>1/31/20</text:p>
          </table:table-cell>
          <table:table-cell table:style-name="ce2" office:value-type="string" calcext:value-type="string">
            <text:p>2/1/20</text:p>
          </table:table-cell>
          <table:table-cell table:style-name="ce2" office:value-type="string" calcext:value-type="string">
            <text:p>2/2/20</text:p>
          </table:table-cell>
          <table:table-cell table:style-name="ce2" office:value-type="string" calcext:value-type="string">
            <text:p>2/3/20</text:p>
          </table:table-cell>
          <table:table-cell table:style-name="ce2" office:value-type="string" calcext:value-type="string">
            <text:p>2/4/20</text:p>
          </table:table-cell>
          <table:table-cell table:style-name="ce2" office:value-type="string" calcext:value-type="string">
            <text:p>2/5/20</text:p>
          </table:table-cell>
          <table:table-cell table:style-name="ce2" office:value-type="string" calcext:value-type="string">
            <text:p>2/6/20</text:p>
          </table:table-cell>
          <table:table-cell table:style-name="ce2" office:value-type="string" calcext:value-type="string">
            <text:p>2/7/20</text:p>
          </table:table-cell>
          <table:table-cell table:style-name="ce2" office:value-type="string" calcext:value-type="string">
            <text:p>2/8/20</text:p>
          </table:table-cell>
          <table:table-cell table:style-name="ce2" office:value-type="string" calcext:value-type="string">
            <text:p>2/9/20</text:p>
          </table:table-cell>
          <table:table-cell table:style-name="ce2" office:value-type="string" calcext:value-type="string">
            <text:p>2/10/20</text:p>
          </table:table-cell>
          <table:table-cell table:style-name="ce2" office:value-type="string" calcext:value-type="string">
            <text:p>2/11/20</text:p>
          </table:table-cell>
          <table:table-cell table:style-name="ce2" office:value-type="string" calcext:value-type="string">
            <text:p>2/12/20</text:p>
          </table:table-cell>
          <table:table-cell table:style-name="ce2" office:value-type="string" calcext:value-type="string">
            <text:p>2/13/20</text:p>
          </table:table-cell>
          <table:table-cell table:style-name="ce2" office:value-type="string" calcext:value-type="string">
            <text:p>2/14/20</text:p>
          </table:table-cell>
          <table:table-cell table:style-name="ce2" office:value-type="string" calcext:value-type="string">
            <text:p>2/15/20</text:p>
          </table:table-cell>
          <table:table-cell table:style-name="ce2" office:value-type="string" calcext:value-type="string">
            <text:p>2/16/20</text:p>
          </table:table-cell>
          <table:table-cell table:style-name="ce2" office:value-type="string" calcext:value-type="string">
            <text:p>2/17/20</text:p>
          </table:table-cell>
          <table:table-cell table:style-name="ce2" office:value-type="string" calcext:value-type="string">
            <text:p>2/18/20</text:p>
          </table:table-cell>
          <table:table-cell table:style-name="ce2" office:value-type="string" calcext:value-type="string">
            <text:p>2/19/20</text:p>
          </table:table-cell>
          <table:table-cell table:style-name="ce2" office:value-type="string" calcext:value-type="string">
            <text:p>2/20/20</text:p>
          </table:table-cell>
          <table:table-cell table:style-name="ce2" office:value-type="string" calcext:value-type="string">
            <text:p>2/21/20</text:p>
          </table:table-cell>
          <table:table-cell table:style-name="ce2" office:value-type="string" calcext:value-type="string">
            <text:p>2/22/20</text:p>
          </table:table-cell>
          <table:table-cell table:style-name="ce2" office:value-type="string" calcext:value-type="string">
            <text:p>2/23/20</text:p>
          </table:table-cell>
          <table:table-cell table:style-name="ce2" office:value-type="string" calcext:value-type="string">
            <text:p>2/24/20</text:p>
          </table:table-cell>
          <table:table-cell table:style-name="ce2" office:value-type="string" calcext:value-type="string">
            <text:p>2/25/20</text:p>
          </table:table-cell>
          <table:table-cell table:style-name="ce2" office:value-type="string" calcext:value-type="string">
            <text:p>2/26/20</text:p>
          </table:table-cell>
          <table:table-cell table:style-name="ce2" office:value-type="string" calcext:value-type="string">
            <text:p>2/27/20</text:p>
          </table:table-cell>
          <table:table-cell table:style-name="ce2" office:value-type="string" calcext:value-type="string">
            <text:p>2/28/20</text:p>
          </table:table-cell>
          <table:table-cell table:style-name="ce2" office:value-type="string" calcext:value-type="string">
            <text:p>2/29/20</text:p>
          </table:table-cell>
          <table:table-cell table:style-name="ce2" office:value-type="string" calcext:value-type="string">
            <text:p>3/1/20</text:p>
          </table:table-cell>
          <table:table-cell table:style-name="ce2" office:value-type="string" calcext:value-type="string">
            <text:p>3/2/20</text:p>
          </table:table-cell>
          <table:table-cell table:style-name="ce2" office:value-type="string" calcext:value-type="string">
            <text:p>3/3/20</text:p>
          </table:table-cell>
          <table:table-cell table:style-name="ce2" office:value-type="string" calcext:value-type="string">
            <text:p>3/4/20</text:p>
          </table:table-cell>
          <table:table-cell table:style-name="ce2" office:value-type="string" calcext:value-type="string">
            <text:p>3/5/20</text:p>
          </table:table-cell>
          <table:table-cell table:style-name="ce2" office:value-type="string" calcext:value-type="string">
            <text:p>3/6/20</text:p>
          </table:table-cell>
          <table:table-cell table:style-name="ce2" office:value-type="string" calcext:value-type="string">
            <text:p>3/7/20</text:p>
          </table:table-cell>
          <table:table-cell table:style-name="ce2" office:value-type="string" calcext:value-type="string">
            <text:p>3/8/20</text:p>
          </table:table-cell>
          <table:table-cell table:style-name="ce2" office:value-type="string" calcext:value-type="string">
            <text:p>3/9/20</text:p>
          </table:table-cell>
          <table:table-cell table:style-name="ce2" office:value-type="string" calcext:value-type="string">
            <text:p>3/10/20</text:p>
          </table:table-cell>
          <table:table-cell table:style-name="ce2" office:value-type="string" calcext:value-type="string">
            <text:p>3/11/20</text:p>
          </table:table-cell>
          <table:table-cell table:style-name="ce2" office:value-type="string" calcext:value-type="string">
            <text:p>3/12/20</text:p>
          </table:table-cell>
          <table:table-cell table:style-name="ce2" office:value-type="string" calcext:value-type="string">
            <text:p>3/13/20</text:p>
          </table:table-cell>
          <table:table-cell table:style-name="ce2" office:value-type="string" calcext:value-type="string">
            <text:p>3/14/20</text:p>
          </table:table-cell>
          <table:table-cell table:style-name="ce2" office:value-type="string" calcext:value-type="string">
            <text:p>3/15/20</text:p>
          </table:table-cell>
          <table:table-cell table:style-name="ce2" office:value-type="string" calcext:value-type="string">
            <text:p>3/16/20</text:p>
          </table:table-cell>
          <table:table-cell table:style-name="ce2" office:value-type="string" calcext:value-type="string">
            <text:p>3/17/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float" office:value="1.2833" calcext:value-type="float">
            <text:p>1,2833</text:p>
          </table:table-cell>
          <table:table-cell office:value-type="float" office:value="103.8333" calcext:value-type="float">
            <text:p>103,833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float" office:value="28.1667" calcext:value-type="float">
            <text:p>28,1667</text:p>
          </table:table-cell>
          <table:table-cell office:value-type="float" office:value="84.25" calcext:value-type="float">
            <text:p>84,2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float" office:value="2.5" calcext:value-type="float">
            <text:p>2,5</text:p>
          </table:table-cell>
          <table:table-cell office:value-type="float" office:value="112.5" calcext:value-type="float">
            <text:p>112,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office:value-type="float" office:value="49.2827" calcext:value-type="float">
            <text:p>49,2827</text:p>
          </table:table-cell>
          <table:table-cell office:value-type="float" office:value="-123.1207" calcext:value-type="float">
            <text:p>-123,1207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-33.8688" calcext:value-type="float">
            <text:p>-33,8688</text:p>
          </table:table-cell>
          <table:table-cell office:value-type="float" office:value="151.2093" calcext:value-type="float">
            <text:p>151,2093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Australia</text:p>
          </table:table-cell>
          <table:table-cell office:value-type="float" office:value="-37.8136" calcext:value-type="float">
            <text:p>-37,8136</text:p>
          </table:table-cell>
          <table:table-cell office:value-type="float" office:value="144.9631" calcext:value-type="float">
            <text:p>144,963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office:value-type="float" office:value="-28.0167" calcext:value-type="float">
            <text:p>-28,0167</text:p>
          </table:table-cell>
          <table:table-cell office:value-type="float" office:value="153.4" calcext:value-type="float">
            <text:p>153,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office:value-type="float" office:value="11.55" calcext:value-type="float">
            <text:p>11,55</text:p>
          </table:table-cell>
          <table:table-cell office:value-type="float" office:value="104.9167" calcext:value-type="float">
            <text:p>104,916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  <table:table-cell office:value-type="float" office:value="366" calcext:value-type="float">
            <text:p>366</text:p>
          </table:table-cell>
          <table:table-cell office:value-type="float" office:value="463" calcext:value-type="float">
            <text:p>463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827" calcext:value-type="float">
            <text:p>827</text:p>
          </table:table-cell>
          <table:table-cell office:value-type="float" office:value="1266" calcext:value-type="float">
            <text:p>1266</text:p>
          </table:table-cell>
          <table:table-cell office:value-type="float" office:value="1441" calcext:value-type="float">
            <text:p>1441</text:p>
          </table:table-cell>
          <table:table-cell office:value-type="float" office:value="1809" calcext:value-type="float">
            <text:p>1809</text:p>
          </table:table-cell>
          <table:table-cell office:value-type="float" office:value="2158" calcext:value-type="float">
            <text:p>2158</text:p>
          </table:table-cell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195" calcext:value-type="float">
            <text:p>195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Australia</text:p>
          </table:table-cell>
          <table:table-cell office:value-type="string" calcext:value-type="string">
            <text:p>Australia</text:p>
          </table:table-cell>
          <table:table-cell office:value-type="float" office:value="-34.9285" calcext:value-type="float">
            <text:p>-34,9285</text:p>
          </table:table-cell>
          <table:table-cell office:value-type="float" office:value="138.6007" calcext:value-type="float">
            <text:p>138,600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float" office:value="50.8333" calcext:value-type="float">
            <text:p>50,8333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m Diamond Princess</text:p>
          </table:table-cell>
          <table:table-cell office:value-type="string" calcext:value-type="string">
            <text:p>Australia</text:p>
          </table:table-cell>
          <table:table-cell office:value-type="float" office:value="35.4437" calcext:value-type="float">
            <text:p>35,4437</text:p>
          </table:table-cell>
          <table:table-cell office:value-type="float" office:value="139.638" calcext:value-type="float">
            <text:p>139,63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 office:value-type="float" office:value="33.8547" calcext:value-type="float">
            <text:p>33,8547</text:p>
          </table:table-cell>
          <table:table-cell office:value-type="float" office:value="35.8623" calcext:value-type="float">
            <text:p>35,862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ghanistan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office:value-type="float" office:value="26.0275" calcext:value-type="float">
            <text:p>26,0275</text:p>
          </table:table-cell>
          <table:table-cell office:value-type="float" office:value="50.55" calcext:value-type="float">
            <text:p>50,55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office:value-type="float" office:value="29.5" calcext:value-type="float">
            <text:p>29,5</text:p>
          </table:table-cell>
          <table:table-cell office:value-type="float" office:value="47.75" calcext:value-type="float">
            <text:p>47,7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float" office:value="28.0339" calcext:value-type="float">
            <text:p>28,0339</text:p>
          </table:table-cell>
          <table:table-cell office:value-type="float" office:value="1.6596" calcext:value-type="float">
            <text:p>1,659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float" office:value="45.1" calcext:value-type="float">
            <text:p>45,1</text:p>
          </table:table-cell>
          <table:table-cell office:value-type="float" office:value="15.2" calcext:value-type="float">
            <text:p>15,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float" office:value="46.8182" calcext:value-type="float">
            <text:p>46,8182</text:p>
          </table:table-cell>
          <table:table-cell office:value-type="float" office:value="8.2275" calcext:value-type="float">
            <text:p>8,2275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47.5162" calcext:value-type="float">
            <text:p>47,5162</text:p>
          </table:table-cell>
          <table:table-cell office:value-type="float" office:value="14.5501" calcext:value-type="float">
            <text:p>14,550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float" office:value="30.3753" calcext:value-type="float">
            <text:p>30,3753</text:p>
          </table:table-cell>
          <table:table-cell office:value-type="float" office:value="69.3451" calcext:value-type="float">
            <text:p>69,345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float" office:value="-14.235" calcext:value-type="float">
            <text:p>-14,235</text:p>
          </table:table-cell>
          <table:table-cell office:value-type="float" office:value="-51.9253" calcext:value-type="float">
            <text:p>-51,925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float" office:value="42.3154" calcext:value-type="float">
            <text:p>42,3154</text:p>
          </table:table-cell>
          <table:table-cell office:value-type="float" office:value="43.3569" calcext:value-type="float">
            <text:p>43,356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float" office:value="39.0742" calcext:value-type="float">
            <text:p>39,0742</text:p>
          </table:table-cell>
          <table:table-cell office:value-type="float" office:value="21.8243" calcext:value-type="float">
            <text:p>21,8243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office:value-type="float" office:value="41.6086" calcext:value-type="float">
            <text:p>41,6086</text:p>
          </table:table-cell>
          <table:table-cell office:value-type="float" office:value="21.7453" calcext:value-type="float">
            <text:p>21,74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float" office:value="60.472" calcext:value-type="float">
            <text:p>60,472</text:p>
          </table:table-cell>
          <table:table-cell office:value-type="float" office:value="8.4689" calcext:value-type="float">
            <text:p>8,4689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float" office:value="45.9432" calcext:value-type="float">
            <text:p>45,9432</text:p>
          </table:table-cell>
          <table:table-cell office:value-type="float" office:value="24.9668" calcext:value-type="float">
            <text:p>24,96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float" office:value="58.5953" calcext:value-type="float">
            <text:p>58,5953</text:p>
          </table:table-cell>
          <table:table-cell office:value-type="float" office:value="25.0136" calcext:value-type="float">
            <text:p>25,013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n Marino</text:p>
          </table:table-cell>
          <table:table-cell office:value-type="float" office:value="43.9424" calcext:value-type="float">
            <text:p>43,9424</text:p>
          </table:table-cell>
          <table:table-cell office:value-type="float" office:value="12.4578" calcext:value-type="float">
            <text:p>12,4578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office:value-type="float" office:value="53.7098" calcext:value-type="float">
            <text:p>53,7098</text:p>
          </table:table-cell>
          <table:table-cell office:value-type="float" office:value="27.9534" calcext:value-type="float">
            <text:p>27,953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float" office:value="64.9631" calcext:value-type="float">
            <text:p>64,9631</text:p>
          </table:table-cell>
          <table:table-cell office:value-type="float" office:value="-19.0208" calcext:value-type="float">
            <text:p>-19,0208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float" office:value="55.1694" calcext:value-type="float">
            <text:p>55,1694</text:p>
          </table:table-cell>
          <table:table-cell office:value-type="float" office:value="23.8813" calcext:value-type="float">
            <text:p>23,881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float" office:value="23.6345" calcext:value-type="float">
            <text:p>23,6345</text:p>
          </table:table-cell>
          <table:table-cell office:value-type="float" office:value="-102.5528" calcext:value-type="float">
            <text:p>-102,552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office:value-type="float" office:value="-40.9006" calcext:value-type="float">
            <text:p>-40,9006</text:p>
          </table:table-cell>
          <table:table-cell office:value-type="float" office:value="174.886" calcext:value-type="float">
            <text:p>174,88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float" office:value="9.082" calcext:value-type="float">
            <text:p>9,082</text:p>
          </table:table-cell>
          <table:table-cell office:value-type="float" office:value="8.6753" calcext:value-type="float">
            <text:p>8,67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ern Australia</text:p>
          </table:table-cell>
          <table:table-cell office:value-type="string" calcext:value-type="string">
            <text:p>Australia</text:p>
          </table:table-cell>
          <table:table-cell office:value-type="float" office:value="-31.9505" calcext:value-type="float">
            <text:p>-31,9505</text:p>
          </table:table-cell>
          <table:table-cell office:value-type="float" office:value="115.8605" calcext:value-type="float">
            <text:p>115,8605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float" office:value="53.1424" calcext:value-type="float">
            <text:p>53,1424</text:p>
          </table:table-cell>
          <table:table-cell office:value-type="float" office:value="-7.6921" calcext:value-type="float">
            <text:p>-7,692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float" office:value="49.8153" calcext:value-type="float">
            <text:p>49,8153</text:p>
          </table:table-cell>
          <table:table-cell office:value-type="float" office:value="6.1296" calcext:value-type="float">
            <text:p>6,1296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aco</text:p>
          </table:table-cell>
          <table:table-cell office:value-type="float" office:value="43.7333" calcext:value-type="float">
            <text:p>43,7333</text:p>
          </table:table-cell>
          <table:table-cell office:value-type="float" office:value="7.4167" calcext:value-type="float">
            <text:p>7,416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office:value-type="float" office:value="25.3548" calcext:value-type="float">
            <text:p>25,3548</text:p>
          </table:table-cell>
          <table:table-cell office:value-type="float" office:value="51.1839" calcext:value-type="float">
            <text:p>51,183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float" office:value="-1.8312" calcext:value-type="float">
            <text:p>-1,8312</text:p>
          </table:table-cell>
          <table:table-cell office:value-type="float" office:value="-78.1834" calcext:value-type="float">
            <text:p>-78,1834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float" office:value="40.1431" calcext:value-type="float">
            <text:p>40,1431</text:p>
          </table:table-cell>
          <table:table-cell office:value-type="float" office:value="47.5769" calcext:value-type="float">
            <text:p>47,5769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float" office:value="40.0691" calcext:value-type="float">
            <text:p>40,0691</text:p>
          </table:table-cell>
          <table:table-cell office:value-type="float" office:value="45.0382" calcext:value-type="float">
            <text:p>45,038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float" office:value="18.7357" calcext:value-type="float">
            <text:p>18,7357</text:p>
          </table:table-cell>
          <table:table-cell office:value-type="float" office:value="-70.1627" calcext:value-type="float">
            <text:p>-70,1627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float" office:value="-0.7893" calcext:value-type="float">
            <text:p>-0,7893</text:p>
          </table:table-cell>
          <table:table-cell office:value-type="float" office:value="113.9213" calcext:value-type="float">
            <text:p>113,9213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float" office:value="39.3999" calcext:value-type="float">
            <text:p>39,3999</text:p>
          </table:table-cell>
          <table:table-cell office:value-type="float" office:value="-8.2245" calcext:value-type="float">
            <text:p>-8,224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orra</text:p>
          </table:table-cell>
          <table:table-cell office:value-type="float" office:value="42.5063" calcext:value-type="float">
            <text:p>42,5063</text:p>
          </table:table-cell>
          <table:table-cell office:value-type="float" office:value="1.5218" calcext:value-type="float">
            <text:p>1,52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mania</text:p>
          </table:table-cell>
          <table:table-cell office:value-type="string" calcext:value-type="string">
            <text:p>Australia</text:p>
          </table:table-cell>
          <table:table-cell office:value-type="float" office:value="-41.4545" calcext:value-type="float">
            <text:p>-41,4545</text:p>
          </table:table-cell>
          <table:table-cell office:value-type="float" office:value="145.9707" calcext:value-type="float">
            <text:p>145,970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float" office:value="56.8796" calcext:value-type="float">
            <text:p>56,8796</text:p>
          </table:table-cell>
          <table:table-cell office:value-type="float" office:value="24.6032" calcext:value-type="float">
            <text:p>24,603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 office:value-type="float" office:value="31.7917" calcext:value-type="float">
            <text:p>31,7917</text:p>
          </table:table-cell>
          <table:table-cell office:value-type="float" office:value="-7.0926" calcext:value-type="float">
            <text:p>-7,0926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 office:value-type="float" office:value="14.4974" calcext:value-type="float">
            <text:p>14,4974</text:p>
          </table:table-cell>
          <table:table-cell office:value-type="float" office:value="-14.4524" calcext:value-type="float">
            <text:p>-14,45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float" office:value="-38.4161" calcext:value-type="float">
            <text:p>-38,4161</text:p>
          </table:table-cell>
          <table:table-cell office:value-type="float" office:value="-63.6167" calcext:value-type="float">
            <text:p>-63,6167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float" office:value="-35.6751" calcext:value-type="float">
            <text:p>-35,6751</text:p>
          </table:table-cell>
          <table:table-cell office:value-type="float" office:value="-71.543" calcext:value-type="float">
            <text:p>-71,5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float" office:value="31.24" calcext:value-type="float">
            <text:p>31,24</text:p>
          </table:table-cell>
          <table:table-cell office:value-type="float" office:value="36.51" calcext:value-type="float">
            <text:p>36,5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float" office:value="48.3794" calcext:value-type="float">
            <text:p>48,3794</text:p>
          </table:table-cell>
          <table:table-cell office:value-type="float" office:value="31.1656" calcext:value-type="float">
            <text:p>31,1656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float" office:value="47.1625" calcext:value-type="float">
            <text:p>47,1625</text:p>
          </table:table-cell>
          <table:table-cell office:value-type="float" office:value="19.5033" calcext:value-type="float">
            <text:p>19,5033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ern Territory</text:p>
          </table:table-cell>
          <table:table-cell office:value-type="string" calcext:value-type="string">
            <text:p>Australia</text:p>
          </table:table-cell>
          <table:table-cell office:value-type="float" office:value="-12.4634" calcext:value-type="float">
            <text:p>-12,4634</text:p>
          </table:table-cell>
          <table:table-cell office:value-type="float" office:value="130.8456" calcext:value-type="float">
            <text:p>130,845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echtenstein</text:p>
          </table:table-cell>
          <table:table-cell office:value-type="float" office:value="47.14" calcext:value-type="float">
            <text:p>47,14</text:p>
          </table:table-cell>
          <table:table-cell office:value-type="float" office:value="9.55" calcext:value-type="float">
            <text:p>9,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51.9194" calcext:value-type="float">
            <text:p>51,9194</text:p>
          </table:table-cell>
          <table:table-cell office:value-type="float" office:value="19.1451" calcext:value-type="float">
            <text:p>19,145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float" office:value="43.9159" calcext:value-type="float">
            <text:p>43,9159</text:p>
          </table:table-cell>
          <table:table-cell office:value-type="float" office:value="17.6791" calcext:value-type="float">
            <text:p>17,67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float" office:value="46.1512" calcext:value-type="float">
            <text:p>46,1512</text:p>
          </table:table-cell>
          <table:table-cell office:value-type="float" office:value="14.9955" calcext:value-type="float">
            <text:p>14,9955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float" office:value="-30.5595" calcext:value-type="float">
            <text:p>-30,5595</text:p>
          </table:table-cell>
          <table:table-cell office:value-type="float" office:value="22.9375" calcext:value-type="float">
            <text:p>22,937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hutan</text:p>
          </table:table-cell>
          <table:table-cell office:value-type="float" office:value="27.5142" calcext:value-type="float">
            <text:p>27,5142</text:p>
          </table:table-cell>
          <table:table-cell office:value-type="float" office:value="90.4336" calcext:value-type="float">
            <text:p>90,433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eroon</text:p>
          </table:table-cell>
          <table:table-cell office:value-type="float" office:value="3.848" calcext:value-type="float">
            <text:p>3,848</text:p>
          </table:table-cell>
          <table:table-cell office:value-type="float" office:value="11.5021" calcext:value-type="float">
            <text:p>11,50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float" office:value="4.5709" calcext:value-type="float">
            <text:p>4,5709</text:p>
          </table:table-cell>
          <table:table-cell office:value-type="float" office:value="-74.2973" calcext:value-type="float">
            <text:p>-74,297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float" office:value="9.7489" calcext:value-type="float">
            <text:p>9,7489</text:p>
          </table:table-cell>
          <table:table-cell office:value-type="float" office:value="-83.7534" calcext:value-type="float">
            <text:p>-83,753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float" office:value="-9.19" calcext:value-type="float">
            <text:p>-9,19</text:p>
          </table:table-cell>
          <table:table-cell office:value-type="float" office:value="-75.0152" calcext:value-type="float">
            <text:p>-75,01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float" office:value="44.0165" calcext:value-type="float">
            <text:p>44,0165</text:p>
          </table:table-cell>
          <table:table-cell office:value-type="float" office:value="21.0059" calcext:value-type="float">
            <text:p>21,005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float" office:value="48.669" calcext:value-type="float">
            <text:p>48,669</text:p>
          </table:table-cell>
          <table:table-cell office:value-type="float" office:value="19.699" calcext:value-type="float">
            <text:p>19,69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go</text:p>
          </table:table-cell>
          <table:table-cell office:value-type="float" office:value="8.6195" calcext:value-type="float">
            <text:p>8,6195</text:p>
          </table:table-cell>
          <table:table-cell office:value-type="float" office:value="0.8248" calcext:value-type="float">
            <text:p>0,824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float" office:value="35.9375" calcext:value-type="float">
            <text:p>35,9375</text:p>
          </table:table-cell>
          <table:table-cell office:value-type="float" office:value="14.3754" calcext:value-type="float">
            <text:p>14,375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float" office:value="14.6415" calcext:value-type="float">
            <text:p>14,6415</text:p>
          </table:table-cell>
          <table:table-cell office:value-type="float" office:value="-61.0242" calcext:value-type="float">
            <text:p>-61,024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float" office:value="42.7339" calcext:value-type="float">
            <text:p>42,7339</text:p>
          </table:table-cell>
          <table:table-cell office:value-type="float" office:value="25.4858" calcext:value-type="float">
            <text:p>25,4858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ldives</text:p>
          </table:table-cell>
          <table:table-cell office:value-type="float" office:value="3.2028" calcext:value-type="float">
            <text:p>3,2028</text:p>
          </table:table-cell>
          <table:table-cell office:value-type="float" office:value="73.2207" calcext:value-type="float">
            <text:p>73,220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float" office:value="23.685" calcext:value-type="float">
            <text:p>23,685</text:p>
          </table:table-cell>
          <table:table-cell office:value-type="float" office:value="90.3563" calcext:value-type="float">
            <text:p>90,35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float" office:value="-23.4425" calcext:value-type="float">
            <text:p>-23,4425</text:p>
          </table:table-cell>
          <table:table-cell office:value-type="float" office:value="-58.4438" calcext:value-type="float">
            <text:p>-58,443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office:value-type="float" office:value="51.2538" calcext:value-type="float">
            <text:p>51,2538</text:p>
          </table:table-cell>
          <table:table-cell office:value-type="float" office:value="-85.3232" calcext:value-type="float">
            <text:p>-85,323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office:value-type="float" office:value="53.9333" calcext:value-type="float">
            <text:p>53,9333</text:p>
          </table:table-cell>
          <table:table-cell office:value-type="float" office:value="-116.5765" calcext:value-type="float">
            <text:p>-116,57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float" office:value="52.9399" calcext:value-type="float">
            <text:p>52,9399</text:p>
          </table:table-cell>
          <table:table-cell office:value-type="float" office:value="-73.5491" calcext:value-type="float">
            <text:p>-73,54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float" office:value="41.1533" calcext:value-type="float">
            <text:p>41,1533</text:p>
          </table:table-cell>
          <table:table-cell office:value-type="float" office:value="20.1683" calcext:value-type="float">
            <text:p>20,1683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float" office:value="35.1264" calcext:value-type="float">
            <text:p>35,1264</text:p>
          </table:table-cell>
          <table:table-cell office:value-type="float" office:value="33.4299" calcext:value-type="float">
            <text:p>33,429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unei</text:p>
          </table:table-cell>
          <table:table-cell office:value-type="float" office:value="4.5353" calcext:value-type="float">
            <text:p>4,5353</text:p>
          </table:table-cell>
          <table:table-cell office:value-type="float" office:value="114.7277" calcext:value-type="float">
            <text:p>114,727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US</text:p>
          </table:table-cell>
          <table:table-cell office:value-type="float" office:value="47.4009" calcext:value-type="float">
            <text:p>47,4009</text:p>
          </table:table-cell>
          <table:table-cell office:value-type="float" office:value="-121.4905" calcext:value-type="float">
            <text:p>-121,4905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S</text:p>
          </table:table-cell>
          <table:table-cell office:value-type="float" office:value="42.1657" calcext:value-type="float">
            <text:p>42,1657</text:p>
          </table:table-cell>
          <table:table-cell office:value-type="float" office:value="-74.9481" calcext:value-type="float">
            <text:p>-74,948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US</text:p>
          </table:table-cell>
          <table:table-cell office:value-type="float" office:value="36.1162" calcext:value-type="float">
            <text:p>36,1162</text:p>
          </table:table-cell>
          <table:table-cell office:value-type="float" office:value="-119.6816" calcext:value-type="float">
            <text:p>-119,6816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US</text:p>
          </table:table-cell>
          <table:table-cell office:value-type="float" office:value="42.2302" calcext:value-type="float">
            <text:p>42,2302</text:p>
          </table:table-cell>
          <table:table-cell office:value-type="float" office:value="-71.5301" calcext:value-type="float">
            <text:p>-71,530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mond Princess</text:p>
          </table:table-cell>
          <table:table-cell office:value-type="string" calcext:value-type="string">
            <text:p>US</text:p>
          </table:table-cell>
          <table:table-cell office:value-type="float" office:value="35.4437" calcext:value-type="float">
            <text:p>35,4437</text:p>
          </table:table-cell>
          <table:table-cell office:value-type="float" office:value="139.638" calcext:value-type="float">
            <text:p>139,63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 Princess</text:p>
          </table:table-cell>
          <table:table-cell office:value-type="string" calcext:value-type="string">
            <text:p>US</text:p>
          </table:table-cell>
          <table:table-cell office:value-type="float" office:value="37.6489" calcext:value-type="float">
            <text:p>37,6489</text:p>
          </table:table-cell>
          <table:table-cell office:value-type="float" office:value="-122.6655" calcext:value-type="float">
            <text:p>-122,66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US</text:p>
          </table:table-cell>
          <table:table-cell office:value-type="float" office:value="33.0406" calcext:value-type="float">
            <text:p>33,0406</text:p>
          </table:table-cell>
          <table:table-cell office:value-type="float" office:value="-83.6431" calcext:value-type="float">
            <text:p>-83,643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US</text:p>
          </table:table-cell>
          <table:table-cell office:value-type="float" office:value="39.0598" calcext:value-type="float">
            <text:p>39,0598</text:p>
          </table:table-cell>
          <table:table-cell office:value-type="float" office:value="-105.3111" calcext:value-type="float">
            <text:p>-105,3111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US</text:p>
          </table:table-cell>
          <table:table-cell office:value-type="float" office:value="27.7663" calcext:value-type="float">
            <text:p>27,7663</text:p>
          </table:table-cell>
          <table:table-cell office:value-type="float" office:value="-81.6868" calcext:value-type="float">
            <text:p>-81,6868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US</text:p>
          </table:table-cell>
          <table:table-cell office:value-type="float" office:value="40.2989" calcext:value-type="float">
            <text:p>40,2989</text:p>
          </table:table-cell>
          <table:table-cell office:value-type="float" office:value="-74.521" calcext:value-type="float">
            <text:p>-74,52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US</text:p>
          </table:table-cell>
          <table:table-cell office:value-type="float" office:value="44.572" calcext:value-type="float">
            <text:p>44,572</text:p>
          </table:table-cell>
          <table:table-cell office:value-type="float" office:value="-122.0709" calcext:value-type="float">
            <text:p>-122,0709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US</text:p>
          </table:table-cell>
          <table:table-cell office:value-type="float" office:value="31.0545" calcext:value-type="float">
            <text:p>31,0545</text:p>
          </table:table-cell>
          <table:table-cell office:value-type="float" office:value="-97.5635" calcext:value-type="float">
            <text:p>-97,563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US</text:p>
          </table:table-cell>
          <table:table-cell office:value-type="float" office:value="40.3495" calcext:value-type="float">
            <text:p>40,3495</text:p>
          </table:table-cell>
          <table:table-cell office:value-type="float" office:value="-88.9861" calcext:value-type="float">
            <text:p>-88,986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US</text:p>
          </table:table-cell>
          <table:table-cell office:value-type="float" office:value="40.5908" calcext:value-type="float">
            <text:p>40,5908</text:p>
          </table:table-cell>
          <table:table-cell office:value-type="float" office:value="-77.2098" calcext:value-type="float">
            <text:p>-77,209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US</text:p>
          </table:table-cell>
          <table:table-cell office:value-type="float" office:value="42.0115" calcext:value-type="float">
            <text:p>42,0115</text:p>
          </table:table-cell>
          <table:table-cell office:value-type="float" office:value="-93.2105" calcext:value-type="float">
            <text:p>-93,210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S</text:p>
          </table:table-cell>
          <table:table-cell office:value-type="float" office:value="39.0639" calcext:value-type="float">
            <text:p>39,0639</text:p>
          </table:table-cell>
          <table:table-cell office:value-type="float" office:value="-76.8021" calcext:value-type="float">
            <text:p>-76,80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US</text:p>
          </table:table-cell>
          <table:table-cell office:value-type="float" office:value="35.6301" calcext:value-type="float">
            <text:p>35,6301</text:p>
          </table:table-cell>
          <table:table-cell office:value-type="float" office:value="-79.8064" calcext:value-type="float">
            <text:p>-79,806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US</text:p>
          </table:table-cell>
          <table:table-cell office:value-type="float" office:value="33.8569" calcext:value-type="float">
            <text:p>33,8569</text:p>
          </table:table-cell>
          <table:table-cell office:value-type="float" office:value="-80.945" calcext:value-type="float">
            <text:p>-80,945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US</text:p>
          </table:table-cell>
          <table:table-cell office:value-type="float" office:value="35.7478" calcext:value-type="float">
            <text:p>35,7478</text:p>
          </table:table-cell>
          <table:table-cell office:value-type="float" office:value="-86.6923" calcext:value-type="float">
            <text:p>-86,692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US</text:p>
          </table:table-cell>
          <table:table-cell office:value-type="float" office:value="37.7693" calcext:value-type="float">
            <text:p>37,7693</text:p>
          </table:table-cell>
          <table:table-cell office:value-type="float" office:value="-78.17" calcext:value-type="float">
            <text:p>-78,17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US</text:p>
          </table:table-cell>
          <table:table-cell office:value-type="float" office:value="33.7298" calcext:value-type="float">
            <text:p>33,7298</text:p>
          </table:table-cell>
          <table:table-cell office:value-type="float" office:value="-111.4312" calcext:value-type="float">
            <text:p>-111,431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8494" calcext:value-type="float">
            <text:p>39,8494</text:p>
          </table:table-cell>
          <table:table-cell office:value-type="float" office:value="-86.2583" calcext:value-type="float">
            <text:p>-86,258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US</text:p>
          </table:table-cell>
          <table:table-cell office:value-type="float" office:value="37.6681" calcext:value-type="float">
            <text:p>37,6681</text:p>
          </table:table-cell>
          <table:table-cell office:value-type="float" office:value="-84.6701" calcext:value-type="float">
            <text:p>-84,670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US</text:p>
          </table:table-cell>
          <table:table-cell office:value-type="float" office:value="38.8974" calcext:value-type="float">
            <text:p>38,8974</text:p>
          </table:table-cell>
          <table:table-cell office:value-type="float" office:value="-77.0268" calcext:value-type="float">
            <text:p>-77,02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US</text:p>
          </table:table-cell>
          <table:table-cell office:value-type="float" office:value="38.3135" calcext:value-type="float">
            <text:p>38,3135</text:p>
          </table:table-cell>
          <table:table-cell office:value-type="float" office:value="-117.0554" calcext:value-type="float">
            <text:p>-117,0554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US</text:p>
          </table:table-cell>
          <table:table-cell office:value-type="float" office:value="43.4525" calcext:value-type="float">
            <text:p>43,4525</text:p>
          </table:table-cell>
          <table:table-cell office:value-type="float" office:value="-71.5639" calcext:value-type="float">
            <text:p>-71,563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US</text:p>
          </table:table-cell>
          <table:table-cell office:value-type="float" office:value="45.6945" calcext:value-type="float">
            <text:p>45,6945</text:p>
          </table:table-cell>
          <table:table-cell office:value-type="float" office:value="-93.9002" calcext:value-type="float">
            <text:p>-93,900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US</text:p>
          </table:table-cell>
          <table:table-cell office:value-type="float" office:value="41.1254" calcext:value-type="float">
            <text:p>41,1254</text:p>
          </table:table-cell>
          <table:table-cell office:value-type="float" office:value="-98.2681" calcext:value-type="float">
            <text:p>-98,268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US</text:p>
          </table:table-cell>
          <table:table-cell office:value-type="float" office:value="40.3888" calcext:value-type="float">
            <text:p>40,3888</text:p>
          </table:table-cell>
          <table:table-cell office:value-type="float" office:value="-82.7649" calcext:value-type="float">
            <text:p>-82,764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US</text:p>
          </table:table-cell>
          <table:table-cell office:value-type="float" office:value="41.6809" calcext:value-type="float">
            <text:p>41,6809</text:p>
          </table:table-cell>
          <table:table-cell office:value-type="float" office:value="-71.5118" calcext:value-type="float">
            <text:p>-71,51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US</text:p>
          </table:table-cell>
          <table:table-cell office:value-type="float" office:value="44.2685" calcext:value-type="float">
            <text:p>44,2685</text:p>
          </table:table-cell>
          <table:table-cell office:value-type="float" office:value="-89.6165" calcext:value-type="float">
            <text:p>-89,61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US</text:p>
          </table:table-cell>
          <table:table-cell office:value-type="float" office:value="41.5978" calcext:value-type="float">
            <text:p>41,5978</text:p>
          </table:table-cell>
          <table:table-cell office:value-type="float" office:value="-72.7554" calcext:value-type="float">
            <text:p>-72,755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US</text:p>
          </table:table-cell>
          <table:table-cell office:value-type="float" office:value="21.0943" calcext:value-type="float">
            <text:p>21,0943</text:p>
          </table:table-cell>
          <table:table-cell office:value-type="float" office:value="-157.4983" calcext:value-type="float">
            <text:p>-157,498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US</text:p>
          </table:table-cell>
          <table:table-cell office:value-type="float" office:value="35.5653" calcext:value-type="float">
            <text:p>35,5653</text:p>
          </table:table-cell>
          <table:table-cell office:value-type="float" office:value="-96.9289" calcext:value-type="float">
            <text:p>-96,928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US</text:p>
          </table:table-cell>
          <table:table-cell office:value-type="float" office:value="40.15" calcext:value-type="float">
            <text:p>40,15</text:p>
          </table:table-cell>
          <table:table-cell office:value-type="float" office:value="-111.8624" calcext:value-type="float">
            <text:p>-111,86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rkina Faso</text:p>
          </table:table-cell>
          <table:table-cell office:value-type="float" office:value="12.2383" calcext:value-type="float">
            <text:p>12,2383</text:p>
          </table:table-cell>
          <table:table-cell office:value-type="float" office:value="-1.5616" calcext:value-type="float">
            <text:p>-1,561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ly See</text:p>
          </table:table-cell>
          <table:table-cell office:value-type="float" office:value="41.9029" calcext:value-type="float">
            <text:p>41,9029</text:p>
          </table:table-cell>
          <table:table-cell office:value-type="float" office:value="12.4534" calcext:value-type="float">
            <text:p>12,453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 office:value-type="float" office:value="46.8625" calcext:value-type="float">
            <text:p>46,8625</text:p>
          </table:table-cell>
          <table:table-cell office:value-type="float" office:value="103.8467" calcext:value-type="float">
            <text:p>103,846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float" office:value="8.538" calcext:value-type="float">
            <text:p>8,538</text:p>
          </table:table-cell>
          <table:table-cell office:value-type="float" office:value="-80.7821" calcext:value-type="float">
            <text:p>-80,782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US</text:p>
          </table:table-cell>
          <table:table-cell office:value-type="float" office:value="38.5266" calcext:value-type="float">
            <text:p>38,5266</text:p>
          </table:table-cell>
          <table:table-cell office:value-type="float" office:value="-96.7265" calcext:value-type="float">
            <text:p>-96,7265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US</text:p>
          </table:table-cell>
          <table:table-cell office:value-type="float" office:value="31.1695" calcext:value-type="float">
            <text:p>31,1695</text:p>
          </table:table-cell>
          <table:table-cell office:value-type="float" office:value="-91.8678" calcext:value-type="float">
            <text:p>-91,867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US</text:p>
          </table:table-cell>
          <table:table-cell office:value-type="float" office:value="38.4561" calcext:value-type="float">
            <text:p>38,4561</text:p>
          </table:table-cell>
          <table:table-cell office:value-type="float" office:value="-92.2884" calcext:value-type="float">
            <text:p>-92,288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US</text:p>
          </table:table-cell>
          <table:table-cell office:value-type="float" office:value="44.0459" calcext:value-type="float">
            <text:p>44,0459</text:p>
          </table:table-cell>
          <table:table-cell office:value-type="float" office:value="-72.7107" calcext:value-type="float">
            <text:p>-72,710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US</text:p>
          </table:table-cell>
          <table:table-cell office:value-type="float" office:value="61.3707" calcext:value-type="float">
            <text:p>61,3707</text:p>
          </table:table-cell>
          <table:table-cell office:value-type="float" office:value="-152.4044" calcext:value-type="float">
            <text:p>-152,404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US</text:p>
          </table:table-cell>
          <table:table-cell office:value-type="float" office:value="34.9697" calcext:value-type="float">
            <text:p>34,9697</text:p>
          </table:table-cell>
          <table:table-cell office:value-type="float" office:value="-92.3731" calcext:value-type="float">
            <text:p>-92,373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US</text:p>
          </table:table-cell>
          <table:table-cell office:value-type="float" office:value="39.3185" calcext:value-type="float">
            <text:p>39,3185</text:p>
          </table:table-cell>
          <table:table-cell office:value-type="float" office:value="-75.5071" calcext:value-type="float">
            <text:p>-75,507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US</text:p>
          </table:table-cell>
          <table:table-cell office:value-type="float" office:value="44.2405" calcext:value-type="float">
            <text:p>44,2405</text:p>
          </table:table-cell>
          <table:table-cell office:value-type="float" office:value="-114.4788" calcext:value-type="float">
            <text:p>-114,478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US</text:p>
          </table:table-cell>
          <table:table-cell office:value-type="float" office:value="44.6939" calcext:value-type="float">
            <text:p>44,6939</text:p>
          </table:table-cell>
          <table:table-cell office:value-type="float" office:value="-69.3819" calcext:value-type="float">
            <text:p>-69,38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US</text:p>
          </table:table-cell>
          <table:table-cell office:value-type="float" office:value="43.3266" calcext:value-type="float">
            <text:p>43,3266</text:p>
          </table:table-cell>
          <table:table-cell office:value-type="float" office:value="-84.5361" calcext:value-type="float">
            <text:p>-84,536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US</text:p>
          </table:table-cell>
          <table:table-cell office:value-type="float" office:value="32.7416" calcext:value-type="float">
            <text:p>32,7416</text:p>
          </table:table-cell>
          <table:table-cell office:value-type="float" office:value="-89.6787" calcext:value-type="float">
            <text:p>-89,678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US</text:p>
          </table:table-cell>
          <table:table-cell office:value-type="float" office:value="46.9219" calcext:value-type="float">
            <text:p>46,9219</text:p>
          </table:table-cell>
          <table:table-cell office:value-type="float" office:value="-110.4544" calcext:value-type="float">
            <text:p>-110,454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US</text:p>
          </table:table-cell>
          <table:table-cell office:value-type="float" office:value="34.8405" calcext:value-type="float">
            <text:p>34,8405</text:p>
          </table:table-cell>
          <table:table-cell office:value-type="float" office:value="-106.2485" calcext:value-type="float">
            <text:p>-106,248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US</text:p>
          </table:table-cell>
          <table:table-cell office:value-type="float" office:value="47.5289" calcext:value-type="float">
            <text:p>47,5289</text:p>
          </table:table-cell>
          <table:table-cell office:value-type="float" office:value="-99.784" calcext:value-type="float">
            <text:p>-99,78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US</text:p>
          </table:table-cell>
          <table:table-cell office:value-type="float" office:value="44.2998" calcext:value-type="float">
            <text:p>44,2998</text:p>
          </table:table-cell>
          <table:table-cell office:value-type="float" office:value="-99.4388" calcext:value-type="float">
            <text:p>-99,4388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US</text:p>
          </table:table-cell>
          <table:table-cell office:value-type="float" office:value="38.4912" calcext:value-type="float">
            <text:p>38,4912</text:p>
          </table:table-cell>
          <table:table-cell office:value-type="float" office:value="-80.9545" calcext:value-type="float">
            <text:p>-80,954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US</text:p>
          </table:table-cell>
          <table:table-cell office:value-type="float" office:value="42.756" calcext:value-type="float">
            <text:p>42,756</text:p>
          </table:table-cell>
          <table:table-cell office:value-type="float" office:value="-107.3025" calcext:value-type="float">
            <text:p>-107,302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bei</text:p>
          </table:table-cell>
          <table:table-cell office:value-type="string" calcext:value-type="string">
            <text:p>China</text:p>
          </table:table-cell>
          <table:table-cell office:value-type="float" office:value="30.9756" calcext:value-type="float">
            <text:p>30,9756</text:p>
          </table:table-cell>
          <table:table-cell office:value-type="float" office:value="112.2707" calcext:value-type="float">
            <text:p>112,270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350" calcext:value-type="float">
            <text:p>350</text:p>
          </table:table-cell>
          <table:table-cell office:value-type="float" office:value="414" calcext:value-type="float">
            <text:p>414</text:p>
          </table:table-cell>
          <table:table-cell office:value-type="float" office:value="479" calcext:value-type="float">
            <text:p>479</text:p>
          </table:table-cell>
          <table:table-cell office:value-type="float" office:value="549" calcext:value-type="float">
            <text:p>549</text:p>
          </table:table-cell>
          <table:table-cell office:value-type="float" office:value="618" calcext:value-type="float">
            <text:p>618</text:p>
          </table:table-cell>
          <table:table-cell office:value-type="float" office:value="699" calcext:value-type="float">
            <text:p>699</text:p>
          </table:table-cell>
          <table:table-cell office:value-type="float" office:value="780" calcext:value-type="float">
            <text:p>780</text:p>
          </table:table-cell>
          <table:table-cell office:value-type="float" office:value="871" calcext:value-type="float">
            <text:p>871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1068" calcext:value-type="float">
            <text:p>1068</text:p>
          </table:table-cell>
          <table:table-cell office:value-type="float" office:value="1310" calcext:value-type="float">
            <text:p>1310</text:p>
          </table:table-cell>
          <table:table-cell office:value-type="float" office:value="1457" calcext:value-type="float">
            <text:p>1457</text:p>
          </table:table-cell>
          <table:table-cell office:value-type="float" office:value="1596" calcext:value-type="float">
            <text:p>1596</text:p>
          </table:table-cell>
          <table:table-cell office:value-type="float" office:value="1696" calcext:value-type="float">
            <text:p>1696</text:p>
          </table:table-cell>
          <table:table-cell office:value-type="float" office:value="1789" calcext:value-type="float">
            <text:p>1789</text:p>
          </table:table-cell>
          <table:table-cell office:value-type="float" office:value="1921" calcext:value-type="float">
            <text:p>1921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2144" calcext:value-type="float">
            <text:p>2144</text:p>
          </table:table-cell>
          <table:table-cell table:number-columns-repeated="2" office:value-type="float" office:value="2346" calcext:value-type="float">
            <text:p>2346</text:p>
          </table:table-cell>
          <table:table-cell office:value-type="float" office:value="2495" calcext:value-type="float">
            <text:p>2495</text:p>
          </table:table-cell>
          <table:table-cell office:value-type="float" office:value="2563" calcext:value-type="float">
            <text:p>2563</text:p>
          </table:table-cell>
          <table:table-cell office:value-type="float" office:value="2615" calcext:value-type="float">
            <text:p>2615</text:p>
          </table:table-cell>
          <table:table-cell office:value-type="float" office:value="2641" calcext:value-type="float">
            <text:p>2641</text:p>
          </table:table-cell>
          <table:table-cell office:value-type="float" office:value="2682" calcext:value-type="float">
            <text:p>2682</text:p>
          </table:table-cell>
          <table:table-cell office:value-type="float" office:value="2727" calcext:value-type="float">
            <text:p>2727</text:p>
          </table:table-cell>
          <table:table-cell office:value-type="float" office:value="2761" calcext:value-type="float">
            <text:p>2761</text:p>
          </table:table-cell>
          <table:table-cell office:value-type="float" office:value="2803" calcext:value-type="float">
            <text:p>2803</text:p>
          </table:table-cell>
          <table:table-cell office:value-type="float" office:value="2835" calcext:value-type="float">
            <text:p>2835</text:p>
          </table:table-cell>
          <table:table-cell office:value-type="float" office:value="2871" calcext:value-type="float">
            <text:p>2871</text:p>
          </table:table-cell>
          <table:table-cell office:value-type="float" office:value="2902" calcext:value-type="float">
            <text:p>2902</text:p>
          </table:table-cell>
          <table:table-cell office:value-type="float" office:value="2931" calcext:value-type="float">
            <text:p>2931</text:p>
          </table:table-cell>
          <table:table-cell office:value-type="float" office:value="2959" calcext:value-type="float">
            <text:p>2959</text:p>
          </table:table-cell>
          <table:table-cell office:value-type="float" office:value="2986" calcext:value-type="float">
            <text:p>2986</text:p>
          </table:table-cell>
          <table:table-cell office:value-type="float" office:value="3008" calcext:value-type="float">
            <text:p>3008</text:p>
          </table:table-cell>
          <table:table-cell office:value-type="float" office:value="3024" calcext:value-type="float">
            <text:p>3024</text:p>
          </table:table-cell>
          <table:table-cell office:value-type="float" office:value="3046" calcext:value-type="float">
            <text:p>3046</text:p>
          </table:table-cell>
          <table:table-cell office:value-type="float" office:value="3056" calcext:value-type="float">
            <text:p>3056</text:p>
          </table:table-cell>
          <table:table-cell office:value-type="float" office:value="3062" calcext:value-type="float">
            <text:p>3062</text:p>
          </table:table-cell>
          <table:table-cell office:value-type="float" office:value="3075" calcext:value-type="float">
            <text:p>3075</text:p>
          </table:table-cell>
          <table:table-cell office:value-type="float" office:value="3085" calcext:value-type="float">
            <text:p>3085</text:p>
          </table:table-cell>
          <table:table-cell office:value-type="float" office:value="3099" calcext:value-type="float">
            <text:p>3099</text:p>
          </table:table-cell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an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194" calcext:value-type="float">
            <text:p>194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54" calcext:value-type="float">
            <text:p>354</text:p>
          </table:table-cell>
          <table:table-cell office:value-type="float" office:value="429" calcext:value-type="float">
            <text:p>429</text:p>
          </table:table-cell>
          <table:table-cell office:value-type="float" office:value="514" calcext:value-type="float">
            <text:p>514</text:p>
          </table:table-cell>
          <table:table-cell office:value-type="float" office:value="611" calcext:value-type="float">
            <text:p>611</text:p>
          </table:table-cell>
          <table:table-cell office:value-type="float" office:value="724" calcext:value-type="float">
            <text:p>724</text:p>
          </table:table-cell>
          <table:table-cell office:value-type="float" office:value="853" calcext:value-type="float">
            <text:p>853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rea, South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float" office:value="46.2276" calcext:value-type="float">
            <text:p>46,2276</text:p>
          </table:table-cell>
          <table:table-cell office:value-type="float" office:value="2.2137" calcext:value-type="float">
            <text:p>2,2137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ngdong</text:p>
          </table:table-cell>
          <table:table-cell office:value-type="string" calcext:value-type="string">
            <text:p>China</text:p>
          </table:table-cell>
          <table:table-cell office:value-type="float" office:value="23.3417" calcext:value-type="float">
            <text:p>23,3417</text:p>
          </table:table-cell>
          <table:table-cell office:value-type="float" office:value="113.4244" calcext:value-type="float">
            <text:p>113,424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 office:value-type="float" office:value="7" calcext:value-type="float">
            <text:p>7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an</text:p>
          </table:table-cell>
          <table:table-cell office:value-type="string" calcext:value-type="string">
            <text:p>China</text:p>
          </table:table-cell>
          <table:table-cell office:value-type="float" office:value="33.882" calcext:value-type="float">
            <text:p>33,882</text:p>
          </table:table-cell>
          <table:table-cell office:value-type="float" office:value="113.614" calcext:value-type="float">
            <text:p>113,6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hejiang</text:p>
          </table:table-cell>
          <table:table-cell office:value-type="string" calcext:value-type="string">
            <text:p>China</text:p>
          </table:table-cell>
          <table:table-cell office:value-type="float" office:value="29.1832" calcext:value-type="float">
            <text:p>29,1832</text:p>
          </table:table-cell>
          <table:table-cell office:value-type="float" office:value="120.0934" calcext:value-type="float">
            <text:p>120,093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an</text:p>
          </table:table-cell>
          <table:table-cell office:value-type="string" calcext:value-type="string">
            <text:p>China</text:p>
          </table:table-cell>
          <table:table-cell office:value-type="float" office:value="27.6104" calcext:value-type="float">
            <text:p>27,6104</text:p>
          </table:table-cell>
          <table:table-cell office:value-type="float" office:value="111.7088" calcext:value-type="float">
            <text:p>111,708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hui</text:p>
          </table:table-cell>
          <table:table-cell office:value-type="string" calcext:value-type="string">
            <text:p>China</text:p>
          </table:table-cell>
          <table:table-cell office:value-type="float" office:value="31.8257" calcext:value-type="float">
            <text:p>31,8257</text:p>
          </table:table-cell>
          <table:table-cell office:value-type="float" office:value="117.2264" calcext:value-type="float">
            <text:p>117,226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angxi</text:p>
          </table:table-cell>
          <table:table-cell office:value-type="string" calcext:value-type="string">
            <text:p>China</text:p>
          </table:table-cell>
          <table:table-cell office:value-type="float" office:value="27.614" calcext:value-type="float">
            <text:p>27,614</text:p>
          </table:table-cell>
          <table:table-cell office:value-type="float" office:value="115.7221" calcext:value-type="float">
            <text:p>115,722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dong</text:p>
          </table:table-cell>
          <table:table-cell office:value-type="string" calcext:value-type="string">
            <text:p>China</text:p>
          </table:table-cell>
          <table:table-cell office:value-type="float" office:value="36.3427" calcext:value-type="float">
            <text:p>36,3427</text:p>
          </table:table-cell>
          <table:table-cell office:value-type="float" office:value="118.1498" calcext:value-type="float">
            <text:p>118,149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mond Princess</text:p>
          </table:table-cell>
          <table:table-cell office:value-type="string" calcext:value-type="string">
            <text:p>Cruise Ship</text:p>
          </table:table-cell>
          <table:table-cell office:value-type="float" office:value="35.4437" calcext:value-type="float">
            <text:p>35,4437</text:p>
          </table:table-cell>
          <table:table-cell office:value-type="float" office:value="139.638" calcext:value-type="float">
            <text:p>139,63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angsu</text:p>
          </table:table-cell>
          <table:table-cell office:value-type="string" calcext:value-type="string">
            <text:p>China</text:p>
          </table:table-cell>
          <table:table-cell office:value-type="float" office:value="32.9711" calcext:value-type="float">
            <text:p>32,9711</text:p>
          </table:table-cell>
          <table:table-cell office:value-type="float" office:value="119.455" calcext:value-type="float">
            <text:p>119,4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gqing</text:p>
          </table:table-cell>
          <table:table-cell office:value-type="string" calcext:value-type="string">
            <text:p>China</text:p>
          </table:table-cell>
          <table:table-cell office:value-type="float" office:value="30.0572" calcext:value-type="float">
            <text:p>30,0572</text:p>
          </table:table-cell>
          <table:table-cell office:value-type="float" office:value="107.874" calcext:value-type="float">
            <text:p>107,8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7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chuan</text:p>
          </table:table-cell>
          <table:table-cell office:value-type="string" calcext:value-type="string">
            <text:p>China</text:p>
          </table:table-cell>
          <table:table-cell office:value-type="float" office:value="30.6171" calcext:value-type="float">
            <text:p>30,6171</text:p>
          </table:table-cell>
          <table:table-cell office:value-type="float" office:value="102.7103" calcext:value-type="float">
            <text:p>102,71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longjiang</text:p>
          </table:table-cell>
          <table:table-cell office:value-type="string" calcext:value-type="string">
            <text:p>China</text:p>
          </table:table-cell>
          <table:table-cell office:value-type="float" office:value="47.862" calcext:value-type="float">
            <text:p>47,862</text:p>
          </table:table-cell>
          <table:table-cell office:value-type="float" office:value="127.7615" calcext:value-type="float">
            <text:p>127,7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20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enmark</text:p>
          </table:table-cell>
          <table:table-cell office:value-type="float" office:value="56.2639" calcext:value-type="float">
            <text:p>56,2639</text:p>
          </table:table-cell>
          <table:table-cell office:value-type="float" office:value="9.5018" calcext:value-type="float">
            <text:p>9,501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jing</text:p>
          </table:table-cell>
          <table:table-cell office:value-type="string" calcext:value-type="string">
            <text:p>China</text:p>
          </table:table-cell>
          <table:table-cell office:value-type="float" office:value="40.1824" calcext:value-type="float">
            <text:p>40,1824</text:p>
          </table:table-cell>
          <table:table-cell office:value-type="float" office:value="116.4142" calcext:value-type="float">
            <text:p>116,41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ghai</text:p>
          </table:table-cell>
          <table:table-cell office:value-type="string" calcext:value-type="string">
            <text:p>China</text:p>
          </table:table-cell>
          <table:table-cell office:value-type="float" office:value="31.202" calcext:value-type="float">
            <text:p>31,202</text:p>
          </table:table-cell>
          <table:table-cell office:value-type="float" office:value="121.4491" calcext:value-type="float">
            <text:p>121,44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bei</text:p>
          </table:table-cell>
          <table:table-cell office:value-type="string" calcext:value-type="string">
            <text:p>China</text:p>
          </table:table-cell>
          <table:table-cell office:value-type="float" office:value="39.549" calcext:value-type="float">
            <text:p>39,549</text:p>
          </table:table-cell>
          <table:table-cell office:value-type="float" office:value="116.1306" calcext:value-type="float">
            <text:p>116,1306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jian</text:p>
          </table:table-cell>
          <table:table-cell office:value-type="string" calcext:value-type="string">
            <text:p>China</text:p>
          </table:table-cell>
          <table:table-cell office:value-type="float" office:value="26.0789" calcext:value-type="float">
            <text:p>26,0789</text:p>
          </table:table-cell>
          <table:table-cell office:value-type="float" office:value="117.9874" calcext:value-type="float">
            <text:p>117,987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ngxi</text:p>
          </table:table-cell>
          <table:table-cell office:value-type="string" calcext:value-type="string">
            <text:p>China</text:p>
          </table:table-cell>
          <table:table-cell office:value-type="float" office:value="23.8298" calcext:value-type="float">
            <text:p>23,8298</text:p>
          </table:table-cell>
          <table:table-cell office:value-type="float" office:value="108.7881" calcext:value-type="float">
            <text:p>108,788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anxi</text:p>
          </table:table-cell>
          <table:table-cell office:value-type="string" calcext:value-type="string">
            <text:p>China</text:p>
          </table:table-cell>
          <table:table-cell office:value-type="float" office:value="35.1917" calcext:value-type="float">
            <text:p>35,1917</text:p>
          </table:table-cell>
          <table:table-cell office:value-type="float" office:value="108.8701" calcext:value-type="float">
            <text:p>108,870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nnan</text:p>
          </table:table-cell>
          <table:table-cell office:value-type="string" calcext:value-type="string">
            <text:p>China</text:p>
          </table:table-cell>
          <table:table-cell office:value-type="float" office:value="24.974" calcext:value-type="float">
            <text:p>24,974</text:p>
          </table:table-cell>
          <table:table-cell office:value-type="float" office:value="101.487" calcext:value-type="float">
            <text:p>101,48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inan</text:p>
          </table:table-cell>
          <table:table-cell office:value-type="string" calcext:value-type="string">
            <text:p>China</text:p>
          </table:table-cell>
          <table:table-cell office:value-type="float" office:value="19.1959" calcext:value-type="float">
            <text:p>19,1959</text:p>
          </table:table-cell>
          <table:table-cell office:value-type="float" office:value="109.7453" calcext:value-type="float">
            <text:p>109,74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zhou</text:p>
          </table:table-cell>
          <table:table-cell office:value-type="string" calcext:value-type="string">
            <text:p>China</text:p>
          </table:table-cell>
          <table:table-cell office:value-type="float" office:value="26.8154" calcext:value-type="float">
            <text:p>26,8154</text:p>
          </table:table-cell>
          <table:table-cell office:value-type="float" office:value="106.8748" calcext:value-type="float">
            <text:p>106,874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anjin</text:p>
          </table:table-cell>
          <table:table-cell office:value-type="string" calcext:value-type="string">
            <text:p>China</text:p>
          </table:table-cell>
          <table:table-cell office:value-type="float" office:value="39.3054" calcext:value-type="float">
            <text:p>39,3054</text:p>
          </table:table-cell>
          <table:table-cell office:value-type="float" office:value="117.323" calcext:value-type="float">
            <text:p>117,32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xi</text:p>
          </table:table-cell>
          <table:table-cell office:value-type="string" calcext:value-type="string">
            <text:p>China</text:p>
          </table:table-cell>
          <table:table-cell office:value-type="float" office:value="37.5777" calcext:value-type="float">
            <text:p>37,5777</text:p>
          </table:table-cell>
          <table:table-cell office:value-type="float" office:value="112.2922" calcext:value-type="float">
            <text:p>112,29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su</text:p>
          </table:table-cell>
          <table:table-cell office:value-type="string" calcext:value-type="string">
            <text:p>China</text:p>
          </table:table-cell>
          <table:table-cell office:value-type="float" office:value="37.8099" calcext:value-type="float">
            <text:p>37,8099</text:p>
          </table:table-cell>
          <table:table-cell office:value-type="float" office:value="101.0583" calcext:value-type="float">
            <text:p>101,058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float" office:value="22.3" calcext:value-type="float">
            <text:p>22,3</text:p>
          </table:table-cell>
          <table:table-cell office:value-type="float" office:value="114.2" calcext:value-type="float">
            <text:p>114,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aoning</text:p>
          </table:table-cell>
          <table:table-cell office:value-type="string" calcext:value-type="string">
            <text:p>China</text:p>
          </table:table-cell>
          <table:table-cell office:value-type="float" office:value="41.2956" calcext:value-type="float">
            <text:p>41,2956</text:p>
          </table:table-cell>
          <table:table-cell office:value-type="float" office:value="122.6085" calcext:value-type="float">
            <text:p>122,608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lin</text:p>
          </table:table-cell>
          <table:table-cell office:value-type="string" calcext:value-type="string">
            <text:p>China</text:p>
          </table:table-cell>
          <table:table-cell office:value-type="float" office:value="43.6661" calcext:value-type="float">
            <text:p>43,6661</text:p>
          </table:table-cell>
          <table:table-cell office:value-type="float" office:value="126.1923" calcext:value-type="float">
            <text:p>126,192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float" office:value="49.8175" calcext:value-type="float">
            <text:p>49,8175</text:p>
          </table:table-cell>
          <table:table-cell office:value-type="float" office:value="15.473" calcext:value-type="float">
            <text:p>15,47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injiang</text:p>
          </table:table-cell>
          <table:table-cell office:value-type="string" calcext:value-type="string">
            <text:p>China</text:p>
          </table:table-cell>
          <table:table-cell office:value-type="float" office:value="41.1129" calcext:value-type="float">
            <text:p>41,1129</text:p>
          </table:table-cell>
          <table:table-cell office:value-type="float" office:value="85.2401" calcext:value-type="float">
            <text:p>85,240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er Mongolia</text:p>
          </table:table-cell>
          <table:table-cell office:value-type="string" calcext:value-type="string">
            <text:p>China</text:p>
          </table:table-cell>
          <table:table-cell office:value-type="float" office:value="44.0935" calcext:value-type="float">
            <text:p>44,0935</text:p>
          </table:table-cell>
          <table:table-cell office:value-type="float" office:value="113.9448" calcext:value-type="float">
            <text:p>113,9448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gxia</text:p>
          </table:table-cell>
          <table:table-cell office:value-type="string" calcext:value-type="string">
            <text:p>China</text:p>
          </table:table-cell>
          <table:table-cell office:value-type="float" office:value="37.2692" calcext:value-type="float">
            <text:p>37,2692</text:p>
          </table:table-cell>
          <table:table-cell office:value-type="float" office:value="106.1655" calcext:value-type="float">
            <text:p>106,16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iwan*</text:p>
          </table:table-cell>
          <table:table-cell office:value-type="float" office:value="23.7" calcext:value-type="float">
            <text:p>23,7</text:p>
          </table:table-cell>
          <table:table-cell office:value-type="float" office:value="121" calcext:value-type="float">
            <text:p>12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tnam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inghai</text:p>
          </table:table-cell>
          <table:table-cell office:value-type="string" calcext:value-type="string">
            <text:p>China</text:p>
          </table:table-cell>
          <table:table-cell office:value-type="float" office:value="35.7452" calcext:value-type="float">
            <text:p>35,7452</text:p>
          </table:table-cell>
          <table:table-cell office:value-type="float" office:value="95.9956" calcext:value-type="float">
            <text:p>95,995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  <table:table-cell office:value-type="float" office:value="22.1667" calcext:value-type="float">
            <text:p>22,1667</text:p>
          </table:table-cell>
          <table:table-cell office:value-type="float" office:value="113.55" calcext:value-type="float">
            <text:p>113,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float" office:value="47.4116" calcext:value-type="float">
            <text:p>47,4116</text:p>
          </table:table-cell>
          <table:table-cell office:value-type="float" office:value="28.3699" calcext:value-type="float">
            <text:p>28,369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float" office:value="-16.2902" calcext:value-type="float">
            <text:p>-16,2902</text:p>
          </table:table-cell>
          <table:table-cell office:value-type="float" office:value="-63.5887" calcext:value-type="float">
            <text:p>-63,588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Denmark</text:p>
          </table:table-cell>
          <table:table-cell office:value-type="float" office:value="61.8926" calcext:value-type="float">
            <text:p>61,8926</text:p>
          </table:table-cell>
          <table:table-cell office:value-type="float" office:value="-6.9118" calcext:value-type="float">
            <text:p>-6,91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 Martin</text:p>
          </table:table-cell>
          <table:table-cell office:value-type="string" calcext:value-type="string">
            <text:p>France</text:p>
          </table:table-cell>
          <table:table-cell office:value-type="float" office:value="18.0708" calcext:value-type="float">
            <text:p>18,0708</text:p>
          </table:table-cell>
          <table:table-cell office:value-type="float" office:value="-63.0501" calcext:value-type="float">
            <text:p>-63,050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float" office:value="15.2" calcext:value-type="float">
            <text:p>15,2</text:p>
          </table:table-cell>
          <table:table-cell office:value-type="float" office:value="-86.2419" calcext:value-type="float">
            <text:p>-86,24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string" calcext:value-type="string">
            <text:p>United Kingdom</text:p>
          </table:table-cell>
          <table:table-cell office:value-type="float" office:value="49.3723" calcext:value-type="float">
            <text:p>49,3723</text:p>
          </table:table-cell>
          <table:table-cell office:value-type="float" office:value="-2.3644" calcext:value-type="float">
            <text:p>-2,364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Canada</text:p>
          </table:table-cell>
          <table:table-cell office:value-type="float" office:value="46.5653" calcext:value-type="float">
            <text:p>46,5653</text:p>
          </table:table-cell>
          <table:table-cell office:value-type="float" office:value="-66.4619" calcext:value-type="float">
            <text:p>-66,46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bet</text:p>
          </table:table-cell>
          <table:table-cell office:value-type="string" calcext:value-type="string">
            <text:p>China</text:p>
          </table:table-cell>
          <table:table-cell office:value-type="float" office:value="31.6927" calcext:value-type="float">
            <text:p>31,6927</text:p>
          </table:table-cell>
          <table:table-cell office:value-type="float" office:value="88.0924" calcext:value-type="float">
            <text:p>88,09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go (Kinshasa)</text:p>
          </table:table-cell>
          <table:table-cell office:value-type="float" office:value="-4.0383" calcext:value-type="float">
            <text:p>-4,0383</text:p>
          </table:table-cell>
          <table:table-cell office:value-type="float" office:value="21.7587" calcext:value-type="float">
            <text:p>21,758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te d'Ivoire</text:p>
          </table:table-cell>
          <table:table-cell office:value-type="float" office:value="7.54" calcext:value-type="float">
            <text:p>7,54</text:p>
          </table:table-cell>
          <table:table-cell office:value-type="float" office:value="-5.5471" calcext:value-type="float">
            <text:p>-5,547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France</text:p>
          </table:table-cell>
          <table:table-cell office:value-type="float" office:value="17.9" calcext:value-type="float">
            <text:p>17,9</text:p>
          </table:table-cell>
          <table:table-cell office:value-type="float" office:value="-62.8333" calcext:value-type="float">
            <text:p>-62,833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float" office:value="18.1096" calcext:value-type="float">
            <text:p>18,1096</text:p>
          </table:table-cell>
          <table:table-cell office:value-type="float" office:value="-77.2975" calcext:value-type="float">
            <text:p>-77,297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float" office:value="38.9637" calcext:value-type="float">
            <text:p>38,9637</text:p>
          </table:table-cell>
          <table:table-cell office:value-type="float" office:value="35.2433" calcext:value-type="float">
            <text:p>35,243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United Kingdom</text:p>
          </table:table-cell>
          <table:table-cell office:value-type="float" office:value="36.1408" calcext:value-type="float">
            <text:p>36,1408</text:p>
          </table:table-cell>
          <table:table-cell office:value-type="float" office:value="-5.3536" calcext:value-type="float">
            <text:p>-5,353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sap, WA</text:p>
          </table:table-cell>
          <table:table-cell office:value-type="string" calcext:value-type="string">
            <text:p>US</text:p>
          </table:table-cell>
          <table:table-cell office:value-type="float" office:value="47.6477" calcext:value-type="float">
            <text:p>47,6477</text:p>
          </table:table-cell>
          <table:table-cell office:value-type="float" office:value="-122.6413" calcext:value-type="float">
            <text:p>-122,641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ano, CA</text:p>
          </table:table-cell>
          <table:table-cell office:value-type="string" calcext:value-type="string">
            <text:p>US</text:p>
          </table:table-cell>
          <table:table-cell office:value-type="float" office:value="38.3105" calcext:value-type="float">
            <text:p>38,3105</text:p>
          </table:table-cell>
          <table:table-cell office:value-type="float" office:value="-121.9018" calcext:value-type="float">
            <text:p>-121,90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ruz, CA</text:p>
          </table:table-cell>
          <table:table-cell office:value-type="string" calcext:value-type="string">
            <text:p>US</text:p>
          </table:table-cell>
          <table:table-cell office:value-type="float" office:value="37.0454" calcext:value-type="float">
            <text:p>37,0454</text:p>
          </table:table-cell>
          <table:table-cell office:value-type="float" office:value="-121.958" calcext:value-type="float">
            <text:p>-121,9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pa, CA</text:p>
          </table:table-cell>
          <table:table-cell office:value-type="string" calcext:value-type="string">
            <text:p>US</text:p>
          </table:table-cell>
          <table:table-cell office:value-type="float" office:value="38.5025" calcext:value-type="float">
            <text:p>38,5025</text:p>
          </table:table-cell>
          <table:table-cell office:value-type="float" office:value="-122.2654" calcext:value-type="float">
            <text:p>-122,265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tura, CA</text:p>
          </table:table-cell>
          <table:table-cell office:value-type="string" calcext:value-type="string">
            <text:p>US</text:p>
          </table:table-cell>
          <table:table-cell office:value-type="float" office:value="34.3705" calcext:value-type="float">
            <text:p>34,3705</text:p>
          </table:table-cell>
          <table:table-cell office:value-type="float" office:value="-119.1391" calcext:value-type="float">
            <text:p>-119,13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cester, MA</text:p>
          </table:table-cell>
          <table:table-cell office:value-type="string" calcext:value-type="string">
            <text:p>US</text:p>
          </table:table-cell>
          <table:table-cell office:value-type="float" office:value="42.4097" calcext:value-type="float">
            <text:p>42,4097</text:p>
          </table:table-cell>
          <table:table-cell office:value-type="float" office:value="-71.8571" calcext:value-type="float">
            <text:p>-71,857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winnett, GA</text:p>
          </table:table-cell>
          <table:table-cell office:value-type="string" calcext:value-type="string">
            <text:p>US</text:p>
          </table:table-cell>
          <table:table-cell office:value-type="float" office:value="33.9191" calcext:value-type="float">
            <text:p>33,9191</text:p>
          </table:table-cell>
          <table:table-cell office:value-type="float" office:value="-84.0167" calcext:value-type="float">
            <text:p>-84,016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Kalb, GA</text:p>
          </table:table-cell>
          <table:table-cell office:value-type="string" calcext:value-type="string">
            <text:p>US</text:p>
          </table:table-cell>
          <table:table-cell office:value-type="float" office:value="33.7956" calcext:value-type="float">
            <text:p>33,7956</text:p>
          </table:table-cell>
          <table:table-cell office:value-type="float" office:value="-84.2279" calcext:value-type="float">
            <text:p>-84,22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yd, GA</text:p>
          </table:table-cell>
          <table:table-cell office:value-type="string" calcext:value-type="string">
            <text:p>US</text:p>
          </table:table-cell>
          <table:table-cell office:value-type="float" office:value="37.5455" calcext:value-type="float">
            <text:p>37,5455</text:p>
          </table:table-cell>
          <table:table-cell office:value-type="float" office:value="-82.7779" calcext:value-type="float">
            <text:p>-82,77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yette, GA</text:p>
          </table:table-cell>
          <table:table-cell office:value-type="string" calcext:value-type="string">
            <text:p>US</text:p>
          </table:table-cell>
          <table:table-cell office:value-type="float" office:value="33.4502" calcext:value-type="float">
            <text:p>33,4502</text:p>
          </table:table-cell>
          <table:table-cell office:value-type="float" office:value="-84.4803" calcext:value-type="float">
            <text:p>-84,48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gg, TX</text:p>
          </table:table-cell>
          <table:table-cell office:value-type="string" calcext:value-type="string">
            <text:p>US</text:p>
          </table:table-cell>
          <table:table-cell office:value-type="float" office:value="32.4893" calcext:value-type="float">
            <text:p>32,4893</text:p>
          </table:table-cell>
          <table:table-cell office:value-type="float" office:value="-94.8521" calcext:value-type="float">
            <text:p>-94,85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mouth, NJ</text:p>
          </table:table-cell>
          <table:table-cell office:value-type="string" calcext:value-type="string">
            <text:p>US</text:p>
          </table:table-cell>
          <table:table-cell office:value-type="float" office:value="40.2589" calcext:value-type="float">
            <text:p>40,2589</text:p>
          </table:table-cell>
          <table:table-cell office:value-type="float" office:value="-74.124" calcext:value-type="float">
            <text:p>-74,1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lington, NJ</text:p>
          </table:table-cell>
          <table:table-cell office:value-type="string" calcext:value-type="string">
            <text:p>US</text:p>
          </table:table-cell>
          <table:table-cell office:value-type="float" office:value="40.0712" calcext:value-type="float">
            <text:p>40,0712</text:p>
          </table:table-cell>
          <table:table-cell office:value-type="float" office:value="-74.8649" calcext:value-type="float">
            <text:p>-74,864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den, NJ</text:p>
          </table:table-cell>
          <table:table-cell office:value-type="string" calcext:value-type="string">
            <text:p>US</text:p>
          </table:table-cell>
          <table:table-cell office:value-type="float" office:value="39.9259" calcext:value-type="float">
            <text:p>39,9259</text:p>
          </table:table-cell>
          <table:table-cell office:value-type="float" office:value="-75.1196" calcext:value-type="float">
            <text:p>-75,119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aic, NJ</text:p>
          </table:table-cell>
          <table:table-cell office:value-type="string" calcext:value-type="string">
            <text:p>US</text:p>
          </table:table-cell>
          <table:table-cell office:value-type="float" office:value="40.8568" calcext:value-type="float">
            <text:p>40,8568</text:p>
          </table:table-cell>
          <table:table-cell office:value-type="float" office:value="-74.1285" calcext:value-type="float">
            <text:p>-74,128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on, NJ</text:p>
          </table:table-cell>
          <table:table-cell office:value-type="string" calcext:value-type="string">
            <text:p>US</text:p>
          </table:table-cell>
          <table:table-cell office:value-type="float" office:value="40.6976" calcext:value-type="float">
            <text:p>40,6976</text:p>
          </table:table-cell>
          <table:table-cell office:value-type="float" office:value="-74.2632" calcext:value-type="float">
            <text:p>-74,263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gle, CO</text:p>
          </table:table-cell>
          <table:table-cell office:value-type="string" calcext:value-type="string">
            <text:p>US</text:p>
          </table:table-cell>
          <table:table-cell office:value-type="float" office:value="39.6553" calcext:value-type="float">
            <text:p>39,6553</text:p>
          </table:table-cell>
          <table:table-cell office:value-type="float" office:value="-106.8287" calcext:value-type="float">
            <text:p>-106,828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imer, CO</text:p>
          </table:table-cell>
          <table:table-cell office:value-type="string" calcext:value-type="string">
            <text:p>US</text:p>
          </table:table-cell>
          <table:table-cell office:value-type="float" office:value="40.6956" calcext:value-type="float">
            <text:p>40,6956</text:p>
          </table:table-cell>
          <table:table-cell office:value-type="float" office:value="-105.5943" calcext:value-type="float">
            <text:p>-105,59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pahoe, CO</text:p>
          </table:table-cell>
          <table:table-cell office:value-type="string" calcext:value-type="string">
            <text:p>US</text:p>
          </table:table-cell>
          <table:table-cell office:value-type="float" office:value="39.6203" calcext:value-type="float">
            <text:p>39,6203</text:p>
          </table:table-cell>
          <table:table-cell office:value-type="float" office:value="-104.3326" calcext:value-type="float">
            <text:p>-104,332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nison, CO</text:p>
          </table:table-cell>
          <table:table-cell office:value-type="string" calcext:value-type="string">
            <text:p>US</text:p>
          </table:table-cell>
          <table:table-cell office:value-type="float" office:value="38.5458" calcext:value-type="float">
            <text:p>38,5458</text:p>
          </table:table-cell>
          <table:table-cell office:value-type="float" office:value="-106.9253" calcext:value-type="float">
            <text:p>-106,92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e, IL</text:p>
          </table:table-cell>
          <table:table-cell office:value-type="string" calcext:value-type="string">
            <text:p>US</text:p>
          </table:table-cell>
          <table:table-cell office:value-type="float" office:value="41.9879" calcext:value-type="float">
            <text:p>41,9879</text:p>
          </table:table-cell>
          <table:table-cell office:value-type="float" office:value="-88.4016" calcext:value-type="float">
            <text:p>-88,401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roe, PA</text:p>
          </table:table-cell>
          <table:table-cell office:value-type="string" calcext:value-type="string">
            <text:p>US</text:p>
          </table:table-cell>
          <table:table-cell office:value-type="float" office:value="41.0458" calcext:value-type="float">
            <text:p>41,0458</text:p>
          </table:table-cell>
          <table:table-cell office:value-type="float" office:value="-75.2479" calcext:value-type="float">
            <text:p>-75,24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adelphia, PA</text:p>
          </table:table-cell>
          <table:table-cell office:value-type="string" calcext:value-type="string">
            <text:p>US</text:p>
          </table:table-cell>
          <table:table-cell office:value-type="float" office:value="39.9526" calcext:value-type="float">
            <text:p>39,9526</text:p>
          </table:table-cell>
          <table:table-cell office:value-type="float" office:value="-75.1652" calcext:value-type="float">
            <text:p>-75,16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folk, VA</text:p>
          </table:table-cell>
          <table:table-cell office:value-type="string" calcext:value-type="string">
            <text:p>US</text:p>
          </table:table-cell>
          <table:table-cell office:value-type="float" office:value="36.8508" calcext:value-type="float">
            <text:p>36,8508</text:p>
          </table:table-cell>
          <table:table-cell office:value-type="float" office:value="-76.2859" calcext:value-type="float">
            <text:p>-76,285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lington, VA</text:p>
          </table:table-cell>
          <table:table-cell office:value-type="string" calcext:value-type="string">
            <text:p>US</text:p>
          </table:table-cell>
          <table:table-cell office:value-type="float" office:value="38.8816" calcext:value-type="float">
            <text:p>38,8816</text:p>
          </table:table-cell>
          <table:table-cell office:value-type="float" office:value="-77.091" calcext:value-type="float">
            <text:p>-77,0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tsylvania, VA</text:p>
          </table:table-cell>
          <table:table-cell office:value-type="string" calcext:value-type="string">
            <text:p>US</text:p>
          </table:table-cell>
          <table:table-cell office:value-type="float" office:value="38.2042" calcext:value-type="float">
            <text:p>38,2042</text:p>
          </table:table-cell>
          <table:table-cell office:value-type="float" office:value="-77.6078" calcext:value-type="float">
            <text:p>-77,607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doun, VA</text:p>
          </table:table-cell>
          <table:table-cell office:value-type="string" calcext:value-type="string">
            <text:p>US</text:p>
          </table:table-cell>
          <table:table-cell office:value-type="float" office:value="39.0768" calcext:value-type="float">
            <text:p>39,0768</text:p>
          </table:table-cell>
          <table:table-cell office:value-type="float" office:value="-77.6536" calcext:value-type="float">
            <text:p>-77,653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e George's, MD</text:p>
          </table:table-cell>
          <table:table-cell office:value-type="string" calcext:value-type="string">
            <text:p>US</text:p>
          </table:table-cell>
          <table:table-cell office:value-type="float" office:value="38.7849" calcext:value-type="float">
            <text:p>38,7849</text:p>
          </table:table-cell>
          <table:table-cell office:value-type="float" office:value="-76.8721" calcext:value-type="float">
            <text:p>-76,87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tawattamie, IA</text:p>
          </table:table-cell>
          <table:table-cell office:value-type="string" calcext:value-type="string">
            <text:p>US</text:p>
          </table:table-cell>
          <table:table-cell office:value-type="float" office:value="41.3912" calcext:value-type="float">
            <text:p>41,3912</text:p>
          </table:table-cell>
          <table:table-cell office:value-type="float" office:value="-95.4778" calcext:value-type="float">
            <text:p>-95,477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den, NC</text:p>
          </table:table-cell>
          <table:table-cell office:value-type="string" calcext:value-type="string">
            <text:p>US</text:p>
          </table:table-cell>
          <table:table-cell office:value-type="float" office:value="34.2465" calcext:value-type="float">
            <text:p>34,2465</text:p>
          </table:table-cell>
          <table:table-cell office:value-type="float" office:value="-80.607" calcext:value-type="float">
            <text:p>-80,60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ma, AZ</text:p>
          </table:table-cell>
          <table:table-cell office:value-type="string" calcext:value-type="string">
            <text:p>US</text:p>
          </table:table-cell>
          <table:table-cell office:value-type="float" office:value="32.0575" calcext:value-type="float">
            <text:p>32,0575</text:p>
          </table:table-cell>
          <table:table-cell office:value-type="float" office:value="-111.6661" calcext:value-type="float">
            <text:p>-111,666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ble, IN</text:p>
          </table:table-cell>
          <table:table-cell office:value-type="string" calcext:value-type="string">
            <text:p>US</text:p>
          </table:table-cell>
          <table:table-cell office:value-type="float" office:value="41.4277" calcext:value-type="float">
            <text:p>41,4277</text:p>
          </table:table-cell>
          <table:table-cell office:value-type="float" office:value="-85.355" calcext:value-type="float">
            <text:p>-85,3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ms, IN</text:p>
          </table:table-cell>
          <table:table-cell office:value-type="string" calcext:value-type="string">
            <text:p>US</text:p>
          </table:table-cell>
          <table:table-cell office:value-type="float" office:value="39.8522" calcext:value-type="float">
            <text:p>39,8522</text:p>
          </table:table-cell>
          <table:table-cell office:value-type="float" office:value="-77.2865" calcext:value-type="float">
            <text:p>-77,28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ne, IN</text:p>
          </table:table-cell>
          <table:table-cell office:value-type="string" calcext:value-type="string">
            <text:p>US</text:p>
          </table:table-cell>
          <table:table-cell office:value-type="float" office:value="40.0106" calcext:value-type="float">
            <text:p>40,0106</text:p>
          </table:table-cell>
          <table:table-cell office:value-type="float" office:value="-86.4997" calcext:value-type="float">
            <text:p>-86,499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e, WI</text:p>
          </table:table-cell>
          <table:table-cell office:value-type="string" calcext:value-type="string">
            <text:p>US</text:p>
          </table:table-cell>
          <table:table-cell office:value-type="float" office:value="43.0186" calcext:value-type="float">
            <text:p>43,0186</text:p>
          </table:table-cell>
          <table:table-cell office:value-type="float" office:value="-89.5498" calcext:value-type="float">
            <text:p>-89,549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rce, WI</text:p>
          </table:table-cell>
          <table:table-cell office:value-type="string" calcext:value-type="string">
            <text:p>US</text:p>
          </table:table-cell>
          <table:table-cell office:value-type="float" office:value="44.7509" calcext:value-type="float">
            <text:p>44,7509</text:p>
          </table:table-cell>
          <table:table-cell office:value-type="float" office:value="-92.3814" calcext:value-type="float">
            <text:p>-92,381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yahoga, OH</text:p>
          </table:table-cell>
          <table:table-cell office:value-type="string" calcext:value-type="string">
            <text:p>US</text:p>
          </table:table-cell>
          <table:table-cell office:value-type="float" office:value="41.4339" calcext:value-type="float">
            <text:p>41,4339</text:p>
          </table:table-cell>
          <table:table-cell office:value-type="float" office:value="-81.6758" calcext:value-type="float">
            <text:p>-81,67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er, UT</text:p>
          </table:table-cell>
          <table:table-cell office:value-type="string" calcext:value-type="string">
            <text:p>US</text:p>
          </table:table-cell>
          <table:table-cell office:value-type="float" office:value="41.2603" calcext:value-type="float">
            <text:p>41,2603</text:p>
          </table:table-cell>
          <table:table-cell office:value-type="float" office:value="-111.9522" calcext:value-type="float">
            <text:p>-111,95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nington County, VT</text:p>
          </table:table-cell>
          <table:table-cell office:value-type="string" calcext:value-type="string">
            <text:p>US</text:p>
          </table:table-cell>
          <table:table-cell office:value-type="float" office:value="43.0279" calcext:value-type="float">
            <text:p>43,0279</text:p>
          </table:table-cell>
          <table:table-cell office:value-type="float" office:value="-73.135" calcext:value-type="float">
            <text:p>-73,1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ver County, MN</text:p>
          </table:table-cell>
          <table:table-cell office:value-type="string" calcext:value-type="string">
            <text:p>US</text:p>
          </table:table-cell>
          <table:table-cell office:value-type="float" office:value="44.8254" calcext:value-type="float">
            <text:p>44,8254</text:p>
          </table:table-cell>
          <table:table-cell office:value-type="float" office:value="-93.7842" calcext:value-type="float">
            <text:p>-93,784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lotte County, FL</text:p>
          </table:table-cell>
          <table:table-cell office:value-type="string" calcext:value-type="string">
            <text:p>US</text:p>
          </table:table-cell>
          <table:table-cell office:value-type="float" office:value="26.8946" calcext:value-type="float">
            <text:p>26,8946</text:p>
          </table:table-cell>
          <table:table-cell office:value-type="float" office:value="-81.9098" calcext:value-type="float">
            <text:p>-81,909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rokee County, GA</text:p>
          </table:table-cell>
          <table:table-cell office:value-type="string" calcext:value-type="string">
            <text:p>US</text:p>
          </table:table-cell>
          <table:table-cell office:value-type="float" office:value="34.2515" calcext:value-type="float">
            <text:p>34,2515</text:p>
          </table:table-cell>
          <table:table-cell office:value-type="float" office:value="-84.4803" calcext:value-type="float">
            <text:p>-84,48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in County, TX</text:p>
          </table:table-cell>
          <table:table-cell office:value-type="string" calcext:value-type="string">
            <text:p>US</text:p>
          </table:table-cell>
          <table:table-cell office:value-type="float" office:value="33.1795" calcext:value-type="float">
            <text:p>33,1795</text:p>
          </table:table-cell>
          <table:table-cell office:value-type="float" office:value="-96.493" calcext:value-type="float">
            <text:p>-96,49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erson County, KY</text:p>
          </table:table-cell>
          <table:table-cell office:value-type="string" calcext:value-type="string">
            <text:p>US</text:p>
          </table:table-cell>
          <table:table-cell office:value-type="float" office:value="38.1938" calcext:value-type="float">
            <text:p>38,1938</text:p>
          </table:table-cell>
          <table:table-cell office:value-type="float" office:value="-85.6435" calcext:value-type="float">
            <text:p>-85,64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erson Parish, LA</text:p>
          </table:table-cell>
          <table:table-cell office:value-type="string" calcext:value-type="string">
            <text:p>US</text:p>
          </table:table-cell>
          <table:table-cell office:value-type="float" office:value="29.6499" calcext:value-type="float">
            <text:p>29,6499</text:p>
          </table:table-cell>
          <table:table-cell office:value-type="float" office:value="-90.1121" calcext:value-type="float">
            <text:p>-90,11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sta County, CA</text:p>
          </table:table-cell>
          <table:table-cell office:value-type="string" calcext:value-type="string">
            <text:p>US</text:p>
          </table:table-cell>
          <table:table-cell office:value-type="float" office:value="40.7909" calcext:value-type="float">
            <text:p>40,7909</text:p>
          </table:table-cell>
          <table:table-cell office:value-type="float" office:value="-121.8474" calcext:value-type="float">
            <text:p>-121,847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rtanburg County, SC</text:p>
          </table:table-cell>
          <table:table-cell office:value-type="string" calcext:value-type="string">
            <text:p>US</text:p>
          </table:table-cell>
          <table:table-cell office:value-type="float" office:value="34.8606" calcext:value-type="float">
            <text:p>34,8606</text:p>
          </table:table-cell>
          <table:table-cell office:value-type="float" office:value="-81.9535" calcext:value-type="float">
            <text:p>-81,95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ison County, KY</text:p>
          </table:table-cell>
          <table:table-cell office:value-type="string" calcext:value-type="string">
            <text:p>US</text:p>
          </table:table-cell>
          <table:table-cell office:value-type="float" office:value="38.4333" calcext:value-type="float">
            <text:p>38,4333</text:p>
          </table:table-cell>
          <table:table-cell office:value-type="float" office:value="-84.3542" calcext:value-type="float">
            <text:p>-84,354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County, IA</text:p>
          </table:table-cell>
          <table:table-cell office:value-type="string" calcext:value-type="string">
            <text:p>US</text:p>
          </table:table-cell>
          <table:table-cell office:value-type="float" office:value="41.6699" calcext:value-type="float">
            <text:p>41,6699</text:p>
          </table:table-cell>
          <table:table-cell office:value-type="float" office:value="-91.5984" calcext:value-type="float">
            <text:p>-91,598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kshire County, MA</text:p>
          </table:table-cell>
          <table:table-cell office:value-type="string" calcext:value-type="string">
            <text:p>US</text:p>
          </table:table-cell>
          <table:table-cell office:value-type="float" office:value="42.3118" calcext:value-type="float">
            <text:p>42,3118</text:p>
          </table:table-cell>
          <table:table-cell office:value-type="float" office:value="-73.1822" calcext:value-type="float">
            <text:p>-73,18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son County, TN</text:p>
          </table:table-cell>
          <table:table-cell office:value-type="string" calcext:value-type="string">
            <text:p>US</text:p>
          </table:table-cell>
          <table:table-cell office:value-type="float" office:value="36.1343" calcext:value-type="float">
            <text:p>36,1343</text:p>
          </table:table-cell>
          <table:table-cell office:value-type="float" office:value="-86.822" calcext:value-type="float">
            <text:p>-86,8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glas County, OR</text:p>
          </table:table-cell>
          <table:table-cell office:value-type="string" calcext:value-type="string">
            <text:p>US</text:p>
          </table:table-cell>
          <table:table-cell office:value-type="float" office:value="43.1261" calcext:value-type="float">
            <text:p>43,1261</text:p>
          </table:table-cell>
          <table:table-cell office:value-type="float" office:value="-123.2492" calcext:value-type="float">
            <text:p>-123,249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sno County, CA</text:p>
          </table:table-cell>
          <table:table-cell office:value-type="string" calcext:value-type="string">
            <text:p>US</text:p>
          </table:table-cell>
          <table:table-cell office:value-type="float" office:value="36.9859" calcext:value-type="float">
            <text:p>36,9859</text:p>
          </table:table-cell>
          <table:table-cell office:value-type="float" office:value="-119.2321" calcext:value-type="float">
            <text:p>-119,23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ford County, MD</text:p>
          </table:table-cell>
          <table:table-cell office:value-type="string" calcext:value-type="string">
            <text:p>US</text:p>
          </table:table-cell>
          <table:table-cell office:value-type="float" office:value="39.5839" calcext:value-type="float">
            <text:p>39,5839</text:p>
          </table:table-cell>
          <table:table-cell office:value-type="float" office:value="-76.3637" calcext:value-type="float">
            <text:p>-76,363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dricks County, IN</text:p>
          </table:table-cell>
          <table:table-cell office:value-type="string" calcext:value-type="string">
            <text:p>US</text:p>
          </table:table-cell>
          <table:table-cell office:value-type="float" office:value="39.8065" calcext:value-type="float">
            <text:p>39,8065</text:p>
          </table:table-cell>
          <table:table-cell office:value-type="float" office:value="-86.5401" calcext:value-type="float">
            <text:p>-86,540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dson County, NJ</text:p>
          </table:table-cell>
          <table:table-cell office:value-type="string" calcext:value-type="string">
            <text:p>US</text:p>
          </table:table-cell>
          <table:table-cell office:value-type="float" office:value="40.7453" calcext:value-type="float">
            <text:p>40,7453</text:p>
          </table:table-cell>
          <table:table-cell office:value-type="float" office:value="-74.0535" calcext:value-type="float">
            <text:p>-74,05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County, KS</text:p>
          </table:table-cell>
          <table:table-cell office:value-type="string" calcext:value-type="string">
            <text:p>US</text:p>
          </table:table-cell>
          <table:table-cell office:value-type="float" office:value="38.8454" calcext:value-type="float">
            <text:p>38,8454</text:p>
          </table:table-cell>
          <table:table-cell office:value-type="float" office:value="-94.8521" calcext:value-type="float">
            <text:p>-94,85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titas County, WA</text:p>
          </table:table-cell>
          <table:table-cell office:value-type="string" calcext:value-type="string">
            <text:p>US</text:p>
          </table:table-cell>
          <table:table-cell office:value-type="float" office:value="47.175" calcext:value-type="float">
            <text:p>47,175</text:p>
          </table:table-cell>
          <table:table-cell office:value-type="float" office:value="-120.9319" calcext:value-type="float">
            <text:p>-120,93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tee County, FL</text:p>
          </table:table-cell>
          <table:table-cell office:value-type="string" calcext:value-type="string">
            <text:p>US</text:p>
          </table:table-cell>
          <table:table-cell office:value-type="float" office:value="27.4799" calcext:value-type="float">
            <text:p>27,4799</text:p>
          </table:table-cell>
          <table:table-cell office:value-type="float" office:value="-82.3452" calcext:value-type="float">
            <text:p>-82,34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n County, OR</text:p>
          </table:table-cell>
          <table:table-cell office:value-type="string" calcext:value-type="string">
            <text:p>US</text:p>
          </table:table-cell>
          <table:table-cell office:value-type="float" office:value="44.8446" calcext:value-type="float">
            <text:p>44,8446</text:p>
          </table:table-cell>
          <table:table-cell office:value-type="float" office:value="-122.5927" calcext:value-type="float">
            <text:p>-122,592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aloosa County, FL</text:p>
          </table:table-cell>
          <table:table-cell office:value-type="string" calcext:value-type="string">
            <text:p>US</text:p>
          </table:table-cell>
          <table:table-cell office:value-type="float" office:value="30.5773" calcext:value-type="float">
            <text:p>30,5773</text:p>
          </table:table-cell>
          <table:table-cell office:value-type="float" office:value="-86.6611" calcext:value-type="float">
            <text:p>-86,661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k County, GA</text:p>
          </table:table-cell>
          <table:table-cell office:value-type="string" calcext:value-type="string">
            <text:p>US</text:p>
          </table:table-cell>
          <table:table-cell office:value-type="float" office:value="34.0132" calcext:value-type="float">
            <text:p>34,0132</text:p>
          </table:table-cell>
          <table:table-cell office:value-type="float" office:value="-85.1479" calcext:value-type="float">
            <text:p>-85,14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side County, CA</text:p>
          </table:table-cell>
          <table:table-cell office:value-type="string" calcext:value-type="string">
            <text:p>US</text:p>
          </table:table-cell>
          <table:table-cell office:value-type="float" office:value="33.9533" calcext:value-type="float">
            <text:p>33,9533</text:p>
          </table:table-cell>
          <table:table-cell office:value-type="float" office:value="-117.3961" calcext:value-type="float">
            <text:p>-117,396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by County, TN</text:p>
          </table:table-cell>
          <table:table-cell office:value-type="string" calcext:value-type="string">
            <text:p>US</text:p>
          </table:table-cell>
          <table:table-cell office:value-type="float" office:value="35.1269" calcext:value-type="float">
            <text:p>35,1269</text:p>
          </table:table-cell>
          <table:table-cell office:value-type="float" office:value="-89.9253" calcext:value-type="float">
            <text:p>-89,92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. Louis County, MO</text:p>
          </table:table-cell>
          <table:table-cell office:value-type="string" calcext:value-type="string">
            <text:p>US</text:p>
          </table:table-cell>
          <table:table-cell office:value-type="float" office:value="38.6103" calcext:value-type="float">
            <text:p>38,6103</text:p>
          </table:table-cell>
          <table:table-cell office:value-type="float" office:value="-90.4125" calcext:value-type="float">
            <text:p>-90,412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ffolk County, NY</text:p>
          </table:table-cell>
          <table:table-cell office:value-type="string" calcext:value-type="string">
            <text:p>US</text:p>
          </table:table-cell>
          <table:table-cell office:value-type="float" office:value="40.9849" calcext:value-type="float">
            <text:p>40,9849</text:p>
          </table:table-cell>
          <table:table-cell office:value-type="float" office:value="-72.6151" calcext:value-type="float">
            <text:p>-72,615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ster County, NY</text:p>
          </table:table-cell>
          <table:table-cell office:value-type="string" calcext:value-type="string">
            <text:p>US</text:p>
          </table:table-cell>
          <table:table-cell office:value-type="float" office:value="41.8586" calcext:value-type="float">
            <text:p>41,8586</text:p>
          </table:table-cell>
          <table:table-cell office:value-type="float" office:value="-74.3118" calcext:value-type="float">
            <text:p>-74,31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sia County, FL</text:p>
          </table:table-cell>
          <table:table-cell office:value-type="string" calcext:value-type="string">
            <text:p>US</text:p>
          </table:table-cell>
          <table:table-cell office:value-type="float" office:value="29.028" calcext:value-type="float">
            <text:p>29,028</text:p>
          </table:table-cell>
          <table:table-cell office:value-type="float" office:value="-81.0755" calcext:value-type="float">
            <text:p>-81,07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rfax County, VA</text:p>
          </table:table-cell>
          <table:table-cell office:value-type="string" calcext:value-type="string">
            <text:p>US</text:p>
          </table:table-cell>
          <table:table-cell office:value-type="float" office:value="38.9085" calcext:value-type="float">
            <text:p>38,9085</text:p>
          </table:table-cell>
          <table:table-cell office:value-type="float" office:value="-77.2405" calcext:value-type="float">
            <text:p>-77,240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ingham County, NH</text:p>
          </table:table-cell>
          <table:table-cell office:value-type="string" calcext:value-type="string">
            <text:p>US</text:p>
          </table:table-cell>
          <table:table-cell office:value-type="float" office:value="42.9931" calcext:value-type="float">
            <text:p>42,9931</text:p>
          </table:table-cell>
          <table:table-cell office:value-type="float" office:value="-71.0498" calcext:value-type="float">
            <text:p>-71,049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ington, D.C.</text:p>
          </table:table-cell>
          <table:table-cell office:value-type="string" calcext:value-type="string">
            <text:p>US</text:p>
          </table:table-cell>
          <table:table-cell office:value-type="float" office:value="38.9072" calcext:value-type="float">
            <text:p>38,9072</text:p>
          </table:table-cell>
          <table:table-cell office:value-type="float" office:value="-77.0369" calcext:value-type="float">
            <text:p>-77,036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gomery County, PA</text:p>
          </table:table-cell>
          <table:table-cell office:value-type="string" calcext:value-type="string">
            <text:p>US</text:p>
          </table:table-cell>
          <table:table-cell office:value-type="float" office:value="40.229" calcext:value-type="float">
            <text:p>40,229</text:p>
          </table:table-cell>
          <table:table-cell office:value-type="float" office:value="-75.3879" calcext:value-type="float">
            <text:p>-75,38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meda County, CA</text:p>
          </table:table-cell>
          <table:table-cell office:value-type="string" calcext:value-type="string">
            <text:p>US</text:p>
          </table:table-cell>
          <table:table-cell office:value-type="float" office:value="37.6017" calcext:value-type="float">
            <text:p>37,6017</text:p>
          </table:table-cell>
          <table:table-cell office:value-type="float" office:value="-121.7195" calcext:value-type="float">
            <text:p>-121,719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ard County, FL</text:p>
          </table:table-cell>
          <table:table-cell office:value-type="string" calcext:value-type="string">
            <text:p>US</text:p>
          </table:table-cell>
          <table:table-cell office:value-type="float" office:value="26.1901" calcext:value-type="float">
            <text:p>26,1901</text:p>
          </table:table-cell>
          <table:table-cell office:value-type="float" office:value="-80.3659" calcext:value-type="float">
            <text:p>-80,365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 County, FL</text:p>
          </table:table-cell>
          <table:table-cell office:value-type="string" calcext:value-type="string">
            <text:p>US</text:p>
          </table:table-cell>
          <table:table-cell office:value-type="float" office:value="26.663" calcext:value-type="float">
            <text:p>26,663</text:p>
          </table:table-cell>
          <table:table-cell office:value-type="float" office:value="-81.9535" calcext:value-type="float">
            <text:p>-81,953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al County, AZ</text:p>
          </table:table-cell>
          <table:table-cell office:value-type="string" calcext:value-type="string">
            <text:p>US</text:p>
          </table:table-cell>
          <table:table-cell office:value-type="float" office:value="32.8162" calcext:value-type="float">
            <text:p>32,8162</text:p>
          </table:table-cell>
          <table:table-cell office:value-type="float" office:value="-111.2845" calcext:value-type="float">
            <text:p>-111,284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land County, NY</text:p>
          </table:table-cell>
          <table:table-cell office:value-type="string" calcext:value-type="string">
            <text:p>US</text:p>
          </table:table-cell>
          <table:table-cell office:value-type="float" office:value="41.1489" calcext:value-type="float">
            <text:p>41,1489</text:p>
          </table:table-cell>
          <table:table-cell office:value-type="float" office:value="-73.983" calcext:value-type="float">
            <text:p>-73,98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atoga County, NY</text:p>
          </table:table-cell>
          <table:table-cell office:value-type="string" calcext:value-type="string">
            <text:p>US</text:p>
          </table:table-cell>
          <table:table-cell office:value-type="float" office:value="43.0324" calcext:value-type="float">
            <text:p>43,0324</text:p>
          </table:table-cell>
          <table:table-cell office:value-type="float" office:value="-73.936" calcext:value-type="float">
            <text:p>-73,93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leston County, SC</text:p>
          </table:table-cell>
          <table:table-cell office:value-type="string" calcext:value-type="string">
            <text:p>US</text:p>
          </table:table-cell>
          <table:table-cell office:value-type="float" office:value="32.7957" calcext:value-type="float">
            <text:p>32,7957</text:p>
          </table:table-cell>
          <table:table-cell office:value-type="float" office:value="-79.7848" calcext:value-type="float">
            <text:p>-79,784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k County, WA</text:p>
          </table:table-cell>
          <table:table-cell office:value-type="string" calcext:value-type="string">
            <text:p>US</text:p>
          </table:table-cell>
          <table:table-cell office:value-type="float" office:value="45.7466" calcext:value-type="float">
            <text:p>45,7466</text:p>
          </table:table-cell>
          <table:table-cell office:value-type="float" office:value="-122.5194" calcext:value-type="float">
            <text:p>-122,51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bb County, GA</text:p>
          </table:table-cell>
          <table:table-cell office:value-type="string" calcext:value-type="string">
            <text:p>US</text:p>
          </table:table-cell>
          <table:table-cell office:value-type="float" office:value="33.8999" calcext:value-type="float">
            <text:p>33,8999</text:p>
          </table:table-cell>
          <table:table-cell office:value-type="float" office:value="-84.5641" calcext:value-type="float">
            <text:p>-84,564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s County, UT</text:p>
          </table:table-cell>
          <table:table-cell office:value-type="string" calcext:value-type="string">
            <text:p>US</text:p>
          </table:table-cell>
          <table:table-cell office:value-type="float" office:value="40.9629" calcext:value-type="float">
            <text:p>40,9629</text:p>
          </table:table-cell>
          <table:table-cell office:value-type="float" office:value="-112.0953" calcext:value-type="float">
            <text:p>-112,09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Paso County, CO</text:p>
          </table:table-cell>
          <table:table-cell office:value-type="string" calcext:value-type="string">
            <text:p>US</text:p>
          </table:table-cell>
          <table:table-cell office:value-type="float" office:value="38.9108" calcext:value-type="float">
            <text:p>38,9108</text:p>
          </table:table-cell>
          <table:table-cell office:value-type="float" office:value="-104.4723" calcext:value-type="float">
            <text:p>-104,472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olulu County, HI</text:p>
          </table:table-cell>
          <table:table-cell office:value-type="string" calcext:value-type="string">
            <text:p>US</text:p>
          </table:table-cell>
          <table:table-cell office:value-type="float" office:value="21.307" calcext:value-type="float">
            <text:p>21,307</text:p>
          </table:table-cell>
          <table:table-cell office:value-type="float" office:value="-157.8584" calcext:value-type="float">
            <text:p>-157,858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son County, OR </text:p>
          </table:table-cell>
          <table:table-cell office:value-type="string" calcext:value-type="string">
            <text:p>US</text:p>
          </table:table-cell>
          <table:table-cell office:value-type="float" office:value="42.3345" calcext:value-type="float">
            <text:p>42,3345</text:p>
          </table:table-cell>
          <table:table-cell office:value-type="float" office:value="-122.7647" calcext:value-type="float">
            <text:p>-122,764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erson County, WA</text:p>
          </table:table-cell>
          <table:table-cell office:value-type="string" calcext:value-type="string">
            <text:p>US</text:p>
          </table:table-cell>
          <table:table-cell office:value-type="float" office:value="47.7425" calcext:value-type="float">
            <text:p>47,7425</text:p>
          </table:table-cell>
          <table:table-cell office:value-type="float" office:value="-123.304" calcext:value-type="float">
            <text:p>-123,30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shaw County, SC</text:p>
          </table:table-cell>
          <table:table-cell office:value-type="string" calcext:value-type="string">
            <text:p>US</text:p>
          </table:table-cell>
          <table:table-cell office:value-type="float" office:value="34.3672" calcext:value-type="float">
            <text:p>34,3672</text:p>
          </table:table-cell>
          <table:table-cell office:value-type="float" office:value="-80.5883" calcext:value-type="float">
            <text:p>-80,588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amath County, OR</text:p>
          </table:table-cell>
          <table:table-cell office:value-type="string" calcext:value-type="string">
            <text:p>US</text:p>
          </table:table-cell>
          <table:table-cell office:value-type="float" office:value="42.6953" calcext:value-type="float">
            <text:p>42,6953</text:p>
          </table:table-cell>
          <table:table-cell office:value-type="float" office:value="-121.6142" calcext:value-type="float">
            <text:p>-121,614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era County, CA</text:p>
          </table:table-cell>
          <table:table-cell office:value-type="string" calcext:value-type="string">
            <text:p>US</text:p>
          </table:table-cell>
          <table:table-cell office:value-type="float" office:value="37.2519" calcext:value-type="float">
            <text:p>37,2519</text:p>
          </table:table-cell>
          <table:table-cell office:value-type="float" office:value="-119.6963" calcext:value-type="float">
            <text:p>-119,69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rce County, WA</text:p>
          </table:table-cell>
          <table:table-cell office:value-type="string" calcext:value-type="string">
            <text:p>US</text:p>
          </table:table-cell>
          <table:table-cell office:value-type="float" office:value="47.0676" calcext:value-type="float">
            <text:p>47,0676</text:p>
          </table:table-cell>
          <table:table-cell office:value-type="float" office:value="-122.1295" calcext:value-type="float">
            <text:p>-122,129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lsa County, OK</text:p>
          </table:table-cell>
          <table:table-cell office:value-type="string" calcext:value-type="string">
            <text:p>US</text:p>
          </table:table-cell>
          <table:table-cell office:value-type="float" office:value="36.1593" calcext:value-type="float">
            <text:p>36,1593</text:p>
          </table:table-cell>
          <table:table-cell office:value-type="float" office:value="-95.941" calcext:value-type="float">
            <text:p>-95,94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glas County, CO</text:p>
          </table:table-cell>
          <table:table-cell office:value-type="string" calcext:value-type="string">
            <text:p>US</text:p>
          </table:table-cell>
          <table:table-cell office:value-type="float" office:value="39.2587" calcext:value-type="float">
            <text:p>39,2587</text:p>
          </table:table-cell>
          <table:table-cell office:value-type="float" office:value="-104.9389" calcext:value-type="float">
            <text:p>-104,938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vidence County, RI</text:p>
          </table:table-cell>
          <table:table-cell office:value-type="string" calcext:value-type="string">
            <text:p>US</text:p>
          </table:table-cell>
          <table:table-cell office:value-type="float" office:value="41.8882" calcext:value-type="float">
            <text:p>41,8882</text:p>
          </table:table-cell>
          <table:table-cell office:value-type="float" office:value="-71.4774" calcext:value-type="float">
            <text:p>-71,477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tham County, NC</text:p>
          </table:table-cell>
          <table:table-cell office:value-type="string" calcext:value-type="string">
            <text:p>US</text:p>
          </table:table-cell>
          <table:table-cell office:value-type="float" office:value="35.7211" calcext:value-type="float">
            <text:p>35,7211</text:p>
          </table:table-cell>
          <table:table-cell office:value-type="float" office:value="-79.1781" calcext:value-type="float">
            <text:p>-79,178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ware County, PA</text:p>
          </table:table-cell>
          <table:table-cell office:value-type="string" calcext:value-type="string">
            <text:p>US</text:p>
          </table:table-cell>
          <table:table-cell office:value-type="float" office:value="39.9078" calcext:value-type="float">
            <text:p>39,9078</text:p>
          </table:table-cell>
          <table:table-cell office:value-type="float" office:value="-75.3879" calcext:value-type="float">
            <text:p>-75,38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glas County, NE</text:p>
          </table:table-cell>
          <table:table-cell office:value-type="string" calcext:value-type="string">
            <text:p>US</text:p>
          </table:table-cell>
          <table:table-cell office:value-type="float" office:value="41.3148" calcext:value-type="float">
            <text:p>41,3148</text:p>
          </table:table-cell>
          <table:table-cell office:value-type="float" office:value="-96.1951" calcext:value-type="float">
            <text:p>-96,195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yette County, KY</text:p>
          </table:table-cell>
          <table:table-cell office:value-type="string" calcext:value-type="string">
            <text:p>US</text:p>
          </table:table-cell>
          <table:table-cell office:value-type="float" office:value="38.0606" calcext:value-type="float">
            <text:p>38,0606</text:p>
          </table:table-cell>
          <table:table-cell office:value-type="float" office:value="-84.4803" calcext:value-type="float">
            <text:p>-84,48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n County, IN</text:p>
          </table:table-cell>
          <table:table-cell office:value-type="string" calcext:value-type="string">
            <text:p>US</text:p>
          </table:table-cell>
          <table:table-cell office:value-type="float" office:value="39.8362" calcext:value-type="float">
            <text:p>39,8362</text:p>
          </table:table-cell>
          <table:table-cell office:value-type="float" office:value="-86.1752" calcext:value-type="float">
            <text:p>-86,17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sex County, MA</text:p>
          </table:table-cell>
          <table:table-cell office:value-type="string" calcext:value-type="string">
            <text:p>US</text:p>
          </table:table-cell>
          <table:table-cell office:value-type="float" office:value="42.4672" calcext:value-type="float">
            <text:p>42,4672</text:p>
          </table:table-cell>
          <table:table-cell office:value-type="float" office:value="-71.2874" calcext:value-type="float">
            <text:p>-71,287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sau County, NY</text:p>
          </table:table-cell>
          <table:table-cell office:value-type="string" calcext:value-type="string">
            <text:p>US</text:p>
          </table:table-cell>
          <table:table-cell office:value-type="float" office:value="40.6546" calcext:value-type="float">
            <text:p>40,6546</text:p>
          </table:table-cell>
          <table:table-cell office:value-type="float" office:value="-73.5594" calcext:value-type="float">
            <text:p>-73,55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sey County, MN</text:p>
          </table:table-cell>
          <table:table-cell office:value-type="string" calcext:value-type="string">
            <text:p>US</text:p>
          </table:table-cell>
          <table:table-cell office:value-type="float" office:value="44.9964" calcext:value-type="float">
            <text:p>44,9964</text:p>
          </table:table-cell>
          <table:table-cell office:value-type="float" office:value="-93.0616" calcext:value-type="float">
            <text:p>-93,061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oe County, NV</text:p>
          </table:table-cell>
          <table:table-cell office:value-type="string" calcext:value-type="string">
            <text:p>US</text:p>
          </table:table-cell>
          <table:table-cell office:value-type="float" office:value="40.5608" calcext:value-type="float">
            <text:p>40,5608</text:p>
          </table:table-cell>
          <table:table-cell office:value-type="float" office:value="-119.6035" calcext:value-type="float">
            <text:p>-119,60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yne County, PA</text:p>
          </table:table-cell>
          <table:table-cell office:value-type="string" calcext:value-type="string">
            <text:p>US</text:p>
          </table:table-cell>
          <table:table-cell office:value-type="float" office:value="41.6739" calcext:value-type="float">
            <text:p>41,6739</text:p>
          </table:table-cell>
          <table:table-cell office:value-type="float" office:value="-75.2479" calcext:value-type="float">
            <text:p>-75,24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 County, CA</text:p>
          </table:table-cell>
          <table:table-cell office:value-type="string" calcext:value-type="string">
            <text:p>US</text:p>
          </table:table-cell>
          <table:table-cell office:value-type="float" office:value="38.7646" calcext:value-type="float">
            <text:p>38,7646</text:p>
          </table:table-cell>
          <table:table-cell office:value-type="float" office:value="-121.9018" calcext:value-type="float">
            <text:p>-121,90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lara County, CA</text:p>
          </table:table-cell>
          <table:table-cell office:value-type="string" calcext:value-type="string">
            <text:p>US</text:p>
          </table:table-cell>
          <table:table-cell office:value-type="float" office:value="37.3541" calcext:value-type="float">
            <text:p>37,3541</text:p>
          </table:table-cell>
          <table:table-cell office:value-type="float" office:value="-121.9552" calcext:value-type="float">
            <text:p>-121,95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k County, NV</text:p>
          </table:table-cell>
          <table:table-cell office:value-type="string" calcext:value-type="string">
            <text:p>US</text:p>
          </table:table-cell>
          <table:table-cell office:value-type="float" office:value="36.0796" calcext:value-type="float">
            <text:p>36,0796</text:p>
          </table:table-cell>
          <table:table-cell office:value-type="float" office:value="-115.094" calcext:value-type="float">
            <text:p>-115,0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 Bend County, TX</text:p>
          </table:table-cell>
          <table:table-cell office:value-type="string" calcext:value-type="string">
            <text:p>US</text:p>
          </table:table-cell>
          <table:table-cell office:value-type="float" office:value="29.5693" calcext:value-type="float">
            <text:p>29,5693</text:p>
          </table:table-cell>
          <table:table-cell office:value-type="float" office:value="-95.8143" calcext:value-type="float">
            <text:p>-95,81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t County, WA</text:p>
          </table:table-cell>
          <table:table-cell office:value-type="string" calcext:value-type="string">
            <text:p>US</text:p>
          </table:table-cell>
          <table:table-cell office:value-type="float" office:value="47.1981" calcext:value-type="float">
            <text:p>47,1981</text:p>
          </table:table-cell>
          <table:table-cell office:value-type="float" office:value="-119.3732" calcext:value-type="float">
            <text:p>-119,3732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Rosa County, FL</text:p>
          </table:table-cell>
          <table:table-cell office:value-type="string" calcext:value-type="string">
            <text:p>US</text:p>
          </table:table-cell>
          <table:table-cell office:value-type="float" office:value="30.769" calcext:value-type="float">
            <text:p>30,769</text:p>
          </table:table-cell>
          <table:table-cell office:value-type="float" office:value="-86.9824" calcext:value-type="float">
            <text:p>-86,9824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iamson County, TN</text:p>
          </table:table-cell>
          <table:table-cell office:value-type="string" calcext:value-type="string">
            <text:p>US</text:p>
          </table:table-cell>
          <table:table-cell office:value-type="float" office:value="35.9179" calcext:value-type="float">
            <text:p>35,9179</text:p>
          </table:table-cell>
          <table:table-cell office:value-type="float" office:value="-86.8622" calcext:value-type="float">
            <text:p>-86,86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York County, NY</text:p>
          </table:table-cell>
          <table:table-cell office:value-type="string" calcext:value-type="string">
            <text:p>US</text:p>
          </table:table-cell>
          <table:table-cell office:value-type="float" office:value="40.7128" calcext:value-type="float">
            <text:p>40,7128</text:p>
          </table:table-cell>
          <table:table-cell office:value-type="float" office:value="-74.006" calcext:value-type="float">
            <text:p>-74,00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gomery County, MD</text:p>
          </table:table-cell>
          <table:table-cell office:value-type="string" calcext:value-type="string">
            <text:p>US</text:p>
          </table:table-cell>
          <table:table-cell office:value-type="float" office:value="39.1547" calcext:value-type="float">
            <text:p>39,1547</text:p>
          </table:table-cell>
          <table:table-cell office:value-type="float" office:value="-77.2405" calcext:value-type="float">
            <text:p>-77,240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ffolk County, MA</text:p>
          </table:table-cell>
          <table:table-cell office:value-type="string" calcext:value-type="string">
            <text:p>US</text:p>
          </table:table-cell>
          <table:table-cell office:value-type="float" office:value="42.3601" calcext:value-type="float">
            <text:p>42,3601</text:p>
          </table:table-cell>
          <table:table-cell office:value-type="float" office:value="-71.0589" calcext:value-type="float">
            <text:p>-71,058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ver County, CO</text:p>
          </table:table-cell>
          <table:table-cell office:value-type="string" calcext:value-type="string">
            <text:p>US</text:p>
          </table:table-cell>
          <table:table-cell office:value-type="float" office:value="39.7392" calcext:value-type="float">
            <text:p>39,7392</text:p>
          </table:table-cell>
          <table:table-cell office:value-type="float" office:value="-104.9903" calcext:value-type="float">
            <text:p>-104,99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it County, CO</text:p>
          </table:table-cell>
          <table:table-cell office:value-type="string" calcext:value-type="string">
            <text:p>US</text:p>
          </table:table-cell>
          <table:table-cell office:value-type="float" office:value="39.5912" calcext:value-type="float">
            <text:p>39,5912</text:p>
          </table:table-cell>
          <table:table-cell office:value-type="float" office:value="-106.064" calcext:value-type="float">
            <text:p>-106,06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n County, NJ</text:p>
          </table:table-cell>
          <table:table-cell office:value-type="string" calcext:value-type="string">
            <text:p>US</text:p>
          </table:table-cell>
          <table:table-cell office:value-type="float" office:value="40.9263" calcext:value-type="float">
            <text:p>40,9263</text:p>
          </table:table-cell>
          <table:table-cell office:value-type="float" office:value="-74.077" calcext:value-type="float">
            <text:p>-74,07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is County, TX</text:p>
          </table:table-cell>
          <table:table-cell office:value-type="string" calcext:value-type="string">
            <text:p>US</text:p>
          </table:table-cell>
          <table:table-cell office:value-type="float" office:value="29.7752" calcext:value-type="float">
            <text:p>29,7752</text:p>
          </table:table-cell>
          <table:table-cell office:value-type="float" office:value="-95.3103" calcext:value-type="float">
            <text:p>-95,31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Francisco County, CA</text:p>
          </table:table-cell>
          <table:table-cell office:value-type="string" calcext:value-type="string">
            <text:p>US</text:p>
          </table:table-cell>
          <table:table-cell office:value-type="float" office:value="37.7749" calcext:value-type="float">
            <text:p>37,7749</text:p>
          </table:table-cell>
          <table:table-cell office:value-type="float" office:value="-122.4194" calcext:value-type="float">
            <text:p>-122,41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 Costa County, CA</text:p>
          </table:table-cell>
          <table:table-cell office:value-type="string" calcext:value-type="string">
            <text:p>US</text:p>
          </table:table-cell>
          <table:table-cell office:value-type="float" office:value="37.8534" calcext:value-type="float">
            <text:p>37,8534</text:p>
          </table:table-cell>
          <table:table-cell office:value-type="float" office:value="-121.9018" calcext:value-type="float">
            <text:p>-121,90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nge County, CA</text:p>
          </table:table-cell>
          <table:table-cell office:value-type="string" calcext:value-type="string">
            <text:p>US</text:p>
          </table:table-cell>
          <table:table-cell office:value-type="float" office:value="33.7879" calcext:value-type="float">
            <text:p>33,7879</text:p>
          </table:table-cell>
          <table:table-cell office:value-type="float" office:value="-117.8531" calcext:value-type="float">
            <text:p>-117,853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folk County, MA</text:p>
          </table:table-cell>
          <table:table-cell office:value-type="string" calcext:value-type="string">
            <text:p>US</text:p>
          </table:table-cell>
          <table:table-cell office:value-type="float" office:value="42.1767" calcext:value-type="float">
            <text:p>42,1767</text:p>
          </table:table-cell>
          <table:table-cell office:value-type="float" office:value="-71.1449" calcext:value-type="float">
            <text:p>-71,144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copa County, AZ</text:p>
          </table:table-cell>
          <table:table-cell office:value-type="string" calcext:value-type="string">
            <text:p>US</text:p>
          </table:table-cell>
          <table:table-cell office:value-type="float" office:value="33.2918" calcext:value-type="float">
            <text:p>33,2918</text:p>
          </table:table-cell>
          <table:table-cell office:value-type="float" office:value="-112.4291" calcext:value-type="float">
            <text:p>-112,42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ke County, NC</text:p>
          </table:table-cell>
          <table:table-cell office:value-type="string" calcext:value-type="string">
            <text:p>US</text:p>
          </table:table-cell>
          <table:table-cell office:value-type="float" office:value="35.8032" calcext:value-type="float">
            <text:p>35,8032</text:p>
          </table:table-cell>
          <table:table-cell office:value-type="float" office:value="-78.5661" calcext:value-type="float">
            <text:p>-78,566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chester County, NY</text:p>
          </table:table-cell>
          <table:table-cell office:value-type="string" calcext:value-type="string">
            <text:p>US</text:p>
          </table:table-cell>
          <table:table-cell office:value-type="float" office:value="41.122" calcext:value-type="float">
            <text:p>41,122</text:p>
          </table:table-cell>
          <table:table-cell office:value-type="float" office:value="-73.7949" calcext:value-type="float">
            <text:p>-73,794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ton County, NH</text:p>
          </table:table-cell>
          <table:table-cell office:value-type="string" calcext:value-type="string">
            <text:p>US</text:p>
          </table:table-cell>
          <table:table-cell office:value-type="float" office:value="43.9088" calcext:value-type="float">
            <text:p>43,9088</text:p>
          </table:table-cell>
          <table:table-cell office:value-type="float" office:value="-71.826" calcext:value-type="float">
            <text:p>-71,82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sborough, FL</text:p>
          </table:table-cell>
          <table:table-cell office:value-type="string" calcext:value-type="string">
            <text:p>US</text:p>
          </table:table-cell>
          <table:table-cell office:value-type="float" office:value="27.9904" calcext:value-type="float">
            <text:p>27,9904</text:p>
          </table:table-cell>
          <table:table-cell office:value-type="float" office:value="-82.3018" calcext:value-type="float">
            <text:p>-82,30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cer County, CA</text:p>
          </table:table-cell>
          <table:table-cell office:value-type="string" calcext:value-type="string">
            <text:p>US</text:p>
          </table:table-cell>
          <table:table-cell office:value-type="float" office:value="39.0916" calcext:value-type="float">
            <text:p>39,0916</text:p>
          </table:table-cell>
          <table:table-cell office:value-type="float" office:value="-120.8039" calcext:value-type="float">
            <text:p>-120,8039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Mateo, CA</text:p>
          </table:table-cell>
          <table:table-cell office:value-type="string" calcext:value-type="string">
            <text:p>US</text:p>
          </table:table-cell>
          <table:table-cell office:value-type="float" office:value="37.563" calcext:value-type="float">
            <text:p>37,563</text:p>
          </table:table-cell>
          <table:table-cell office:value-type="float" office:value="-122.3255" calcext:value-type="float">
            <text:p>-122,32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oma County, CA</text:p>
          </table:table-cell>
          <table:table-cell office:value-type="string" calcext:value-type="string">
            <text:p>US</text:p>
          </table:table-cell>
          <table:table-cell office:value-type="float" office:value="38.578" calcext:value-type="float">
            <text:p>38,578</text:p>
          </table:table-cell>
          <table:table-cell office:value-type="float" office:value="-122.9888" calcext:value-type="float">
            <text:p>-122,988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atilla, OR</text:p>
          </table:table-cell>
          <table:table-cell office:value-type="string" calcext:value-type="string">
            <text:p>US</text:p>
          </table:table-cell>
          <table:table-cell office:value-type="float" office:value="45.775" calcext:value-type="float">
            <text:p>45,775</text:p>
          </table:table-cell>
          <table:table-cell office:value-type="float" office:value="-118.7606" calcext:value-type="float">
            <text:p>-118,760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ton County, GA</text:p>
          </table:table-cell>
          <table:table-cell office:value-type="string" calcext:value-type="string">
            <text:p>US</text:p>
          </table:table-cell>
          <table:table-cell office:value-type="float" office:value="33.8034" calcext:value-type="float">
            <text:p>33,8034</text:p>
          </table:table-cell>
          <table:table-cell office:value-type="float" office:value="-84.3963" calcext:value-type="float">
            <text:p>-84,39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ington County, OR</text:p>
          </table:table-cell>
          <table:table-cell office:value-type="string" calcext:value-type="string">
            <text:p>US</text:p>
          </table:table-cell>
          <table:table-cell office:value-type="float" office:value="45.547" calcext:value-type="float">
            <text:p>45,547</text:p>
          </table:table-cell>
          <table:table-cell office:value-type="float" office:value="-123.1386" calcext:value-type="float">
            <text:p>-123,138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homish County, WA</text:p>
          </table:table-cell>
          <table:table-cell office:value-type="string" calcext:value-type="string">
            <text:p>US</text:p>
          </table:table-cell>
          <table:table-cell office:value-type="float" office:value="48.033" calcext:value-type="float">
            <text:p>48,033</text:p>
          </table:table-cell>
          <table:table-cell office:value-type="float" office:value="-121.8339" calcext:value-type="float">
            <text:p>-121,8339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boldt County, CA</text:p>
          </table:table-cell>
          <table:table-cell office:value-type="string" calcext:value-type="string">
            <text:p>US</text:p>
          </table:table-cell>
          <table:table-cell office:value-type="float" office:value="40.745" calcext:value-type="float">
            <text:p>40,745</text:p>
          </table:table-cell>
          <table:table-cell office:value-type="float" office:value="-123.8695" calcext:value-type="float">
            <text:p>-123,869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cramento County, CA</text:p>
          </table:table-cell>
          <table:table-cell office:value-type="string" calcext:value-type="string">
            <text:p>US</text:p>
          </table:table-cell>
          <table:table-cell office:value-type="float" office:value="38.4747" calcext:value-type="float">
            <text:p>38,4747</text:p>
          </table:table-cell>
          <table:table-cell office:value-type="float" office:value="-121.3542" calcext:value-type="float">
            <text:p>-121,354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Diego County, CA</text:p>
          </table:table-cell>
          <table:table-cell office:value-type="string" calcext:value-type="string">
            <text:p>US</text:p>
          </table:table-cell>
          <table:table-cell office:value-type="float" office:value="32.7157" calcext:value-type="float">
            <text:p>32,7157</text:p>
          </table:table-cell>
          <table:table-cell office:value-type="float" office:value="-117.1611" calcext:value-type="float">
            <text:p>-117,161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Benito, CA</text:p>
          </table:table-cell>
          <table:table-cell office:value-type="string" calcext:value-type="string">
            <text:p>US</text:p>
          </table:table-cell>
          <table:table-cell office:value-type="float" office:value="36.5761" calcext:value-type="float">
            <text:p>36,5761</text:p>
          </table:table-cell>
          <table:table-cell office:value-type="float" office:value="-120.9876" calcext:value-type="float">
            <text:p>-120,987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Angeles, CA</text:p>
          </table:table-cell>
          <table:table-cell office:value-type="string" calcext:value-type="string">
            <text:p>US</text:p>
          </table:table-cell>
          <table:table-cell office:value-type="float" office:value="34.0522" calcext:value-type="float">
            <text:p>34,0522</text:p>
          </table:table-cell>
          <table:table-cell office:value-type="float" office:value="-118.2437" calcext:value-type="float">
            <text:p>-118,243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 County, WA</text:p>
          </table:table-cell>
          <table:table-cell office:value-type="string" calcext:value-type="string">
            <text:p>US</text:p>
          </table:table-cell>
          <table:table-cell office:value-type="float" office:value="47.6062" calcext:value-type="float">
            <text:p>47,6062</text:p>
          </table:table-cell>
          <table:table-cell office:value-type="float" office:value="-122.3321" calcext:value-type="float">
            <text:p>-122,332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k County, IL</text:p>
          </table:table-cell>
          <table:table-cell office:value-type="string" calcext:value-type="string">
            <text:p>US</text:p>
          </table:table-cell>
          <table:table-cell office:value-type="float" office:value="41.7377" calcext:value-type="float">
            <text:p>41,7377</text:p>
          </table:table-cell>
          <table:table-cell office:value-type="float" office:value="-87.6976" calcext:value-type="float">
            <text:p>-87,697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agit, WA</text:p>
          </table:table-cell>
          <table:table-cell office:value-type="string" calcext:value-type="string">
            <text:p>US</text:p>
          </table:table-cell>
          <table:table-cell office:value-type="float" office:value="48.4242" calcext:value-type="float">
            <text:p>48,4242</text:p>
          </table:table-cell>
          <table:table-cell office:value-type="float" office:value="-121.7114" calcext:value-type="float">
            <text:p>-121,711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rston, WA</text:p>
          </table:table-cell>
          <table:table-cell office:value-type="string" calcext:value-type="string">
            <text:p>US</text:p>
          </table:table-cell>
          <table:table-cell office:value-type="float" office:value="46.8646" calcext:value-type="float">
            <text:p>46,8646</text:p>
          </table:table-cell>
          <table:table-cell office:value-type="float" office:value="-122.7696" calcext:value-type="float">
            <text:p>-122,769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nd, WA</text:p>
          </table:table-cell>
          <table:table-cell office:value-type="string" calcext:value-type="string">
            <text:p>US</text:p>
          </table:table-cell>
          <table:table-cell office:value-type="float" office:value="48.1976" calcext:value-type="float">
            <text:p>48,1976</text:p>
          </table:table-cell>
          <table:table-cell office:value-type="float" office:value="-122.5795" calcext:value-type="float">
            <text:p>-122,579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com, WA</text:p>
          </table:table-cell>
          <table:table-cell office:value-type="string" calcext:value-type="string">
            <text:p>US</text:p>
          </table:table-cell>
          <table:table-cell office:value-type="float" office:value="48.8787" calcext:value-type="float">
            <text:p>48,8787</text:p>
          </table:table-cell>
          <table:table-cell office:value-type="float" office:value="-121.9719" calcext:value-type="float">
            <text:p>-121,97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, CA</text:p>
          </table:table-cell>
          <table:table-cell office:value-type="string" calcext:value-type="string">
            <text:p>US</text:p>
          </table:table-cell>
          <table:table-cell office:value-type="float" office:value="38.0834" calcext:value-type="float">
            <text:p>38,0834</text:p>
          </table:table-cell>
          <table:table-cell office:value-type="float" office:value="-122.7633" calcext:value-type="float">
            <text:p>-122,763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veras, CA</text:p>
          </table:table-cell>
          <table:table-cell office:value-type="string" calcext:value-type="string">
            <text:p>US</text:p>
          </table:table-cell>
          <table:table-cell office:value-type="float" office:value="38.196" calcext:value-type="float">
            <text:p>38,196</text:p>
          </table:table-cell>
          <table:table-cell office:value-type="float" office:value="-120.6805" calcext:value-type="float">
            <text:p>-120,680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islaus, CA</text:p>
          </table:table-cell>
          <table:table-cell office:value-type="string" calcext:value-type="string">
            <text:p>US</text:p>
          </table:table-cell>
          <table:table-cell office:value-type="float" office:value="37.5091" calcext:value-type="float">
            <text:p>37,5091</text:p>
          </table:table-cell>
          <table:table-cell office:value-type="float" office:value="-120.9876" calcext:value-type="float">
            <text:p>-120,987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Joaquin, CA</text:p>
          </table:table-cell>
          <table:table-cell office:value-type="string" calcext:value-type="string">
            <text:p>US</text:p>
          </table:table-cell>
          <table:table-cell office:value-type="float" office:value="36.6066" calcext:value-type="float">
            <text:p>36,6066</text:p>
          </table:table-cell>
          <table:table-cell office:value-type="float" office:value="-120.189" calcext:value-type="float">
            <text:p>-120,18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ex, MA</text:p>
          </table:table-cell>
          <table:table-cell office:value-type="string" calcext:value-type="string">
            <text:p>US</text:p>
          </table:table-cell>
          <table:table-cell office:value-type="float" office:value="42.632" calcext:value-type="float">
            <text:p>42,632</text:p>
          </table:table-cell>
          <table:table-cell office:value-type="float" office:value="-70.7829" calcext:value-type="float">
            <text:p>-70,782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lton, GA</text:p>
          </table:table-cell>
          <table:table-cell office:value-type="string" calcext:value-type="string">
            <text:p>US</text:p>
          </table:table-cell>
          <table:table-cell office:value-type="float" office:value="30.7917" calcext:value-type="float">
            <text:p>30,7917</text:p>
          </table:table-cell>
          <table:table-cell office:value-type="float" office:value="-82.0843" calcext:value-type="float">
            <text:p>-82,08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ier, FL</text:p>
          </table:table-cell>
          <table:table-cell office:value-type="string" calcext:value-type="string">
            <text:p>US</text:p>
          </table:table-cell>
          <table:table-cell office:value-type="float" office:value="26.07" calcext:value-type="float">
            <text:p>26,07</text:p>
          </table:table-cell>
          <table:table-cell office:value-type="float" office:value="-81.4279" calcext:value-type="float">
            <text:p>-81,42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ellas, FL</text:p>
          </table:table-cell>
          <table:table-cell office:value-type="string" calcext:value-type="string">
            <text:p>US</text:p>
          </table:table-cell>
          <table:table-cell office:value-type="float" office:value="27.8764" calcext:value-type="float">
            <text:p>27,8764</text:p>
          </table:table-cell>
          <table:table-cell office:value-type="float" office:value="-82.7779" calcext:value-type="float">
            <text:p>-82,77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chua, FL</text:p>
          </table:table-cell>
          <table:table-cell office:value-type="string" calcext:value-type="string">
            <text:p>US</text:p>
          </table:table-cell>
          <table:table-cell office:value-type="float" office:value="29.7938" calcext:value-type="float">
            <text:p>29,7938</text:p>
          </table:table-cell>
          <table:table-cell office:value-type="float" office:value="-82.4944" calcext:value-type="float">
            <text:p>-82,494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sau, FL</text:p>
          </table:table-cell>
          <table:table-cell office:value-type="string" calcext:value-type="string">
            <text:p>US</text:p>
          </table:table-cell>
          <table:table-cell office:value-type="float" office:value="30.5927" calcext:value-type="float">
            <text:p>30,5927</text:p>
          </table:table-cell>
          <table:table-cell office:value-type="float" office:value="-81.8224" calcext:value-type="float">
            <text:p>-81,82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o, FL</text:p>
          </table:table-cell>
          <table:table-cell office:value-type="string" calcext:value-type="string">
            <text:p>US</text:p>
          </table:table-cell>
          <table:table-cell office:value-type="float" office:value="28.3232" calcext:value-type="float">
            <text:p>28,3232</text:p>
          </table:table-cell>
          <table:table-cell office:value-type="float" office:value="-82.4319" calcext:value-type="float">
            <text:p>-82,43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las, TX</text:p>
          </table:table-cell>
          <table:table-cell office:value-type="string" calcext:value-type="string">
            <text:p>US</text:p>
          </table:table-cell>
          <table:table-cell office:value-type="float" office:value="32.7767" calcext:value-type="float">
            <text:p>32,7767</text:p>
          </table:table-cell>
          <table:table-cell office:value-type="float" office:value="-96.797" calcext:value-type="float">
            <text:p>-96,79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rant, TX</text:p>
          </table:table-cell>
          <table:table-cell office:value-type="string" calcext:value-type="string">
            <text:p>US</text:p>
          </table:table-cell>
          <table:table-cell office:value-type="float" office:value="32.7732" calcext:value-type="float">
            <text:p>32,7732</text:p>
          </table:table-cell>
          <table:table-cell office:value-type="float" office:value="-97.3517" calcext:value-type="float">
            <text:p>-97,351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gomery, TX</text:p>
          </table:table-cell>
          <table:table-cell office:value-type="string" calcext:value-type="string">
            <text:p>US</text:p>
          </table:table-cell>
          <table:table-cell office:value-type="float" office:value="30.3883" calcext:value-type="float">
            <text:p>30,3883</text:p>
          </table:table-cell>
          <table:table-cell office:value-type="float" office:value="-95.6963" calcext:value-type="float">
            <text:p>-95,69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sex, NJ</text:p>
          </table:table-cell>
          <table:table-cell office:value-type="string" calcext:value-type="string">
            <text:p>US</text:p>
          </table:table-cell>
          <table:table-cell office:value-type="float" office:value="40.5726" calcext:value-type="float">
            <text:p>40,5726</text:p>
          </table:table-cell>
          <table:table-cell office:value-type="float" office:value="-74.4927" calcext:value-type="float">
            <text:p>-74,492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erson, CO</text:p>
          </table:table-cell>
          <table:table-cell office:value-type="string" calcext:value-type="string">
            <text:p>US</text:p>
          </table:table-cell>
          <table:table-cell office:value-type="float" office:value="39.58" calcext:value-type="float">
            <text:p>39,58</text:p>
          </table:table-cell>
          <table:table-cell office:value-type="float" office:value="-105.2663" calcext:value-type="float">
            <text:p>-105,26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nomah, OR</text:p>
          </table:table-cell>
          <table:table-cell office:value-type="string" calcext:value-type="string">
            <text:p>US</text:p>
          </table:table-cell>
          <table:table-cell office:value-type="float" office:value="45.5146" calcext:value-type="float">
            <text:p>45,5146</text:p>
          </table:table-cell>
          <table:table-cell office:value-type="float" office:value="-122.5863" calcext:value-type="float">
            <text:p>-122,58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k, OR</text:p>
          </table:table-cell>
          <table:table-cell office:value-type="string" calcext:value-type="string">
            <text:p>US</text:p>
          </table:table-cell>
          <table:table-cell office:value-type="float" office:value="44.9267" calcext:value-type="float">
            <text:p>44,9267</text:p>
          </table:table-cell>
          <table:table-cell office:value-type="float" office:value="-123.4919" calcext:value-type="float">
            <text:p>-123,49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hutes, OR</text:p>
          </table:table-cell>
          <table:table-cell office:value-type="string" calcext:value-type="string">
            <text:p>US</text:p>
          </table:table-cell>
          <table:table-cell office:value-type="float" office:value="43.8325" calcext:value-type="float">
            <text:p>43,8325</text:p>
          </table:table-cell>
          <table:table-cell office:value-type="float" office:value="-121.2617" calcext:value-type="float">
            <text:p>-121,261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nry, IL</text:p>
          </table:table-cell>
          <table:table-cell office:value-type="string" calcext:value-type="string">
            <text:p>US</text:p>
          </table:table-cell>
          <table:table-cell office:value-type="float" office:value="42.3334" calcext:value-type="float">
            <text:p>42,3334</text:p>
          </table:table-cell>
          <table:table-cell office:value-type="float" office:value="-88.2668" calcext:value-type="float">
            <text:p>-88,26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, IL</text:p>
          </table:table-cell>
          <table:table-cell office:value-type="string" calcext:value-type="string">
            <text:p>US</text:p>
          </table:table-cell>
          <table:table-cell office:value-type="float" office:value="42.3689" calcext:value-type="float">
            <text:p>42,3689</text:p>
          </table:table-cell>
          <table:table-cell office:value-type="float" office:value="-87.8272" calcext:value-type="float">
            <text:p>-87,827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cks, PA</text:p>
          </table:table-cell>
          <table:table-cell office:value-type="string" calcext:value-type="string">
            <text:p>US</text:p>
          </table:table-cell>
          <table:table-cell office:value-type="float" office:value="40.4108" calcext:value-type="float">
            <text:p>40,4108</text:p>
          </table:table-cell>
          <table:table-cell office:value-type="float" office:value="-75.2479" calcext:value-type="float">
            <text:p>-75,24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over, VA</text:p>
          </table:table-cell>
          <table:table-cell office:value-type="string" calcext:value-type="string">
            <text:p>US</text:p>
          </table:table-cell>
          <table:table-cell office:value-type="float" office:value="37.7772" calcext:value-type="float">
            <text:p>37,7772</text:p>
          </table:table-cell>
          <table:table-cell office:value-type="float" office:value="-77.5161" calcext:value-type="float">
            <text:p>-77,516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caster, SC</text:p>
          </table:table-cell>
          <table:table-cell office:value-type="string" calcext:value-type="string">
            <text:p>US</text:p>
          </table:table-cell>
          <table:table-cell office:value-type="float" office:value="34.7253" calcext:value-type="float">
            <text:p>34,7253</text:p>
          </table:table-cell>
          <table:table-cell office:value-type="float" office:value="-80.6771" calcext:value-type="float">
            <text:p>-80,677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llivan, TN</text:p>
          </table:table-cell>
          <table:table-cell office:value-type="string" calcext:value-type="string">
            <text:p>US</text:p>
          </table:table-cell>
          <table:table-cell office:value-type="float" office:value="36.4933" calcext:value-type="float">
            <text:p>36,4933</text:p>
          </table:table-cell>
          <table:table-cell office:value-type="float" office:value="-82.3452" calcext:value-type="float">
            <text:p>-82,34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, IN</text:p>
          </table:table-cell>
          <table:table-cell office:value-type="string" calcext:value-type="string">
            <text:p>US</text:p>
          </table:table-cell>
          <table:table-cell office:value-type="float" office:value="39.4638" calcext:value-type="float">
            <text:p>39,4638</text:p>
          </table:table-cell>
          <table:table-cell office:value-type="float" office:value="-86.1345" calcext:value-type="float">
            <text:p>-86,134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ard, IN</text:p>
          </table:table-cell>
          <table:table-cell office:value-type="string" calcext:value-type="string">
            <text:p>US</text:p>
          </table:table-cell>
          <table:table-cell office:value-type="float" office:value="40.4483" calcext:value-type="float">
            <text:p>40,4483</text:p>
          </table:table-cell>
          <table:table-cell office:value-type="float" office:value="-86.1345" calcext:value-type="float">
            <text:p>-86,134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. Joseph, IN</text:p>
          </table:table-cell>
          <table:table-cell office:value-type="string" calcext:value-type="string">
            <text:p>US</text:p>
          </table:table-cell>
          <table:table-cell office:value-type="float" office:value="41.6228" calcext:value-type="float">
            <text:p>41,6228</text:p>
          </table:table-cell>
          <table:table-cell office:value-type="float" office:value="-86.3377" calcext:value-type="float">
            <text:p>-86,337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ox, NE</text:p>
          </table:table-cell>
          <table:table-cell office:value-type="string" calcext:value-type="string">
            <text:p>US</text:p>
          </table:table-cell>
          <table:table-cell office:value-type="float" office:value="42.6712" calcext:value-type="float">
            <text:p>42,6712</text:p>
          </table:table-cell>
          <table:table-cell office:value-type="float" office:value="-97.8722" calcext:value-type="float">
            <text:p>-97,87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k, OH</text:p>
          </table:table-cell>
          <table:table-cell office:value-type="string" calcext:value-type="string">
            <text:p>US</text:p>
          </table:table-cell>
          <table:table-cell office:value-type="float" office:value="40.8685" calcext:value-type="float">
            <text:p>40,8685</text:p>
          </table:table-cell>
          <table:table-cell office:value-type="float" office:value="-81.2519" calcext:value-type="float">
            <text:p>-81,25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oka, MN</text:p>
          </table:table-cell>
          <table:table-cell office:value-type="string" calcext:value-type="string">
            <text:p>US</text:p>
          </table:table-cell>
          <table:table-cell office:value-type="float" office:value="45.3293" calcext:value-type="float">
            <text:p>45,3293</text:p>
          </table:table-cell>
          <table:table-cell office:value-type="float" office:value="-93.2197" calcext:value-type="float">
            <text:p>-93,219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msted, MN</text:p>
          </table:table-cell>
          <table:table-cell office:value-type="string" calcext:value-type="string">
            <text:p>US</text:p>
          </table:table-cell>
          <table:table-cell office:value-type="float" office:value="43.9952" calcext:value-type="float">
            <text:p>43,9952</text:p>
          </table:table-cell>
          <table:table-cell office:value-type="float" office:value="-92.3814" calcext:value-type="float">
            <text:p>-92,381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it, UT</text:p>
          </table:table-cell>
          <table:table-cell office:value-type="string" calcext:value-type="string">
            <text:p>US</text:p>
          </table:table-cell>
          <table:table-cell office:value-type="float" office:value="40.8298" calcext:value-type="float">
            <text:p>40,8298</text:p>
          </table:table-cell>
          <table:table-cell office:value-type="float" office:value="-110.9984" calcext:value-type="float">
            <text:p>-110,998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rfield, CT</text:p>
          </table:table-cell>
          <table:table-cell office:value-type="string" calcext:value-type="string">
            <text:p>US</text:p>
          </table:table-cell>
          <table:table-cell office:value-type="float" office:value="41.256" calcext:value-type="float">
            <text:p>41,256</text:p>
          </table:table-cell>
          <table:table-cell office:value-type="float" office:value="-73.3709" calcext:value-type="float">
            <text:p>-73,370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chfield, CT</text:p>
          </table:table-cell>
          <table:table-cell office:value-type="string" calcext:value-type="string">
            <text:p>US</text:p>
          </table:table-cell>
          <table:table-cell office:value-type="float" office:value="41.7866" calcext:value-type="float">
            <text:p>41,7866</text:p>
          </table:table-cell>
          <table:table-cell office:value-type="float" office:value="-73.2765" calcext:value-type="float">
            <text:p>-73,27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leans, LA</text:p>
          </table:table-cell>
          <table:table-cell office:value-type="string" calcext:value-type="string">
            <text:p>US</text:p>
          </table:table-cell>
          <table:table-cell office:value-type="float" office:value="29.9511" calcext:value-type="float">
            <text:p>29,9511</text:p>
          </table:table-cell>
          <table:table-cell office:value-type="float" office:value="-90.0715" calcext:value-type="float">
            <text:p>-90,071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nington, SD</text:p>
          </table:table-cell>
          <table:table-cell office:value-type="string" calcext:value-type="string">
            <text:p>US</text:p>
          </table:table-cell>
          <table:table-cell office:value-type="float" office:value="43.8901" calcext:value-type="float">
            <text:p>43,8901</text:p>
          </table:table-cell>
          <table:table-cell office:value-type="float" office:value="-102.2548" calcext:value-type="float">
            <text:p>-102,254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dle, SD</text:p>
          </table:table-cell>
          <table:table-cell office:value-type="string" calcext:value-type="string">
            <text:p>US</text:p>
          </table:table-cell>
          <table:table-cell office:value-type="float" office:value="44.4797" calcext:value-type="float">
            <text:p>44,4797</text:p>
          </table:table-cell>
          <table:table-cell office:value-type="float" office:value="-98.2213" calcext:value-type="float">
            <text:p>-98,221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les Mix, SD</text:p>
          </table:table-cell>
          <table:table-cell office:value-type="string" calcext:value-type="string">
            <text:p>US</text:p>
          </table:table-cell>
          <table:table-cell office:value-type="float" office:value="43.0985" calcext:value-type="float">
            <text:p>43,0985</text:p>
          </table:table-cell>
          <table:table-cell office:value-type="float" office:value="-98.3965" calcext:value-type="float">
            <text:p>-98,39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son, SD</text:p>
          </table:table-cell>
          <table:table-cell office:value-type="string" calcext:value-type="string">
            <text:p>US</text:p>
          </table:table-cell>
          <table:table-cell office:value-type="float" office:value="43.7242" calcext:value-type="float">
            <text:p>43,7242</text:p>
          </table:table-cell>
          <table:table-cell office:value-type="float" office:value="-98.2213" calcext:value-type="float">
            <text:p>-98,221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nehaha, SD</text:p>
          </table:table-cell>
          <table:table-cell office:value-type="string" calcext:value-type="string">
            <text:p>US</text:p>
          </table:table-cell>
          <table:table-cell office:value-type="float" office:value="43.6632" calcext:value-type="float">
            <text:p>43,6632</text:p>
          </table:table-cell>
          <table:table-cell office:value-type="float" office:value="-96.8351" calcext:value-type="float">
            <text:p>-96,835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 Homme, SD</text:p>
          </table:table-cell>
          <table:table-cell office:value-type="string" calcext:value-type="string">
            <text:p>US</text:p>
          </table:table-cell>
          <table:table-cell office:value-type="float" office:value="42.9815" calcext:value-type="float">
            <text:p>42,9815</text:p>
          </table:table-cell>
          <table:table-cell office:value-type="float" office:value="-97.8722" calcext:value-type="float">
            <text:p>-97,87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orro, NM</text:p>
          </table:table-cell>
          <table:table-cell office:value-type="string" calcext:value-type="string">
            <text:p>US</text:p>
          </table:table-cell>
          <table:table-cell office:value-type="float" office:value="33.8837" calcext:value-type="float">
            <text:p>33,8837</text:p>
          </table:table-cell>
          <table:table-cell office:value-type="float" office:value="-106.7235" calcext:value-type="float">
            <text:p>-106,72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nalillo, NM</text:p>
          </table:table-cell>
          <table:table-cell office:value-type="string" calcext:value-type="string">
            <text:p>US</text:p>
          </table:table-cell>
          <table:table-cell office:value-type="float" office:value="35.0178" calcext:value-type="float">
            <text:p>35,0178</text:p>
          </table:table-cell>
          <table:table-cell office:value-type="float" office:value="-106.6291" calcext:value-type="float">
            <text:p>-106,62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kland, MI</text:p>
          </table:table-cell>
          <table:table-cell office:value-type="string" calcext:value-type="string">
            <text:p>US</text:p>
          </table:table-cell>
          <table:table-cell office:value-type="float" office:value="42.5922" calcext:value-type="float">
            <text:p>42,5922</text:p>
          </table:table-cell>
          <table:table-cell office:value-type="float" office:value="-83.3362" calcext:value-type="float">
            <text:p>-83,336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yne, MI</text:p>
          </table:table-cell>
          <table:table-cell office:value-type="string" calcext:value-type="string">
            <text:p>US</text:p>
          </table:table-cell>
          <table:table-cell office:value-type="float" office:value="42.2791" calcext:value-type="float">
            <text:p>42,2791</text:p>
          </table:table-cell>
          <table:table-cell office:value-type="float" office:value="-83.3362" calcext:value-type="float">
            <text:p>-83,336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Castle, DE</text:p>
          </table:table-cell>
          <table:table-cell office:value-type="string" calcext:value-type="string">
            <text:p>US</text:p>
          </table:table-cell>
          <table:table-cell office:value-type="float" office:value="39.5393" calcext:value-type="float">
            <text:p>39,5393</text:p>
          </table:table-cell>
          <table:table-cell office:value-type="float" office:value="-75.6674" calcext:value-type="float">
            <text:p>-75,667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float" office:value="22" calcext:value-type="float">
            <text:p>22</text:p>
          </table:table-cell>
          <table:table-cell office:value-type="float" office:value="-80" calcext:value-type="float">
            <text:p>-8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float" office:value="5" calcext:value-type="float">
            <text:p>5</text:p>
          </table:table-cell>
          <table:table-cell office:value-type="float" office:value="-58.75" calcext:value-type="float">
            <text:p>-58,75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alian Capital Territory</text:p>
          </table:table-cell>
          <table:table-cell office:value-type="string" calcext:value-type="string">
            <text:p>Australia</text:p>
          </table:table-cell>
          <table:table-cell office:value-type="float" office:value="-35.4735" calcext:value-type="float">
            <text:p>-35,4735</text:p>
          </table:table-cell>
          <table:table-cell office:value-type="float" office:value="149.0124" calcext:value-type="float">
            <text:p>149,01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United Kingdom</text:p>
          </table:table-cell>
          <table:table-cell office:value-type="float" office:value="55.3781" calcext:value-type="float">
            <text:p>55,3781</text:p>
          </table:table-cell>
          <table:table-cell office:value-type="float" office:value="-3.436" calcext:value-type="float">
            <text:p>-3,436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 office:value-type="float" office:value="48.0196" calcext:value-type="float">
            <text:p>48,0196</text:p>
          </table:table-cell>
          <table:table-cell office:value-type="float" office:value="66.9237" calcext:value-type="float">
            <text:p>66,923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France</text:p>
          </table:table-cell>
          <table:table-cell office:value-type="float" office:value="-17.6797" calcext:value-type="float">
            <text:p>-17,6797</text:p>
          </table:table-cell>
          <table:table-cell office:value-type="float" office:value="149.4068" calcext:value-type="float">
            <text:p>149,40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anada</text:p>
          </table:table-cell>
          <table:table-cell office:value-type="float" office:value="53.7609" calcext:value-type="float">
            <text:p>53,7609</text:p>
          </table:table-cell>
          <table:table-cell office:value-type="float" office:value="-98.8139" calcext:value-type="float">
            <text:p>-98,813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anada</text:p>
          </table:table-cell>
          <table:table-cell office:value-type="float" office:value="52.9399" calcext:value-type="float">
            <text:p>52,9399</text:p>
          </table:table-cell>
          <table:table-cell office:value-type="float" office:value="-106.4509" calcext:value-type="float">
            <text:p>-106,450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office:value-type="float" office:value="9.145" calcext:value-type="float">
            <text:p>9,145</text:p>
          </table:table-cell>
          <table:table-cell office:value-type="float" office:value="40.4897" calcext:value-type="float">
            <text:p>40,489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office:value-type="float" office:value="12.8628" calcext:value-type="float">
            <text:p>12,8628</text:p>
          </table:table-cell>
          <table:table-cell office:value-type="float" office:value="30.2176" calcext:value-type="float">
            <text:p>30,2176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 office:value-type="float" office:value="9.9456" calcext:value-type="float">
            <text:p>9,9456</text:p>
          </table:table-cell>
          <table:table-cell office:value-type="float" office:value="-9.6966" calcext:value-type="float">
            <text:p>-9,696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float" office:value="12.5211" calcext:value-type="float">
            <text:p>12,5211</text:p>
          </table:table-cell>
          <table:table-cell office:value-type="float" office:value="-69.9683" calcext:value-type="float">
            <text:p>-69,968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 Princess</text:p>
          </table:table-cell>
          <table:table-cell office:value-type="string" calcext:value-type="string">
            <text:p>Canada</text:p>
          </table:table-cell>
          <table:table-cell office:value-type="float" office:value="37.6489" calcext:value-type="float">
            <text:p>37,6489</text:p>
          </table:table-cell>
          <table:table-cell office:value-type="float" office:value="-122.6655" calcext:value-type="float">
            <text:p>-122,66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float" office:value="-0.0236" calcext:value-type="float">
            <text:p>-0,0236</text:p>
          </table:table-cell>
          <table:table-cell office:value-type="float" office:value="37.9062" calcext:value-type="float">
            <text:p>37,906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float" office:value="17.0608" calcext:value-type="float">
            <text:p>17,0608</text:p>
          </table:table-cell>
          <table:table-cell office:value-type="float" office:value="-61.7964" calcext:value-type="float">
            <text:p>-61,796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US</text:p>
          </table:table-cell>
          <table:table-cell office:value-type="float" office:value="32.3182" calcext:value-type="float">
            <text:p>32,3182</text:p>
          </table:table-cell>
          <table:table-cell office:value-type="float" office:value="-86.9023" calcext:value-type="float">
            <text:p>-86,902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float" office:value="-32.5228" calcext:value-type="float">
            <text:p>-32,5228</text:p>
          </table:table-cell>
          <table:table-cell office:value-type="float" office:value="-55.7658" calcext:value-type="float">
            <text:p>-55,76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float" office:value="7.9465" calcext:value-type="float">
            <text:p>7,9465</text:p>
          </table:table-cell>
          <table:table-cell office:value-type="float" office:value="-1.0232" calcext:value-type="float">
            <text:p>-1,023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US</text:p>
          </table:table-cell>
          <table:table-cell office:value-type="float" office:value="18.2208" calcext:value-type="float">
            <text:p>18,2208</text:p>
          </table:table-cell>
          <table:table-cell office:value-type="float" office:value="-66.5901" calcext:value-type="float">
            <text:p>-66,590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ersey</text:p>
          </table:table-cell>
          <table:table-cell office:value-type="float" office:value="49.19" calcext:value-type="float">
            <text:p>49,19</text:p>
          </table:table-cell>
          <table:table-cell office:value-type="float" office:value="-2.11" calcext:value-type="float">
            <text:p>-2,1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office:value-type="float" office:value="-22.9576" calcext:value-type="float">
            <text:p>-22,9576</text:p>
          </table:table-cell>
          <table:table-cell office:value-type="float" office:value="18.4904" calcext:value-type="float">
            <text:p>18,490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 office:value-type="float" office:value="-4.6796" calcext:value-type="float">
            <text:p>-4,6796</text:p>
          </table:table-cell>
          <table:table-cell office:value-type="float" office:value="55.492" calcext:value-type="float">
            <text:p>55,49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float" office:value="10.6918" calcext:value-type="float">
            <text:p>10,6918</text:p>
          </table:table-cell>
          <table:table-cell office:value-type="float" office:value="-61.2225" calcext:value-type="float">
            <text:p>-61,222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float" office:value="6.4238" calcext:value-type="float">
            <text:p>6,4238</text:p>
          </table:table-cell>
          <table:table-cell office:value-type="float" office:value="-66.5897" calcext:value-type="float">
            <text:p>-66,589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watini</text:p>
          </table:table-cell>
          <table:table-cell office:value-type="float" office:value="-26.5225" calcext:value-type="float">
            <text:p>-26,5225</text:p>
          </table:table-cell>
          <table:table-cell office:value-type="float" office:value="31.4659" calcext:value-type="float">
            <text:p>31,465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office:value-type="float" office:value="-0.8037" calcext:value-type="float">
            <text:p>-0,8037</text:p>
          </table:table-cell>
          <table:table-cell office:value-type="float" office:value="11.6094" calcext:value-type="float">
            <text:p>11,60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float" office:value="15.7835" calcext:value-type="float">
            <text:p>15,7835</text:p>
          </table:table-cell>
          <table:table-cell office:value-type="float" office:value="-90.2308" calcext:value-type="float">
            <text:p>-90,2308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ernsey</text:p>
          </table:table-cell>
          <table:table-cell office:value-type="float" office:value="49.45" calcext:value-type="float">
            <text:p>49,45</text:p>
          </table:table-cell>
          <table:table-cell office:value-type="float" office:value="-2.58" calcext:value-type="float">
            <text:p>-2,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 office:value-type="float" office:value="21.0079" calcext:value-type="float">
            <text:p>21,0079</text:p>
          </table:table-cell>
          <table:table-cell office:value-type="float" office:value="10.9408" calcext:value-type="float">
            <text:p>10,940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 office:value-type="float" office:value="-1.9403" calcext:value-type="float">
            <text:p>-1,9403</text:p>
          </table:table-cell>
          <table:table-cell office:value-type="float" office:value="29.8739" calcext:value-type="float">
            <text:p>29,873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float" office:value="13.9094" calcext:value-type="float">
            <text:p>13,9094</text:p>
          </table:table-cell>
          <table:table-cell office:value-type="float" office:value="-60.9789" calcext:value-type="float">
            <text:p>-60,978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float" office:value="12.9843" calcext:value-type="float">
            <text:p>12,9843</text:p>
          </table:table-cell>
          <table:table-cell office:value-type="float" office:value="-61.2872" calcext:value-type="float">
            <text:p>-61,287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float" office:value="3.9193" calcext:value-type="float">
            <text:p>3,9193</text:p>
          </table:table-cell>
          <table:table-cell office:value-type="float" office:value="-56.0278" calcext:value-type="float">
            <text:p>-56,027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France</text:p>
          </table:table-cell>
          <table:table-cell office:value-type="float" office:value="3.9339" calcext:value-type="float">
            <text:p>3,9339</text:p>
          </table:table-cell>
          <table:table-cell office:value-type="float" office:value="-53.1258" calcext:value-type="float">
            <text:p>-53,12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US</text:p>
          </table:table-cell>
          <table:table-cell office:value-type="float" office:value="13.4443" calcext:value-type="float">
            <text:p>13,4443</text:p>
          </table:table-cell>
          <table:table-cell office:value-type="float" office:value="144.7937" calcext:value-type="float">
            <text:p>144,793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 office:value-type="float" office:value="42.6026" calcext:value-type="float">
            <text:p>42,6026</text:p>
          </table:table-cell>
          <table:table-cell office:value-type="float" office:value="20.903" calcext:value-type="float">
            <text:p>20,9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Canada</text:p>
          </table:table-cell>
          <table:table-cell office:value-type="float" office:value="53.1355" calcext:value-type="float">
            <text:p>53,1355</text:p>
          </table:table-cell>
          <table:table-cell office:value-type="float" office:value="-57.6604" calcext:value-type="float">
            <text:p>-57,660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nada</text:p>
          </table:table-cell>
          <table:table-cell office:value-type="float" office:value="46.5107" calcext:value-type="float">
            <text:p>46,5107</text:p>
          </table:table-cell>
          <table:table-cell office:value-type="float" office:value="-63.4168" calcext:value-type="float">
            <text:p>-63,41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ral African Republic</text:p>
          </table:table-cell>
          <table:table-cell office:value-type="float" office:value="6.6111" calcext:value-type="float">
            <text:p>6,6111</text:p>
          </table:table-cell>
          <table:table-cell office:value-type="float" office:value="20.9394" calcext:value-type="float">
            <text:p>20,93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go (Brazzaville)</text:p>
          </table:table-cell>
          <table:table-cell office:value-type="float" office:value="-4.0383" calcext:value-type="float">
            <text:p>-4,0383</text:p>
          </table:table-cell>
          <table:table-cell office:value-type="float" office:value="21.7587" calcext:value-type="float">
            <text:p>21,758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 office:value-type="float" office:value="1.5" calcext:value-type="float">
            <text:p>1,5</text:p>
          </table:table-cell>
          <table:table-cell office:value-type="float" office:value="10" calcext:value-type="float">
            <text:p>1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France</text:p>
          </table:table-cell>
          <table:table-cell office:value-type="float" office:value="-12.8275" calcext:value-type="float">
            <text:p>-12,8275</text:p>
          </table:table-cell>
          <table:table-cell office:value-type="float" office:value="45.1662" calcext:value-type="float">
            <text:p>45,166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zbekistan</text:p>
          </table:table-cell>
          <table:table-cell office:value-type="float" office:value="41.3775" calcext:value-type="float">
            <text:p>41,3775</text:p>
          </table:table-cell>
          <table:table-cell office:value-type="float" office:value="64.5853" calcext:value-type="float">
            <text:p>64,58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etherlands</text:p>
          </table:table-cell>
          <table:table-cell office:value-type="float" office:value="52.1326" calcext:value-type="float">
            <text:p>52,1326</text:p>
          </table:table-cell>
          <table:table-cell office:value-type="float" office:value="5.2913" calcext:value-type="float">
            <text:p>5,291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nada</text:p>
          </table:table-cell>
          <table:table-cell office:value-type="float" office:value="44.682" calcext:value-type="float">
            <text:p>44,682</text:p>
          </table:table-cell>
          <table:table-cell office:value-type="float" office:value="-63.7443" calcext:value-type="float">
            <text:p>-63,74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France</text:p>
          </table:table-cell>
          <table:table-cell office:value-type="float" office:value="16.25" calcext:value-type="float">
            <text:p>16,25</text:p>
          </table:table-cell>
          <table:table-cell office:value-type="float" office:value="-61.5833" calcext:value-type="float">
            <text:p>-61,583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in</text:p>
          </table:table-cell>
          <table:table-cell office:value-type="float" office:value="9.3077" calcext:value-type="float">
            <text:p>9,3077</text:p>
          </table:table-cell>
          <table:table-cell office:value-type="float" office:value="2.3158" calcext:value-type="float">
            <text:p>2,31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enland</text:p>
          </table:table-cell>
          <table:table-cell office:value-type="float" office:value="71.7069" calcext:value-type="float">
            <text:p>71,7069</text:p>
          </table:table-cell>
          <table:table-cell office:value-type="float" office:value="-42.6043" calcext:value-type="float">
            <text:p>-42,60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 office:value-type="float" office:value="6.4281" calcext:value-type="float">
            <text:p>6,4281</text:p>
          </table:table-cell>
          <table:table-cell office:value-type="float" office:value="-9.4295" calcext:value-type="float">
            <text:p>-9,429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Netherlands</text:p>
          </table:table-cell>
          <table:table-cell office:value-type="float" office:value="12.1696" calcext:value-type="float">
            <text:p>12,1696</text:p>
          </table:table-cell>
          <table:table-cell office:value-type="float" office:value="-68.99" calcext:value-type="float">
            <text:p>-68,9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malia</text:p>
          </table:table-cell>
          <table:table-cell office:value-type="float" office:value="5.1521" calcext:value-type="float">
            <text:p>5,1521</text:p>
          </table:table-cell>
          <table:table-cell office:value-type="float" office:value="46.1996" calcext:value-type="float">
            <text:p>46,199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nzania</text:p>
          </table:table-cell>
          <table:table-cell office:value-type="float" office:value="-6.369" calcext:value-type="float">
            <text:p>-6,369</text:p>
          </table:table-cell>
          <table:table-cell office:value-type="float" office:value="34.8888" calcext:value-type="float">
            <text:p>34,888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Bahamas</text:p>
          </table:table-cell>
          <table:table-cell office:value-type="float" office:value="24.25" calcext:value-type="float">
            <text:p>24,25</text:p>
          </table:table-cell>
          <table:table-cell office:value-type="float" office:value="-76" calcext:value-type="float">
            <text:p>-7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US</text:p>
          </table:table-cell>
          <table:table-cell office:value-type="float" office:value="18.3358" calcext:value-type="float">
            <text:p>18,3358</text:p>
          </table:table-cell>
          <table:table-cell office:value-type="float" office:value="-64.8963" calcext:value-type="float">
            <text:p>-64,89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United Kingdom</text:p>
          </table:table-cell>
          <table:table-cell office:value-type="float" office:value="19.3133" calcext:value-type="float">
            <text:p>19,3133</text:p>
          </table:table-cell>
          <table:table-cell office:value-type="float" office:value="-81.2546" calcext:value-type="float">
            <text:p>-81,2546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France</text:p>
          </table:table-cell>
          <table:table-cell office:value-type="float" office:value="-21.1351" calcext:value-type="float">
            <text:p>-21,1351</text:p>
          </table:table-cell>
          <table:table-cell office:value-type="float" office:value="55.2471" calcext:value-type="float">
            <text:p>55,247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float" office:value="13.1939" calcext:value-type="float">
            <text:p>13,1939</text:p>
          </table:table-cell>
          <table:table-cell office:value-type="float" office:value="-59.5432" calcext:value-type="float">
            <text:p>-59,543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float" office:value="42.5" calcext:value-type="float">
            <text:p>42,5</text:p>
          </table:table-cell>
          <table:table-cell office:value-type="float" office:value="19.3" calcext:value-type="float">
            <text:p>19,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Gambia</text:p>
          </table:table-cell>
          <table:table-cell office:value-type="float" office:value="13.4667" calcext:value-type="float">
            <text:p>13,4667</text:p>
          </table:table-cell>
          <table:table-cell office:value-type="float" office:value="-16.6" calcext:value-type="float">
            <text:p>-16,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11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ina" table:style-name="ta6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56" table:default-cell-style-name="Default"/>
        <table:table-row table:style-name="ro1">
          <table:table-cell table:number-columns-repeated="2"/>
          <table:table-cell office:value-type="string" calcext:value-type="string">
            <text:p>#Jours</text:p>
          </table:table-cell>
          <table:table-cell table:style-name="ce1" office:value-type="float" office:value="2.5" calcext:value-type="float">
            <text:p>2,5</text:p>
          </table:table-cell>
          <table:table-cell office:value-type="string" calcext:value-type="string">
            <text:p>Accélération</text:p>
          </table:table-cell>
          <table:table-cell office:value-type="string" calcext:value-type="string">
            <text:p># d’infecté</text:p>
          </table:table-cell>
          <table:table-cell office:value-type="string" calcext:value-type="string">
            <text:p># Non infectée</text:p>
          </table:table-cell>
          <table:table-cell office:value-type="string" calcext:value-type="string">
            <text:p>ratio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Multi</text:p>
          </table:table-cell>
          <table:table-cell table:style-name="ce1" office:value-type="float" office:value="2" calcext:value-type="float">
            <text:p>2</text:p>
          </table:table-cell>
          <table:table-cell table:formula="of:=POWER([.D2];1/[.D1])" office:value-type="float" office:value="1.31950791077289" calcext:value-type="float">
            <text:p>1,31950791077289</text:p>
          </table:table-cell>
          <table:table-cell office:value-type="float" office:value="1" calcext:value-type="float">
            <text:p>1</text:p>
          </table:table-cell>
          <table:table-cell office:value-type="float" office:value="1386000000" calcext:value-type="float">
            <text:p>1386000000</text:p>
          </table:table-cell>
          <table:table-cell table:formula="of:=([.F2])/([.G2]+[.F2])" office:value-type="float" office:value="0.000000000721500720980158" calcext:value-type="float">
            <text:p>7,21500720980158E-10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2]+[.F2]*([.E$2]-1)*(1-[.H2])" office:value-type="float" office:value="1.31950791054237" calcext:value-type="float">
            <text:p>1,31950791054237</text:p>
          </table:table-cell>
          <table:table-cell table:formula="of:=[.G$2]-[.F3]" office:value-type="float" office:value="1385999998.68049" calcext:value-type="float">
            <text:p>1385999998,68049</text:p>
          </table:table-cell>
          <table:table-cell table:formula="of:=([.F3])/([.G3]+[.F3])" office:value-type="float" office:value="0.000000000952025909482229" calcext:value-type="float">
            <text:p>9,52025909482229E-1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Vie / 2</text:p>
          </table:table-cell>
          <table:table-cell table:style-name="ce1" table:formula="of:=LOG([.G2];[.E2])" office:value-type="float" office:value="75.9207002786535" calcext:value-type="float">
            <text:p>75,9207002786535</text:p>
          </table:table-cell>
          <table:table-cell/>
          <table:table-cell table:formula="of:=[.F3]+[.F3]*([.E$2]-1)*(1-[.H3])" office:value-type="float" office:value="1.7411011258867" calcext:value-type="float">
            <text:p>1,7411011258867</text:p>
          </table:table-cell>
          <table:table-cell table:formula="of:=[.G$2]-[.F4]" office:value-type="float" office:value="1385999998.2589" calcext:value-type="float">
            <text:p>1385999998,2589</text:p>
          </table:table-cell>
          <table:table-cell table:formula="of:=([.F4])/([.G4]+[.F4])" office:value-type="float" office:value="0.00000000125620571853297" calcext:value-type="float">
            <text:p>1,25620571853297E-0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4]+[.F4]*([.E$2]-1)*(1-[.H4])" office:value-type="float" office:value="2.29739670836427" calcext:value-type="float">
            <text:p>2,29739670836427</text:p>
          </table:table-cell>
          <table:table-cell table:formula="of:=[.G$2]-[.F5]" office:value-type="float" office:value="1385999997.7026" calcext:value-type="float">
            <text:p>1385999997,7026</text:p>
          </table:table-cell>
          <table:table-cell table:formula="of:=([.F5])/([.G5]+[.F5])" office:value-type="float" office:value="0.00000000165757338265821" calcext:value-type="float">
            <text:p>1,65757338265821E-09</text:p>
            <draw:frame draw:z-index="0" draw:style-name="gr2" draw:text-style-name="P2" svg:width="29.715cm" svg:height="16.635cm" svg:x="4.328cm" svg:y="0.01cm">
              <draw:object draw:notify-on-update-of-ranges="China.F1:China.F1 China.F2:China.F9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5]+[.F5]*([.E$2]-1)*(1-[.H5])" office:value-type="float" office:value="3.03143312965355" calcext:value-type="float">
            <text:p>3,03143312965355</text:p>
          </table:table-cell>
          <table:table-cell table:formula="of:=[.G$2]-[.F6]" office:value-type="float" office:value="1385999996.96857" calcext:value-type="float">
            <text:p>1385999996,96857</text:p>
          </table:table-cell>
          <table:table-cell table:formula="of:=([.F6])/([.G6]+[.F6])" office:value-type="float" office:value="0.00000000218718119022622" calcext:value-type="float">
            <text:p>2,18718119022622E-0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6]+[.F6]*([.E$2]-1)*(1-[.H6])" office:value-type="float" office:value="3.99999999343846" calcext:value-type="float">
            <text:p>3,99999999343846</text:p>
          </table:table-cell>
          <table:table-cell table:formula="of:=[.G$2]-[.F7]" office:value-type="float" office:value="1385999996" calcext:value-type="float">
            <text:p>1385999996</text:p>
          </table:table-cell>
          <table:table-cell table:formula="of:=([.F7])/([.G7]+[.F7])" office:value-type="float" office:value="0.00000000288600288126873" calcext:value-type="float">
            <text:p>2,88600288126873E-0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7]+[.F7]*([.E$2]-1)*(1-[.H7])" office:value-type="float" office:value="5.27803163074517" calcext:value-type="float">
            <text:p>5,27803163074517</text:p>
          </table:table-cell>
          <table:table-cell table:formula="of:=[.G$2]-[.F8]" office:value-type="float" office:value="1385999994.72197" calcext:value-type="float">
            <text:p>1385999994,72197</text:p>
          </table:table-cell>
          <table:table-cell table:formula="of:=([.F8])/([.G8]+[.F8])" office:value-type="float" office:value="0.00000000380810362968627" calcext:value-type="float">
            <text:p>3,80810362968627E-0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8]+[.F8]*([.E$2]-1)*(1-[.H8])" office:value-type="float" office:value="6.96440448365592" calcext:value-type="float">
            <text:p>6,96440448365592</text:p>
          </table:table-cell>
          <table:table-cell table:formula="of:=[.G$2]-[.F9]" office:value-type="float" office:value="1385999993.0356" calcext:value-type="float">
            <text:p>1385999993,0356</text:p>
          </table:table-cell>
          <table:table-cell table:formula="of:=([.F9])/([.G9]+[.F9])" office:value-type="float" office:value="0.00000000502482285978061" calcext:value-type="float">
            <text:p>5,02482285978061E-0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9]+[.F9]*([.E$2]-1)*(1-[.H9])" office:value-type="float" office:value="9.18958679882505" calcext:value-type="float">
            <text:p>9,18958679882505</text:p>
          </table:table-cell>
          <table:table-cell table:formula="of:=[.G$2]-[.F10]" office:value-type="float" office:value="1385999990.81041" calcext:value-type="float">
            <text:p>1385999990,81041</text:p>
          </table:table-cell>
          <table:table-cell table:formula="of:=([.F10])/([.G10]+[.F10])" office:value-type="float" office:value="0.00000000663029350564578" calcext:value-type="float">
            <text:p>6,63029350564578E-0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10]+[.F10]*([.E$2]-1)*(1-[.H10])" office:value-type="float" office:value="12.1257324583163" calcext:value-type="float">
            <text:p>12,1257324583163</text:p>
          </table:table-cell>
          <table:table-cell table:formula="of:=[.G$2]-[.F11]" office:value-type="float" office:value="1385999987.87427" calcext:value-type="float">
            <text:p>1385999987,87427</text:p>
          </table:table-cell>
          <table:table-cell table:formula="of:=([.F11])/([.G11]+[.F11])" office:value-type="float" office:value="0.00000000874872471739993" calcext:value-type="float">
            <text:p>8,74872471739993E-0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11]+[.F11]*([.E$2]-1)*(1-[.H11])" office:value-type="float" office:value="15.9999998687691" calcext:value-type="float">
            <text:p>15,9999998687691</text:p>
          </table:table-cell>
          <table:table-cell table:formula="of:=[.G$2]-[.F12]" office:value-type="float" office:value="1385999984" calcext:value-type="float">
            <text:p>1385999984</text:p>
          </table:table-cell>
          <table:table-cell table:formula="of:=([.F12])/([.G12]+[.F12])" office:value-type="float" office:value="0.0000000115440114493284" calcext:value-type="float">
            <text:p>1,15440114493284E-0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12]+[.F12]*([.E$2]-1)*(1-[.H12])" office:value-type="float" office:value="21.1121263401917" calcext:value-type="float">
            <text:p>21,1121263401917</text:p>
          </table:table-cell>
          <table:table-cell table:formula="of:=[.G$2]-[.F13]" office:value-type="float" office:value="1385999978.88787" calcext:value-type="float">
            <text:p>1385999978,88787</text:p>
          </table:table-cell>
          <table:table-cell table:formula="of:=([.F13])/([.G13]+[.F13])" office:value-type="float" office:value="0.0000000152324143868627" calcext:value-type="float">
            <text:p>1,52324143868627E-0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13]+[.F13]*([.E$2]-1)*(1-[.H13])" office:value-type="float" office:value="27.8576176163696" calcext:value-type="float">
            <text:p>27,8576176163696</text:p>
          </table:table-cell>
          <table:table-cell table:formula="of:=[.G$2]-[.F14]" office:value-type="float" office:value="1385999972.14238" calcext:value-type="float">
            <text:p>1385999972,14238</text:p>
          </table:table-cell>
          <table:table-cell table:formula="of:=([.F14])/([.G14]+[.F14])" office:value-type="float" office:value="0.0000000200992912095019" calcext:value-type="float">
            <text:p>2,00992912095019E-0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14]+[.F14]*([.E$2]-1)*(1-[.H14])" office:value-type="float" office:value="36.7583466411877" calcext:value-type="float">
            <text:p>36,7583466411877</text:p>
          </table:table-cell>
          <table:table-cell table:formula="of:=[.G$2]-[.F15]" office:value-type="float" office:value="1385999963.24165" calcext:value-type="float">
            <text:p>1385999963,24165</text:p>
          </table:table-cell>
          <table:table-cell table:formula="of:=([.F15])/([.G15]+[.F15])" office:value-type="float" office:value="0.0000000265211736227905" calcext:value-type="float">
            <text:p>2,65211736227905E-0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15]+[.F15]*([.E$2]-1)*(1-[.H15])" office:value-type="float" office:value="48.5029288684993" calcext:value-type="float">
            <text:p>48,5029288684993</text:p>
          </table:table-cell>
          <table:table-cell table:formula="of:=[.G$2]-[.F16]" office:value-type="float" office:value="1385999951.49707" calcext:value-type="float">
            <text:p>1385999951,49707</text:p>
          </table:table-cell>
          <table:table-cell table:formula="of:=([.F16])/([.G16]+[.F16])" office:value-type="float" office:value="0.0000000349948981735204" calcext:value-type="float">
            <text:p>3,49948981735204E-0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16]+[.F16]*([.E$2]-1)*(1-[.H16])" office:value-type="float" office:value="63.9999977953214" calcext:value-type="float">
            <text:p>63,9999977953214</text:p>
          </table:table-cell>
          <table:table-cell table:formula="of:=[.G$2]-[.F17]" office:value-type="float" office:value="1385999936" calcext:value-type="float">
            <text:p>1385999936</text:p>
          </table:table-cell>
          <table:table-cell table:formula="of:=([.F17])/([.G17]+[.F17])" office:value-type="float" office:value="0.000000046176044585369" calcext:value-type="float">
            <text:p>4,6176044585369E-0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17]+[.F17]*([.E$2]-1)*(1-[.H17])" office:value-type="float" office:value="84.4485024361432" calcext:value-type="float">
            <text:p>84,4485024361432</text:p>
          </table:table-cell>
          <table:table-cell table:formula="of:=[.G$2]-[.F18]" office:value-type="float" office:value="1385999915.5515" calcext:value-type="float">
            <text:p>1385999915,5515</text:p>
          </table:table-cell>
          <table:table-cell table:formula="of:=([.F18])/([.G18]+[.F18])" office:value-type="float" office:value="0.0000000609296554373328" calcext:value-type="float">
            <text:p>6,09296554373328E-0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18]+[.F18]*([.E$2]-1)*(1-[.H18])" office:value-type="float" office:value="111.430465373413" calcext:value-type="float">
            <text:p>111,430465373413</text:p>
          </table:table-cell>
          <table:table-cell table:formula="of:=[.G$2]-[.F19]" office:value-type="float" office:value="1385999888.56953" calcext:value-type="float">
            <text:p>1385999888,56953</text:p>
          </table:table-cell>
          <table:table-cell table:formula="of:=([.F19])/([.G19]+[.F19])" office:value-type="float" office:value="0.0000000803971611640788" calcext:value-type="float">
            <text:p>8,03971611640788E-0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19]+[.F19]*([.E$2]-1)*(1-[.H19])" office:value-type="float" office:value="147.033377698951" calcext:value-type="float">
            <text:p>147,033377698951</text:p>
          </table:table-cell>
          <table:table-cell table:formula="of:=[.G$2]-[.F20]" office:value-type="float" office:value="1385999852.96662" calcext:value-type="float">
            <text:p>1385999852,96662</text:p>
          </table:table-cell>
          <table:table-cell table:formula="of:=([.F20])/([.G20]+[.F20])" office:value-type="float" office:value="0.000000106084688094481" calcext:value-type="float">
            <text:p>1,06084688094481E-0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20]+[.F20]*([.E$2]-1)*(1-[.H20])" office:value-type="float" office:value="194.011700037743" calcext:value-type="float">
            <text:p>194,011700037743</text:p>
          </table:table-cell>
          <table:table-cell table:formula="of:=[.G$2]-[.F21]" office:value-type="float" office:value="1385999805.9883" calcext:value-type="float">
            <text:p>1385999805,9883</text:p>
          </table:table-cell>
          <table:table-cell table:formula="of:=([.F21])/([.G21]+[.F21])" office:value-type="float" office:value="0.000000139979581556813" calcext:value-type="float">
            <text:p>1,39979581556813E-0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21]+[.F21]*([.E$2]-1)*(1-[.H21])" office:value-type="float" office:value="255.999964305207" calcext:value-type="float">
            <text:p>255,999964305207</text:p>
          </table:table-cell>
          <table:table-cell table:formula="of:=[.G$2]-[.F22]" office:value-type="float" office:value="1385999744.00004" calcext:value-type="float">
            <text:p>1385999744,00004</text:p>
          </table:table-cell>
          <table:table-cell table:formula="of:=([.F22])/([.G22]+[.F22])" office:value-type="float" office:value="0.000000184704158950366" calcext:value-type="float">
            <text:p>1,84704158950366E-0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22]+[.F22]*([.E$2]-1)*(1-[.H22])" office:value-type="float" office:value="337.793962950605" calcext:value-type="float">
            <text:p>337,793962950605</text:p>
          </table:table-cell>
          <table:table-cell table:formula="of:=[.G$2]-[.F23]" office:value-type="float" office:value="1385999662.20604" calcext:value-type="float">
            <text:p>1385999662,20604</text:p>
          </table:table-cell>
          <table:table-cell table:formula="of:=([.F23])/([.G23]+[.F23])" office:value-type="float" office:value="0.000000243718587987449" calcext:value-type="float">
            <text:p>2,43718587987449E-0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23]+[.F23]*([.E$2]-1)*(1-[.H23])" office:value-type="float" office:value="445.721780020627" calcext:value-type="float">
            <text:p>445,721780020627</text:p>
          </table:table-cell>
          <table:table-cell table:formula="of:=[.G$2]-[.F24]" office:value-type="float" office:value="1385999554.27822" calcext:value-type="float">
            <text:p>1385999554,27822</text:p>
          </table:table-cell>
          <table:table-cell table:formula="of:=([.F24])/([.G24]+[.F24])" office:value-type="float" office:value="0.000000321588585873468" calcext:value-type="float">
            <text:p>3,21588585873468E-0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24]+[.F24]*([.E$2]-1)*(1-[.H24])" office:value-type="float" office:value="588.133368943037" calcext:value-type="float">
            <text:p>588,133368943037</text:p>
          </table:table-cell>
          <table:table-cell table:formula="of:=[.G$2]-[.F25]" office:value-type="float" office:value="1385999411.86663" calcext:value-type="float">
            <text:p>1385999411,86663</text:p>
          </table:table-cell>
          <table:table-cell table:formula="of:=([.F25])/([.G25]+[.F25])" office:value-type="float" office:value="0.000000424338650031051" calcext:value-type="float">
            <text:p>4,24338650031051E-0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25]+[.F25]*([.E$2]-1)*(1-[.H25])" office:value-type="float" office:value="776.04655317099" calcext:value-type="float">
            <text:p>776,04655317099</text:p>
          </table:table-cell>
          <table:table-cell table:formula="of:=[.G$2]-[.F26]" office:value-type="float" office:value="1385999223.95345" calcext:value-type="float">
            <text:p>1385999223,95345</text:p>
          </table:table-cell>
          <table:table-cell table:formula="of:=([.F26])/([.G26]+[.F26])" office:value-type="float" office:value="0.000000559918148031017" calcext:value-type="float">
            <text:p>5,59918148031017E-0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26]+[.F26]*([.E$2]-1)*(1-[.H26])" office:value-type="float" office:value="1023.99942720377" calcext:value-type="float">
            <text:p>1023,99942720377</text:p>
          </table:table-cell>
          <table:table-cell table:formula="of:=[.G$2]-[.F27]" office:value-type="float" office:value="1385998976.00057" calcext:value-type="float">
            <text:p>1385998976,00057</text:p>
          </table:table-cell>
          <table:table-cell table:formula="of:=([.F27])/([.G27]+[.F27])" office:value-type="float" office:value="0.000000738816325543843" calcext:value-type="float">
            <text:p>7,38816325543843E-0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27]+[.F27]*([.E$2]-1)*(1-[.H27])" office:value-type="float" office:value="1351.17510309937" calcext:value-type="float">
            <text:p>1351,17510309937</text:p>
          </table:table-cell>
          <table:table-cell table:formula="of:=[.G$2]-[.F28]" office:value-type="float" office:value="1385998648.8249" calcext:value-type="float">
            <text:p>1385998648,8249</text:p>
          </table:table-cell>
          <table:table-cell table:formula="of:=([.F28])/([.G28]+[.F28])" office:value-type="float" office:value="0.00000097487381176001" calcext:value-type="float">
            <text:p>9,7487381176001E-0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28]+[.F28]*([.E$2]-1)*(1-[.H28])" office:value-type="float" office:value="1782.88581651513" calcext:value-type="float">
            <text:p>1782,88581651513</text:p>
          </table:table-cell>
          <table:table-cell table:formula="of:=[.G$2]-[.F29]" office:value-type="float" office:value="1385998217.11418" calcext:value-type="float">
            <text:p>1385998217,11418</text:p>
          </table:table-cell>
          <table:table-cell table:formula="of:=([.F29])/([.G29]+[.F29])" office:value-type="float" office:value="0.00000128635340296907" calcext:value-type="float">
            <text:p>1,28635340296907E-0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29]+[.F29]*([.E$2]-1)*(1-[.H29])" office:value-type="float" office:value="2352.53120613027" calcext:value-type="float">
            <text:p>2352,53120613027</text:p>
          </table:table-cell>
          <table:table-cell table:formula="of:=[.G$2]-[.F30]" office:value-type="float" office:value="1385997647.46879" calcext:value-type="float">
            <text:p>1385997647,46879</text:p>
          </table:table-cell>
          <table:table-cell table:formula="of:=([.F30])/([.G30]+[.F30])" office:value-type="float" office:value="0.00000169735296257595" calcext:value-type="float">
            <text:p>1,69735296257595E-0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30]+[.F30]*([.E$2]-1)*(1-[.H30])" office:value-type="float" office:value="3104.18226100968" calcext:value-type="float">
            <text:p>3104,18226100968</text:p>
          </table:table-cell>
          <table:table-cell table:formula="of:=[.G$2]-[.F31]" office:value-type="float" office:value="1385996895.81774" calcext:value-type="float">
            <text:p>1385996895,81774</text:p>
          </table:table-cell>
          <table:table-cell table:formula="of:=([.F31])/([.G31]+[.F31])" office:value-type="float" office:value="0.00000223966974098822" calcext:value-type="float">
            <text:p>2,23966974098822E-0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31]+[.F31]*([.E$2]-1)*(1-[.H31])" office:value-type="float" office:value="4095.99082855455" calcext:value-type="float">
            <text:p>4095,99082855455</text:p>
          </table:table-cell>
          <table:table-cell table:formula="of:=[.G$2]-[.F32]" office:value-type="float" office:value="1385995904.00917" calcext:value-type="float">
            <text:p>1385995904,00917</text:p>
          </table:table-cell>
          <table:table-cell table:formula="of:=([.F32])/([.G32]+[.F32])" office:value-type="float" office:value="0.00000295526033806245" calcext:value-type="float">
            <text:p>2,95526033806245E-0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32]+[.F32]*([.E$2]-1)*(1-[.H32])" office:value-type="float" office:value="5404.68843317739" calcext:value-type="float">
            <text:p>5404,68843317739</text:p>
          </table:table-cell>
          <table:table-cell table:formula="of:=[.G$2]-[.F33]" office:value-type="float" office:value="1385994595.31157" calcext:value-type="float">
            <text:p>1385994595,31157</text:p>
          </table:table-cell>
          <table:table-cell table:formula="of:=([.F33])/([.G33]+[.F33])" office:value-type="float" office:value="0.00000389948660402409" calcext:value-type="float">
            <text:p>3,89948660402409E-0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33]+[.F33]*([.E$2]-1)*(1-[.H33])" office:value-type="float" office:value="7131.52240904812" calcext:value-type="float">
            <text:p>7131,52240904812</text:p>
          </table:table-cell>
          <table:table-cell table:formula="of:=[.G$2]-[.F34]" office:value-type="float" office:value="1385992868.47759" calcext:value-type="float">
            <text:p>1385992868,47759</text:p>
          </table:table-cell>
          <table:table-cell table:formula="of:=([.F34])/([.G34]+[.F34])" office:value-type="float" office:value="0.00000514539856352678" calcext:value-type="float">
            <text:p>5,14539856352678E-0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34]+[.F34]*([.E$2]-1)*(1-[.H34])" office:value-type="float" office:value="9410.08851040209" calcext:value-type="float">
            <text:p>9410,08851040209</text:p>
          </table:table-cell>
          <table:table-cell table:formula="of:=[.G$2]-[.F35]" office:value-type="float" office:value="1385990589.91149" calcext:value-type="float">
            <text:p>1385990589,91149</text:p>
          </table:table-cell>
          <table:table-cell table:formula="of:=([.F35])/([.G35]+[.F35])" office:value-type="float" office:value="0.00000678938564964075" calcext:value-type="float">
            <text:p>6,78938564964075E-0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35]+[.F35]*([.E$2]-1)*(1-[.H35])" office:value-type="float" office:value="12416.6658175973" calcext:value-type="float">
            <text:p>12416,6658175973</text:p>
          </table:table-cell>
          <table:table-cell table:formula="of:=[.G$2]-[.F36]" office:value-type="float" office:value="1385987583.33418" calcext:value-type="float">
            <text:p>1385987583,33418</text:p>
          </table:table-cell>
          <table:table-cell table:formula="of:=([.F36])/([.G36]+[.F36])" office:value-type="float" office:value="0.00000895863334602977" calcext:value-type="float">
            <text:p>8,95863334602977E-0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36]+[.F36]*([.E$2]-1)*(1-[.H36])" office:value-type="float" office:value="16383.8532308471" calcext:value-type="float">
            <text:p>16383,8532308471</text:p>
          </table:table-cell>
          <table:table-cell table:formula="of:=[.G$2]-[.F37]" office:value-type="float" office:value="1385983616.14677" calcext:value-type="float">
            <text:p>1385983616,14677</text:p>
          </table:table-cell>
          <table:table-cell table:formula="of:=([.F37])/([.G37]+[.F37])" office:value-type="float" office:value="0.0000118209619270181" calcext:value-type="float">
            <text:p>1,18209619270181E-0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37]+[.F37]*([.E$2]-1)*(1-[.H37])" office:value-type="float" office:value="21618.5620670195" calcext:value-type="float">
            <text:p>21618,5620670195</text:p>
          </table:table-cell>
          <table:table-cell table:formula="of:=[.G$2]-[.F38]" office:value-type="float" office:value="1385978381.43793" calcext:value-type="float">
            <text:p>1385978381,43793</text:p>
          </table:table-cell>
          <table:table-cell table:formula="of:=([.F38])/([.G38]+[.F38])" office:value-type="float" office:value="0.0000155978081291627" calcext:value-type="float">
            <text:p>1,55978081291627E-0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38]+[.F38]*([.E$2]-1)*(1-[.H38])" office:value-type="float" office:value="28525.755928202" calcext:value-type="float">
            <text:p>28525,755928202</text:p>
          </table:table-cell>
          <table:table-cell table:formula="of:=[.G$2]-[.F39]" office:value-type="float" office:value="1385971474.24407" calcext:value-type="float">
            <text:p>1385971474,24407</text:p>
          </table:table-cell>
          <table:table-cell table:formula="of:=([.F39])/([.G39]+[.F39])" office:value-type="float" office:value="0.0000205813534835512" calcext:value-type="float">
            <text:p>2,05813534835512E-0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39]+[.F39]*([.E$2]-1)*(1-[.H39])" office:value-type="float" office:value="37639.773025371" calcext:value-type="float">
            <text:p>37639,773025371</text:p>
          </table:table-cell>
          <table:table-cell table:formula="of:=[.G$2]-[.F40]" office:value-type="float" office:value="1385962360.22697" calcext:value-type="float">
            <text:p>1385962360,22697</text:p>
          </table:table-cell>
          <table:table-cell table:formula="of:=([.F40])/([.G40]+[.F40])" office:value-type="float" office:value="0.0000271571233949286" calcext:value-type="float">
            <text:p>2,71571233949286E-0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40]+[.F40]*([.E$2]-1)*(1-[.H40])" office:value-type="float" office:value="49665.6516695336" calcext:value-type="float">
            <text:p>49665,6516695336</text:p>
          </table:table-cell>
          <table:table-cell table:formula="of:=[.G$2]-[.F41]" office:value-type="float" office:value="1385950334.34833" calcext:value-type="float">
            <text:p>1385950334,34833</text:p>
          </table:table-cell>
          <table:table-cell table:formula="of:=([.F41])/([.G41]+[.F41])" office:value-type="float" office:value="0.000035833803513372" calcext:value-type="float">
            <text:p>3,5833803513372E-0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41]+[.F41]*([.E$2]-1)*(1-[.H41])" office:value-type="float" office:value="65533.6516404712" calcext:value-type="float">
            <text:p>65533,6516404712</text:p>
          </table:table-cell>
          <table:table-cell table:formula="of:=[.G$2]-[.F42]" office:value-type="float" office:value="1385934466.34836" calcext:value-type="float">
            <text:p>1385934466,34836</text:p>
          </table:table-cell>
          <table:table-cell table:formula="of:=([.F42])/([.G42]+[.F42])" office:value-type="float" office:value="0.0000472825769411769" calcext:value-type="float">
            <text:p>4,72825769411769E-0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42]+[.F42]*([.E$2]-1)*(1-[.H42])" office:value-type="float" office:value="86471.1817342482" calcext:value-type="float">
            <text:p>86471,1817342482</text:p>
          </table:table-cell>
          <table:table-cell table:formula="of:=[.G$2]-[.F43]" office:value-type="float" office:value="1385913528.81827" calcext:value-type="float">
            <text:p>1385913528,81827</text:p>
          </table:table-cell>
          <table:table-cell table:formula="of:=([.F43])/([.G43]+[.F43])" office:value-type="float" office:value="0.0000623890200102801" calcext:value-type="float">
            <text:p>6,23890200102801E-0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43]+[.F43]*([.E$2]-1)*(1-[.H43])" office:value-type="float" office:value="114097.684654238" calcext:value-type="float">
            <text:p>114097,684654238</text:p>
          </table:table-cell>
          <table:table-cell table:formula="of:=[.G$2]-[.F44]" office:value-type="float" office:value="1385885902.31535" calcext:value-type="float">
            <text:p>1385885902,31535</text:p>
          </table:table-cell>
          <table:table-cell table:formula="of:=([.F44])/([.G44]+[.F44])" office:value-type="float" office:value="0.0000823215617995943" calcext:value-type="float">
            <text:p>8,23215617995943E-0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44]+[.F44]*([.E$2]-1)*(1-[.H44])" office:value-type="float" office:value="150549.796460313" calcext:value-type="float">
            <text:p>150549,796460313</text:p>
          </table:table-cell>
          <table:table-cell table:formula="of:=[.G$2]-[.F45]" office:value-type="float" office:value="1385849450.20354" calcext:value-type="float">
            <text:p>1385849450,20354</text:p>
          </table:table-cell>
          <table:table-cell table:formula="of:=([.F45])/([.G45]+[.F45])" office:value-type="float" office:value="0.000108621786767902" calcext:value-type="float">
            <text:p>0,00010862178676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45]+[.F45]*([.E$2]-1)*(1-[.H45])" office:value-type="float" office:value="198646.422485636" calcext:value-type="float">
            <text:p>198646,422485636</text:p>
          </table:table-cell>
          <table:table-cell table:formula="of:=[.G$2]-[.F46]" office:value-type="float" office:value="1385801353.57751" calcext:value-type="float">
            <text:p>1385801353,57751</text:p>
          </table:table-cell>
          <table:table-cell table:formula="of:=([.F46])/([.G46]+[.F46])" office:value-type="float" office:value="0.000143323537146924" calcext:value-type="float">
            <text:p>0,00014332353714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46]+[.F46]*([.E$2]-1)*(1-[.H46])" office:value-type="float" office:value="262106.429300128" calcext:value-type="float">
            <text:p>262106,429300128</text:p>
          </table:table-cell>
          <table:table-cell table:formula="of:=[.G$2]-[.F47]" office:value-type="float" office:value="1385737893.5707" calcext:value-type="float">
            <text:p>1385737893,5707</text:p>
          </table:table-cell>
          <table:table-cell table:formula="of:=([.F47])/([.G47]+[.F47])" office:value-type="float" office:value="0.00018910997785002" calcext:value-type="float">
            <text:p>0,0001891099778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47]+[.F47]*([.E$2]-1)*(1-[.H47])" office:value-type="float" office:value="345835.669896181" calcext:value-type="float">
            <text:p>345835,669896181</text:p>
          </table:table-cell>
          <table:table-cell table:formula="of:=[.G$2]-[.F48]" office:value-type="float" office:value="1385654164.3301" calcext:value-type="float">
            <text:p>1385654164,3301</text:p>
          </table:table-cell>
          <table:table-cell table:formula="of:=([.F48])/([.G48]+[.F48])" office:value-type="float" office:value="0.00024952068535078" calcext:value-type="float">
            <text:p>0,000249520685351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48]+[.F48]*([.E$2]-1)*(1-[.H48])" office:value-type="float" office:value="456305.330910306" calcext:value-type="float">
            <text:p>456305,330910306</text:p>
          </table:table-cell>
          <table:table-cell table:formula="of:=[.G$2]-[.F49]" office:value-type="float" office:value="1385543694.66909" calcext:value-type="float">
            <text:p>1385543694,66909</text:p>
          </table:table-cell>
          <table:table-cell table:formula="of:=([.F49])/([.G49]+[.F49])" office:value-type="float" office:value="0.000329224625476411" calcext:value-type="float">
            <text:p>0,00032922462547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49]+[.F49]*([.E$2]-1)*(1-[.H49])" office:value-type="float" office:value="602050.495164521" calcext:value-type="float">
            <text:p>602050,495164521</text:p>
          </table:table-cell>
          <table:table-cell table:formula="of:=[.G$2]-[.F50]" office:value-type="float" office:value="1385397949.50484" calcext:value-type="float">
            <text:p>1385397949,50484</text:p>
          </table:table-cell>
          <table:table-cell table:formula="of:=([.F50])/([.G50]+[.F50])" office:value-type="float" office:value="0.000434379866641069" calcext:value-type="float">
            <text:p>0,000434379866641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50]+[.F50]*([.E$2]-1)*(1-[.H50])" office:value-type="float" office:value="794326.8337884" calcext:value-type="float">
            <text:p>794326,8337884</text:p>
          </table:table-cell>
          <table:table-cell table:formula="of:=[.G$2]-[.F51]" office:value-type="float" office:value="1385205673.16621" calcext:value-type="float">
            <text:p>1385205673,16621</text:p>
          </table:table-cell>
          <table:table-cell table:formula="of:=([.F51])/([.G51]+[.F51])" office:value-type="float" office:value="0.000573107383685715" calcext:value-type="float">
            <text:p>0,00057310738368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51]+[.F51]*([.E$2]-1)*(1-[.H51])" office:value-type="float" office:value="1047975.08987549" calcext:value-type="float">
            <text:p>1047975,08987549</text:p>
          </table:table-cell>
          <table:table-cell table:formula="of:=[.G$2]-[.F52]" office:value-type="float" office:value="1384952024.91012" calcext:value-type="float">
            <text:p>1384952024,91012</text:p>
          </table:table-cell>
          <table:table-cell table:formula="of:=([.F52])/([.G52]+[.F52])" office:value-type="float" office:value="0.000756114783459948" calcext:value-type="float">
            <text:p>0,0007561147834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52]+[.F52]*([.E$2]-1)*(1-[.H52])" office:value-type="float" office:value="1382558.24668335" calcext:value-type="float">
            <text:p>1382558,24668335</text:p>
          </table:table-cell>
          <table:table-cell table:formula="of:=[.G$2]-[.F53]" office:value-type="float" office:value="1384617441.75332" calcext:value-type="float">
            <text:p>1384617441,75332</text:p>
          </table:table-cell>
          <table:table-cell table:formula="of:=([.F53])/([.G53]+[.F53])" office:value-type="float" office:value="0.000997516772498808" calcext:value-type="float">
            <text:p>0,00099751677249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53]+[.F53]*([.E$2]-1)*(1-[.H53])" office:value-type="float" office:value="1823855.90224275" calcext:value-type="float">
            <text:p>1823855,90224275</text:p>
          </table:table-cell>
          <table:table-cell table:formula="of:=[.G$2]-[.F54]" office:value-type="float" office:value="1384176144.09776" calcext:value-type="float">
            <text:p>1384176144,09776</text:p>
          </table:table-cell>
          <table:table-cell table:formula="of:=([.F54])/([.G54]+[.F54])" office:value-type="float" office:value="0.00131591334938149" calcext:value-type="float">
            <text:p>0,001315913349381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54]+[.F54]*([.E$2]-1)*(1-[.H54])" office:value-type="float" office:value="2405825.46052585" calcext:value-type="float">
            <text:p>2405825,46052585</text:p>
          </table:table-cell>
          <table:table-cell table:formula="of:=[.G$2]-[.F55]" office:value-type="float" office:value="1383594174.53947" calcext:value-type="float">
            <text:p>1383594174,53947</text:p>
          </table:table-cell>
          <table:table-cell table:formula="of:=([.F55])/([.G55]+[.F55])" office:value-type="float" office:value="0.00173580480557421" calcext:value-type="float">
            <text:p>0,001735804805574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55]+[.F55]*([.E$2]-1)*(1-[.H55])" office:value-type="float" office:value="3173171.44820202" calcext:value-type="float">
            <text:p>3173171,44820202</text:p>
          </table:table-cell>
          <table:table-cell table:formula="of:=[.G$2]-[.F56]" office:value-type="float" office:value="1382826828.5518" calcext:value-type="float">
            <text:p>1382826828,5518</text:p>
          </table:table-cell>
          <table:table-cell table:formula="of:=([.F56])/([.G56]+[.F56])" office:value-type="float" office:value="0.00228944548932325" calcext:value-type="float">
            <text:p>0,002289445489323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56]+[.F56]*([.E$2]-1)*(1-[.H56])" office:value-type="float" office:value="4184703.66609372" calcext:value-type="float">
            <text:p>4184703,66609372</text:p>
          </table:table-cell>
          <table:table-cell table:formula="of:=[.G$2]-[.F57]" office:value-type="float" office:value="1381815296.33391" calcext:value-type="float">
            <text:p>1381815296,33391</text:p>
          </table:table-cell>
          <table:table-cell table:formula="of:=([.F57])/([.G57]+[.F57])" office:value-type="float" office:value="0.00301926671435333" calcext:value-type="float">
            <text:p>0,003019266714353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57]+[.F57]*([.E$2]-1)*(1-[.H57])" office:value-type="float" office:value="5517712.69339239" calcext:value-type="float">
            <text:p>5517712,69339239</text:p>
          </table:table-cell>
          <table:table-cell table:formula="of:=[.G$2]-[.F58]" office:value-type="float" office:value="1380482287.30661" calcext:value-type="float">
            <text:p>1380482287,30661</text:p>
          </table:table-cell>
          <table:table-cell table:formula="of:=([.F58])/([.G58]+[.F58])" office:value-type="float" office:value="0.0039810336893163" calcext:value-type="float">
            <text:p>0,00398103368931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58]+[.F58]*([.E$2]-1)*(1-[.H58])" office:value-type="float" office:value="7273647.1735952" calcext:value-type="float">
            <text:p>7273647,1735952</text:p>
          </table:table-cell>
          <table:table-cell table:formula="of:=[.G$2]-[.F59]" office:value-type="float" office:value="1378726352.8264" calcext:value-type="float">
            <text:p>1378726352,8264</text:p>
          </table:table-cell>
          <table:table-cell table:formula="of:=([.F59])/([.G59]+[.F59])" office:value-type="float" office:value="0.00524794168369062" calcext:value-type="float">
            <text:p>0,005247941683691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59]+[.F59]*([.E$2]-1)*(1-[.H59])" office:value-type="float" office:value="9585438.83321808" calcext:value-type="float">
            <text:p>9585438,83321808</text:p>
          </table:table-cell>
          <table:table-cell table:formula="of:=[.G$2]-[.F60]" office:value-type="float" office:value="1376414561.16678" calcext:value-type="float">
            <text:p>1376414561,16678</text:p>
          </table:table-cell>
          <table:table-cell table:formula="of:=([.F60])/([.G60]+[.F60])" office:value-type="float" office:value="0.00691590103406788" calcext:value-type="float">
            <text:p>0,00691590103406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60]+[.F60]*([.E$2]-1)*(1-[.H60])" office:value-type="float" office:value="12626881.5673852" calcext:value-type="float">
            <text:p>12626881,5673852</text:p>
          </table:table-cell>
          <table:table-cell table:formula="of:=[.G$2]-[.F61]" office:value-type="float" office:value="1373373118.43261" calcext:value-type="float">
            <text:p>1373373118,43261</text:p>
          </table:table-cell>
          <table:table-cell table:formula="of:=([.F61])/([.G61]+[.F61])" office:value-type="float" office:value="0.0091103041611726" calcext:value-type="float">
            <text:p>0,009110304161173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61]+[.F61]*([.E$2]-1)*(1-[.H61])" office:value-type="float" office:value="16624515.6097699" calcext:value-type="float">
            <text:p>16624515,6097699</text:p>
          </table:table-cell>
          <table:table-cell table:formula="of:=[.G$2]-[.F62]" office:value-type="float" office:value="1369375484.39023" calcext:value-type="float">
            <text:p>1369375484,39023</text:p>
          </table:table-cell>
          <table:table-cell table:formula="of:=([.F62])/([.G62]+[.F62])" office:value-type="float" office:value="0.011994600007049" calcext:value-type="float">
            <text:p>0,01199460000704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62]+[.F62]*([.E$2]-1)*(1-[.H62])" office:value-type="float" office:value="21872468.5718073" calcext:value-type="float">
            <text:p>21872468,5718073</text:p>
          </table:table-cell>
          <table:table-cell table:formula="of:=[.G$2]-[.F63]" office:value-type="float" office:value="1364127531.42819" calcext:value-type="float">
            <text:p>1364127531,42819</text:p>
          </table:table-cell>
          <table:table-cell table:formula="of:=([.F63])/([.G63]+[.F63])" office:value-type="float" office:value="0.0157810018555608" calcext:value-type="float">
            <text:p>0,015781001855561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63]+[.F63]*([.E$2]-1)*(1-[.H63])" office:value-type="float" office:value="28750610.93333" calcext:value-type="float">
            <text:p>28750610,93333</text:p>
          </table:table-cell>
          <table:table-cell table:formula="of:=[.G$2]-[.F64]" office:value-type="float" office:value="1357249389.06667" calcext:value-type="float">
            <text:p>1357249389,06667</text:p>
          </table:table-cell>
          <table:table-cell table:formula="of:=([.F64])/([.G64]+[.F64])" office:value-type="float" office:value="0.0207435865319841" calcext:value-type="float">
            <text:p>0,020743586531984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64]+[.F64]*([.E$2]-1)*(1-[.H64])" office:value-type="float" office:value="37746106.9921257" calcext:value-type="float">
            <text:p>37746106,9921257</text:p>
          </table:table-cell>
          <table:table-cell table:formula="of:=[.G$2]-[.F65]" office:value-type="float" office:value="1348253893.00787" calcext:value-type="float">
            <text:p>1348253893,00787</text:p>
          </table:table-cell>
          <table:table-cell table:formula="of:=([.F65])/([.G65]+[.F65])" office:value-type="float" office:value="0.0272338434286621" calcext:value-type="float">
            <text:p>0,027233843428662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65]+[.F65]*([.E$2]-1)*(1-[.H65])" office:value-type="float" office:value="49477841.7290074" calcext:value-type="float">
            <text:p>49477841,7290074</text:p>
          </table:table-cell>
          <table:table-cell table:formula="of:=[.G$2]-[.F66]" office:value-type="float" office:value="1336522158.27099" calcext:value-type="float">
            <text:p>1336522158,27099</text:p>
          </table:table-cell>
          <table:table-cell table:formula="of:=([.F66])/([.G66]+[.F66])" office:value-type="float" office:value="0.0356982985057773" calcext:value-type="float">
            <text:p>0,03569829850577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66]+[.F66]*([.E$2]-1)*(1-[.H66])" office:value-type="float" office:value="64722064.8098693" calcext:value-type="float">
            <text:p>64722064,8098693</text:p>
          </table:table-cell>
          <table:table-cell table:formula="of:=[.G$2]-[.F67]" office:value-type="float" office:value="1321277935.19013" calcext:value-type="float">
            <text:p>1321277935,19013</text:p>
          </table:table-cell>
          <table:table-cell table:formula="of:=([.F67])/([.G67]+[.F67])" office:value-type="float" office:value="0.0466970164573371" calcext:value-type="float">
            <text:p>0,046697016457337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67]+[.F67]*([.E$2]-1)*(1-[.H67])" office:value-type="float" office:value="84435619.0287108" calcext:value-type="float">
            <text:p>84435619,0287108</text:p>
          </table:table-cell>
          <table:table-cell table:formula="of:=[.G$2]-[.F68]" office:value-type="float" office:value="1301564380.97129" calcext:value-type="float">
            <text:p>1301564380,97129</text:p>
          </table:table-cell>
          <table:table-cell table:formula="of:=([.F68])/([.G68]+[.F68])" office:value-type="float" office:value="0.0609203600495749" calcext:value-type="float">
            <text:p>0,06092036004957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68]+[.F68]*([.E$2]-1)*(1-[.H68])" office:value-type="float" office:value="109769967.031814" calcext:value-type="float">
            <text:p>109769967,031814</text:p>
          </table:table-cell>
          <table:table-cell table:formula="of:=[.G$2]-[.F69]" office:value-type="float" office:value="1276230032.96819" calcext:value-type="float">
            <text:p>1276230032,96819</text:p>
          </table:table-cell>
          <table:table-cell table:formula="of:=([.F69])/([.G69]+[.F69])" office:value-type="float" office:value="0.0791991104125645" calcext:value-type="float">
            <text:p>0,07919911041256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69]+[.F69]*([.E$2]-1)*(1-[.H69])" office:value-type="float" office:value="142064639.135411" calcext:value-type="float">
            <text:p>142064639,135411</text:p>
          </table:table-cell>
          <table:table-cell table:formula="of:=[.G$2]-[.F70]" office:value-type="float" office:value="1243935360.86459" calcext:value-type="float">
            <text:p>1243935360,86459</text:p>
          </table:table-cell>
          <table:table-cell table:formula="of:=([.F70])/([.G70]+[.F70])" office:value-type="float" office:value="0.102499739635939" calcext:value-type="float">
            <text:p>0,10249973963593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70]+[.F70]*([.E$2]-1)*(1-[.H70])" office:value-type="float" office:value="182802872.4538" calcext:value-type="float">
            <text:p>182802872,4538</text:p>
          </table:table-cell>
          <table:table-cell table:formula="of:=[.G$2]-[.F71]" office:value-type="float" office:value="1203197127.5462" calcext:value-type="float">
            <text:p>1203197127,5462</text:p>
          </table:table-cell>
          <table:table-cell table:formula="of:=([.F71])/([.G71]+[.F71])" office:value-type="float" office:value="0.131892404367821" calcext:value-type="float">
            <text:p>0,131892404367821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71]+[.F71]*([.E$2]-1)*(1-[.H71])" office:value-type="float" office:value="233506401.419346" calcext:value-type="float">
            <text:p>233506401,419346</text:p>
          </table:table-cell>
          <table:table-cell table:formula="of:=[.G$2]-[.F72]" office:value-type="float" office:value="1152493598.58065" calcext:value-type="float">
            <text:p>1152493598,58065</text:p>
          </table:table-cell>
          <table:table-cell table:formula="of:=([.F72])/([.G72]+[.F72])" office:value-type="float" office:value="0.168475037099095" calcext:value-type="float">
            <text:p>0,16847503709909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72]+[.F72]*([.E$2]-1)*(1-[.H72])" office:value-type="float" office:value="295544102.793516" calcext:value-type="float">
            <text:p>295544102,793516</text:p>
          </table:table-cell>
          <table:table-cell table:formula="of:=[.G$2]-[.F73]" office:value-type="float" office:value="1090455897.20648" calcext:value-type="float">
            <text:p>1090455897,20648</text:p>
          </table:table-cell>
          <table:table-cell table:formula="of:=([.F73])/([.G73]+[.F73])" office:value-type="float" office:value="0.213235283400805" calcext:value-type="float">
            <text:p>0,21323528340080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73]+[.F73]*([.E$2]-1)*(1-[.H73])" office:value-type="float" office:value="369837255.527951" calcext:value-type="float">
            <text:p>369837255,527951</text:p>
          </table:table-cell>
          <table:table-cell table:formula="of:=[.G$2]-[.F74]" office:value-type="float" office:value="1016162744.47205" calcext:value-type="float">
            <text:p>1016162744,47205</text:p>
          </table:table-cell>
          <table:table-cell table:formula="of:=([.F74])/([.G74]+[.F74])" office:value-type="float" office:value="0.266837846701263" calcext:value-type="float">
            <text:p>0,266837846701263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74]+[.F74]*([.E$2]-1)*(1-[.H74])" office:value-type="float" office:value="456472042.362623" calcext:value-type="float">
            <text:p>456472042,362623</text:p>
          </table:table-cell>
          <table:table-cell table:formula="of:=[.G$2]-[.F75]" office:value-type="float" office:value="929527957.637377" calcext:value-type="float">
            <text:p>929527957,637377</text:p>
          </table:table-cell>
          <table:table-cell table:formula="of:=([.F75])/([.G75]+[.F75])" office:value-type="float" office:value="0.32934490790954" calcext:value-type="float">
            <text:p>0,32934490790954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75]+[.F75]*([.E$2]-1)*(1-[.H75])" office:value-type="float" office:value="554284692.354026" calcext:value-type="float">
            <text:p>554284692,354026</text:p>
          </table:table-cell>
          <table:table-cell table:formula="of:=[.G$2]-[.F76]" office:value-type="float" office:value="831715307.645974" calcext:value-type="float">
            <text:p>831715307,645974</text:p>
          </table:table-cell>
          <table:table-cell table:formula="of:=([.F76])/([.G76]+[.F76])" office:value-type="float" office:value="0.399916805450235" calcext:value-type="float">
            <text:p>0,399916805450235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76]+[.F76]*([.E$2]-1)*(1-[.H76])" office:value-type="float" office:value="660558432.38748" calcext:value-type="float">
            <text:p>660558432,38748</text:p>
          </table:table-cell>
          <table:table-cell table:formula="of:=[.G$2]-[.F77]" office:value-type="float" office:value="725441567.61252" calcext:value-type="float">
            <text:p>725441567,61252</text:p>
          </table:table-cell>
          <table:table-cell table:formula="of:=([.F77])/([.G77]+[.F77])" office:value-type="float" office:value="0.476593385560952" calcext:value-type="float">
            <text:p>0,476593385560952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77]+[.F77]*([.E$2]-1)*(1-[.H77])" office:value-type="float" office:value="771025306.012127" calcext:value-type="float">
            <text:p>771025306,012127</text:p>
          </table:table-cell>
          <table:table-cell table:formula="of:=[.G$2]-[.F78]" office:value-type="float" office:value="614974693.987873" calcext:value-type="float">
            <text:p>614974693,987873</text:p>
          </table:table-cell>
          <table:table-cell table:formula="of:=([.F78])/([.G78]+[.F78])" office:value-type="float" office:value="0.556295314583064" calcext:value-type="float">
            <text:p>0,556295314583064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78]+[.F78]*([.E$2]-1)*(1-[.H78])" office:value-type="float" office:value="880331371.649596" calcext:value-type="float">
            <text:p>880331371,649596</text:p>
          </table:table-cell>
          <table:table-cell table:formula="of:=[.G$2]-[.F79]" office:value-type="float" office:value="505668628.350404" calcext:value-type="float">
            <text:p>505668628,350404</text:p>
          </table:table-cell>
          <table:table-cell table:formula="of:=([.F79])/([.G79]+[.F79])" office:value-type="float" office:value="0.635159719804903" calcext:value-type="float">
            <text:p>0,635159719804903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79]+[.F79]*([.E$2]-1)*(1-[.H79])" office:value-type="float" office:value="982951032.437304" calcext:value-type="float">
            <text:p>982951032,437304</text:p>
          </table:table-cell>
          <table:table-cell table:formula="of:=[.G$2]-[.F80]" office:value-type="float" office:value="403048967.562696" calcext:value-type="float">
            <text:p>403048967,562696</text:p>
          </table:table-cell>
          <table:table-cell table:formula="of:=([.F80])/([.G80]+[.F80])" office:value-type="float" office:value="0.709199879103394" calcext:value-type="float">
            <text:p>0,709199879103394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80]+[.F80]*([.E$2]-1)*(1-[.H80])" office:value-type="float" office:value="1074279901.83295" calcext:value-type="float">
            <text:p>1074279901,83295</text:p>
          </table:table-cell>
          <table:table-cell table:formula="of:=[.G$2]-[.F81]" office:value-type="float" office:value="311720098.167049" calcext:value-type="float">
            <text:p>311720098,167049</text:p>
          </table:table-cell>
          <table:table-cell table:formula="of:=([.F81])/([.G81]+[.F81])" office:value-type="float" office:value="0.775093724266198" calcext:value-type="float">
            <text:p>0,77509372426619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81]+[.F81]*([.E$2]-1)*(1-[.H81])" office:value-type="float" office:value="1151476940.40843" calcext:value-type="float">
            <text:p>1151476940,40843</text:p>
          </table:table-cell>
          <table:table-cell table:formula="of:=[.G$2]-[.F82]" office:value-type="float" office:value="234523059.591573" calcext:value-type="float">
            <text:p>234523059,591573</text:p>
          </table:table-cell>
          <table:table-cell table:formula="of:=([.F82])/([.G82]+[.F82])" office:value-type="float" office:value="0.830791443296123" calcext:value-type="float">
            <text:p>0,830791443296123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82]+[.F82]*([.E$2]-1)*(1-[.H82])" office:value-type="float" office:value="1213729782.23844" calcext:value-type="float">
            <text:p>1213729782,23844</text:p>
          </table:table-cell>
          <table:table-cell table:formula="of:=[.G$2]-[.F83]" office:value-type="float" office:value="172270217.761555" calcext:value-type="float">
            <text:p>172270217,761555</text:p>
          </table:table-cell>
          <table:table-cell table:formula="of:=([.F83])/([.G83]+[.F83])" office:value-type="float" office:value="0.875706913591952" calcext:value-type="float">
            <text:p>0,875706913591952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83]+[.F83]*([.E$2]-1)*(1-[.H83])" office:value-type="float" office:value="1261930177.15715" calcext:value-type="float">
            <text:p>1261930177,15715</text:p>
          </table:table-cell>
          <table:table-cell table:formula="of:=[.G$2]-[.F84]" office:value-type="float" office:value="124069822.842851" calcext:value-type="float">
            <text:p>124069822,842851</text:p>
          </table:table-cell>
          <table:table-cell table:formula="of:=([.F84])/([.G84]+[.F84])" office:value-type="float" office:value="0.910483533302416" calcext:value-type="float">
            <text:p>0,910483533302416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84]+[.F84]*([.E$2]-1)*(1-[.H84])" office:value-type="float" office:value="1298022918.83766" calcext:value-type="float">
            <text:p>1298022918,83766</text:p>
          </table:table-cell>
          <table:table-cell table:formula="of:=[.G$2]-[.F85]" office:value-type="float" office:value="87977081.1623409" calcext:value-type="float">
            <text:p>87977081,1623409</text:p>
          </table:table-cell>
          <table:table-cell table:formula="of:=([.F85])/([.G85]+[.F85])" office:value-type="float" office:value="0.936524472465843" calcext:value-type="float">
            <text:p>0,936524472465843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85]+[.F85]*([.E$2]-1)*(1-[.H85])" office:value-type="float" office:value="1324348034.93064" calcext:value-type="float">
            <text:p>1324348034,93064</text:p>
          </table:table-cell>
          <table:table-cell table:formula="of:=[.G$2]-[.F86]" office:value-type="float" office:value="61651965.0693614" calcext:value-type="float">
            <text:p>61651965,0693614</text:p>
          </table:table-cell>
          <table:table-cell table:formula="of:=([.F86])/([.G86]+[.F86])" office:value-type="float" office:value="0.955518062720518" calcext:value-type="float">
            <text:p>0,95551806272051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86]+[.F86]*([.E$2]-1)*(1-[.H86])" office:value-type="float" office:value="1343170107.36004" calcext:value-type="float">
            <text:p>1343170107,36004</text:p>
          </table:table-cell>
          <table:table-cell table:formula="of:=[.G$2]-[.F87]" office:value-type="float" office:value="42829892.6399581" calcext:value-type="float">
            <text:p>42829892,6399581</text:p>
          </table:table-cell>
          <table:table-cell table:formula="of:=([.F87])/([.G87]+[.F87])" office:value-type="float" office:value="0.969098201558472" calcext:value-type="float">
            <text:p>0,969098201558472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87]+[.F87]*([.E$2]-1)*(1-[.H87])" office:value-type="float" office:value="1356431721.53926" calcext:value-type="float">
            <text:p>1356431721,53926</text:p>
          </table:table-cell>
          <table:table-cell table:formula="of:=[.G$2]-[.F88]" office:value-type="float" office:value="29568278.460737" calcext:value-type="float">
            <text:p>29568278,460737</text:p>
          </table:table-cell>
          <table:table-cell table:formula="of:=([.F88])/([.G88]+[.F88])" office:value-type="float" office:value="0.978666465757044" calcext:value-type="float">
            <text:p>0,978666465757044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88]+[.F88]*([.E$2]-1)*(1-[.H88])" office:value-type="float" office:value="1365677476.14133" calcext:value-type="float">
            <text:p>1365677476,14133</text:p>
          </table:table-cell>
          <table:table-cell table:formula="of:=[.G$2]-[.F89]" office:value-type="float" office:value="20322523.8586733" calcext:value-type="float">
            <text:p>20322523,8586733</text:p>
          </table:table-cell>
          <table:table-cell table:formula="of:=([.F89])/([.G89]+[.F89])" office:value-type="float" office:value="0.985337284373252" calcext:value-type="float">
            <text:p>0,985337284373252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89]+[.F89]*([.E$2]-1)*(1-[.H89])" office:value-type="float" office:value="1372075475.23125" calcext:value-type="float">
            <text:p>1372075475,23125</text:p>
          </table:table-cell>
          <table:table-cell table:formula="of:=[.G$2]-[.F90]" office:value-type="float" office:value="13924524.7687516" calcext:value-type="float">
            <text:p>13924524,7687516</text:p>
          </table:table-cell>
          <table:table-cell table:formula="of:=([.F90])/([.G90]+[.F90])" office:value-type="float" office:value="0.989953445332791" calcext:value-type="float">
            <text:p>0,989953445332791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90]+[.F90]*([.E$2]-1)*(1-[.H90])" office:value-type="float" office:value="1376479773.96892" calcext:value-type="float">
            <text:p>1376479773,96892</text:p>
          </table:table-cell>
          <table:table-cell table:formula="of:=[.G$2]-[.F91]" office:value-type="float" office:value="9520226.03107572" calcext:value-type="float">
            <text:p>9520226,03107572</text:p>
          </table:table-cell>
          <table:table-cell table:formula="of:=([.F91])/([.G91]+[.F91])" office:value-type="float" office:value="0.993131150049729" calcext:value-type="float">
            <text:p>0,99313115004972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91]+[.F91]*([.E$2]-1)*(1-[.H91])" office:value-type="float" office:value="1379500667.91608" calcext:value-type="float">
            <text:p>1379500667,91608</text:p>
          </table:table-cell>
          <table:table-cell table:formula="of:=[.G$2]-[.F92]" office:value-type="float" office:value="6499332.08392024" calcext:value-type="float">
            <text:p>6499332,08392024</text:p>
          </table:table-cell>
          <table:table-cell table:formula="of:=([.F92])/([.G92]+[.F92])" office:value-type="float" office:value="0.995310727212179" calcext:value-type="float">
            <text:p>0,995310727212179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92]+[.F92]*([.E$2]-1)*(1-[.H92])" office:value-type="float" office:value="1381567518.24396" calcext:value-type="float">
            <text:p>1381567518,24396</text:p>
          </table:table-cell>
          <table:table-cell table:formula="of:=[.G$2]-[.F93]" office:value-type="float" office:value="4432481.75604057" calcext:value-type="float">
            <text:p>4432481,75604057</text:p>
          </table:table-cell>
          <table:table-cell table:formula="of:=([.F93])/([.G93]+[.F93])" office:value-type="float" office:value="0.996801961214978" calcext:value-type="float">
            <text:p>0,996801961214978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F93]+[.F93]*([.E$2]-1)*(1-[.H93])" office:value-type="float" office:value="1382979202.12532" calcext:value-type="float">
            <text:p>1382979202,12532</text:p>
          </table:table-cell>
          <table:table-cell table:formula="of:=[.G$2]-[.F94]" office:value-type="float" office:value="3020797.87468433" calcext:value-type="float">
            <text:p>3020797,87468433</text:p>
          </table:table-cell>
          <table:table-cell table:formula="of:=([.F94])/([.G94]+[.F94])" office:value-type="float" office:value="0.997820492153907" calcext:value-type="float">
            <text:p>0,997820492153907</text:p>
          </table:table-cell>
          <table:table-cell table:number-columns-repeated="56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italie" table:target-range-address="'ts-Deaths'.AI18:'ts-Deaths'.BH18"/>
        <table:database-range table:name="spain" table:target-range-address="'ts-Deaths'.AT20:'ts-Deaths'.BH2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ource Han Sans SC" style:language-asian="zh" style:country-asian="CN" style:font-name-complex="Lohit Hind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mu_20_France" style:display-name="PageStyle_Simu Fran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rtVariance" style:display-name="PageStyle_MortVaria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_23_Morts" style:display-name="PageStyle_#Mor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ina" style:display-name="PageStyle_Chin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s_20_Death" style:display-name="PageStyle_Graphs Death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ts-Deaths" style:display-name="PageStyle_ts-Death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6:22:49</meta:creation-date>
    <dc:language>fr-FR</dc:language>
    <dc:date>2020-03-20T07:24:06.890918827</dc:date>
    <meta:editing-cycles>18</meta:editing-cycles>
    <meta:editing-duration>PT5H58M12S</meta:editing-duration>
    <meta:generator>LibreOffice/6.4.1.2$Linux_X86_64 LibreOffice_project/40$Build-2</meta:generator>
    <meta:document-statistic meta:table-count="6" meta:cell-count="29301" meta:object-count="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00000" chart:interval-minor-divisor="5" chart:reverse-direction="false" text:line-break="false" loext:try-staggering-first="false" chart:link-data-style-to-sourc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083cm" svg:height="12.513cm" xlink:href=".." xlink:type="simple" chart:class="chart:line" chart:style-name="ch1">
        <chart:legend chart:legend-position="end" svg:x="17.204cm" svg:y="5.708cm" style:legend-expansion="high" chart:style-name="ch2"/>
        <chart:plot-area chart:style-name="ch3" table:cell-range-address="'Simu France'.F1:'Simu France'.F1 'Simu France'.F42:'Simu France'.F140 'Simu France'.I1:'Simu France'.I1 'Simu France'.I42:'Simu France'.I140" chart:data-source-has-labels="row" svg:x="0.401cm" svg:y="0.25cm" svg:width="16.402cm" svg:height="12.013cm">
          <chartooo:coordinate-region svg:x="2.134cm" svg:y="0.25cm" svg:width="13.306cm" svg:height="11.021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Simu France'.F42:'Simu France'.F140" chart:label-cell-address="'Simu France'.F1:'Simu France'.F1" chart:class="chart:line">
            <chart:data-point chart:repeated="99"/>
          </chart:series>
          <chart:series chart:attached-axis="secondary-y" chart:style-name="ch10" chart:values-cell-range-address="'Simu France'.I42:'Simu France'.I140" chart:label-cell-address="'Simu France'.I1:'Simu France'.I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Infected</text:p>
                <draw:g>
                  <svg:desc>'Simu France'.F1:'Simu France'.F1</svg:desc>
                </draw:g>
              </table:table-cell>
              <table:table-cell office:value-type="string">
                <text:p>#Death</text:p>
                <draw:g>
                  <svg:desc>'Simu France'.I1:'Simu France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.999175452461">
                <text:p>255.999175452461</text:p>
                <draw:g>
                  <svg:desc>'Simu France'.F42:'Simu France'.F140</svg:desc>
                </draw:g>
              </table:table-cell>
              <table:table-cell office:value-type="float" office:value="0.00485403083979447">
                <text:p>0.00485403083979447</text:p>
                <draw:g>
                  <svg:desc>'Simu France'.I42:'Simu France'.I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7.792588175262">
                <text:p>337.792588175262</text:p>
              </table:table-cell>
              <table:table-cell office:value-type="float" office:value="0.00656134871918759">
                <text:p>0.00656134871918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5.719384679746">
                <text:p>445.719384679746</text:p>
              </table:table-cell>
              <table:table-cell office:value-type="float" office:value="0.00880505881097445">
                <text:p>0.00880505881097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.129196148315">
                <text:p>588.129196148315</text:p>
              </table:table-cell>
              <table:table-cell office:value-type="float" office:value="0.0117516332287189">
                <text:p>0.0117516332287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.039284932629">
                <text:p>776.039284932629</text:p>
              </table:table-cell>
              <table:table-cell office:value-type="float" office:value="0.0156222472477761">
                <text:p>0.0156222472477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3.98676854781">
                <text:p>1023.98676854781</text:p>
              </table:table-cell>
              <table:table-cell office:value-type="float" office:value="0.0207104629674252">
                <text:p>0.0207104629674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1.15305796437">
                <text:p>1351.15305796437</text:p>
              </table:table-cell>
              <table:table-cell office:value-type="float" office:value="0.0274052869174272">
                <text:p>0.0274052869174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2.84742701044">
                <text:p>1782.84742701044</text:p>
              </table:table-cell>
              <table:table-cell office:value-type="float" office:value="0.0362213712894724">
                <text:p>0.0362213712894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2.46435747016">
                <text:p>2352.46435747016</text:p>
              </table:table-cell>
              <table:table-cell office:value-type="float" office:value="0.0478387323837493">
                <text:p>0.0478387323837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4.06585974147">
                <text:p>3104.06585974147</text:p>
              </table:table-cell>
              <table:table-cell office:value-type="float" office:value="0.0631551277450201">
                <text:p>0.0631551277450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5.78814864532">
                <text:p>4095.78814864532</text:p>
              </table:table-cell>
              <table:table-cell office:value-type="float" office:value="0.083355220646574">
                <text:p>0.083355220646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04.33553134012">
                <text:p>5404.33553134012</text:p>
              </table:table-cell>
              <table:table-cell office:value-type="float" office:value="0.110001947266505">
                <text:p>0.110001947266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30.90795578441">
                <text:p>7130.90795578441</text:p>
              </table:table-cell>
              <table:table-cell office:value-type="float" office:value="0.145157196129639">
                <text:p>0.145157196129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09.01867649997">
                <text:p>9409.01867649997</text:p>
              </table:table-cell>
              <table:table-cell office:value-type="float" office:value="0.191541151304647">
                <text:p>0.191541151304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14.8031442786">
                <text:p>12414.8031442786</text:p>
              </table:table-cell>
              <table:table-cell office:value-type="float" office:value="0.252742620350308">
                <text:p>0.252742620350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0.610211159">
                <text:p>16380.610211159</text:p>
              </table:table-cell>
              <table:table-cell office:value-type="float" office:value="0.333496597254592">
                <text:p>0.333496597254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12.9158941286">
                <text:p>21612.9158941286</text:p>
              </table:table-cell>
              <table:table-cell office:value-type="float" office:value="0.440050502182983">
                <text:p>0.440050502182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15.9260314821">
                <text:p>28515.9260314821</text:p>
              </table:table-cell>
              <table:table-cell office:value-type="float" office:value="0.58064739117011">
                <text:p>0.58064739117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622.6598077221">
                <text:p>37622.6598077221</text:p>
              </table:table-cell>
              <table:table-cell office:value-type="float" office:value="0.766163463829491">
                <text:p>0.766163463829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635.8597052298">
                <text:p>49635.8597052298</text:p>
              </table:table-cell>
              <table:table-cell office:value-type="float" office:value="1.01094910654225">
                <text:p>1.01094910654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481.7899126355">
                <text:p>65481.7899126355</text:p>
              </table:table-cell>
              <table:table-cell office:value-type="float" office:value="1.33393834864731">
                <text:p>1.33393834864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380.9063554578">
                <text:p>86380.9063554578</text:p>
              </table:table-cell>
              <table:table-cell office:value-type="float" office:value="1.76011261678161">
                <text:p>1.76011261678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940.554946572">
                <text:p>113940.554946572</text:p>
              </table:table-cell>
              <table:table-cell office:value-type="float" office:value="2.32243101499537">
                <text:p>2.322431014995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276.330350438">
                <text:p>150276.330350438</text:p>
              </table:table-cell>
              <table:table-cell office:value-type="float" office:value="3.06437643377838">
                <text:p>3.06437643377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170.549375496">
                <text:p>198170.549375496</text:p>
              </table:table-cell>
              <table:table-cell office:value-type="float" office:value="4.04331286998272">
                <text:p>4.04331286998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278.481309528">
                <text:p>261278.481309528</text:p>
              </table:table-cell>
              <table:table-cell office:value-type="float" office:value="5.33491165605796">
                <text:p>5.33491165605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4395.495177383">
                <text:p>344395.495177383</text:p>
              </table:table-cell>
              <table:table-cell office:value-type="float" office:value="7.03898533231463">
                <text:p>7.03898533231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3800.97570348">
                <text:p>453800.97570348</text:p>
              </table:table-cell>
              <table:table-cell office:value-type="float" office:value="9.28717406937175">
                <text:p>9.28717406937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7697.344578578">
                <text:p>597697.344578578</text:p>
              </table:table-cell>
              <table:table-cell office:value-type="float" office:value="12.2530681398752">
                <text:p>12.2530681398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6764.013020471">
                <text:p>786764.013020471</text:p>
              </table:table-cell>
              <table:table-cell office:value-type="float" office:value="16.1655302147585">
                <text:p>16.1655302147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4845.09513963">
                <text:p>1034845.09513963</text:p>
              </table:table-cell>
              <table:table-cell office:value-type="float" office:value="21.326214665787">
                <text:p>21.326214665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9783.58239631">
                <text:p>1359783.58239631</text:p>
              </table:table-cell>
              <table:table-cell office:value-type="float" office:value="28.1325813742728">
                <text:p>28.1325813742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4398.96430495">
                <text:p>1784398.96430495</text:p>
              </table:table-cell>
              <table:table-cell office:value-type="float" office:value="37.1080847409677">
                <text:p>37.10808474096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7572.90507409">
                <text:p>2337572.90507409</text:p>
              </table:table-cell>
              <table:table-cell office:value-type="float" office:value="48.941702047775">
                <text:p>48.941702047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55348.10359257">
                <text:p>3055348.10359257</text:p>
              </table:table-cell>
              <table:table-cell office:value-type="float" office:value="64.5395659598613">
                <text:p>64.53956595986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1845.07664065">
                <text:p>3981845.07664065</text:p>
              </table:table-cell>
              <table:table-cell office:value-type="float" office:value="85.0921964833479">
                <text:p>85.0921964833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69645.63086713">
                <text:p>5169645.63086713</text:p>
              </table:table-cell>
              <table:table-cell office:value-type="float" office:value="112.161689916091">
                <text:p>112.161689916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79072.89840153">
                <text:p>6679072.89840153</text:p>
              </table:table-cell>
              <table:table-cell office:value-type="float" office:value="147.794196255798">
                <text:p>147.7941962557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75535.31173381">
                <text:p>8575535.31173381</text:p>
              </table:table-cell>
              <table:table-cell office:value-type="float" office:value="194.664044046997">
                <text:p>194.664044046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23877.5141473">
                <text:p>10923877.5141473</text:p>
              </table:table-cell>
              <table:table-cell office:value-type="float" office:value="256.25683431897">
                <text:p>256.25683431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78688.9450845">
                <text:p>13778688.9450845</text:p>
              </table:table-cell>
              <table:table-cell office:value-type="float" office:value="337.099517614986">
                <text:p>337.099517614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170100.6822984">
                <text:p>17170100.6822984</text:p>
              </table:table-cell>
              <table:table-cell office:value-type="float" office:value="443.045570454107">
                <text:p>443.045570454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86168.9796317">
                <text:p>21086168.9796317</text:p>
              </table:table-cell>
              <table:table-cell office:value-type="float" office:value="581.622444477507">
                <text:p>581.622444477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455671.8838174">
                <text:p>25455671.8838174</text:p>
              </table:table-cell>
              <table:table-cell office:value-type="float" office:value="762.445870584344">
                <text:p>762.445870584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138321.6266582">
                <text:p>30138321.6266582</text:p>
              </table:table-cell>
              <table:table-cell office:value-type="float" office:value="997.700610787159">
                <text:p>997.7006107871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30838.3225682">
                <text:p>34930838.3225682</text:p>
              </table:table-cell>
              <table:table-cell office:value-type="float" office:value="1302.67897544156">
                <text:p>1302.67897544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593986.0583208">
                <text:p>39593986.0583208</text:p>
              </table:table-cell>
              <table:table-cell office:value-type="float" office:value="1696.35590803069">
                <text:p>1696.355908030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896455.1178563">
                <text:p>43896455.1178563</text:p>
              </table:table-cell>
              <table:table-cell office:value-type="float" office:value="2201.96189750668">
                <text:p>2201.961897506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660729.5971307">
                <text:p>47660729.5971307</text:p>
              </table:table-cell>
              <table:table-cell office:value-type="float" office:value="2847.49231175581">
                <text:p>2847.49231175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792432.1393711">
                <text:p>50792432.1393711</text:p>
              </table:table-cell>
              <table:table-cell office:value-type="float" office:value="3666.06526914174">
                <text:p>3666.065269141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282861.6990599">
                <text:p>53282861.6990599</text:p>
              </table:table-cell>
              <table:table-cell office:value-type="float" office:value="4696.01318100563">
                <text:p>4696.01318100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188770.6055687">
                <text:p>55188770.6055687</text:p>
              </table:table-cell>
              <table:table-cell office:value-type="float" office:value="5980.57102434232">
                <text:p>5980.57102434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602730.4172223">
                <text:p>56602730.4172223</text:p>
              </table:table-cell>
              <table:table-cell office:value-type="float" office:value="7567.01447463093">
                <text:p>7567.014474630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626724.946611">
                <text:p>57626724.946611</text:p>
              </table:table-cell>
              <table:table-cell office:value-type="float" office:value="9505.11162067674">
                <text:p>9505.11162067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355011.3496609">
                <text:p>58355011.3496609</text:p>
              </table:table-cell>
              <table:table-cell office:value-type="float" office:value="11844.791283928">
                <text:p>11844.791283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866188.193285">
                <text:p>58866188.193285</text:p>
              </table:table-cell>
              <table:table-cell office:value-type="float" office:value="14633.0047026666">
                <text:p>14633.00470266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221604.1147599">
                <text:p>59221604.1147599</text:p>
              </table:table-cell>
              <table:table-cell office:value-type="float" office:value="17909.8658418698">
                <text:p>17909.86584186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467080.9483291">
                <text:p>59467080.9483291</text:p>
              </table:table-cell>
              <table:table-cell office:value-type="float" office:value="21704.2909875397">
                <text:p>21704.29098753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635840.1353767">
                <text:p>59635840.1353767</text:p>
              </table:table-cell>
              <table:table-cell office:value-type="float" office:value="26029.5029969532">
                <text:p>26029.5029969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751485.5987168">
                <text:p>59751485.5987168</text:p>
              </table:table-cell>
              <table:table-cell office:value-type="float" office:value="30878.8930976625">
                <text:p>30878.8930976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830558.7220127">
                <text:p>59830558.7220127</text:p>
              </table:table-cell>
              <table:table-cell office:value-type="float" office:value="36222.811831495">
                <text:p>36222.811831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884543.3466538">
                <text:p>59884543.3466538</text:p>
              </table:table-cell>
              <table:table-cell office:value-type="float" office:value="42006.8605820125">
                <text:p>42006.8605820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921361.3571906">
                <text:p>59921361.3571906</text:p>
              </table:table-cell>
              <table:table-cell office:value-type="float" office:value="48152.1560698754">
                <text:p>48152.1560698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946453.7761819">
                <text:p>59946453.7761819</text:p>
              </table:table-cell>
              <table:table-cell office:value-type="float" office:value="54557.8401690535">
                <text:p>54557.84016905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963546.6311381">
                <text:p>59963546.6311381</text:p>
              </table:table-cell>
              <table:table-cell office:value-type="float" office:value="61105.8270281876">
                <text:p>61105.8270281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975186.3754527">
                <text:p>59975186.3754527</text:p>
              </table:table-cell>
              <table:table-cell office:value-type="float" office:value="67667.4614228372">
                <text:p>67667.4614228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983110.9267781">
                <text:p>59983110.9267781</text:p>
              </table:table-cell>
              <table:table-cell office:value-type="float" office:value="74111.4640390063">
                <text:p>74111.46403900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988505.2810052">
                <text:p>59988505.2810052</text:p>
              </table:table-cell>
              <table:table-cell office:value-type="float" office:value="80312.3209373961">
                <text:p>80312.3209373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992176.9116686">
                <text:p>59992176.9116686</text:p>
              </table:table-cell>
              <table:table-cell office:value-type="float" office:value="86158.1834259792">
                <text:p>86158.1834259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94675.8049507">
                <text:p>59994675.8049507</text:p>
              </table:table-cell>
              <table:table-cell office:value-type="float" office:value="91557.4036353129">
                <text:p>91557.4036353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996376.4569845">
                <text:p>59996376.4569845</text:p>
              </table:table-cell>
              <table:table-cell office:value-type="float" office:value="96443.0312021351">
                <text:p>96443.03120213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997533.8182543">
                <text:p>59997533.8182543</text:p>
              </table:table-cell>
              <table:table-cell office:value-type="float" office:value="100774.898476844">
                <text:p>100774.898476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998321.4309621">
                <text:p>59998321.4309621</text:p>
              </table:table-cell>
              <table:table-cell office:value-type="float" office:value="104539.265957337">
                <text:p>104539.2659573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998857.4125544">
                <text:p>59998857.4125544</text:p>
              </table:table-cell>
              <table:table-cell office:value-type="float" office:value="107746.32090541">
                <text:p>107746.32090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999222.1518343">
                <text:p>59999222.1518343</text:p>
              </table:table-cell>
              <table:table-cell office:value-type="float" office:value="110426.064849814">
                <text:p>110426.0648498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999470.357755">
                <text:p>59999470.357755</text:p>
              </table:table-cell>
              <table:table-cell office:value-type="float" office:value="112623.256103025">
                <text:p>112623.256103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999639.2616461">
                <text:p>59999639.2616461</text:p>
              </table:table-cell>
              <table:table-cell office:value-type="float" office:value="114392.084487358">
                <text:p>114392.0844873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999754.2002068">
                <text:p>59999754.2002068</text:p>
              </table:table-cell>
              <table:table-cell office:value-type="float" office:value="115791.164748621">
                <text:p>115791.1647486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999832.4153582">
                <text:p>59999832.4153582</text:p>
              </table:table-cell>
              <table:table-cell office:value-type="float" office:value="116879.276901596">
                <text:p>116879.2769015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999885.6403213">
                <text:p>59999885.6403213</text:p>
              </table:table-cell>
              <table:table-cell office:value-type="float" office:value="117712.096423291">
                <text:p>117712.0964232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999921.859567">
                <text:p>59999921.859567</text:p>
              </table:table-cell>
              <table:table-cell office:value-type="float" office:value="118339.981444725">
                <text:p>118339.981444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999946.5065139">
                <text:p>59999946.5065139</text:p>
              </table:table-cell>
              <table:table-cell office:value-type="float" office:value="118806.743944588">
                <text:p>118806.7439445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999963.2785833">
                <text:p>59999963.2785833</text:p>
              </table:table-cell>
              <table:table-cell office:value-type="float" office:value="119149.240149272">
                <text:p>119149.2401492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999974.6918517">
                <text:p>59999974.6918517</text:p>
              </table:table-cell>
              <table:table-cell office:value-type="float" office:value="119397.572347201">
                <text:p>119397.572347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999982.4584942">
                <text:p>59999982.4584942</text:p>
              </table:table-cell>
              <table:table-cell office:value-type="float" office:value="119575.691841965">
                <text:p>119575.6918419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999987.7436347">
                <text:p>59999987.7436347</text:p>
              </table:table-cell>
              <table:table-cell office:value-type="float" office:value="119702.21818852">
                <text:p>119702.21818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999991.3401318">
                <text:p>59999991.3401318</text:p>
              </table:table-cell>
              <table:table-cell office:value-type="float" office:value="119791.330162436">
                <text:p>119791.330162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999993.78752">
                <text:p>59999993.78752</text:p>
              </table:table-cell>
              <table:table-cell office:value-type="float" office:value="119853.628216272">
                <text:p>119853.6282162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999995.4529484">
                <text:p>59999995.4529484</text:p>
              </table:table-cell>
              <table:table-cell office:value-type="float" office:value="119896.908737327">
                <text:p>119896.908737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999996.5862594">
                <text:p>59999996.5862594</text:p>
              </table:table-cell>
              <table:table-cell office:value-type="float" office:value="119926.822669872">
                <text:p>119926.822669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999997.3574686">
                <text:p>59999997.3574686</text:p>
              </table:table-cell>
              <table:table-cell office:value-type="float" office:value="119947.413356094">
                <text:p>119947.4133560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999997.8822704">
                <text:p>59999997.8822704</text:p>
              </table:table-cell>
              <table:table-cell office:value-type="float" office:value="119961.54162945">
                <text:p>119961.54162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999998.2393938">
                <text:p>59999998.2393938</text:p>
              </table:table-cell>
              <table:table-cell office:value-type="float" office:value="119971.212625638">
                <text:p>119971.2126256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999998.4824135">
                <text:p>59999998.4824135</text:p>
              </table:table-cell>
              <table:table-cell office:value-type="float" office:value="119977.820986205">
                <text:p>119977.820986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999998.6477865">
                <text:p>59999998.6477865</text:p>
              </table:table-cell>
              <table:table-cell office:value-type="float" office:value="119982.330922077">
                <text:p>119982.330922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999998.7603215">
                <text:p>59999998.7603215</text:p>
              </table:table-cell>
              <table:table-cell office:value-type="float" office:value="119985.406032413">
                <text:p>119985.406032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999998.8369007">
                <text:p>59999998.8369007</text:p>
              </table:table-cell>
              <table:table-cell office:value-type="float" office:value="119987.501499252">
                <text:p>119987.501499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999998.8890122">
                <text:p>59999998.8890122</text:p>
              </table:table-cell>
              <table:table-cell office:value-type="float" office:value="119988.928793092">
                <text:p>119988.928793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999998.9244737">
                <text:p>59999998.9244737</text:p>
              </table:table-cell>
              <table:table-cell office:value-type="float" office:value="119989.900682131">
                <text:p>119989.900682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57.624cm" svg:height="24.674cm" xlink:href=".." xlink:type="simple" chart:class="chart:line" chart:style-name="ch1">
        <chart:legend chart:legend-position="end" svg:x="55.169cm" svg:y="11.789cm" style:legend-expansion="high" chart:style-name="ch2"/>
        <chart:plot-area chart:style-name="ch3" table:cell-range-address="'Simu France'.J1:'Simu France'.K1 'Simu France'.J57:'Simu France'.K159" chart:data-source-has-labels="row" svg:x="1.152cm" svg:y="0.493cm" svg:width="52.865cm" svg:height="23.688cm">
          <chartooo:coordinate-region svg:x="2.25cm" svg:y="0.692cm" svg:width="51.487cm" svg:height="23.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u France'.J57:'Simu France'.J159" chart:label-cell-address="'Simu France'.J1:'Simu France'.J1" chart:class="chart:line">
            <chart:data-point chart:repeated="103"/>
          </chart:series>
          <chart:series chart:style-name="ch8" chart:values-cell-range-address="'Simu France'.K57:'Simu France'.K159" chart:label-cell-address="'Simu France'.K1:'Simu France'.K1" chart:class="chart:line">
            <chart:data-point chart:repeated="1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D/J</text:p>
                <draw:g>
                  <svg:desc>'Simu France'.J1:'Simu France'.J1</svg:desc>
                </draw:g>
              </table:table-cell>
              <table:table-cell office:value-type="string">
                <text:p>d(#D/J)</text:p>
                <draw:g>
                  <svg:desc>'Simu France'.K1:'Simu Franc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7539769042836">
                <text:p>0.0807539769042836</text:p>
                <draw:g>
                  <svg:desc>'Simu France'.J57:'Simu France'.J159</svg:desc>
                </draw:g>
              </table:table-cell>
              <table:table-cell office:value-type="float" office:value="0.0331737525430158">
                <text:p>0.0331737525430158</text:p>
                <draw:g>
                  <svg:desc>'Simu France'.K57:'Simu France'.K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6553904928391">
                <text:p>0.106553904928391</text:p>
              </table:table-cell>
              <table:table-cell office:value-type="float" office:value="0.043774104553407">
                <text:p>0.043774104553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0596888987126">
                <text:p>0.140596888987126</text:p>
              </table:table-cell>
              <table:table-cell office:value-type="float" office:value="0.0577604386943479">
                <text:p>0.0577604386943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5516072659381">
                <text:p>0.185516072659381</text:p>
              </table:table-cell>
              <table:table-cell office:value-type="float" office:value="0.0762144823861142">
                <text:p>0.0762144823861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4785642712761">
                <text:p>0.244785642712761</text:p>
              </table:table-cell>
              <table:table-cell office:value-type="float" office:value="0.100563353854462">
                <text:p>0.100563353854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2989242105054">
                <text:p>0.322989242105054</text:p>
              </table:table-cell>
              <table:table-cell office:value-type="float" office:value="0.132689707318631">
                <text:p>0.132689707318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6174268134305">
                <text:p>0.426174268134305</text:p>
              </table:table-cell>
              <table:table-cell office:value-type="float" office:value="0.175077282308572">
                <text:p>0.175077282308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2318398213755">
                <text:p>0.562318398213755</text:p>
              </table:table-cell>
              <table:table-cell office:value-type="float" office:value="0.231002013896382">
                <text:p>0.231002013896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1945418783018">
                <text:p>0.741945418783018</text:p>
              </table:table-cell>
              <table:table-cell office:value-type="float" office:value="0.30478478263198">
                <text:p>0.30478478263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8936436204334">
                <text:p>0.978936436204334</text:p>
              </table:table-cell>
              <table:table-cell office:value-type="float" office:value="0.402123741160642">
                <text:p>0.402123741160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159878607524">
                <text:p>1.29159878607524</text:p>
              </table:table-cell>
              <table:table-cell office:value-type="float" office:value="0.530532035008206">
                <text:p>0.530532035008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0407367625667">
                <text:p>1.70407367625667</text:p>
              </table:table-cell>
              <table:table-cell office:value-type="float" office:value="0.699913462569138">
                <text:p>0.699913462569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4818873705712">
                <text:p>2.24818873705712</text:p>
              </table:table-cell>
              <table:table-cell office:value-type="float" office:value="0.923319104211708">
                <text:p>0.923319104211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6589407050349">
                <text:p>2.96589407050349</text:p>
              </table:table-cell>
              <table:table-cell office:value-type="float" office:value="1.21794033737381">
                <text:p>1.21794033737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1246207488325">
                <text:p>3.91246207488325</text:p>
              </table:table-cell>
              <table:table-cell office:value-type="float" office:value="1.60640991361082">
                <text:p>1.60640991361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606844510285">
                <text:p>5.1606844510285</text:p>
              </table:table-cell>
              <table:table-cell office:value-type="float" office:value="2.11850282354721">
                <text:p>2.11850282354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0636670848584">
                <text:p>6.80636670848584</text:p>
              </table:table-cell>
              <table:table-cell office:value-type="float" office:value="2.79335317634743">
                <text:p>2.79335317634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7550336669484">
                <text:p>8.97550336669484</text:p>
              </table:table-cell>
              <table:table-cell office:value-type="float" office:value="3.68233228856231">
                <text:p>3.68233228856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336173068074">
                <text:p>11.8336173068074</text:p>
              </table:table-cell>
              <table:table-cell office:value-type="float" office:value="4.85276579807097">
                <text:p>4.85276579807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5978639120862">
                <text:p>15.5978639120862</text:p>
              </table:table-cell>
              <table:table-cell office:value-type="float" office:value="6.39270145142353">
                <text:p>6.39270145142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526305234867">
                <text:p>20.5526305234867</text:p>
              </table:table-cell>
              <table:table-cell office:value-type="float" office:value="8.41696899495718">
                <text:p>8.41696899495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0694934327429">
                <text:p>27.0694934327429</text:p>
              </table:table-cell>
              <table:table-cell office:value-type="float" office:value="11.0747895186162">
                <text:p>11.0747895186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6325063397076">
                <text:p>35.6325063397076</text:p>
              </table:table-cell>
              <table:table-cell office:value-type="float" office:value="14.559177050269">
                <text:p>14.559177050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8698477911987">
                <text:p>46.8698477911987</text:p>
              </table:table-cell>
              <table:table-cell office:value-type="float" office:value="19.1183043592197">
                <text:p>19.1183043592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592790271973">
                <text:p>61.592790271973</text:p>
              </table:table-cell>
              <table:table-cell office:value-type="float" office:value="25.0688410840899">
                <text:p>25.0688410840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.8426832960159">
                <text:p>80.8426832960159</text:p>
              </table:table-cell>
              <table:table-cell office:value-type="float" office:value="32.8109684950562">
                <text:p>32.8109684950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.946052839121">
                <text:p>105.946052839121</text:p>
              </table:table-cell>
              <table:table-cell office:value-type="float" office:value="42.8442790527247">
                <text:p>42.8442790527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.576874023401">
                <text:p>138.576874023401</text:p>
              </table:table-cell>
              <table:table-cell office:value-type="float" office:value="55.7830318876974">
                <text:p>55.7830318876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.823426106837">
                <text:p>180.823426106837</text:p>
              </table:table-cell>
              <table:table-cell office:value-type="float" office:value="72.3682227206579">
                <text:p>72.3682227206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5.254740202815">
                <text:p>235.254740202815</text:p>
              </table:table-cell>
              <table:table-cell office:value-type="float" office:value="93.4726225463621">
                <text:p>93.47262254636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4.978364654396">
                <text:p>304.978364654396</text:p>
              </table:table-cell>
              <table:table-cell office:value-type="float" office:value="120.093351210045">
                <text:p>120.093351210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3.676932589134">
                <text:p>393.676932589134</text:p>
              </table:table-cell>
              <table:table-cell office:value-type="float" office:value="153.324755601118">
                <text:p>153.324755601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5.605989475988">
                <text:p>505.605989475988</text:p>
              </table:table-cell>
              <table:table-cell office:value-type="float" office:value="194.302643660539">
                <text:p>194.302643660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5.530414249137">
                <text:p>645.530414249137</text:p>
              </table:table-cell>
              <table:table-cell office:value-type="float" office:value="244.109985342631">
                <text:p>244.109985342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8.572957385929">
                <text:p>818.572957385929</text:p>
              </table:table-cell>
              <table:table-cell office:value-type="float" office:value="303.63517861451">
                <text:p>303.63517861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9.94791186389">
                <text:p>1029.94791186389</text:p>
              </table:table-cell>
              <table:table-cell office:value-type="float" office:value="373.37812482687">
                <text:p>373.378124826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4.55784333669">
                <text:p>1284.55784333669</text:p>
              </table:table-cell>
              <table:table-cell office:value-type="float" office:value="453.207415503704">
                <text:p>453.207415503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6.44345028861">
                <text:p>1586.44345028861</text:p>
              </table:table-cell>
              <table:table-cell office:value-type="float" office:value="542.083879426441">
                <text:p>542.083879426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.09714604581">
                <text:p>1938.09714604581</text:p>
              </table:table-cell>
              <table:table-cell office:value-type="float" office:value="637.780744216081">
                <text:p>637.780744216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39.67966325123">
                <text:p>2339.67966325123</text:p>
              </table:table-cell>
              <table:table-cell office:value-type="float" office:value="736.646850027524">
                <text:p>736.6468500275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88.21341873868">
                <text:p>2788.21341873868</text:p>
              </table:table-cell>
              <table:table-cell office:value-type="float" office:value="833.473332210131">
                <text:p>833.4733322101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76.86113920313">
                <text:p>3276.86113920313</text:p>
              </table:table-cell>
              <table:table-cell office:value-type="float" office:value="921.531063191221">
                <text:p>921.531063191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94.42514566996">
                <text:p>3794.42514566996</text:p>
              </table:table-cell>
              <table:table-cell office:value-type="float" office:value="992.840405272279">
                <text:p>992.8404052722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25.21200941345">
                <text:p>4325.21200941345</text:p>
              </table:table-cell>
              <table:table-cell office:value-type="float" office:value="1038.71210820952">
                <text:p>1038.71210820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9.39010070934">
                <text:p>4849.39010070934</text:p>
              </table:table-cell>
              <table:table-cell office:value-type="float" office:value="1050.55733594717">
                <text:p>1050.55733594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43.91873383252">
                <text:p>5343.91873383252</text:p>
              </table:table-cell>
              <table:table-cell office:value-type="float" office:value="1020.90964856827">
                <text:p>1020.909648568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84.04875051746">
                <text:p>5784.04875051746</text:p>
              </table:table-cell>
              <table:table-cell office:value-type="float" office:value="944.541802532357">
                <text:p>944.541802532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45.2954878629">
                <text:p>6145.2954878629</text:p>
              </table:table-cell>
              <table:table-cell office:value-type="float" office:value="819.50962617646">
                <text:p>819.50962617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5.68409917812">
                <text:p>6405.68409917812</text:p>
              </table:table-cell>
              <table:table-cell office:value-type="float" office:value="647.92977510716">
                <text:p>647.92977510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47.98685913411">
                <text:p>6547.98685913411</text:p>
              </table:table-cell>
              <table:table-cell office:value-type="float" office:value="436.310746614613">
                <text:p>436.3107466146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61.63439464955">
                <text:p>6561.63439464955</text:p>
              </table:table-cell>
              <table:table-cell office:value-type="float" office:value="195.312245924503">
                <text:p>195.312245924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44.00261616915">
                <text:p>6444.00261616915</text:p>
              </table:table-cell>
              <table:table-cell office:value-type="float" office:value="-61.0991681514424">
                <text:p>-61.0991681514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.85689838982">
                <text:p>6200.85689838982</text:p>
              </table:table-cell>
              <table:table-cell office:value-type="float" office:value="-317.017724927787">
                <text:p>-317.017724927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45.86248858305">
                <text:p>5845.86248858305</text:p>
              </table:table-cell>
              <table:table-cell office:value-type="float" office:value="-556.302147819787">
                <text:p>-556.3021478197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99.22020933371">
                <text:p>5399.22020933371</text:p>
              </table:table-cell>
              <table:table-cell office:value-type="float" office:value="-764.353791713627">
                <text:p>-764.3537917136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85.62756682218">
                <text:p>4885.62756682218</text:p>
              </table:table-cell>
              <table:table-cell office:value-type="float" office:value="-929.68563194668">
                <text:p>-929.68563194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1.86727470906">
                <text:p>4331.86727470906</text:p>
              </table:table-cell>
              <table:table-cell office:value-type="float" office:value="-1045.03614687059">
                <text:p>-1045.036146870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4.36748049302">
                <text:p>3764.36748049302</text:p>
              </table:table-cell>
              <table:table-cell office:value-type="float" office:value="-1107.8708697953">
                <text:p>-1107.8708697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07.0549480732">
                <text:p>3207.0549480732</text:p>
              </table:table-cell>
              <table:table-cell office:value-type="float" office:value="-1120.23249260155">
                <text:p>-1120.23249260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79.74394440372">
                <text:p>2679.74394440372</text:p>
              </table:table-cell>
              <table:table-cell office:value-type="float" office:value="-1088.01929002138">
                <text:p>-1088.01929002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97.19125321075">
                <text:p>2197.19125321075</text:p>
              </table:table-cell>
              <table:table-cell office:value-type="float" office:value="-1019.86420444589">
                <text:p>-1019.86420444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8.82838433312">
                <text:p>1768.82838433312</text:p>
              </table:table-cell>
              <table:table-cell office:value-type="float" office:value="-925.834997562774">
                <text:p>-925.834997562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9.08026126321">
                <text:p>1399.08026126321</text:p>
              </table:table-cell>
              <table:table-cell office:value-type="float" office:value="-816.174266052651">
                <text:p>-816.174266052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8.11215297473">
                <text:p>1088.11215297473</text:p>
              </table:table-cell>
              <table:table-cell office:value-type="float" office:value="-700.25447996096">
                <text:p>-700.25447996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2.819521695244">
                <text:p>832.819521695244</text:p>
              </table:table-cell>
              <table:table-cell office:value-type="float" office:value="-585.854077828442">
                <text:p>-585.8540778284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7.885021433947">
                <text:p>627.885021433947</text:p>
              </table:table-cell>
              <table:table-cell office:value-type="float" office:value="-478.785623877115">
                <text:p>-478.785623877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6.762499863253">
                <text:p>466.762499863253</text:p>
              </table:table-cell>
              <table:table-cell office:value-type="float" office:value="-382.843065504722">
                <text:p>-382.843065504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2.496204683164">
                <text:p>342.496204683164</text:p>
              </table:table-cell>
              <table:table-cell office:value-type="float" office:value="-299.992809647651">
                <text:p>-299.9928096476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8.332197929092">
                <text:p>248.332197929092</text:p>
              </table:table-cell>
              <table:table-cell office:value-type="float" office:value="-230.715710731029">
                <text:p>-230.715710731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.119494764178">
                <text:p>178.119494764178</text:p>
              </table:table-cell>
              <table:table-cell office:value-type="float" office:value="-174.410806060992">
                <text:p>-174.410806060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.526346555227">
                <text:p>126.526346555227</text:p>
              </table:table-cell>
              <table:table-cell office:value-type="float" office:value="-129.789619236918">
                <text:p>-129.7896192369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1119739156566">
                <text:p>89.1119739156566</text:p>
              </table:table-cell>
              <table:table-cell office:value-type="float" office:value="-95.2140391671759">
                <text:p>-95.21403916717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.2980538364063">
                <text:p>62.2980538364063</text:p>
              </table:table-cell>
              <table:table-cell office:value-type="float" office:value="-68.9545512419475">
                <text:p>-68.9545512419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280521054854">
                <text:p>43.280521054854</text:p>
              </table:table-cell>
              <table:table-cell office:value-type="float" office:value="-49.364937047576">
                <text:p>-49.364937047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9139325455471">
                <text:p>29.9139325455471</text:p>
              </table:table-cell>
              <table:table-cell office:value-type="float" office:value="-34.9829170567585">
                <text:p>-34.9829170567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5906862216216">
                <text:p>20.5906862216216</text:p>
              </table:table-cell>
              <table:table-cell office:value-type="float" office:value="-24.5734829239809">
                <text:p>-24.57348292398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12827335576">
                <text:p>14.12827335576</text:p>
              </table:table-cell>
              <table:table-cell office:value-type="float" office:value="-17.1334399182476">
                <text:p>-17.13343991824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709961877059">
                <text:p>9.6709961877059</text:p>
              </table:table-cell>
              <table:table-cell office:value-type="float" office:value="-11.8733011866037">
                <text:p>-11.8733011866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0836056765402">
                <text:p>6.60836056765402</text:p>
              </table:table-cell>
              <table:table-cell office:value-type="float" office:value="-8.18829135404182">
                <text:p>-8.188291354041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09935871989">
                <text:p>4.509935871989</text:p>
              </table:table-cell>
              <table:table-cell office:value-type="float" office:value="-5.62594083171765">
                <text:p>-5.625940831717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7511033573246">
                <text:p>3.07511033573246</text:p>
              </table:table-cell>
              <table:table-cell office:value-type="float" office:value="-3.85465387338384">
                <text:p>-3.854653873383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9546683897497">
                <text:p>2.09546683897497</text:p>
              </table:table-cell>
              <table:table-cell office:value-type="float" office:value="-2.63566875281685">
                <text:p>-2.635668752816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2729384054837">
                <text:p>1.42729384054837</text:p>
              </table:table-cell>
              <table:table-cell office:value-type="float" office:value="-1.79954384168377">
                <text:p>-1.79954384168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1889038773952">
                <text:p>0.971889038773952</text:p>
              </table:table-cell>
              <table:table-cell office:value-type="float" office:value="-1.22740129964465">
                <text:p>-1.227401299644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1654343843111">
                <text:p>0.661654343843111</text:p>
              </table:table-cell>
              <table:table-cell office:value-type="float" office:value="-0.836562228922655">
                <text:p>-0.8365622289226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50385950112832">
                <text:p>0.450385950112832</text:p>
              </table:table-cell>
              <table:table-cell office:value-type="float" office:value="-0.569893124275647">
                <text:p>-0.5698931242756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6546904015704">
                <text:p>0.306546904015704</text:p>
              </table:table-cell>
              <table:table-cell office:value-type="float" office:value="-0.388096206894261">
                <text:p>-0.3880962068942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08631876899744">
                <text:p>0.208631876899744</text:p>
              </table:table-cell>
              <table:table-cell office:value-type="float" office:value="-0.264230522424138">
                <text:p>-0.264230522424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1985845431918">
                <text:p>0.141985845431918</text:p>
              </table:table-cell>
              <table:table-cell office:value-type="float" office:value="-0.179869064910842">
                <text:p>-0.179869064910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66265016613761">
                <text:p>0.0966265016613761</text:p>
              </table:table-cell>
              <table:table-cell office:value-type="float" office:value="-0.122428373787746">
                <text:p>-0.1224283737877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57564686989645">
                <text:p>0.0657564686989645</text:p>
              </table:table-cell>
              <table:table-cell office:value-type="float" office:value="-0.0833249392987151">
                <text:p>-0.08332493929871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47480995353544">
                <text:p>0.0447480995353544</text:p>
              </table:table-cell>
              <table:table-cell office:value-type="float" office:value="-0.0567081723953985">
                <text:p>-0.05670817239539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04513496666914">
                <text:p>0.0304513496666914</text:p>
              </table:table-cell>
              <table:table-cell office:value-type="float" office:value="-0.0385923402985403">
                <text:p>-0.0385923402985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0722190500237">
                <text:p>0.020722190500237</text:p>
              </table:table-cell>
              <table:table-cell office:value-type="float" office:value="-0.0262631154667664">
                <text:p>-0.0262631154667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1014201653888">
                <text:p>0.0141014201653888</text:p>
              </table:table-cell>
              <table:table-cell office:value-type="float" office:value="-0.0178724597353721">
                <text:p>-0.01787245973537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59596662141848">
                <text:p>0.00959596662141848</text:p>
              </table:table-cell>
              <table:table-cell office:value-type="float" office:value="-0.0121623534893539">
                <text:p>-0.01216235348935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653000798774883">
                <text:p>0.00653000798774883</text:p>
              </table:table-cell>
              <table:table-cell office:value-type="float" office:value="-0.00827651777459929">
                <text:p>-0.008276517774599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444363194401376">
                <text:p>0.00444363194401376</text:p>
              </table:table-cell>
              <table:table-cell office:value-type="float" office:value="-0.00563216631417163">
                <text:p>-0.005632166314171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02386262046639">
                <text:p>0.00302386262046639</text:p>
              </table:table-cell>
              <table:table-cell office:value-type="float" office:value="-0.00383267289726064">
                <text:p>-0.003832672897260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05771735636517">
                <text:p>0.00205771735636517</text:p>
              </table:table-cell>
              <table:table-cell office:value-type="float" office:value="-0.00260811682771115">
                <text:p>-0.00260811682771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40026178269181">
                <text:p>0.00140026178269181</text:p>
              </table:table-cell>
              <table:table-cell office:value-type="float" office:value="-0.00177480885758996">
                <text:p>-0.00177480885758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952867601881735">
                <text:p>0.000952867601881735</text:p>
              </table:table-cell>
              <table:table-cell office:value-type="float" office:value="-0.00120774631795939">
                <text:p>-0.001207746317959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648419169010595">
                <text:p>0.000648419169010595</text:p>
              </table:table-cell>
              <table:table-cell office:value-type="float" office:value="-0.00082186307796898">
                <text:p>-0.000821863077968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71cm" svg:height="8.997cm" xlink:href=".." xlink:type="simple" chart:class="chart:line" chart:style-name="ch1">
        <chart:legend chart:legend-position="end" svg:x="14.542cm" svg:y="4.199cm" style:legend-expansion="high" chart:style-name="ch2"/>
        <chart:plot-area chart:style-name="ch3" table:cell-range-address="DethVariance.D7:DethVariance.D47" chart:data-source-has-labels="row" svg:x="0.321cm" svg:y="0.179cm" svg:width="13.9cm" svg:height="8.639cm">
          <chartooo:coordinate-region svg:x="1.233cm" svg:y="0.179cm" svg:width="12.988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thVariance.D8:DethVariance.D47" chart:label-cell-address="DethVariance.D7:DethVariance.D7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DethVariance.D7:DethVariance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83893851582921">
                <text:p>0.0000583893851582921</text:p>
                <draw:g>
                  <svg:desc>DethVariance.D8:DethVariance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22380386022754">
                <text:p>0.000122380386022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6443833694604">
                <text:p>0.000246443833694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76817640292968">
                <text:p>0.000476817640292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86369682387602">
                <text:p>0.000886369682387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58309031659599">
                <text:p>0.00158309031659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1659384673712">
                <text:p>0.00271659384673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47890605896858">
                <text:p>0.00447890605896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09491856924628">
                <text:p>0.00709491856924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7981933026376">
                <text:p>0.0107981933026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7900316601788">
                <text:p>0.0157900316601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1841669358911">
                <text:p>0.0221841669358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945493127149">
                <text:p>0.029945493127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8372109966426">
                <text:p>0.0388372109966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83941449038287">
                <text:p>0.0483941449038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9383105522965">
                <text:p>0.0579383105522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449205783599">
                <text:p>0.0666449205783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36540280606647">
                <text:p>0.0736540280606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82085387950912">
                <text:p>0.0782085387950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7884560802866">
                <text:p>0.0797884560802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2085387950912">
                <text:p>0.0782085387950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36540280606647">
                <text:p>0.0736540280606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6449205783599">
                <text:p>0.0666449205783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9383105522965">
                <text:p>0.0579383105522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941449038287">
                <text:p>0.0483941449038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88372109966426">
                <text:p>0.0388372109966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9945493127149">
                <text:p>0.029945493127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1841669358911">
                <text:p>0.0221841669358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7900316601788">
                <text:p>0.0157900316601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7981933026376">
                <text:p>0.0107981933026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09491856924628">
                <text:p>0.00709491856924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47890605896858">
                <text:p>0.00447890605896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1659384673712">
                <text:p>0.00271659384673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58309031659599">
                <text:p>0.00158309031659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886369682387602">
                <text:p>0.000886369682387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76817640292968">
                <text:p>0.000476817640292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46443833694604">
                <text:p>0.000246443833694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22380386022754">
                <text:p>0.000122380386022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583893851582921">
                <text:p>0.0000583893851582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267660451529771">
                <text:p>0.0000267660451529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1cm" svg:height="8.999cm" xlink:href=".." xlink:type="simple" chart:class="chart:line" chart:style-name="ch1">
        <chart:legend chart:legend-position="end" svg:x="13.063cm" svg:y="3.702cm" style:legend-expansion="high" chart:style-name="ch2"/>
        <chart:plot-area chart:style-name="ch3" table:cell-range-address="'Graphs Death'.D7:'Graphs Death'.F7 'Graphs Death'.D11:'Graphs Death'.F41" chart:data-source-has-labels="row" svg:x="0.32cm" svg:y="0.179cm" svg:width="12.423cm" svg:height="8.641cm">
          <chartooo:coordinate-region svg:x="1.127cm" svg:y="0.378cm" svg:width="11.245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D11:'Graphs Death'.D41" chart:label-cell-address="'Graphs Death'.D7:'Graphs Death'.D7" chart:class="chart:line">
            <chart:data-point chart:repeated="31"/>
          </chart:series>
          <chart:series chart:style-name="ch8" chart:values-cell-range-address="'Graphs Death'.E11:'Graphs Death'.E41" chart:label-cell-address="'Graphs Death'.E7:'Graphs Death'.E7" chart:class="chart:line">
            <chart:data-point chart:repeated="31"/>
          </chart:series>
          <chart:series chart:style-name="ch9" chart:values-cell-range-address="'Graphs Death'.F11:'Graphs Death'.F41" chart:label-cell-address="'Graphs Death'.F7:'Graphs Death'.F7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 mean 4</text:p>
                <draw:g>
                  <svg:desc>'Graphs Death'.D7:'Graphs Death'.D7</svg:desc>
                </draw:g>
              </table:table-cell>
              <table:table-cell office:value-type="string">
                <text:p>sp mean 4</text:p>
                <draw:g>
                  <svg:desc>'Graphs Death'.E7:'Graphs Death'.E7</svg:desc>
                </draw:g>
              </table:table-cell>
              <table:table-cell office:value-type="string">
                <text:p>fr mean 4</text:p>
                <draw:g>
                  <svg:desc>'Graphs Death'.F7:'Graphs Death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4492553743731">
                <text:p>0.914492553743731</text:p>
                <draw:g>
                  <svg:desc>'Graphs Death'.D11:'Graphs Death'.D41</svg:desc>
                </draw:g>
              </table:table-cell>
              <table:table-cell office:value-type="float" office:value="0.914492553743731">
                <text:p>0.914492553743731</text:p>
                <draw:g>
                  <svg:desc>'Graphs Death'.E11:'Graphs Death'.E41</svg:desc>
                </draw:g>
              </table:table-cell>
              <table:table-cell office:value-type="float" office:value="0.793507191484159">
                <text:p>0.793507191484159</text:p>
                <draw:g>
                  <svg:desc>'Graphs Death'.F11:'Graphs Death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997046974703">
                <text:p>1.94997046974703</text:p>
              </table:table-cell>
              <table:table-cell office:value-type="float" office:value="2.07095583200661">
                <text:p>2.07095583200661</text:p>
              </table:table-cell>
              <table:table-cell office:value-type="float" office:value="1.16901099506703">
                <text:p>1.16901099506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3453173815636">
                <text:p>3.63453173815636</text:p>
              </table:table-cell>
              <table:table-cell office:value-type="float" office:value="3.68957903927893">
                <text:p>3.68957903927893</text:p>
              </table:table-cell>
              <table:table-cell office:value-type="float" office:value="1.46602902070875">
                <text:p>1.46602902070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5455034038912">
                <text:p>5.55455034038912</text:p>
              </table:table-cell>
              <table:table-cell office:value-type="float" office:value="6.18291562850554">
                <text:p>6.18291562850554</text:p>
              </table:table-cell>
              <table:table-cell office:value-type="float" office:value="1.58701438296832">
                <text:p>1.58701438296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5851039166016">
                <text:p>7.95851039166016</text:p>
              </table:table-cell>
              <table:table-cell office:value-type="float" office:value="10.3880449411268">
                <text:p>10.3880449411268</text:p>
              </table:table-cell>
              <table:table-cell office:value-type="float" office:value="1.70799974522789">
                <text:p>1.70799974522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101584003768">
                <text:p>10.7101584003768</text:p>
              </table:table-cell>
              <table:table-cell office:value-type="float" office:value="15.7556718581193">
                <text:p>15.7556718581193</text:p>
              </table:table-cell>
              <table:table-cell office:value-type="float" office:value="2.00501777086961">
                <text:p>2.00501777086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39501765406">
                <text:p>14.039501765406</text:p>
              </table:table-cell>
              <table:table-cell office:value-type="float" office:value="23.1779139121476">
                <text:p>23.1779139121476</text:p>
              </table:table-cell>
              <table:table-cell office:value-type="float" office:value="2.38052157445248">
                <text:p>2.38052157445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6986206595512">
                <text:p>18.6986206595512</text:p>
              </table:table-cell>
              <table:table-cell office:value-type="float" office:value="34.6052297474444">
                <text:p>34.6052297474444</text:p>
              </table:table-cell>
              <table:table-cell office:value-type="float" office:value="3.11898146481406">
                <text:p>3.11898146481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0466781914245">
                <text:p>25.0466781914245</text:p>
              </table:table-cell>
              <table:table-cell office:value-type="float" office:value="52.1675116919719">
                <text:p>52.1675116919719</text:p>
              </table:table-cell>
              <table:table-cell office:value-type="float" office:value="4.18606820512137">
                <text:p>4.18606820512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5354987081407">
                <text:p>34.5354987081407</text:p>
              </table:table-cell>
              <table:table-cell office:value-type="float" office:value="78.3172628173264">
                <text:p>78.3172628173264</text:p>
              </table:table-cell>
              <table:table-cell office:value-type="float" office:value="6.1044298505644">
                <text:p>6.1044298505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950428163597">
                <text:p>47.950428163597</text:p>
              </table:table-cell>
              <table:table-cell office:value-type="float" office:value="118.394764149052">
                <text:p>118.394764149052</text:p>
              </table:table-cell>
              <table:table-cell office:value-type="float" office:value="8.62665485156604">
                <text:p>8.62665485156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6136470206775">
                <text:p>66.6136470206775</text:p>
              </table:table-cell>
              <table:table-cell office:value-type="float" office:value="166.044025790615">
                <text:p>166.044025790615</text:p>
              </table:table-cell>
              <table:table-cell office:value-type="float" office:value="12.5969112215158">
                <text:p>12.596911221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428181791858">
                <text:p>91.428181791858</text:p>
              </table:table-cell>
              <table:table-cell office:value-type="float" office:value="233.926339383482">
                <text:p>233.926339383482</text:p>
              </table:table-cell>
              <table:table-cell office:value-type="float" office:value="16.9688393942945">
                <text:p>16.9688393942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.783091442866">
                <text:p>120.783091442866</text:p>
              </table:table-cell>
              <table:table-cell office:value-type="float" office:value="338.89700714208">
                <text:p>338.89700714208</text:p>
              </table:table-cell>
              <table:table-cell office:value-type="float" office:value="22.8808958865059">
                <text:p>22.8808958865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.590335716918">
                <text:p>163.590335716918</text:p>
              </table:table-cell>
              <table:table-cell office:value-type="float" office:value="NaN">
                <text:p>NaN</text:p>
              </table:table-cell>
              <table:table-cell office:value-type="float" office:value="29.9919243511971">
                <text:p>29.9919243511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9.505221491516">
                <text:p>219.505221491516</text:p>
              </table:table-cell>
              <table:table-cell office:value-type="float" office:value="NaN">
                <text:p>NaN</text:p>
              </table:table-cell>
              <table:table-cell office:value-type="float" office:value="39.3090895738498">
                <text:p>39.3090895738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.701050978364">
                <text:p>295.701050978364</text:p>
              </table:table-cell>
              <table:table-cell office:value-type="float" office:value="NaN">
                <text:p>NaN</text:p>
              </table:table-cell>
              <table:table-cell office:value-type="float" office:value="49.5260727219636">
                <text:p>49.5260727219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6.104187300081">
                <text:p>396.104187300081</text:p>
              </table:table-cell>
              <table:table-cell office:value-type="float" office:value="NaN">
                <text:p>NaN</text:p>
              </table:table-cell>
              <table:table-cell office:value-type="float" office:value="63.6876233053684">
                <text:p>63.687623305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0.150195872353">
                <text:p>520.150195872353</text:p>
              </table:table-cell>
              <table:table-cell office:value-type="float" office:value="NaN">
                <text:p>NaN</text:p>
              </table:table-cell>
              <table:table-cell office:value-type="float" office:value="79.7005431272385">
                <text:p>79.7005431272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4.072120883193">
                <text:p>664.072120883193</text:p>
              </table:table-cell>
              <table:table-cell office:value-type="float" office:value="NaN">
                <text:p>NaN</text:p>
              </table:table-cell>
              <table:table-cell office:value-type="float" office:value="98.134923367756">
                <text:p>98.134923367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1.7807135046">
                <text:p>821.7807135046</text:p>
              </table:table-cell>
              <table:table-cell office:value-type="float" office:value="NaN">
                <text:p>NaN</text:p>
              </table:table-cell>
              <table:table-cell office:value-type="float" office:value="125.633396693263">
                <text:p>125.633396693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3.96013234028">
                <text:p>1003.9601323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2.74589274122">
                <text:p>1212.7458927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0.37867849178">
                <text:p>1450.3786784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4.14588088202">
                <text:p>1724.1458808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line" chart:style-name="ch1">
        <chart:legend chart:legend-position="end" svg:x="12.668cm" svg:y="3.702cm" style:legend-expansion="high" chart:style-name="ch2"/>
        <chart:plot-area chart:style-name="ch3" table:cell-range-address="'Graphs Death'.G7:'Graphs Death'.I7 'Graphs Death'.G11:'Graphs Death'.I36" chart:data-source-has-labels="row" svg:x="0.32cm" svg:y="0.179cm" svg:width="12.028cm" svg:height="8.641cm">
          <chartooo:coordinate-region svg:x="1.127cm" svg:y="0.378cm" svg:width="11.034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G11:'Graphs Death'.G36" chart:label-cell-address="'Graphs Death'.G7:'Graphs Death'.G7" chart:class="chart:line">
            <chart:data-point chart:repeated="26"/>
          </chart:series>
          <chart:series chart:style-name="ch8" chart:values-cell-range-address="'Graphs Death'.H11:'Graphs Death'.H36" chart:label-cell-address="'Graphs Death'.H7:'Graphs Death'.H7" chart:class="chart:line">
            <chart:data-point chart:repeated="26"/>
          </chart:series>
          <chart:series chart:style-name="ch9" chart:values-cell-range-address="'Graphs Death'.I11:'Graphs Death'.I36" chart:label-cell-address="'Graphs Death'.I7:'Graphs Death'.I7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it mean 2)</text:p>
                <draw:g>
                  <svg:desc>'Graphs Death'.G7:'Graphs Death'.G7</svg:desc>
                </draw:g>
              </table:table-cell>
              <table:table-cell office:value-type="string">
                <text:p>d(sp mean 2)</text:p>
                <draw:g>
                  <svg:desc>'Graphs Death'.H7:'Graphs Death'.H7</svg:desc>
                </draw:g>
              </table:table-cell>
              <table:table-cell office:value-type="string">
                <text:p>d(fr mean 2)</text:p>
                <draw:g>
                  <svg:desc>'Graphs Death'.I7:'Graphs Death'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7461647546196">
                <text:p>1.67461647546196</text:p>
                <draw:g>
                  <svg:desc>'Graphs Death'.G11:'Graphs Death'.G36</svg:desc>
                </draw:g>
              </table:table-cell>
              <table:table-cell office:value-type="float" office:value="1.74887098187239">
                <text:p>1.74887098187239</text:p>
                <draw:g>
                  <svg:desc>'Graphs Death'.H11:'Graphs Death'.H36</svg:desc>
                </draw:g>
              </table:table-cell>
              <table:table-cell office:value-type="float" office:value="0.742011058760053">
                <text:p>0.742011058760053</text:p>
                <draw:g>
                  <svg:desc>'Graphs Death'.I11:'Graphs Death'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4415633032827">
                <text:p>2.64415633032827</text:p>
              </table:table-cell>
              <table:table-cell office:value-type="float" office:value="2.82877130291866">
                <text:p>2.82877130291866</text:p>
              </table:table-cell>
              <table:table-cell office:value-type="float" office:value="0.62851366337905">
                <text:p>0.6285136633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6329439480015">
                <text:p>3.56329439480015</text:p>
              </table:table-cell>
              <table:table-cell office:value-type="float" office:value="4.42436799509523">
                <text:p>4.42436799509523</text:p>
              </table:table-cell>
              <table:table-cell office:value-type="float" office:value="0.437624832386579">
                <text:p>0.437624832386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5203630940934">
                <text:p>4.35203630940934</text:p>
              </table:table-cell>
              <table:table-cell office:value-type="float" office:value="6.7704119574521">
                <text:p>6.7704119574521</text:p>
              </table:table-cell>
              <table:table-cell office:value-type="float" office:value="0.329987056210218">
                <text:p>0.329987056210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7904653680625">
                <text:p>5.17904653680625</text:p>
              </table:table-cell>
              <table:table-cell office:value-type="float" office:value="9.65846183302406">
                <text:p>9.65846183302406</text:p>
              </table:table-cell>
              <table:table-cell office:value-type="float" office:value="0.437624832386579">
                <text:p>0.437624832386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651326666344">
                <text:p>6.32651326666344</text:p>
              </table:table-cell>
              <table:table-cell office:value-type="float" office:value="13.5005130152451">
                <text:p>13.5005130152451</text:p>
              </table:table-cell>
              <table:table-cell office:value-type="float" office:value="0.719252685073729">
                <text:p>0.719252685073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662730795283">
                <text:p>8.2662730795283</text:p>
              </table:table-cell>
              <table:table-cell office:value-type="float" office:value="19.8696456323738">
                <text:p>19.8696456323738</text:p>
              </table:table-cell>
              <table:table-cell office:value-type="float" office:value="1.17649896194559">
                <text:p>1.17649896194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599232899502">
                <text:p>11.4599232899502</text:p>
              </table:table-cell>
              <table:table-cell office:value-type="float" office:value="30.1351966297139">
                <text:p>30.1351966297139</text:p>
              </table:table-cell>
              <table:table-cell office:value-type="float" office:value="1.92762633525814">
                <text:p>1.92762633525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3961706238425">
                <text:p>16.3961706238425</text:p>
              </table:table-cell>
              <table:table-cell office:value-type="float" office:value="45.6602290941671">
                <text:p>45.6602290941671</text:p>
              </table:table-cell>
              <table:table-cell office:value-type="float" office:value="3.05425751215356">
                <text:p>3.05425751215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4306315763678">
                <text:p>23.4306315763678</text:p>
              </table:table-cell>
              <table:table-cell office:value-type="float" office:value="65.9733252393327">
                <text:p>65.9733252393327</text:p>
              </table:table-cell>
              <table:table-cell office:value-type="float" office:value="4.58977576239777">
                <text:p>4.58977576239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6344500563768">
                <text:p>32.6344500563768</text:p>
              </table:table-cell>
              <table:table-cell office:value-type="float" office:value="89.3030884095218">
                <text:p>89.3030884095218</text:p>
              </table:table-cell>
              <table:table-cell office:value-type="float" office:value="6.44193348276899">
                <text:p>6.44193348276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3007749978118">
                <text:p>43.3007749978118</text:p>
              </table:table-cell>
              <table:table-cell office:value-type="float" office:value="122.910723698403">
                <text:p>122.910723698403</text:p>
              </table:table-cell>
              <table:table-cell office:value-type="float" office:value="8.3652087803496">
                <text:p>8.3652087803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946990994244">
                <text:p>55.9946990994244</text:p>
              </table:table-cell>
              <table:table-cell office:value-type="float" office:value="NaN">
                <text:p>NaN</text:p>
              </table:table-cell>
              <table:table-cell office:value-type="float" office:value="10.4833097074028">
                <text:p>10.4833097074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3039705802393">
                <text:p>74.3039705802393</text:p>
              </table:table-cell>
              <table:table-cell office:value-type="float" office:value="NaN">
                <text:p>NaN</text:p>
              </table:table-cell>
              <table:table-cell office:value-type="float" office:value="13.1895870665348">
                <text:p>13.1895870665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429282320951">
                <text:p>100.429282320951</text:p>
              </table:table-cell>
              <table:table-cell office:value-type="float" office:value="NaN">
                <text:p>NaN</text:p>
              </table:table-cell>
              <table:table-cell office:value-type="float" office:value="16.3534051755892">
                <text:p>16.3534051755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885631595027">
                <text:p>134.885631595027</text:p>
              </table:table-cell>
              <table:table-cell office:value-type="float" office:value="NaN">
                <text:p>NaN</text:p>
              </table:table-cell>
              <table:table-cell office:value-type="float" office:value="19.9687560400989">
                <text:p>19.9687560400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.439447943142">
                <text:p>177.439447943142</text:p>
              </table:table-cell>
              <table:table-cell office:value-type="float" office:value="NaN">
                <text:p>NaN</text:p>
              </table:table-cell>
              <table:table-cell office:value-type="float" office:value="24.6164215597697">
                <text:p>24.61642155976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.366297294914">
                <text:p>223.366297294914</text:p>
              </table:table-cell>
              <table:table-cell office:value-type="float" office:value="NaN">
                <text:p>NaN</text:p>
              </table:table-cell>
              <table:table-cell office:value-type="float" office:value="29.793693651114">
                <text:p>29.793693651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.503882423115">
                <text:p>265.503882423115</text:p>
              </table:table-cell>
              <table:table-cell office:value-type="float" office:value="NaN">
                <text:p>NaN</text:p>
              </table:table-cell>
              <table:table-cell office:value-type="float" office:value="36.2504810240187">
                <text:p>36.2504810240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.779245076173">
                <text:p>302.77924507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3.092929945761">
                <text:p>343.09292994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2.059229020458">
                <text:p>392.05922902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.800564920105">
                <text:p>448.80056492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line" chart:style-name="ch1">
        <chart:legend chart:legend-position="end" svg:x="12.483cm" svg:y="3.702cm" style:legend-expansion="high" chart:style-name="ch2"/>
        <chart:plot-area chart:style-name="ch3" table:cell-range-address="'Graphs Death'.J7:'Graphs Death'.L7 'Graphs Death'.J11:'Graphs Death'.L37" chart:data-source-has-labels="row" svg:x="0.32cm" svg:y="0.179cm" svg:width="11.843cm" svg:height="8.641cm">
          <chartooo:coordinate-region svg:x="1.047cm" svg:y="0.378cm" svg:width="10.849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J11:'Graphs Death'.J37" chart:label-cell-address="'Graphs Death'.J7:'Graphs Death'.J7" chart:class="chart:line">
            <chart:data-point chart:repeated="27"/>
          </chart:series>
          <chart:series chart:style-name="ch8" chart:values-cell-range-address="'Graphs Death'.K11:'Graphs Death'.K37" chart:label-cell-address="'Graphs Death'.K7:'Graphs Death'.K7" chart:class="chart:line">
            <chart:data-point chart:repeated="27"/>
          </chart:series>
          <chart:series chart:style-name="ch9" chart:values-cell-range-address="'Graphs Death'.L11:'Graphs Death'.L37" chart:label-cell-address="'Graphs Death'.L7:'Graphs Death'.L7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(it mean 2)</text:p>
                <draw:g>
                  <svg:desc>'Graphs Death'.J7:'Graphs Death'.J7</svg:desc>
                </draw:g>
              </table:table-cell>
              <table:table-cell office:value-type="string">
                <text:p>d2(sp mean 2)</text:p>
                <draw:g>
                  <svg:desc>'Graphs Death'.K7:'Graphs Death'.K7</svg:desc>
                </draw:g>
              </table:table-cell>
              <table:table-cell office:value-type="string">
                <text:p>d2(fr mean 2)</text:p>
                <draw:g>
                  <svg:desc>'Graphs Death'.L7:'Graphs Death'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4053231670986">
                <text:p>1.74053231670986</text:p>
                <draw:g>
                  <svg:desc>'Graphs Death'.J11:'Graphs Death'.J37</svg:desc>
                </draw:g>
              </table:table-cell>
              <table:table-cell office:value-type="float" office:value="2.03298503279638">
                <text:p>2.03298503279638</text:p>
                <draw:g>
                  <svg:desc>'Graphs Death'.K11:'Graphs Death'.K37</svg:desc>
                </draw:g>
              </table:table-cell>
              <table:table-cell office:value-type="float" office:value="0.0791598675317519">
                <text:p>0.0791598675317519</text:p>
                <draw:g>
                  <svg:desc>'Graphs Death'.L11:'Graphs Death'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616331344427">
                <text:p>1.79616331344427</text:p>
              </table:table-cell>
              <table:table-cell office:value-type="float" office:value="2.78660518725606">
                <text:p>2.78660518725606</text:p>
              </table:table-cell>
              <table:table-cell office:value-type="float" office:value="-0.241947935261391">
                <text:p>-0.241947935261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004750487661">
                <text:p>1.73004750487661</text:p>
              </table:table-cell>
              <table:table-cell office:value-type="float" office:value="3.94821804005463">
                <text:p>3.94821804005463</text:p>
              </table:table-cell>
              <table:table-cell office:value-type="float" office:value="-0.225359860177784">
                <text:p>-0.225359860177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846530508684">
                <text:p>1.72846530508684</text:p>
              </table:table-cell>
              <table:table-cell office:value-type="float" office:value="5.28498234704603">
                <text:p>5.28498234704603</text:p>
              </table:table-cell>
              <table:table-cell office:value-type="float" office:value="0.0226847554236697">
                <text:p>0.0226847554236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6298314980909">
                <text:p>2.16298314980909</text:p>
              </table:table-cell>
              <table:table-cell office:value-type="float" office:value="7.22636993821616">
                <text:p>7.22636993821616</text:p>
              </table:table-cell>
              <table:table-cell office:value-type="float" office:value="0.379351346821509">
                <text:p>0.379351346821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058501649625">
                <text:p>3.32058501649625</text:p>
              </table:table-cell>
              <table:table-cell office:value-type="float" office:value="10.9467880677403">
                <text:p>10.9467880677403</text:p>
              </table:table-cell>
              <table:table-cell office:value-type="float" office:value="0.768846884541489">
                <text:p>0.768846884541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7098603340245">
                <text:p>5.37098603340245</text:p>
              </table:table-cell>
              <table:table-cell office:value-type="float" office:value="17.3177836225202">
                <text:p>17.3177836225202</text:p>
              </table:table-cell>
              <table:table-cell office:value-type="float" office:value="1.25834499503395">
                <text:p>1.25834499503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4097834958317">
                <text:p>8.34097834958317</text:p>
              </table:table-cell>
              <table:table-cell office:value-type="float" office:value="26.0134947869185">
                <text:p>26.0134947869185</text:p>
              </table:table-cell>
              <table:table-cell office:value-type="float" office:value="1.90651004443499">
                <text:p>1.90651004443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0773983874209">
                <text:p>12.0773983874209</text:p>
              </table:table-cell>
              <table:table-cell office:value-type="float" office:value="35.2774249990964">
                <text:p>35.2774249990964</text:p>
              </table:table-cell>
              <table:table-cell office:value-type="float" office:value="2.64743334377566">
                <text:p>2.64743334377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793526432326">
                <text:p>16.0793526432326</text:p>
              </table:table-cell>
              <table:table-cell office:value-type="float" office:value="45.0153114248497">
                <text:p>45.0153114248497</text:p>
              </table:table-cell>
              <table:table-cell office:value-type="float" office:value="3.30323359658058">
                <text:p>3.30323359658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8347038296175">
                <text:p>19.8347038296175</text:p>
              </table:table-cell>
              <table:table-cell office:value-type="float" office:value="NaN">
                <text:p>NaN</text:p>
              </table:table-cell>
              <table:table-cell office:value-type="float" office:value="3.74497955778822">
                <text:p>3.74497955778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984592724917">
                <text:p>24.3984592724917</text:p>
              </table:table-cell>
              <table:table-cell office:value-type="float" office:value="NaN">
                <text:p>NaN</text:p>
              </table:table-cell>
              <table:table-cell office:value-type="float" office:value="4.17064093835115">
                <text:p>4.17064093835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4503058573573">
                <text:p>32.4503058573573</text:p>
              </table:table-cell>
              <table:table-cell office:value-type="float" office:value="NaN">
                <text:p>NaN</text:p>
              </table:table-cell>
              <table:table-cell office:value-type="float" office:value="4.89005706629764">
                <text:p>4.89005706629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1135057600672">
                <text:p>45.1135057600672</text:p>
              </table:table-cell>
              <table:table-cell office:value-type="float" office:value="NaN">
                <text:p>NaN</text:p>
              </table:table-cell>
              <table:table-cell office:value-type="float" office:value="5.83593454903055">
                <text:p>5.83593454903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6520177183231">
                <text:p>60.6520177183231</text:p>
              </table:table-cell>
              <table:table-cell office:value-type="float" office:value="NaN">
                <text:p>NaN</text:p>
              </table:table-cell>
              <table:table-cell office:value-type="float" office:value="6.9228624498738">
                <text:p>6.9228624498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7706644897639">
                <text:p>75.7706644897639</text:p>
              </table:table-cell>
              <table:table-cell office:value-type="float" office:value="NaN">
                <text:p>NaN</text:p>
              </table:table-cell>
              <table:table-cell office:value-type="float" office:value="8.28253483823504">
                <text:p>8.28253483823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5089828754845">
                <text:p>85.5089828754845</text:p>
              </table:table-cell>
              <table:table-cell office:value-type="float" office:value="NaN">
                <text:p>NaN</text:p>
              </table:table-cell>
              <table:table-cell office:value-type="float" office:value="9.88673776761491">
                <text:p>9.88673776761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0056206102732">
                <text:p>86.005620610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.1198443912844">
                <text:p>81.119844391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9677566927093">
                <text:p>80.967756692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4641625963903">
                <text:p>90.464162596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087cm" svg:height="14.557cm" xlink:href=".." xlink:type="simple" chart:class="chart:line" chart:style-name="ch1">
        <chart:legend chart:legend-position="end" svg:x="21.685cm" svg:y="6.232cm" style:legend-expansion="high" chart:style-name="ch2"/>
        <chart:plot-area chart:style-name="ch3" table:cell-range-address="'#Death'.A2:'#Death'.D56" chart:data-source-has-labels="row" svg:x="0.481cm" svg:y="0.291cm" svg:width="20.723cm" svg:height="13.975cm">
          <chartooo:coordinate-region svg:x="1.473cm" svg:y="0.291cm" svg:width="19.731cm" svg:height="12.9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#Death'.A3:'#Death'.A56" chart:label-cell-address="'#Death'.A2:'#Death'.A2" chart:class="chart:line">
            <chart:data-point chart:repeated="54"/>
          </chart:series>
          <chart:series chart:style-name="ch8" chart:values-cell-range-address="'#Death'.B3:'#Death'.B56" chart:label-cell-address="'#Death'.B2:'#Death'.B2" chart:class="chart:line">
            <chart:data-point chart:repeated="54"/>
          </chart:series>
          <chart:series chart:style-name="ch9" chart:values-cell-range-address="'#Death'.C3:'#Death'.C56" chart:label-cell-address="'#Death'.C2:'#Death'.C2" chart:class="chart:line">
            <chart:data-point chart:repeated="54"/>
          </chart:series>
          <chart:series chart:style-name="ch10" chart:values-cell-range-address="'#Death'.D3:'#Death'.D56" chart:label-cell-address="'#Death'.D2:'#Death'.D2" chart:class="chart:line"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na</text:p>
                <draw:g>
                  <svg:desc>'#Death'.A2:'#Death'.A2</svg:desc>
                </draw:g>
              </table:table-cell>
              <table:table-cell office:value-type="string">
                <text:p>Italy</text:p>
                <draw:g>
                  <svg:desc>'#Death'.B2:'#Death'.B2</svg:desc>
                </draw:g>
              </table:table-cell>
              <table:table-cell office:value-type="string">
                <text:p>Spain</text:p>
                <draw:g>
                  <svg:desc>'#Death'.C2:'#Death'.C2</svg:desc>
                </draw:g>
              </table:table-cell>
              <table:table-cell office:value-type="string">
                <text:p>France</text:p>
                <draw:g>
                  <svg:desc>'#Death'.D2:'#Death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'#Death'.A3:'#Death'.A56</svg:desc>
                </draw:g>
              </table:table-cell>
              <table:table-cell office:value-type="float" office:value="0">
                <text:p>0</text:p>
                <draw:g>
                  <svg:desc>'#Death'.B3:'#Death'.B56</svg:desc>
                </draw:g>
              </table:table-cell>
              <table:table-cell office:value-type="float" office:value="0">
                <text:p>0</text:p>
                <draw:g>
                  <svg:desc>'#Death'.C3:'#Death'.C56</svg:desc>
                </draw:g>
              </table:table-cell>
              <table:table-cell office:value-type="float" office:value="0">
                <text:p>0</text:p>
                <draw:g>
                  <svg:desc>'#Death'.D3:'#Death'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7">
                <text:p>1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6">
                <text:p>1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6">
                <text:p>1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89">
                <text:p>1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1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9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44">
                <text:p>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4">
                <text:p>2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46">
                <text:p>23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6">
                <text:p>23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5">
                <text:p>249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3">
                <text:p>256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15">
                <text:p>261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41">
                <text:p>264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2">
                <text:p>268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7">
                <text:p>272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1">
                <text:p>276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3">
                <text:p>280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5">
                <text:p>2835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71">
                <text:p>2871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02">
                <text:p>2902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31">
                <text:p>2931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59">
                <text:p>2959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86">
                <text:p>2986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8">
                <text:p>3008</text:p>
              </table:table-cell>
              <table:table-cell office:value-type="float" office:value="463">
                <text:p>46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24">
                <text:p>3024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6">
                <text:p>3046</text:p>
              </table:table-cell>
              <table:table-cell office:value-type="float" office:value="827">
                <text:p>82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6">
                <text:p>3056</text:p>
              </table:table-cell>
              <table:table-cell office:value-type="float" office:value="827">
                <text:p>827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2">
                <text:p>3062</text:p>
              </table:table-cell>
              <table:table-cell office:value-type="float" office:value="1266">
                <text:p>1266</text:p>
              </table:table-cell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75">
                <text:p>3075</text:p>
              </table:table-cell>
              <table:table-cell office:value-type="float" office:value="1441">
                <text:p>1441</text:p>
              </table:table-cell>
              <table:table-cell office:value-type="float" office:value="195">
                <text:p>1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5">
                <text:p>3085</text:p>
              </table:table-cell>
              <table:table-cell office:value-type="float" office:value="1809">
                <text:p>1809</text:p>
              </table:table-cell>
              <table:table-cell office:value-type="float" office:value="289">
                <text:p>289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716cm" svg:height="16.636cm" xlink:href=".." xlink:type="simple" chart:class="chart:line" chart:style-name="ch1">
        <chart:legend chart:legend-position="end" svg:x="26.784cm" svg:y="8.019cm" style:legend-expansion="high" chart:style-name="ch2"/>
        <chart:plot-area chart:style-name="ch3" table:cell-range-address="China.F1:China.F94" chart:data-source-has-labels="row" svg:x="0.594cm" svg:y="0.332cm" svg:width="25.596cm" svg:height="15.972cm">
          <chartooo:coordinate-region svg:x="2.697cm" svg:y="0.332cm" svg:width="23.493cm" svg:height="14.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ina.F2:China.F94" chart:label-cell-address="China.F1:China.F1" chart:class="chart:line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d’infecté</text:p>
                <draw:g>
                  <svg:desc>China.F1:Chin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hina.F2:China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1950791054237">
                <text:p>1.31950791054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411011258867">
                <text:p>1.7411011258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9739670836427">
                <text:p>2.2973967083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3143312965355">
                <text:p>3.03143312965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9999999343846">
                <text:p>3.99999999343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803163074517">
                <text:p>5.27803163074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6440448365592">
                <text:p>6.96440448365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18958679882505">
                <text:p>9.18958679882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257324583163">
                <text:p>12.1257324583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9999998687691">
                <text:p>15.9999998687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1121263401917">
                <text:p>21.1121263401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8576176163696">
                <text:p>27.8576176163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7583466411877">
                <text:p>36.7583466411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5029288684993">
                <text:p>48.5029288684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9999977953214">
                <text:p>63.9999977953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.4485024361432">
                <text:p>84.4485024361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.430465373413">
                <text:p>111.430465373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.033377698951">
                <text:p>147.033377698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.011700037743">
                <text:p>194.011700037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.999964305207">
                <text:p>255.999964305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.793962950605">
                <text:p>337.793962950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5.721780020627">
                <text:p>445.7217800206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8.133368943037">
                <text:p>588.133368943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6.04655317099">
                <text:p>776.04655317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3.99942720377">
                <text:p>1023.99942720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1.17510309937">
                <text:p>1351.17510309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2.88581651513">
                <text:p>1782.88581651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52.53120613027">
                <text:p>2352.53120613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4.18226100968">
                <text:p>3104.182261009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95.99082855455">
                <text:p>4095.99082855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04.68843317739">
                <text:p>5404.688433177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31.52240904812">
                <text:p>7131.52240904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10.08851040209">
                <text:p>9410.08851040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416.6658175973">
                <text:p>12416.66581759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83.8532308471">
                <text:p>16383.8532308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618.5620670195">
                <text:p>21618.5620670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525.755928202">
                <text:p>28525.755928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639.773025371">
                <text:p>37639.7730253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665.6516695336">
                <text:p>49665.6516695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533.6516404712">
                <text:p>65533.6516404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471.1817342482">
                <text:p>86471.1817342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97.684654238">
                <text:p>114097.6846542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549.796460313">
                <text:p>150549.796460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8646.422485636">
                <text:p>198646.4224856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2106.429300128">
                <text:p>262106.429300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5835.669896181">
                <text:p>345835.669896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6305.330910306">
                <text:p>456305.330910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2050.495164521">
                <text:p>602050.495164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4326.8337884">
                <text:p>794326.83378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7975.08987549">
                <text:p>1047975.08987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2558.24668335">
                <text:p>1382558.24668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23855.90224275">
                <text:p>1823855.90224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5825.46052585">
                <text:p>2405825.460525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73171.44820202">
                <text:p>3173171.448202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84703.66609372">
                <text:p>4184703.666093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17712.69339239">
                <text:p>5517712.693392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73647.1735952">
                <text:p>7273647.1735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85438.83321808">
                <text:p>9585438.833218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26881.5673852">
                <text:p>12626881.5673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624515.6097699">
                <text:p>16624515.60976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872468.5718073">
                <text:p>21872468.57180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50610.93333">
                <text:p>28750610.9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746106.9921257">
                <text:p>37746106.99212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477841.7290074">
                <text:p>49477841.72900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722064.8098693">
                <text:p>64722064.80986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435619.0287108">
                <text:p>84435619.0287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9769967.031814">
                <text:p>109769967.0318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2064639.135411">
                <text:p>142064639.1354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802872.4538">
                <text:p>182802872.4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3506401.419346">
                <text:p>233506401.4193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5544102.793516">
                <text:p>295544102.793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837255.527951">
                <text:p>369837255.527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6472042.362623">
                <text:p>456472042.3626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4284692.354026">
                <text:p>554284692.3540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0558432.38748">
                <text:p>660558432.387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1025306.012127">
                <text:p>771025306.012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0331371.649596">
                <text:p>880331371.6495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2951032.437304">
                <text:p>982951032.437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4279901.83295">
                <text:p>1074279901.832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51476940.40843">
                <text:p>1151476940.408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3729782.23844">
                <text:p>1213729782.238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61930177.15715">
                <text:p>1261930177.157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8022918.83766">
                <text:p>1298022918.837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4348034.93064">
                <text:p>1324348034.930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3170107.36004">
                <text:p>1343170107.36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6431721.53926">
                <text:p>1356431721.539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5677476.14133">
                <text:p>1365677476.141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2075475.23125">
                <text:p>1372075475.2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6479773.96892">
                <text:p>1376479773.968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9500667.91608">
                <text:p>1379500667.916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1567518.24396">
                <text:p>1381567518.243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2979202.12532">
                <text:p>1382979202.125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28cm" svg:height="17.587cm" xlink:href=".." xlink:type="simple" chart:class="chart:bar" chart:style-name="ch1">
        <chart:legend chart:legend-position="end" svg:x="23.685cm" svg:y="8.494cm" style:legend-expansion="high" chart:style-name="ch2"/>
        <chart:plot-area chart:style-name="ch3" table:cell-range-address="'Simu France'.K61:'Simu France'.K146" svg:x="0.52cm" svg:y="0.351cm" svg:width="22.645cm" svg:height="16.885cm">
          <chartooo:coordinate-region svg:x="1.618cm" svg:y="0.55cm" svg:width="21.547cm" svg:height="16.4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u France'.K61:'Simu France'.K146" chart:class="chart:bar"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563353854462">
                <text:p>0.100563353854462</text:p>
                <draw:g>
                  <svg:desc>'Simu France'.K61:'Simu France'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2689707318631">
                <text:p>0.132689707318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5077282308572">
                <text:p>0.175077282308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1002013896382">
                <text:p>0.231002013896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478478263198">
                <text:p>0.30478478263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2123741160642">
                <text:p>0.402123741160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0532035008206">
                <text:p>0.530532035008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913462569138">
                <text:p>0.699913462569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3319104211708">
                <text:p>0.923319104211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1794033737381">
                <text:p>1.21794033737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640991361082">
                <text:p>1.60640991361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1850282354721">
                <text:p>2.11850282354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335317634743">
                <text:p>2.79335317634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8233228856231">
                <text:p>3.68233228856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5276579807097">
                <text:p>4.85276579807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9270145142353">
                <text:p>6.39270145142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1696899495718">
                <text:p>8.41696899495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0747895186162">
                <text:p>11.0747895186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559177050269">
                <text:p>14.559177050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1183043592197">
                <text:p>19.1183043592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0688410840899">
                <text:p>25.0688410840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8109684950562">
                <text:p>32.8109684950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8442790527247">
                <text:p>42.8442790527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7830318876974">
                <text:p>55.78303188769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.3682227206579">
                <text:p>72.3682227206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.4726225463621">
                <text:p>93.4726225463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.093351210045">
                <text:p>120.093351210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.324755601118">
                <text:p>153.324755601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.302643660539">
                <text:p>194.3026436605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4.109985342631">
                <text:p>244.109985342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.63517861451">
                <text:p>303.63517861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3.37812482687">
                <text:p>373.37812482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3.207415503704">
                <text:p>453.2074155037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2.083879426441">
                <text:p>542.083879426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7.780744216081">
                <text:p>637.7807442160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6.646850027524">
                <text:p>736.646850027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3.473332210131">
                <text:p>833.473332210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1.531063191221">
                <text:p>921.53106319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2.840405272279">
                <text:p>992.840405272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8.71210820952">
                <text:p>1038.71210820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0.55733594717">
                <text:p>1050.557335947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0.90964856827">
                <text:p>1020.90964856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4.541802532357">
                <text:p>944.5418025323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9.50962617646">
                <text:p>819.509626176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7.92977510716">
                <text:p>647.929775107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6.310746614613">
                <text:p>436.3107466146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.312245924503">
                <text:p>195.3122459245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1.0991681514424">
                <text:p>-61.0991681514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17.017724927787">
                <text:p>-317.017724927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56.302147819787">
                <text:p>-556.3021478197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64.353791713627">
                <text:p>-764.353791713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29.68563194668">
                <text:p>-929.685631946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45.03614687059">
                <text:p>-1045.03614687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07.8708697953">
                <text:p>-1107.87086979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20.23249260155">
                <text:p>-1120.23249260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88.01929002138">
                <text:p>-1088.01929002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19.86420444589">
                <text:p>-1019.86420444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25.834997562774">
                <text:p>-925.8349975627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16.174266052651">
                <text:p>-816.174266052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00.25447996096">
                <text:p>-700.25447996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85.854077828442">
                <text:p>-585.8540778284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78.785623877115">
                <text:p>-478.7856238771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2.843065504722">
                <text:p>-382.8430655047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99.992809647651">
                <text:p>-299.992809647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30.715710731029">
                <text:p>-230.7157107310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74.410806060992">
                <text:p>-174.410806060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29.789619236918">
                <text:p>-129.789619236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5.2140391671759">
                <text:p>-95.21403916717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8.9545512419475">
                <text:p>-68.95455124194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9.364937047576">
                <text:p>-49.3649370475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4.9829170567585">
                <text:p>-34.98291705675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4.5734829239809">
                <text:p>-24.57348292398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7.1334399182476">
                <text:p>-17.1334399182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8733011866037">
                <text:p>-11.8733011866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18829135404182">
                <text:p>-8.18829135404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62594083171765">
                <text:p>-5.62594083171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85465387338384">
                <text:p>-3.854653873383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63566875281685">
                <text:p>-2.635668752816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9954384168377">
                <text:p>-1.79954384168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22740129964465">
                <text:p>-1.227401299644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36562228922655">
                <text:p>-0.836562228922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69893124275647">
                <text:p>-0.5698931242756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88096206894261">
                <text:p>-0.3880962068942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64230522424138">
                <text:p>-0.2642305224241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79869064910842">
                <text:p>-0.1798690649108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22428373787746">
                <text:p>-0.1224283737877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